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T2_3" style:family="text">
      <style:text-properties fo:font-style="italic" style:font-style-asian="italic" style:font-style-complex="italic"/>
    </style:style>
    <style:style style:name="T2_4" style:family="text">
      <style:text-properties fo:font-style="italic" style:font-style-asian="italic" style:font-style-complex="italic"/>
    </style:style>
    <style:style style:name="T2_5" style:family="text">
      <style:text-properties fo:font-style="italic" style:font-style-asian="italic" style:font-style-complex="italic"/>
    </style:style>
    <style:style style:name="T2_6" style:family="text">
      <style:text-properties fo:font-style="italic" style:font-style-asian="italic" style:font-style-complex="italic"/>
    </style:style>
    <style:style style:name="T2_7" style:family="text">
      <style:text-properties fo:font-style="italic" style:font-style-asian="italic" style:font-style-complex="italic"/>
    </style:style>
    <style:style style:name="T2_8" style:family="text">
      <style:text-properties fo:font-style="italic" style:font-style-asian="italic" style:font-style-complex="italic"/>
    </style:style>
    <style:style style:name="T2_9" style:family="text">
      <style:text-properties fo:font-style="italic" style:font-style-asian="italic" style:font-style-complex="italic"/>
    </style:style>
    <style:style style:name="T2_10" style:family="text">
      <style:text-properties fo:font-style="italic" style:font-style-asian="italic" style:font-style-complex="italic"/>
    </style:style>
    <style:style style:name="T2_11" style:family="text">
      <style:text-properties fo:font-style="italic" style:font-style-asian="italic" style:font-style-complex="italic"/>
    </style:style>
    <style:style style:name="T2_12" style:family="text">
      <style:text-properties fo:font-style="italic" style:font-style-asian="italic" style:font-style-complex="italic"/>
    </style:style>
    <style:style style:name="T2_13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Courier New" style:font-name-asian="Courier New" style:font-name-complex="Courier New"/>
    </style:style>
    <style:style style:name="T10_2" style:family="text">
      <style:text-properties style:font-name="Courier New" style:font-name-asian="Courier New" style:font-name-complex="Courier New"/>
    </style:style>
    <style:style style:name="T10_3" style:family="text">
      <style:text-properties style:font-name="Courier New" style:font-name-asian="Courier New" style:font-name-complex="Courier New"/>
    </style:style>
    <style:style style:name="T10_4" style:family="text">
      <style:text-properties style:font-name="Courier New" style:font-name-asian="Courier New" style:font-name-complex="Courier New"/>
    </style:style>
    <style:style style:name="T10_5" style:family="text">
      <style:text-properties style:font-name="Courier New" style:font-name-asian="Courier New" style:font-name-complex="Courier New"/>
    </style:style>
    <style:style style:name="T10_6" style:family="text">
      <style:text-properties style:font-name="Courier New" style:font-name-asian="Courier New" style:font-name-complex="Courier New"/>
    </style:style>
    <style:style style:name="T10_7" style:family="text">
      <style:text-properties style:font-name="Courier New" style:font-name-asian="Courier New" style:font-name-complex="Courier New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Courier New" style:font-name-asian="Courier New" style:font-name-complex="Courier New"/>
    </style:style>
    <style:style style:name="T11_2" style:family="text">
      <style:text-properties style:font-name="Courier New" style:font-name-asian="Courier New" style:font-name-complex="Courier New"/>
    </style:style>
    <style:style style:name="T11_3" style:family="text">
      <style:text-properties style:font-name="Courier New" style:font-name-asian="Courier New" style:font-name-complex="Courier New"/>
    </style:style>
    <style:style style:name="T11_4" style:family="text">
      <style:text-properties style:font-name="Courier New" style:font-name-asian="Courier New" style:font-name-complex="Courier New"/>
    </style:style>
    <style:style style:name="T11_5" style:family="text">
      <style:text-properties style:font-name="Courier New" style:font-name-asian="Courier New" style:font-name-complex="Courier New"/>
    </style:style>
    <style:style style:name="T11_6" style:family="text">
      <style:text-properties style:font-name="Courier New" style:font-name-asian="Courier New" style:font-name-complex="Courier New"/>
    </style:style>
    <style:style style:name="T11_7" style:family="text">
      <style:text-properties style:font-name="Courier New" style:font-name-asian="Courier New" style:font-name-complex="Courier New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ourier New" style:font-name-asian="Courier New" style:font-name-complex="Courier New"/>
    </style:style>
    <style:style style:name="T12_2" style:family="text">
      <style:text-properties style:font-name="Courier New" style:font-name-asian="Courier New" style:font-name-complex="Courier New"/>
    </style:style>
    <style:style style:name="T12_3" style:family="text">
      <style:text-properties style:font-name="Courier New" style:font-name-asian="Courier New" style:font-name-complex="Courier New"/>
    </style:style>
    <style:style style:name="T12_4" style:family="text">
      <style:text-properties style:font-name="Courier New" style:font-name-asian="Courier New" style:font-name-complex="Courier New"/>
    </style:style>
    <style:style style:name="T12_5" style:family="text">
      <style:text-properties style:font-name="Courier New" style:font-name-asian="Courier New" style:font-name-complex="Courier New"/>
    </style:style>
    <style:style style:name="T12_6" style:family="text">
      <style:text-properties style:font-name="Courier New" style:font-name-asian="Courier New" style:font-name-complex="Courier New"/>
    </style:style>
    <style:style style:name="T12_7" style:family="text">
      <style:text-properties style:font-name="Courier New" style:font-name-asian="Courier New" style:font-name-complex="Courier New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Courier New" style:font-name-asian="Courier New" style:font-name-complex="Courier New"/>
    </style:style>
    <style:style style:name="T13_2" style:family="text">
      <style:text-properties style:font-name="Courier New" style:font-name-asian="Courier New" style:font-name-complex="Courier New"/>
    </style:style>
    <style:style style:name="T13_3" style:family="text">
      <style:text-properties style:font-name="Courier New" style:font-name-asian="Courier New" style:font-name-complex="Courier New"/>
    </style:style>
    <style:style style:name="T13_4" style:family="text">
      <style:text-properties style:font-name="Courier New" style:font-name-asian="Courier New" style:font-name-complex="Courier New"/>
    </style:style>
    <style:style style:name="T13_5" style:family="text">
      <style:text-properties style:font-name="Courier New" style:font-name-asian="Courier New" style:font-name-complex="Courier New"/>
    </style:style>
    <style:style style:name="T13_6" style:family="text">
      <style:text-properties style:font-name="Courier New" style:font-name-asian="Courier New" style:font-name-complex="Courier New"/>
    </style:style>
    <style:style style:name="T13_7" style:family="text">
      <style:text-properties style:font-name="Courier New" style:font-name-asian="Courier New" style:font-name-complex="Courier New"/>
    </style:style>
    <style:style style:name="T13_8" style:family="text">
      <style:text-properties style:font-name="Courier New" style:font-name-asian="Courier New" style:font-name-complex="Courier New"/>
    </style:style>
    <style:style style:name="T13_9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T15_7" style:family="text">
      <style:text-properties style:font-name="Courier New" style:font-name-asian="Courier New" style:font-name-complex="Courier New"/>
    </style:style>
    <style:style style:name="T15_8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T16_5" style:family="text">
      <style:text-properties style:font-name="Courier New" style:font-name-asian="Courier New" style:font-name-complex="Courier New"/>
    </style:style>
    <style:style style:name="T16_6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Courier New" style:font-name-asian="Courier New" style:font-name-complex="Courier New"/>
    </style:style>
    <style:style style:name="T18_2" style:family="text">
      <style:text-properties style:font-name="Courier New" style:font-name-asian="Courier New" style:font-name-complex="Courier New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Courier New" style:font-name-asian="Courier New" style:font-name-complex="Courier New"/>
    </style:style>
    <style:style style:name="T19_2" style:family="text">
      <style:text-properties style:font-name="Courier New" style:font-name-asian="Courier New" style:font-name-complex="Courier New"/>
    </style:style>
    <style:style style:name="T19_3" style:family="text">
      <style:text-properties style:font-name="Courier New" style:font-name-asian="Courier New" style:font-name-complex="Courier New"/>
    </style:style>
    <style:style style:name="T19_4" style:family="text">
      <style:text-properties style:font-name="Courier New" style:font-name-asian="Courier New" style:font-name-complex="Courier New"/>
    </style:style>
    <style:style style:name="T19_5" style:family="text">
      <style:text-properties style:font-name="Courier New" style:font-name-asian="Courier New" style:font-name-complex="Courier New"/>
    </style:style>
    <style:style style:name="T19_6" style:family="text">
      <style:text-properties style:font-name="Courier New" style:font-name-asian="Courier New" style:font-name-complex="Courier New"/>
    </style:style>
    <style:style style:name="T19_7" style:family="text">
      <style:text-properties style:font-name="Courier New" style:font-name-asian="Courier New" style:font-name-complex="Courier New"/>
    </style:style>
    <style:style style:name="T19_8" style:family="text">
      <style:text-properties style:font-name="Courier New" style:font-name-asian="Courier New" style:font-name-complex="Courier New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ourier New" style:font-name-asian="Courier New" style:font-name-complex="Courier New"/>
    </style:style>
    <style:style style:name="T20_2" style:family="text">
      <style:text-properties style:font-name="Courier New" style:font-name-asian="Courier New" style:font-name-complex="Courier New"/>
    </style:style>
    <style:style style:name="T20_3" style:family="text">
      <style:text-properties style:font-name="Courier New" style:font-name-asian="Courier New" style:font-name-complex="Courier New"/>
    </style:style>
    <style:style style:name="T20_4" style:family="text">
      <style:text-properties style:font-name="Courier New" style:font-name-asian="Courier New" style:font-name-complex="Courier New"/>
    </style:style>
    <style:style style:name="T20_5" style:family="text">
      <style:text-properties style:font-name="Courier New" style:font-name-asian="Courier New" style:font-name-complex="Courier New"/>
    </style:style>
    <style:style style:name="T20_6" style:family="text">
      <style:text-properties style:font-name="Courier New" style:font-name-asian="Courier New" style:font-name-complex="Courier New"/>
    </style:style>
    <style:style style:name="T20_7" style:family="text">
      <style:text-properties style:font-name="Courier New" style:font-name-asian="Courier New" style:font-name-complex="Courier New"/>
    </style:style>
    <style:style style:name="T20_8" style:family="text">
      <style:text-properties style:font-name="Courier New" style:font-name-asian="Courier New" style:font-name-complex="Courier New"/>
    </style:style>
    <style:style style:name="T20_9" style:family="text">
      <style:text-properties style:font-name="Courier New" style:font-name-asian="Courier New" style:font-name-complex="Courier New"/>
    </style:style>
    <style:style style:name="T20_10" style:family="text">
      <style:text-properties style:font-name="Courier New" style:font-name-asian="Courier New" style:font-name-complex="Courier New"/>
    </style:style>
    <style:style style:name="T20_11" style:family="text">
      <style:text-properties style:font-name="Courier New" style:font-name-asian="Courier New" style:font-name-complex="Courier New"/>
    </style:style>
    <style:style style:name="T20_12" style:family="text">
      <style:text-properties style:font-name="Courier New" style:font-name-asian="Courier New" style:font-name-complex="Courier New"/>
    </style:style>
    <style:style style:name="T20_13" style:family="text"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T22_2" style:family="text">
      <style:text-properties style:font-name="Courier New" style:font-name-asian="Courier New" style:font-name-complex="Courier New"/>
    </style:style>
    <style:style style:name="T22_3" style:family="text">
      <style:text-properties style:font-name="Courier New" style:font-name-asian="Courier New" style:font-name-complex="Courier New"/>
    </style:style>
    <style:style style:name="T22_4" style:family="text">
      <style:text-properties style:font-name="Courier New" style:font-name-asian="Courier New" style:font-name-complex="Courier New"/>
    </style:style>
    <style:style style:name="T22_5" style:family="text">
      <style:text-properties style:font-name="Courier New" style:font-name-asian="Courier New" style:font-name-complex="Courier New"/>
    </style:style>
    <style:style style:name="T22_6" style:family="text">
      <style:text-properties style:font-name="Courier New" style:font-name-asian="Courier New" style:font-name-complex="Courier New"/>
    </style:style>
    <style:style style:name="T22_7" style:family="text">
      <style:text-properties style:font-name="Courier New" style:font-name-asian="Courier New" style:font-name-complex="Courier New"/>
    </style:style>
    <style:style style:name="T22_8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Courier New" style:font-name-asian="Courier New" style:font-name-complex="Courier New"/>
    </style:style>
    <style:style style:name="T23_2" style:family="text">
      <style:text-properties style:font-name="Courier New" style:font-name-asian="Courier New" style:font-name-complex="Courier New"/>
    </style:style>
    <style:style style:name="T23_3" style:family="text">
      <style:text-properties style:font-name="Courier New" style:font-name-asian="Courier New" style:font-name-complex="Courier New"/>
    </style:style>
    <style:style style:name="T23_4" style:family="text">
      <style:text-properties style:font-name="Courier New" style:font-name-asian="Courier New" style:font-name-complex="Courier New"/>
    </style:style>
    <style:style style:name="T23_5" style:family="text">
      <style:text-properties style:font-name="Courier New" style:font-name-asian="Courier New" style:font-name-complex="Courier New"/>
    </style:style>
    <style:style style:name="T23_6" style:family="text">
      <style:text-properties style:font-name="Courier New" style:font-name-asian="Courier New" style:font-name-complex="Courier New"/>
    </style:style>
    <style:style style:name="T23_7" style:family="text">
      <style:text-properties style:font-name="Courier New" style:font-name-asian="Courier New" style:font-name-complex="Courier New"/>
    </style:style>
    <style:style style:name="T23_8" style:family="text">
      <style:text-properties style:font-name="Courier New" style:font-name-asian="Courier New" style:font-name-complex="Courier New"/>
    </style:style>
    <style:style style:name="T23_9" style:family="text">
      <style:text-properties style:font-name="Courier New" style:font-name-asian="Courier New" style:font-name-complex="Courier New"/>
    </style:style>
    <style:style style:name="T23_10" style:family="text">
      <style:text-properties style:font-name="Courier New" style:font-name-asian="Courier New" style:font-name-complex="Courier New"/>
    </style:style>
    <style:style style:name="T23_11" style:family="text">
      <style:text-properties style:font-name="Courier New" style:font-name-asian="Courier New" style:font-name-complex="Courier New"/>
    </style:style>
    <style:style style:name="T23_12" style:family="text">
      <style:text-properties style:font-name="Courier New" style:font-name-asian="Courier New" style:font-name-complex="Courier New"/>
    </style:style>
    <style:style style:name="T23_13" style:family="text">
      <style:text-properties style:font-name="Courier New" style:font-name-asian="Courier New" style:font-name-complex="Courier New"/>
    </style:style>
    <style:style style:name="T23_14" style:family="text"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Courier New" style:font-name-asian="Courier New" style:font-name-complex="Courier New"/>
    </style:style>
    <style:style style:name="T24_2" style:family="text">
      <style:text-properties style:font-name="Courier New" style:font-name-asian="Courier New" style:font-name-complex="Courier New"/>
    </style:style>
    <style:style style:name="T24_3" style:family="text">
      <style:text-properties style:font-name="Courier New" style:font-name-asian="Courier New" style:font-name-complex="Courier New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Courier New" style:font-name-asian="Courier New" style:font-name-complex="Courier New"/>
    </style:style>
    <style:style style:name="T25_2" style:family="text">
      <style:text-properties style:font-name="Courier New" style:font-name-asian="Courier New" style:font-name-complex="Courier New"/>
    </style:style>
    <style:style style:name="T25_3" style:family="text">
      <style:text-properties style:font-name="Courier New" style:font-name-asian="Courier New" style:font-name-complex="Courier New"/>
    </style:style>
    <style:style style:name="T25_4" style:family="text">
      <style:text-properties style:font-name="Courier New" style:font-name-asian="Courier New" style:font-name-complex="Courier New"/>
    </style:style>
    <style:style style:name="T25_5" style:family="text">
      <style:text-properties style:font-name="Courier New" style:font-name-asian="Courier New" style:font-name-complex="Courier New"/>
    </style:style>
    <style:style style:name="T25_6" style:family="text">
      <style:text-properties style:font-name="Courier New" style:font-name-asian="Courier New" style:font-name-complex="Courier New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Courier New" style:font-name-asian="Courier New" style:font-name-complex="Courier New"/>
    </style:style>
    <style:style style:name="T26_2" style:family="text">
      <style:text-properties style:font-name="Courier New" style:font-name-asian="Courier New" style:font-name-complex="Courier New"/>
    </style:style>
    <style:style style:name="T26_3" style:family="text">
      <style:text-properties style:font-name="Courier New" style:font-name-asian="Courier New" style:font-name-complex="Courier New"/>
    </style:style>
    <style:style style:name="T26_4" style:family="text">
      <style:text-properties style:font-name="Courier New" style:font-name-asian="Courier New" style:font-name-complex="Courier New"/>
    </style:style>
    <style:style style:name="T26_5" style:family="text">
      <style:text-properties style:font-name="Courier New" style:font-name-asian="Courier New" style:font-name-complex="Courier New"/>
    </style:style>
    <style:style style:name="T26_6" style:family="text">
      <style:text-properties style:font-name="Courier New" style:font-name-asian="Courier New" style:font-name-complex="Courier New"/>
    </style:style>
    <style:style style:name="T26_7" style:family="text">
      <style:text-properties style:font-name="Courier New" style:font-name-asian="Courier New" style:font-name-complex="Courier New"/>
    </style:style>
    <style:style style:name="T26_8" style:family="text">
      <style:text-properties style:font-name="Courier New" style:font-name-asian="Courier New" style:font-name-complex="Courier New"/>
    </style:style>
    <style:style style:name="T26_9" style:family="text">
      <style:text-properties style:font-name="Courier New" style:font-name-asian="Courier New" style:font-name-complex="Courier New"/>
    </style:style>
    <style:style style:name="T26_10" style:family="text">
      <style:text-properties style:font-name="Courier New" style:font-name-asian="Courier New" style:font-name-complex="Courier New"/>
    </style:style>
    <style:style style:name="T26_11" style:family="text">
      <style:text-properties style:font-name="Courier New" style:font-name-asian="Courier New" style:font-name-complex="Courier New"/>
    </style:style>
    <style:style style:name="T26_12" style:family="text">
      <style:text-properties style:font-name="Courier New" style:font-name-asian="Courier New" style:font-name-complex="Courier New"/>
    </style:style>
    <style:style style:name="T26_13" style:family="text">
      <style:text-properties style:font-name="Courier New" style:font-name-asian="Courier New" style:font-name-complex="Courier New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Courier New" style:font-name-asian="Courier New" style:font-name-complex="Courier New"/>
    </style:style>
    <style:style style:name="T27_2" style:family="text">
      <style:text-properties style:font-name="Courier New" style:font-name-asian="Courier New" style:font-name-complex="Courier New"/>
    </style:style>
    <style:style style:name="T27_3" style:family="text">
      <style:text-properties style:font-name="Courier New" style:font-name-asian="Courier New" style:font-name-complex="Courier New"/>
    </style:style>
    <style:style style:name="P2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Courier New" style:font-name-asian="Courier New" style:font-name-complex="Courier New"/>
    </style:style>
    <style:style style:name="T29_2" style:family="text">
      <style:text-properties style:font-name="Courier New" style:font-name-asian="Courier New" style:font-name-complex="Courier New"/>
    </style:style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Courier New" style:font-name-asian="Courier New" style:font-name-complex="Courier New"/>
    </style:style>
    <style:style style:name="T30_2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Courier New" style:font-name-asian="Courier New" style:font-name-complex="Courier New"/>
    </style:style>
    <style:style style:name="T31_2" style:family="text">
      <style:text-properties style:font-name="Courier New" style:font-name-asian="Courier New" style:font-name-complex="Courier New"/>
    </style:style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T31_7" style:family="text">
      <style:text-properties style:font-name="Courier New" style:font-name-asian="Courier New" style:font-name-complex="Courier New"/>
    </style:style>
    <style:style style:name="T31_8" style:family="text">
      <style:text-properties style:font-name="Courier New" style:font-name-asian="Courier New" style:font-name-complex="Courier New"/>
    </style:style>
    <style:style style:name="T31_9" style:family="text">
      <style:text-properties style:font-name="Courier New" style:font-name-asian="Courier New" style:font-name-complex="Courier New"/>
    </style:style>
    <style:style style:name="T31_10" style:family="text">
      <style:text-properties style:font-name="Courier New" style:font-name-asian="Courier New" style:font-name-complex="Courier New"/>
    </style:style>
    <style:style style:name="T31_11" style:family="text">
      <style:text-properties style:font-name="Courier New" style:font-name-asian="Courier New" style:font-name-complex="Courier New"/>
    </style:style>
    <style:style style:name="T31_12" style:family="text">
      <style:text-properties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P35" style:family="paragraph" style:parent-style-name="Heading_20_2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T36_176" style:family="text"/>
    <style:style style:name="T36_177" style:family="text"/>
    <style:style style:name="T36_178" style:family="text"/>
    <style:style style:name="T36_179" style:family="text"/>
    <style:style style:name="T36_180" style:family="text"/>
    <style:style style:name="T36_181" style:family="text"/>
    <style:style style:name="T36_182" style:family="text"/>
    <style:style style:name="T36_183" style:family="text"/>
    <style:style style:name="T36_184" style:family="text"/>
    <style:style style:name="T36_185" style:family="text"/>
    <style:style style:name="T36_186" style:family="text"/>
    <style:style style:name="T36_187" style:family="text"/>
    <style:style style:name="T36_188" style:family="text"/>
    <style:style style:name="T36_189" style:family="text"/>
    <style:style style:name="T36_190" style:family="text"/>
    <style:style style:name="T36_191" style:family="text"/>
    <style:style style:name="T36_192" style:family="text"/>
    <style:style style:name="T36_193" style:family="text"/>
    <style:style style:name="T36_194" style:family="text"/>
    <style:style style:name="T36_195" style:family="text"/>
    <style:style style:name="T36_196" style:family="text"/>
    <style:style style:name="T36_197" style:family="text"/>
    <style:style style:name="T36_198" style:family="text"/>
    <style:style style:name="T36_199" style:family="text"/>
    <style:style style:name="T36_200" style:family="text"/>
    <style:style style:name="T36_201" style:family="text"/>
    <style:style style:name="T36_202" style:family="text"/>
    <style:style style:name="T36_203" style:family="text"/>
    <style:style style:name="T36_204" style:family="text"/>
    <style:style style:name="T36_205" style:family="text"/>
    <style:style style:name="T36_206" style:family="text"/>
    <style:style style:name="T36_207" style:family="text"/>
    <style:style style:name="T36_208" style:family="text"/>
    <style:style style:name="T36_209" style:family="text"/>
    <style:style style:name="T36_210" style:family="text"/>
    <style:style style:name="T36_211" style:family="text"/>
    <style:style style:name="T36_212" style:family="text"/>
    <style:style style:name="T36_213" style:family="text"/>
    <style:style style:name="T36_21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>
      <style:text-properties style:font-name="Courier New" style:font-name-asian="Courier New" style:font-name-complex="Courier New"/>
    </style:style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T40_150" style:family="text"/>
    <style:style style:name="T40_151" style:family="text"/>
    <style:style style:name="T40_152" style:family="text"/>
    <style:style style:name="T40_153" style:family="text"/>
    <style:style style:name="T40_154" style:family="text"/>
    <style:style style:name="T40_155" style:family="text"/>
    <style:style style:name="T40_156" style:family="text"/>
    <style:style style:name="T40_157" style:family="text"/>
    <style:style style:name="T40_158" style:family="text"/>
    <style:style style:name="T40_159" style:family="text"/>
    <style:style style:name="T40_160" style:family="text"/>
    <style:style style:name="T40_161" style:family="text"/>
    <style:style style:name="T40_162" style:family="text"/>
    <style:style style:name="T40_163" style:family="text"/>
    <style:style style:name="T40_164" style:family="text"/>
    <style:style style:name="T40_165" style:family="text"/>
    <style:style style:name="T40_166" style:family="text"/>
    <style:style style:name="T40_167" style:family="text"/>
    <style:style style:name="T40_168" style:family="text"/>
    <style:style style:name="T40_169" style:family="text"/>
    <style:style style:name="T40_170" style:family="text"/>
    <style:style style:name="T40_171" style:family="text"/>
    <style:style style:name="T40_172" style:family="text"/>
    <style:style style:name="T40_173" style:family="text"/>
    <style:style style:name="T40_174" style:family="text"/>
    <style:style style:name="T40_175" style:family="text"/>
    <style:style style:name="T40_176" style:family="text"/>
    <style:style style:name="T40_177" style:family="text"/>
    <style:style style:name="T40_178" style:family="text"/>
    <style:style style:name="T40_179" style:family="text"/>
    <style:style style:name="T40_180" style:family="text"/>
    <style:style style:name="T40_181" style:family="text"/>
    <style:style style:name="T40_182" style:family="text"/>
    <style:style style:name="T40_183" style:family="text"/>
    <style:style style:name="T40_184" style:family="text"/>
    <style:style style:name="T40_185" style:family="text"/>
    <style:style style:name="T40_18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>
      <style:text-properties style:font-name="Courier New" style:font-name-asian="Courier New" style:font-name-complex="Courier New"/>
    </style:style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>
      <style:text-properties style:font-name="Courier New" style:font-name-asian="Courier New" style:font-name-complex="Courier New"/>
    </style:style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>
      <style:text-properties style:font-name="Courier New" style:font-name-asian="Courier New" style:font-name-complex="Courier New"/>
    </style:style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T44_143" style:family="text"/>
    <style:style style:name="T44_144" style:family="text"/>
    <style:style style:name="T44_145" style:family="text"/>
    <style:style style:name="T44_146" style:family="text"/>
    <style:style style:name="T44_147" style:family="text"/>
    <style:style style:name="T44_148" style:family="text"/>
    <style:style style:name="T44_149" style:family="text"/>
    <style:style style:name="T44_150" style:family="text"/>
    <style:style style:name="T44_151" style:family="text"/>
    <style:style style:name="T44_152" style:family="text"/>
    <style:style style:name="T44_153" style:family="text"/>
    <style:style style:name="T44_154" style:family="text"/>
    <style:style style:name="T44_155" style:family="text"/>
    <style:style style:name="T44_156" style:family="text"/>
    <style:style style:name="T44_157" style:family="text"/>
    <style:style style:name="T44_158" style:family="text"/>
    <style:style style:name="T44_159" style:family="text"/>
    <style:style style:name="T44_160" style:family="text"/>
    <style:style style:name="T44_161" style:family="text"/>
    <style:style style:name="T44_162" style:family="text"/>
    <style:style style:name="T44_163" style:family="text"/>
    <style:style style:name="T44_164" style:family="text"/>
    <style:style style:name="T44_165" style:family="text"/>
    <style:style style:name="T44_166" style:family="text"/>
    <style:style style:name="T44_167" style:family="text"/>
    <style:style style:name="T44_168" style:family="text"/>
    <style:style style:name="T44_169" style:family="text"/>
    <style:style style:name="T44_170" style:family="text"/>
    <style:style style:name="T44_171" style:family="text"/>
    <style:style style:name="T44_172" style:family="text"/>
    <style:style style:name="T44_173" style:family="text"/>
    <style:style style:name="T44_174" style:family="text"/>
    <style:style style:name="T44_175" style:family="text"/>
    <style:style style:name="T44_176" style:family="text"/>
    <style:style style:name="T44_177" style:family="text"/>
    <style:style style:name="T44_178" style:family="text"/>
    <style:style style:name="T44_179" style:family="text"/>
    <style:style style:name="T44_180" style:family="text"/>
    <style:style style:name="T44_181" style:family="text"/>
    <style:style style:name="T44_182" style:family="text"/>
    <style:style style:name="T44_183" style:family="text"/>
    <style:style style:name="T44_184" style:family="text"/>
    <style:style style:name="T44_185" style:family="text"/>
    <style:style style:name="T44_186" style:family="text"/>
    <style:style style:name="T44_187" style:family="text"/>
    <style:style style:name="T44_188" style:family="text"/>
    <style:style style:name="T44_189" style:family="text"/>
    <style:style style:name="T44_190" style:family="text"/>
    <style:style style:name="T44_191" style:family="text"/>
    <style:style style:name="T44_192" style:family="text"/>
    <style:style style:name="T44_193" style:family="text"/>
    <style:style style:name="T44_194" style:family="text"/>
    <style:style style:name="T44_195" style:family="text"/>
    <style:style style:name="T44_196" style:family="text"/>
    <style:style style:name="T44_197" style:family="text"/>
    <style:style style:name="T44_198" style:family="text"/>
    <style:style style:name="T44_199" style:family="text"/>
    <style:style style:name="T44_200" style:family="text"/>
    <style:style style:name="T44_201" style:family="text"/>
    <style:style style:name="T44_202" style:family="text"/>
    <style:style style:name="T44_203" style:family="text"/>
    <style:style style:name="T44_204" style:family="text"/>
    <style:style style:name="T44_205" style:family="text"/>
    <style:style style:name="T44_206" style:family="text"/>
    <style:style style:name="T44_207" style:family="text"/>
    <style:style style:name="T44_208" style:family="text"/>
    <style:style style:name="T44_209" style:family="text">
      <style:text-properties style:font-name="Courier New" style:font-name-asian="Courier New" style:font-name-complex="Courier New"/>
    </style:style>
    <style:style style:name="T44_210" style:family="text"/>
    <style:style style:name="T44_211" style:family="text"/>
    <style:style style:name="T44_212" style:family="text"/>
    <style:style style:name="T44_213" style:family="text"/>
    <style:style style:name="T44_214" style:family="text"/>
    <style:style style:name="T44_215" style:family="text"/>
    <style:style style:name="T44_216" style:family="text"/>
    <style:style style:name="T44_217" style:family="text"/>
    <style:style style:name="T44_218" style:family="text"/>
    <style:style style:name="T44_219" style:family="text"/>
    <style:style style:name="T44_220" style:family="text"/>
    <style:style style:name="T44_221" style:family="text"/>
    <style:style style:name="T44_222" style:family="text"/>
    <style:style style:name="T44_223" style:family="text"/>
    <style:style style:name="T44_224" style:family="text"/>
    <style:style style:name="T44_225" style:family="text"/>
    <style:style style:name="T44_226" style:family="text"/>
    <style:style style:name="T44_227" style:family="text"/>
    <style:style style:name="T44_228" style:family="text"/>
    <style:style style:name="T44_229" style:family="text"/>
    <style:style style:name="T44_230" style:family="text"/>
    <style:style style:name="T44_231" style:family="text"/>
    <style:style style:name="T44_232" style:family="text"/>
    <style:style style:name="T44_233" style:family="text"/>
    <style:style style:name="T44_234" style:family="text"/>
    <style:style style:name="T44_235" style:family="text"/>
    <style:style style:name="T44_236" style:family="text"/>
    <style:style style:name="T44_237" style:family="text"/>
    <style:style style:name="T44_238" style:family="text"/>
    <style:style style:name="T44_239" style:family="text"/>
    <style:style style:name="T44_240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>
      <style:text-properties style:font-name="Courier New" style:font-name-asian="Courier New" style:font-name-complex="Courier New"/>
    </style:style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>
      <style:text-properties style:font-name="Courier New" style:font-name-asian="Courier New" style:font-name-complex="Courier New"/>
    </style:style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T48_4" style:family="text">
      <style:text-properties style:font-name="Courier New" style:font-name-asian="Courier New" style:font-name-complex="Courier New"/>
    </style:style>
    <style:style style:name="T48_5" style:family="text">
      <style:text-properties style:font-name="Courier New" style:font-name-asian="Courier New" style:font-name-complex="Courier New"/>
    </style:style>
    <style:style style:name="T48_6" style:family="text">
      <style:text-properties style:font-name="Courier New" style:font-name-asian="Courier New" style:font-name-complex="Courier New"/>
    </style:style>
    <style:style style:name="T48_7" style:family="text">
      <style:text-properties style:font-name="Courier New" style:font-name-asian="Courier New" style:font-name-complex="Courier New"/>
    </style:style>
    <style:style style:name="T48_8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T49_2" style:family="text">
      <style:text-properties style:font-name="Courier New" style:font-name-asian="Courier New" style:font-name-complex="Courier New"/>
    </style:style>
    <style:style style:name="T49_3" style:family="text">
      <style:text-properties style:font-name="Courier New" style:font-name-asian="Courier New" style:font-name-complex="Courier New"/>
    </style:style>
    <style:style style:name="T49_4" style:family="text">
      <style:text-properties style:font-name="Courier New" style:font-name-asian="Courier New" style:font-name-complex="Courier New"/>
    </style:style>
    <style:style style:name="T49_5" style:family="text">
      <style:text-properties style:font-name="Courier New" style:font-name-asian="Courier New" style:font-name-complex="Courier New"/>
    </style:style>
    <style:style style:name="T49_6" style:family="text"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style:font-name-asian="Courier New" style:font-name-complex="Courier New"/>
    </style:style>
    <style:style style:name="T51_2" style:family="text">
      <style:text-properties style:font-name="Courier New" style:font-name-asian="Courier New" style:font-name-complex="Courier New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urier New" style:font-name-asian="Courier New" style:font-name-complex="Courier New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style:font-name-asian="Courier New" style:font-name-complex="Courier New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style:font-name-asian="Courier New" style:font-name-complex="Courier New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style:font-name-asian="Courier New" style:font-name-complex="Courier New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style:font-name-asian="Courier New" style:font-name-complex="Courier New"/>
    </style:style>
    <style:style style:name="T59_2" style:family="text">
      <style:text-properties style:font-name="Courier New" style:font-name-asian="Courier New" style:font-name-complex="Courier New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style:font-name-asian="Courier New" style:font-name-complex="Courier New"/>
    </style:style>
    <style:style style:name="T60_2" style:family="text">
      <style:text-properties style:font-name="Courier New" style:font-name-asian="Courier New" style:font-name-complex="Courier New"/>
    </style:style>
    <style:style style:name="T60_3" style:family="text">
      <style:text-properties style:font-name="Courier New" style:font-name-asian="Courier New" style:font-name-complex="Courier New"/>
    </style:style>
    <style:style style:name="T60_4" style:family="text">
      <style:text-properties style:font-name="Courier New" style:font-name-asian="Courier New" style:font-name-complex="Courier New"/>
    </style:style>
    <style:style style:name="T60_5" style:family="text">
      <style:text-properties style:font-name="Courier New" style:font-name-asian="Courier New" style:font-name-complex="Courier New"/>
    </style:style>
    <style:style style:name="T60_6" style:family="text">
      <style:text-properties style:font-name="Courier New" style:font-name-asian="Courier New" style:font-name-complex="Courier New"/>
    </style:style>
    <style:style style:name="T60_7" style:family="text">
      <style:text-properties style:font-name="Courier New" style:font-name-asian="Courier New" style:font-name-complex="Courier New"/>
    </style:style>
    <style:style style:name="T60_8" style:family="text">
      <style:text-properties style:font-name="Courier New" style:font-name-asian="Courier New" style:font-name-complex="Courier New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Courier New" style:font-name-asian="Courier New" style:font-name-complex="Courier New"/>
    </style:style>
    <style:style style:name="T61_2" style:family="text">
      <style:text-properties style:font-name="Courier New" style:font-name-asian="Courier New" style:font-name-complex="Courier New"/>
    </style:style>
    <style:style style:name="T61_3" style:family="text">
      <style:text-properties style:font-name="Courier New" style:font-name-asian="Courier New" style:font-name-complex="Courier New"/>
    </style:style>
    <style:style style:name="T61_4" style:family="text">
      <style:text-properties style:font-name="Courier New" style:font-name-asian="Courier New" style:font-name-complex="Courier New"/>
    </style:style>
    <style:style style:name="T61_5" style:family="text">
      <style:text-properties style:font-name="Courier New" style:font-name-asian="Courier New" style:font-name-complex="Courier New"/>
    </style:style>
    <style:style style:name="T61_6" style:family="text">
      <style:text-properties style:font-name="Courier New" style:font-name-asian="Courier New" style:font-name-complex="Courier New"/>
    </style:style>
    <style:style style:name="T61_7" style:family="text">
      <style:text-properties style:font-name="Courier New" style:font-name-asian="Courier New" style:font-name-complex="Courier New"/>
    </style:style>
    <style:style style:name="T61_8" style:family="text">
      <style:text-properties style:font-name="Courier New" style:font-name-asian="Courier New" style:font-name-complex="Courier New"/>
    </style:style>
    <style:style style:name="T61_9" style:family="text">
      <style:text-properties style:font-name="Courier New" style:font-name-asian="Courier New" style:font-name-complex="Courier New"/>
    </style:style>
    <style:style style:name="T61_10" style:family="text">
      <style:text-properties style:font-name="Courier New" style:font-name-asian="Courier New" style:font-name-complex="Courier New"/>
    </style:style>
    <style:style style:name="T61_11" style:family="text">
      <style:text-properties style:font-name="Courier New" style:font-name-asian="Courier New" style:font-name-complex="Courier New"/>
    </style:style>
    <style:style style:name="P6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urier New" style:font-name-asian="Courier New" style:font-name-complex="Courier New"/>
    </style:style>
    <style:style style:name="T63_2" style:family="text">
      <style:text-properties style:font-name="Courier New" style:font-name-asian="Courier New" style:font-name-complex="Courier New"/>
    </style:style>
    <style:style style:name="T63_3" style:family="text">
      <style:text-properties style:font-name="Courier New" style:font-name-asian="Courier New" style:font-name-complex="Courier New"/>
    </style:style>
    <style:style style:name="T63_4" style:family="text">
      <style:text-properties style:font-name="Courier New" style:font-name-asian="Courier New" style:font-name-complex="Courier New"/>
    </style:style>
    <style:style style:name="T63_5" style:family="text">
      <style:text-properties style:font-name="Courier New" style:font-name-asian="Courier New" style:font-name-complex="Courier New"/>
    </style:style>
    <style:style style:name="T63_6" style:family="text">
      <style:text-properties style:font-name="Courier New" style:font-name-asian="Courier New" style:font-name-complex="Courier New"/>
    </style:style>
    <style:style style:name="T63_7" style:family="text">
      <style:text-properties style:font-name="Courier New" style:font-name-asian="Courier New" style:font-name-complex="Courier New"/>
    </style:style>
    <style:style style:name="T63_8" style:family="text">
      <style:text-properties style:font-name="Courier New" style:font-name-asian="Courier New" style:font-name-complex="Courier New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style:font-name-asian="Courier New" style:font-name-complex="Courier New"/>
    </style:style>
    <style:style style:name="T64_2" style:family="text">
      <style:text-properties style:font-name="Courier New" style:font-name-asian="Courier New" style:font-name-complex="Courier New"/>
    </style:style>
    <style:style style:name="T64_3" style:family="text">
      <style:text-properties style:font-name="Courier New" style:font-name-asian="Courier New" style:font-name-complex="Courier New"/>
    </style:style>
    <style:style style:name="T64_4" style:family="text">
      <style:text-properties style:font-name="Courier New" style:font-name-asian="Courier New" style:font-name-complex="Courier New"/>
    </style:style>
    <style:style style:name="T64_5" style:family="text">
      <style:text-properties style:font-name="Courier New" style:font-name-asian="Courier New" style:font-name-complex="Courier New"/>
    </style:style>
    <style:style style:name="T64_6" style:family="text">
      <style:text-properties style:font-name="Courier New" style:font-name-asian="Courier New" style:font-name-complex="Courier New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style:font-name-asian="Courier New" style:font-name-complex="Courier New"/>
    </style:style>
    <style:style style:name="T65_2" style:family="text">
      <style:text-properties style:font-name="Courier New" style:font-name-asian="Courier New" style:font-name-complex="Courier New"/>
    </style:style>
    <style:style style:name="T65_3" style:family="text"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T67_4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T68_2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style:font-name-asian="Courier New" style:font-name-complex="Courier New"/>
    </style:style>
    <style:style style:name="T69_2" style:family="text">
      <style:text-properties style:font-name="Courier New" style:font-name-asian="Courier New" style:font-name-complex="Courier New"/>
    </style:style>
    <style:style style:name="T69_3" style:family="text">
      <style:text-properties style:font-name="Courier New" style:font-name-asian="Courier New" style:font-name-complex="Courier New"/>
    </style:style>
    <style:style style:name="T69_4" style:family="text">
      <style:text-properties style:font-name="Courier New" style:font-name-asian="Courier New" style:font-name-complex="Courier New"/>
    </style:style>
    <style:style style:name="T69_5" style:family="text">
      <style:text-properties style:font-name="Courier New" style:font-name-asian="Courier New" style:font-name-complex="Courier New"/>
    </style:style>
    <style:style style:name="T69_6" style:family="text">
      <style:text-properties style:font-name="Courier New" style:font-name-asian="Courier New" style:font-name-complex="Courier New"/>
    </style:style>
    <style:style style:name="T69_7" style:family="text">
      <style:text-properties style:font-name="Courier New" style:font-name-asian="Courier New" style:font-name-complex="Courier New"/>
    </style:style>
    <style:style style:name="T69_8" style:family="text">
      <style:text-properties style:font-name="Courier New" style:font-name-asian="Courier New" style:font-name-complex="Courier New"/>
    </style:style>
    <style:style style:name="T69_9" style:family="text">
      <style:text-properties style:font-name="Courier New" style:font-name-asian="Courier New" style:font-name-complex="Courier New"/>
    </style:style>
    <style:style style:name="T69_10" style:family="text">
      <style:text-properties style:font-name="Courier New" style:font-name-asian="Courier New" style:font-name-complex="Courier New"/>
    </style:style>
    <style:style style:name="T69_11" style:family="text">
      <style:text-properties style:font-name="Courier New" style:font-name-asian="Courier New" style:font-name-complex="Courier New"/>
    </style:style>
    <style:style style:name="T69_12" style:family="text">
      <style:text-properties style:font-name="Courier New" style:font-name-asian="Courier New" style:font-name-complex="Courier New"/>
    </style:style>
    <style:style style:name="P70" style:family="paragraph" style:parent-style-name="Heading_20_1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P72" style:family="paragraph" style:parent-style-name="Heading_20_2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>
      <style:text-properties style:font-name="Courier New" style:font-name-asian="Courier New" style:font-name-complex="Courier New"/>
    </style:style>
    <style:style style:name="T73_12" style:family="text">
      <style:text-properties style:font-name="Courier New" style:font-name-asian="Courier New" style:font-name-complex="Courier New"/>
    </style:style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Courier New" style:font-name-asian="Courier New" style:font-name-complex="Courier New"/>
    </style:style>
    <style:style style:name="T75_2" style:family="text">
      <style:text-properties style:font-name="Courier New" style:font-name-asian="Courier New" style:font-name-complex="Courier New"/>
    </style:style>
    <style:style style:name="T75_3" style:family="text">
      <style:text-properties style:font-name="Courier New" style:font-name-asian="Courier New" style:font-name-complex="Courier New"/>
    </style:style>
    <style:style style:name="T75_4" style:family="text">
      <style:text-properties style:font-name="Courier New" style:font-name-asian="Courier New" style:font-name-complex="Courier New"/>
    </style:style>
    <style:style style:name="T75_5" style:family="text">
      <style:text-properties style:font-name="Courier New" style:font-name-asian="Courier New" style:font-name-complex="Courier New"/>
    </style:style>
    <style:style style:name="T75_6" style:family="text">
      <style:text-properties style:font-name="Courier New" style:font-name-asian="Courier New" style:font-name-complex="Courier New"/>
    </style:style>
    <style:style style:name="T75_7" style:family="text">
      <style:text-properties style:font-name="Courier New" style:font-name-asian="Courier New" style:font-name-complex="Courier New"/>
    </style:style>
    <style:style style:name="T75_8" style:family="text"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urier New" style:font-name-asian="Courier New" style:font-name-complex="Courier New"/>
    </style:style>
    <style:style style:name="T76_2" style:family="text">
      <style:text-properties style:font-name="Courier New" style:font-name-asian="Courier New" style:font-name-complex="Courier New"/>
    </style:style>
    <style:style style:name="T76_3" style:family="text">
      <style:text-properties style:font-name="Courier New" style:font-name-asian="Courier New" style:font-name-complex="Courier New"/>
    </style:style>
    <style:style style:name="T76_4" style:family="text">
      <style:text-properties style:font-name="Courier New" style:font-name-asian="Courier New" style:font-name-complex="Courier New"/>
    </style:style>
    <style:style style:name="T76_5" style:family="text">
      <style:text-properties style:font-name="Courier New" style:font-name-asian="Courier New" style:font-name-complex="Courier New"/>
    </style:style>
    <style:style style:name="T76_6" style:family="text">
      <style:text-properties style:font-name="Courier New" style:font-name-asian="Courier New" style:font-name-complex="Courier New"/>
    </style:style>
    <style:style style:name="P7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urier New" style:font-name-asian="Courier New" style:font-name-complex="Courier New"/>
    </style:style>
    <style:style style:name="T78_2" style:family="text"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style:font-name-asian="Courier New" style:font-name-complex="Courier New"/>
    </style:style>
    <style:style style:name="T79_2" style:family="text">
      <style:text-properties style:font-name="Courier New" style:font-name-asian="Courier New" style:font-name-complex="Courier New"/>
    </style:style>
    <style:style style:name="T79_3" style:family="text">
      <style:text-properties style:font-name="Courier New" style:font-name-asian="Courier New" style:font-name-complex="Courier New"/>
    </style:style>
    <style:style style:name="T79_4" style:family="text">
      <style:text-properties style:font-name="Courier New" style:font-name-asian="Courier New" style:font-name-complex="Courier New"/>
    </style:style>
    <style:style style:name="T79_5" style:family="text"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Courier New" style:font-name-asian="Courier New" style:font-name-complex="Courier New"/>
    </style:style>
    <style:style style:name="T80_2" style:family="text">
      <style:text-properties style:font-name="Courier New" style:font-name-asian="Courier New" style:font-name-complex="Courier New"/>
    </style:style>
    <style:style style:name="T80_3" style:family="text">
      <style:text-properties style:font-name="Courier New" style:font-name-asian="Courier New" style:font-name-complex="Courier New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style:font-name-asian="Courier New" style:font-name-complex="Courier New"/>
    </style:style>
    <style:style style:name="T81_2" style:family="text">
      <style:text-properties style:font-name="Courier New" style:font-name-asian="Courier New" style:font-name-complex="Courier New"/>
    </style:style>
    <style:style style:name="T81_3" style:family="text">
      <style:text-properties style:font-name="Courier New" style:font-name-asian="Courier New" style:font-name-complex="Courier New"/>
    </style:style>
    <style:style style:name="T81_4" style:family="text">
      <style:text-properties style:font-name="Courier New" style:font-name-asian="Courier New" style:font-name-complex="Courier New"/>
    </style:style>
    <style:style style:name="T81_5" style:family="tex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style:font-name-asian="Courier New" style:font-name-complex="Courier New"/>
    </style:style>
    <style:style style:name="T82_2" style:family="text">
      <style:text-properties style:font-name="Courier New" style:font-name-asian="Courier New" style:font-name-complex="Courier New"/>
    </style:style>
    <style:style style:name="T82_3" style:family="text">
      <style:text-properties style:font-name="Courier New" style:font-name-asian="Courier New" style:font-name-complex="Courier New"/>
    </style:style>
    <style:style style:name="T82_4" style:family="text">
      <style:text-properties style:font-name="Courier New" style:font-name-asian="Courier New" style:font-name-complex="Courier New"/>
    </style:style>
    <style:style style:name="T82_5" style:family="text">
      <style:text-properties style:font-name="Courier New" style:font-name-asian="Courier New" style:font-name-complex="Courier New"/>
    </style:style>
    <style:style style:name="T82_6" style:family="text">
      <style:text-properties style:font-name="Courier New" style:font-name-asian="Courier New" style:font-name-complex="Courier New"/>
    </style:style>
    <style:style style:name="T82_7" style:family="text">
      <style:text-properties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style:font-name-asian="Courier New" style:font-name-complex="Courier New"/>
    </style:style>
    <style:style style:name="T83_2" style:family="text">
      <style:text-properties style:font-name="Courier New" style:font-name-asian="Courier New" style:font-name-complex="Courier New"/>
    </style:style>
    <style:style style:name="T83_3" style:family="text">
      <style:text-properties style:font-name="Courier New" style:font-name-asian="Courier New" style:font-name-complex="Courier New"/>
    </style:style>
    <style:style style:name="T83_4" style:family="text">
      <style:text-properties style:font-name="Courier New" style:font-name-asian="Courier New" style:font-name-complex="Courier New"/>
    </style:style>
    <style:style style:name="T83_5" style:family="text">
      <style:text-properties style:font-name="Courier New" style:font-name-asian="Courier New" style:font-name-complex="Courier New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style:font-name-asian="Courier New" style:font-name-complex="Courier New"/>
    </style:style>
    <style:style style:name="T86_2" style:family="text">
      <style:text-properties style:font-name="Courier New" style:font-name-asian="Courier New" style:font-name-complex="Courier New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Courier New" style:font-name-asian="Courier New" style:font-name-complex="Courier New"/>
    </style:style>
    <style:style style:name="T87_2" style:family="text">
      <style:text-properties style:font-name="Courier New" style:font-name-asian="Courier New" style:font-name-complex="Courier New"/>
    </style:style>
    <style:style style:name="T87_3" style:family="text">
      <style:text-properties style:font-name="Courier New" style:font-name-asian="Courier New" style:font-name-complex="Courier New"/>
    </style:style>
    <style:style style:name="T87_4" style:family="text">
      <style:text-properties style:font-name="Courier New" style:font-name-asian="Courier New" style:font-name-complex="Courier New"/>
    </style:style>
    <style:style style:name="T87_5" style:family="text">
      <style:text-properties style:font-name="Courier New" style:font-name-asian="Courier New" style:font-name-complex="Courier New"/>
    </style:style>
    <style:style style:name="T87_6" style:family="text">
      <style:text-properties style:font-name="Courier New" style:font-name-asian="Courier New" style:font-name-complex="Courier New"/>
    </style:style>
    <style:style style:name="T87_7" style:family="text">
      <style:text-properties style:font-name="Courier New" style:font-name-asian="Courier New" style:font-name-complex="Courier New"/>
    </style:style>
    <style:style style:name="T87_8" style:family="text">
      <style:text-properties style:font-name="Courier New" style:font-name-asian="Courier New" style:font-name-complex="Courier New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style:font-name-asian="Courier New" style:font-name-complex="Courier New"/>
    </style:style>
    <style:style style:name="T88_2" style:family="text">
      <style:text-properties style:font-name="Courier New" style:font-name-asian="Courier New" style:font-name-complex="Courier New"/>
    </style:style>
    <style:style style:name="T88_3" style:family="text">
      <style:text-properties style:font-name="Courier New" style:font-name-asian="Courier New" style:font-name-complex="Courier New"/>
    </style:style>
    <style:style style:name="T88_4" style:family="text">
      <style:text-properties style:font-name="Courier New" style:font-name-asian="Courier New" style:font-name-complex="Courier New"/>
    </style:style>
    <style:style style:name="T88_5" style:family="text">
      <style:text-properties style:font-name="Courier New" style:font-name-asian="Courier New" style:font-name-complex="Courier New"/>
    </style:style>
    <style:style style:name="T88_6" style:family="text">
      <style:text-properties style:font-name="Courier New" style:font-name-asian="Courier New" style:font-name-complex="Courier New"/>
    </style:style>
    <style:style style:name="T88_7" style:family="text">
      <style:text-properties style:font-name="Courier New" style:font-name-asian="Courier New" style:font-name-complex="Courier New"/>
    </style:style>
    <style:style style:name="T88_8" style:family="text">
      <style:text-properties style:font-name="Courier New" style:font-name-asian="Courier New" style:font-name-complex="Courier New"/>
    </style:style>
    <style:style style:name="T88_9" style:family="text">
      <style:text-properties style:font-name="Courier New" style:font-name-asian="Courier New" style:font-name-complex="Courier New"/>
    </style:style>
    <style:style style:name="T88_10" style:family="text">
      <style:text-properties style:font-name="Courier New" style:font-name-asian="Courier New" style:font-name-complex="Courier New"/>
    </style:style>
    <style:style style:name="T88_11" style:family="text">
      <style:text-properties style:font-name="Courier New" style:font-name-asian="Courier New" style:font-name-complex="Courier New"/>
    </style:style>
    <style:style style:name="P8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style:font-name-asian="Courier New" style:font-name-complex="Courier New"/>
    </style:style>
    <style:style style:name="T90_2" style:family="text">
      <style:text-properties style:font-name="Courier New" style:font-name-asian="Courier New" style:font-name-complex="Courier New"/>
    </style:style>
    <style:style style:name="T90_3" style:family="text">
      <style:text-properties style:font-name="Courier New" style:font-name-asian="Courier New" style:font-name-complex="Courier New"/>
    </style:style>
    <style:style style:name="T90_4" style:family="text">
      <style:text-properties style:font-name="Courier New" style:font-name-asian="Courier New" style:font-name-complex="Courier New"/>
    </style:style>
    <style:style style:name="T90_5" style:family="text">
      <style:text-properties style:font-name="Courier New" style:font-name-asian="Courier New" style:font-name-complex="Courier New"/>
    </style:style>
    <style:style style:name="T90_6" style:family="text">
      <style:text-properties style:font-name="Courier New" style:font-name-asian="Courier New" style:font-name-complex="Courier New"/>
    </style:style>
    <style:style style:name="T90_7" style:family="text">
      <style:text-properties style:font-name="Courier New" style:font-name-asian="Courier New" style:font-name-complex="Courier New"/>
    </style:style>
    <style:style style:name="T90_8" style:family="text">
      <style:text-properties style:font-name="Courier New" style:font-name-asian="Courier New" style:font-name-complex="Courier New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style:font-name-asian="Courier New" style:font-name-complex="Courier New"/>
    </style:style>
    <style:style style:name="T91_2" style:family="text">
      <style:text-properties style:font-name="Courier New" style:font-name-asian="Courier New" style:font-name-complex="Courier New"/>
    </style:style>
    <style:style style:name="T91_3" style:family="text">
      <style:text-properties style:font-name="Courier New" style:font-name-asian="Courier New" style:font-name-complex="Courier New"/>
    </style:style>
    <style:style style:name="T91_4" style:family="text">
      <style:text-properties style:font-name="Courier New" style:font-name-asian="Courier New" style:font-name-complex="Courier New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style:font-name-asian="Courier New" style:font-name-complex="Courier New"/>
    </style:style>
    <style:style style:name="T92_2" style:family="text">
      <style:text-properties style:font-name="Courier New" style:font-name-asian="Courier New" style:font-name-complex="Courier New"/>
    </style:style>
    <style:style style:name="T92_3" style:family="text">
      <style:text-properties style:font-name="Courier New" style:font-name-asian="Courier New" style:font-name-complex="Courier New"/>
    </style:style>
    <style:style style:name="T92_4" style:family="text">
      <style:text-properties style:font-name="Courier New" style:font-name-asian="Courier New" style:font-name-complex="Courier New"/>
    </style:style>
    <style:style style:name="T92_5" style:family="text">
      <style:text-properties style:font-name="Courier New" style:font-name-asian="Courier New" style:font-name-complex="Courier New"/>
    </style:style>
    <style:style style:name="T92_6" style:family="text">
      <style:text-properties style:font-name="Courier New" style:font-name-asian="Courier New" style:font-name-complex="Courier New"/>
    </style:style>
    <style:style style:name="T92_7" style:family="text">
      <style:text-properties style:font-name="Courier New" style:font-name-asian="Courier New" style:font-name-complex="Courier New"/>
    </style:style>
    <style:style style:name="T92_8" style:family="text">
      <style:text-properties style:font-name="Courier New" style:font-name-asian="Courier New" style:font-name-complex="Courier New"/>
    </style:style>
    <style:style style:name="T92_9" style:family="text">
      <style:text-properties style:font-name="Courier New" style:font-name-asian="Courier New" style:font-name-complex="Courier New"/>
    </style:style>
    <style:style style:name="T92_10" style:family="text">
      <style:text-properties style:font-name="Courier New" style:font-name-asian="Courier New" style:font-name-complex="Courier New"/>
    </style:style>
    <style:style style:name="T92_11" style:family="text">
      <style:text-properties style:font-name="Courier New" style:font-name-asian="Courier New" style:font-name-complex="Courier New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style:font-name-asian="Courier New" style:font-name-complex="Courier New"/>
    </style:style>
    <style:style style:name="T93_2" style:family="text">
      <style:text-properties style:font-name="Courier New" style:font-name-asian="Courier New" style:font-name-complex="Courier New"/>
    </style:style>
    <style:style style:name="T93_3" style:family="text">
      <style:text-properties style:font-name="Courier New" style:font-name-asian="Courier New" style:font-name-complex="Courier New"/>
    </style:style>
    <style:style style:name="T93_4" style:family="text">
      <style:text-properties style:font-name="Courier New" style:font-name-asian="Courier New" style:font-name-complex="Courier New"/>
    </style:style>
    <style:style style:name="T93_5" style:family="text">
      <style:text-properties style:font-name="Courier New" style:font-name-asian="Courier New" style:font-name-complex="Courier New"/>
    </style:style>
    <style:style style:name="T93_6" style:family="text">
      <style:text-properties style:font-name="Courier New" style:font-name-asian="Courier New" style:font-name-complex="Courier New"/>
    </style:style>
    <style:style style:name="T93_7" style:family="text">
      <style:text-properties style:font-name="Courier New" style:font-name-asian="Courier New" style:font-name-complex="Courier New"/>
    </style:style>
    <style:style style:name="T93_8" style:family="text">
      <style:text-properties style:font-name="Courier New" style:font-name-asian="Courier New" style:font-name-complex="Courier New"/>
    </style:style>
    <style:style style:name="T93_9" style:family="text">
      <style:text-properties style:font-name="Courier New" style:font-name-asian="Courier New" style:font-name-complex="Courier New"/>
    </style:style>
    <style:style style:name="T93_10" style:family="text">
      <style:text-properties style:font-name="Courier New" style:font-name-asian="Courier New" style:font-name-complex="Courier New"/>
    </style:style>
    <style:style style:name="T93_11" style:family="text">
      <style:text-properties style:font-name="Courier New" style:font-name-asian="Courier New" style:font-name-complex="Courier New"/>
    </style:style>
    <style:style style:name="T93_12" style:family="text">
      <style:text-properties style:font-name="Courier New" style:font-name-asian="Courier New" style:font-name-complex="Courier New"/>
    </style:style>
    <style:style style:name="T93_13" style:family="text">
      <style:text-properties style:font-name="Courier New" style:font-name-asian="Courier New" style:font-name-complex="Courier New"/>
    </style:style>
    <style:style style:name="T93_14" style:family="text">
      <style:text-properties style:font-name="Courier New" style:font-name-asian="Courier New" style:font-name-complex="Courier New"/>
    </style:style>
    <style:style style:name="T93_15" style:family="text">
      <style:text-properties style:font-name="Courier New" style:font-name-asian="Courier New" style:font-name-complex="Courier New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Courier New" style:font-name-asian="Courier New" style:font-name-complex="Courier New"/>
    </style:style>
    <style:style style:name="T94_2" style:family="text">
      <style:text-properties style:font-name="Courier New" style:font-name-asian="Courier New" style:font-name-complex="Courier New"/>
    </style:style>
    <style:style style:name="T94_3" style:family="text">
      <style:text-properties style:font-name="Courier New" style:font-name-asian="Courier New" style:font-name-complex="Courier New"/>
    </style:style>
    <style:style style:name="P9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Courier New" style:font-name-asian="Courier New" style:font-name-complex="Courier New"/>
    </style:style>
    <style:style style:name="T96_2" style:family="text">
      <style:text-properties style:font-name="Courier New" style:font-name-asian="Courier New" style:font-name-complex="Courier New"/>
    </style:style>
    <style:style style:name="T96_3" style:family="text">
      <style:text-properties style:font-name="Courier New" style:font-name-asian="Courier New" style:font-name-complex="Courier New"/>
    </style:style>
    <style:style style:name="T96_4" style:family="text">
      <style:text-properties style:font-name="Courier New" style:font-name-asian="Courier New" style:font-name-complex="Courier New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Courier New" style:font-name-asian="Courier New" style:font-name-complex="Courier New"/>
    </style:style>
    <style:style style:name="T97_2" style:family="text">
      <style:text-properties style:font-name="Courier New" style:font-name-asian="Courier New" style:font-name-complex="Courier New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Courier New" style:font-name-asian="Courier New" style:font-name-complex="Courier New"/>
    </style:style>
    <style:style style:name="T98_2" style:family="text">
      <style:text-properties style:font-name="Courier New" style:font-name-asian="Courier New" style:font-name-complex="Courier New"/>
    </style:style>
    <style:style style:name="T98_3" style:family="text">
      <style:text-properties style:font-name="Courier New" style:font-name-asian="Courier New" style:font-name-complex="Courier New"/>
    </style:style>
    <style:style style:name="T98_4" style:family="text">
      <style:text-properties style:font-name="Courier New" style:font-name-asian="Courier New" style:font-name-complex="Courier New"/>
    </style:style>
    <style:style style:name="T98_5" style:family="text">
      <style:text-properties style:font-name="Courier New" style:font-name-asian="Courier New" style:font-name-complex="Courier New"/>
    </style:style>
    <style:style style:name="T98_6" style:family="text">
      <style:text-properties style:font-name="Courier New" style:font-name-asian="Courier New" style:font-name-complex="Courier New"/>
    </style:style>
    <style:style style:name="T98_7" style:family="text">
      <style:text-properties style:font-name="Courier New" style:font-name-asian="Courier New" style:font-name-complex="Courier New"/>
    </style:style>
    <style:style style:name="T98_8" style:family="text">
      <style:text-properties style:font-name="Courier New" style:font-name-asian="Courier New" style:font-name-complex="Courier New"/>
    </style:style>
    <style:style style:name="T98_9" style:family="text">
      <style:text-properties style:font-name="Courier New" style:font-name-asian="Courier New" style:font-name-complex="Courier New"/>
    </style:style>
    <style:style style:name="T98_10" style:family="text">
      <style:text-properties style:font-name="Courier New" style:font-name-asian="Courier New" style:font-name-complex="Courier New"/>
    </style:style>
    <style:style style:name="T98_11" style:family="text">
      <style:text-properties style:font-name="Courier New" style:font-name-asian="Courier New" style:font-name-complex="Courier New"/>
    </style:style>
    <style:style style:name="T98_12" style:family="text">
      <style:text-properties style:font-name="Courier New" style:font-name-asian="Courier New" style:font-name-complex="Courier New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>
      <style:text-properties style:font-name="Courier New" style:font-name-asian="Courier New" style:font-name-complex="Courier New"/>
    </style:style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P101" style:family="paragraph" style:parent-style-name="Heading_20_2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>
      <style:text-properties style:font-name="Courier New" style:font-name-asian="Courier New" style:font-name-complex="Courier New"/>
    </style:style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T102_109" style:family="text"/>
    <style:style style:name="T102_110" style:family="text"/>
    <style:style style:name="T102_111" style:family="text"/>
    <style:style style:name="T102_112" style:family="text"/>
    <style:style style:name="P103" style:family="paragraph" style:parent-style-name="Standard">
      <style:paragraph-properties fo:break-before="auto" fo:line-height="115%" fo:margin-bottom="0cm" style:writing-mode="lr-tb"/>
    </style:style>
    <style:style style:name="P104" style:family="paragraph" style:parent-style-name="Standard">
      <style:paragraph-properties fo:break-before="auto" fo:line-height="115%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>
      <style:text-properties style:font-name="Courier New" style:font-name-asian="Courier New" style:font-name-complex="Courier New"/>
    </style:style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>
      <style:text-properties style:font-name="Courier New" style:font-name-asian="Courier New" style:font-name-complex="Courier New"/>
    </style:style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T104_163" style:family="text"/>
    <style:style style:name="T104_164" style:family="text"/>
    <style:style style:name="T104_165" style:family="text"/>
    <style:style style:name="T104_166" style:family="text"/>
    <style:style style:name="T104_167" style:family="text"/>
    <style:style style:name="T104_168" style:family="text"/>
    <style:style style:name="T104_169" style:family="text"/>
    <style:style style:name="T104_170" style:family="text"/>
    <style:style style:name="T104_171" style:family="text"/>
    <style:style style:name="T104_172" style:family="text"/>
    <style:style style:name="T104_173" style:family="text"/>
    <style:style style:name="T104_174" style:family="text"/>
    <style:style style:name="T104_175" style:family="text"/>
    <style:style style:name="T104_176" style:family="text"/>
    <style:style style:name="T104_177" style:family="text"/>
    <style:style style:name="T104_178" style:family="text"/>
    <style:style style:name="T104_179" style:family="text"/>
    <style:style style:name="T104_180" style:family="text"/>
    <style:style style:name="T104_181" style:family="text"/>
    <style:style style:name="T104_182" style:family="text"/>
    <style:style style:name="T104_183" style:family="text"/>
    <style:style style:name="T104_184" style:family="text"/>
    <style:style style:name="T104_185" style:family="text"/>
    <style:style style:name="T104_186" style:family="text"/>
    <style:style style:name="T104_187" style:family="text"/>
    <style:style style:name="T104_188" style:family="text"/>
    <style:style style:name="T104_189" style:family="text"/>
    <style:style style:name="T104_190" style:family="text"/>
    <style:style style:name="T104_191" style:family="text"/>
    <style:style style:name="T104_192" style:family="text"/>
    <style:style style:name="T104_193" style:family="text"/>
    <style:style style:name="T104_194" style:family="text"/>
    <style:style style:name="T104_195" style:family="text"/>
    <style:style style:name="T104_196" style:family="text"/>
    <style:style style:name="T104_197" style:family="text"/>
    <style:style style:name="T104_198" style:family="text"/>
    <style:style style:name="T104_199" style:family="text"/>
    <style:style style:name="T104_200" style:family="text"/>
    <style:style style:name="T104_201" style:family="text"/>
    <style:style style:name="T104_202" style:family="text"/>
    <style:style style:name="T104_203" style:family="text"/>
    <style:style style:name="T104_204" style:family="text"/>
    <style:style style:name="T104_205" style:family="text"/>
    <style:style style:name="T104_206" style:family="text"/>
    <style:style style:name="T104_207" style:family="text"/>
    <style:style style:name="T104_208" style:family="text"/>
    <style:style style:name="T104_209" style:family="text"/>
    <style:style style:name="T104_210" style:family="text"/>
    <style:style style:name="P105" style:family="paragraph" style:parent-style-name="Standard">
      <style:paragraph-properties fo:break-before="auto" fo:line-height="115%" fo:margin-bottom="0cm" style:writing-mode="lr-tb"/>
    </style:style>
    <style:style style:name="P106" style:family="paragraph" style:parent-style-name="Standard">
      <style:paragraph-properties fo:break-before="auto" fo:line-height="115%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P107" style:family="paragraph" style:parent-style-name="Standard">
      <style:paragraph-properties fo:break-before="auto" fo:line-height="115%" fo:margin-bottom="0cm" style:writing-mode="lr-tb"/>
    </style:style>
    <style:style style:name="P108" style:family="paragraph" style:parent-style-name="Standard">
      <style:paragraph-properties fo:break-before="auto" fo:line-height="115%" fo:margin-bottom="0cm" style:writing-mode="lr-tb"/>
    </style:style>
    <style:style style:name="T108_1" style:family="text">
      <style:text-properties style:font-name="Courier New" style:font-name-asian="Courier New" style:font-name-complex="Courier New"/>
    </style:style>
    <style:style style:name="T108_2" style:family="text">
      <style:text-properties style:font-name="Courier New" style:font-name-asian="Courier New" style:font-name-complex="Courier New"/>
    </style:style>
    <style:style style:name="T108_3" style:family="text">
      <style:text-properties style:font-name="Courier New" style:font-name-asian="Courier New" style:font-name-complex="Courier New"/>
    </style:style>
    <style:style style:name="T108_4" style:family="text">
      <style:text-properties style:font-name="Courier New" style:font-name-asian="Courier New" style:font-name-complex="Courier New"/>
    </style:style>
    <style:style style:name="T108_5" style:family="text">
      <style:text-properties style:font-name="Courier New" style:font-name-asian="Courier New" style:font-name-complex="Courier New"/>
    </style:style>
    <style:style style:name="T108_6" style:family="text">
      <style:text-properties style:font-name="Courier New" style:font-name-asian="Courier New" style:font-name-complex="Courier New"/>
    </style:style>
    <style:style style:name="T108_7" style:family="text">
      <style:text-properties style:font-name="Courier New" style:font-name-asian="Courier New" style:font-name-complex="Courier New"/>
    </style:style>
    <style:style style:name="T108_8" style:family="text">
      <style:text-properties style:font-name="Courier New" style:font-name-asian="Courier New" style:font-name-complex="Courier New"/>
    </style:style>
    <style:style style:name="P109" style:family="paragraph" style:parent-style-name="Standard">
      <style:paragraph-properties fo:break-before="auto" fo:line-height="115%" fo:margin-bottom="0cm" style:writing-mode="lr-tb"/>
    </style:style>
    <style:style style:name="T109_1" style:family="text">
      <style:text-properties style:font-name="Courier New" style:font-name-asian="Courier New" style:font-name-complex="Courier New"/>
    </style:style>
    <style:style style:name="T109_2" style:family="text">
      <style:text-properties style:font-name="Courier New" style:font-name-asian="Courier New" style:font-name-complex="Courier New"/>
    </style:style>
    <style:style style:name="T109_3" style:family="text">
      <style:text-properties style:font-name="Courier New" style:font-name-asian="Courier New" style:font-name-complex="Courier New"/>
    </style:style>
    <style:style style:name="T109_4" style:family="text">
      <style:text-properties style:font-name="Courier New" style:font-name-asian="Courier New" style:font-name-complex="Courier New"/>
    </style:style>
    <style:style style:name="T109_5" style:family="text">
      <style:text-properties style:font-name="Courier New" style:font-name-asian="Courier New" style:font-name-complex="Courier New"/>
    </style:style>
    <style:style style:name="T109_6" style:family="text">
      <style:text-properties style:font-name="Courier New" style:font-name-asian="Courier New" style:font-name-complex="Courier New"/>
    </style:style>
    <style:style style:name="P110" style:family="paragraph" style:parent-style-name="Standard">
      <style:paragraph-properties fo:break-before="auto" fo:line-height="115%" fo:margin-bottom="0cm" style:writing-mode="lr-tb"/>
    </style:style>
    <style:style style:name="T110_1" style:family="text">
      <style:text-properties style:font-name="Courier New" style:font-name-asian="Courier New" style:font-name-complex="Courier New"/>
    </style:style>
    <style:style style:name="T110_2" style:family="text">
      <style:text-properties style:font-name="Courier New" style:font-name-asian="Courier New" style:font-name-complex="Courier New"/>
    </style:style>
    <style:style style:name="T110_3" style:family="text">
      <style:text-properties style:font-name="Courier New" style:font-name-asian="Courier New" style:font-name-complex="Courier New"/>
    </style:style>
    <style:style style:name="T110_4" style:family="text">
      <style:text-properties style:font-name="Courier New" style:font-name-asian="Courier New" style:font-name-complex="Courier New"/>
    </style:style>
    <style:style style:name="T110_5" style:family="text">
      <style:text-properties style:font-name="Courier New" style:font-name-asian="Courier New" style:font-name-complex="Courier New"/>
    </style:style>
    <style:style style:name="T110_6" style:family="text">
      <style:text-properties style:font-name="Courier New" style:font-name-asian="Courier New" style:font-name-complex="Courier New"/>
    </style:style>
    <style:style style:name="T110_7" style:family="text">
      <style:text-properties style:font-name="Courier New" style:font-name-asian="Courier New" style:font-name-complex="Courier New"/>
    </style:style>
    <style:style style:name="T110_8" style:family="text">
      <style:text-properties style:font-name="Courier New" style:font-name-asian="Courier New" style:font-name-complex="Courier New"/>
    </style:style>
    <style:style style:name="P111" style:family="paragraph" style:parent-style-name="Standard">
      <style:paragraph-properties fo:break-before="auto" fo:line-height="115%" fo:margin-bottom="0cm" style:writing-mode="lr-tb"/>
      <style:text-properties style:font-name="Courier New" style:font-name-asian="Courier New" style:font-name-complex="Courier New"/>
    </style:style>
    <style:style style:name="P112" style:family="paragraph" style:parent-style-name="Standard">
      <style:paragraph-properties fo:break-before="auto" fo:line-height="115%" fo:margin-bottom="0cm" style:writing-mode="lr-tb"/>
    </style:style>
    <style:style style:name="T112_1" style:family="text">
      <style:text-properties style:font-name="Courier New" style:font-name-asian="Courier New" style:font-name-complex="Courier New"/>
    </style:style>
    <style:style style:name="T112_2" style:family="text">
      <style:text-properties style:font-name="Courier New" style:font-name-asian="Courier New" style:font-name-complex="Courier New"/>
    </style:style>
    <style:style style:name="T112_3" style:family="text">
      <style:text-properties style:font-name="Courier New" style:font-name-asian="Courier New" style:font-name-complex="Courier New"/>
    </style:style>
    <style:style style:name="T112_4" style:family="text">
      <style:text-properties style:font-name="Courier New" style:font-name-asian="Courier New" style:font-name-complex="Courier New"/>
    </style:style>
    <style:style style:name="T112_5" style:family="text">
      <style:text-properties style:font-name="Courier New" style:font-name-asian="Courier New" style:font-name-complex="Courier New"/>
    </style:style>
    <style:style style:name="T112_6" style:family="text">
      <style:text-properties style:font-name="Courier New" style:font-name-asian="Courier New" style:font-name-complex="Courier New"/>
    </style:style>
    <style:style style:name="P113" style:family="paragraph" style:parent-style-name="Standard">
      <style:paragraph-properties fo:break-before="auto" fo:line-height="115%" fo:margin-bottom="0cm" style:writing-mode="lr-tb"/>
    </style:style>
    <style:style style:name="T113_1" style:family="text">
      <style:text-properties style:font-name="Courier New" style:font-name-asian="Courier New" style:font-name-complex="Courier New"/>
    </style:style>
    <style:style style:name="T113_2" style:family="text">
      <style:text-properties style:font-name="Courier New" style:font-name-asian="Courier New" style:font-name-complex="Courier New"/>
    </style:style>
    <style:style style:name="T113_3" style:family="text">
      <style:text-properties style:font-name="Courier New" style:font-name-asian="Courier New" style:font-name-complex="Courier New"/>
    </style:style>
    <style:style style:name="T113_4" style:family="text">
      <style:text-properties style:font-name="Courier New" style:font-name-asian="Courier New" style:font-name-complex="Courier New"/>
    </style:style>
    <style:style style:name="T113_5" style:family="text">
      <style:text-properties style:font-name="Courier New" style:font-name-asian="Courier New" style:font-name-complex="Courier New"/>
    </style:style>
    <style:style style:name="P114" style:family="paragraph" style:parent-style-name="Standard">
      <style:paragraph-properties fo:break-before="auto" fo:line-height="115%" fo:margin-bottom="0cm" style:writing-mode="lr-tb"/>
    </style:style>
    <style:style style:name="T114_1" style:family="text">
      <style:text-properties style:font-name="Courier New" style:font-name-asian="Courier New" style:font-name-complex="Courier New"/>
    </style:style>
    <style:style style:name="T114_2" style:family="text">
      <style:text-properties style:font-name="Courier New" style:font-name-asian="Courier New" style:font-name-complex="Courier New"/>
    </style:style>
    <style:style style:name="T114_3" style:family="text">
      <style:text-properties style:font-name="Courier New" style:font-name-asian="Courier New" style:font-name-complex="Courier New"/>
    </style:style>
    <style:style style:name="P115" style:family="paragraph" style:parent-style-name="Standard">
      <style:paragraph-properties fo:break-before="auto" fo:line-height="115%" fo:margin-bottom="0cm" style:writing-mode="lr-tb"/>
    </style:style>
    <style:style style:name="T115_1" style:family="text">
      <style:text-properties style:font-name="Courier New" style:font-name-asian="Courier New" style:font-name-complex="Courier New"/>
    </style:style>
    <style:style style:name="T115_2" style:family="text">
      <style:text-properties style:font-name="Courier New" style:font-name-asian="Courier New" style:font-name-complex="Courier New"/>
    </style:style>
    <style:style style:name="T115_3" style:family="text">
      <style:text-properties style:font-name="Courier New" style:font-name-asian="Courier New" style:font-name-complex="Courier New"/>
    </style:style>
    <style:style style:name="T115_4" style:family="text">
      <style:text-properties style:font-name="Courier New" style:font-name-asian="Courier New" style:font-name-complex="Courier New"/>
    </style:style>
    <style:style style:name="T115_5" style:family="text">
      <style:text-properties style:font-name="Courier New" style:font-name-asian="Courier New" style:font-name-complex="Courier New"/>
    </style:style>
    <style:style style:name="P116" style:family="paragraph" style:parent-style-name="Standard">
      <style:paragraph-properties fo:break-before="auto" fo:line-height="115%" fo:margin-bottom="0cm" style:writing-mode="lr-tb"/>
    </style:style>
    <style:style style:name="T116_1" style:family="text">
      <style:text-properties style:font-name="Courier New" style:font-name-asian="Courier New" style:font-name-complex="Courier New"/>
    </style:style>
    <style:style style:name="T116_2" style:family="text">
      <style:text-properties style:font-name="Courier New" style:font-name-asian="Courier New" style:font-name-complex="Courier New"/>
    </style:style>
    <style:style style:name="T116_3" style:family="text">
      <style:text-properties style:font-name="Courier New" style:font-name-asian="Courier New" style:font-name-complex="Courier New"/>
    </style:style>
    <style:style style:name="T116_4" style:family="text">
      <style:text-properties style:font-name="Courier New" style:font-name-asian="Courier New" style:font-name-complex="Courier New"/>
    </style:style>
    <style:style style:name="T116_5" style:family="text">
      <style:text-properties style:font-name="Courier New" style:font-name-asian="Courier New" style:font-name-complex="Courier New"/>
    </style:style>
    <style:style style:name="T116_6" style:family="text">
      <style:text-properties style:font-name="Courier New" style:font-name-asian="Courier New" style:font-name-complex="Courier New"/>
    </style:style>
    <style:style style:name="T116_7" style:family="text">
      <style:text-properties style:font-name="Courier New" style:font-name-asian="Courier New" style:font-name-complex="Courier New"/>
    </style:style>
    <style:style style:name="P117" style:family="paragraph" style:parent-style-name="Standard">
      <style:paragraph-properties fo:break-before="auto" fo:line-height="115%" fo:margin-bottom="0cm" style:writing-mode="lr-tb"/>
    </style:style>
    <style:style style:name="T117_1" style:family="text">
      <style:text-properties style:font-name="Courier New" style:font-name-asian="Courier New" style:font-name-complex="Courier New"/>
    </style:style>
    <style:style style:name="T117_2" style:family="text">
      <style:text-properties style:font-name="Courier New" style:font-name-asian="Courier New" style:font-name-complex="Courier New"/>
    </style:style>
    <style:style style:name="T117_3" style:family="text">
      <style:text-properties style:font-name="Courier New" style:font-name-asian="Courier New" style:font-name-complex="Courier New"/>
    </style:style>
    <style:style style:name="T117_4" style:family="text">
      <style:text-properties style:font-name="Courier New" style:font-name-asian="Courier New" style:font-name-complex="Courier New"/>
    </style:style>
    <style:style style:name="T117_5" style:family="text">
      <style:text-properties style:font-name="Courier New" style:font-name-asian="Courier New" style:font-name-complex="Courier New"/>
    </style:style>
    <style:style style:name="P118" style:family="paragraph" style:parent-style-name="Standard">
      <style:paragraph-properties fo:break-before="auto" fo:line-height="115%" fo:margin-bottom="0cm" style:writing-mode="lr-tb"/>
    </style:style>
    <style:style style:name="T118_1" style:family="text">
      <style:text-properties style:font-name="Courier New" style:font-name-asian="Courier New" style:font-name-complex="Courier New"/>
    </style:style>
    <style:style style:name="P119" style:family="paragraph" style:parent-style-name="Standard">
      <style:paragraph-properties fo:break-before="auto" fo:line-height="115%" fo:margin-bottom="0cm" style:writing-mode="lr-tb"/>
      <style:text-properties style:font-name="Courier New" style:font-name-asian="Courier New" style:font-name-complex="Courier New"/>
    </style:style>
    <style:style style:name="P120" style:family="paragraph" style:parent-style-name="Standard">
      <style:paragraph-properties fo:break-before="auto" fo:line-height="115%" fo:margin-bottom="0cm" style:writing-mode="lr-tb"/>
    </style:style>
    <style:style style:name="T120_1" style:family="text">
      <style:text-properties style:font-name="Courier New" style:font-name-asian="Courier New" style:font-name-complex="Courier New"/>
    </style:style>
    <style:style style:name="T120_2" style:family="text">
      <style:text-properties style:font-name="Courier New" style:font-name-asian="Courier New" style:font-name-complex="Courier New"/>
    </style:style>
    <style:style style:name="P121" style:family="paragraph" style:parent-style-name="Standard">
      <style:paragraph-properties fo:break-before="auto" fo:line-height="115%" fo:margin-bottom="0cm" style:writing-mode="lr-tb"/>
    </style:style>
    <style:style style:name="T121_1" style:family="text">
      <style:text-properties style:font-name="Courier New" style:font-name-asian="Courier New" style:font-name-complex="Courier New"/>
    </style:style>
    <style:style style:name="T121_2" style:family="text">
      <style:text-properties style:font-name="Courier New" style:font-name-asian="Courier New" style:font-name-complex="Courier New"/>
    </style:style>
    <style:style style:name="T121_3" style:family="text">
      <style:text-properties style:font-name="Courier New" style:font-name-asian="Courier New" style:font-name-complex="Courier New"/>
    </style:style>
    <style:style style:name="T121_4" style:family="text">
      <style:text-properties style:font-name="Courier New" style:font-name-asian="Courier New" style:font-name-complex="Courier New"/>
    </style:style>
    <style:style style:name="T121_5" style:family="text">
      <style:text-properties style:font-name="Courier New" style:font-name-asian="Courier New" style:font-name-complex="Courier New"/>
    </style:style>
    <style:style style:name="T121_6" style:family="text">
      <style:text-properties style:font-name="Courier New" style:font-name-asian="Courier New" style:font-name-complex="Courier New"/>
    </style:style>
    <style:style style:name="T121_7" style:family="text">
      <style:text-properties style:font-name="Courier New" style:font-name-asian="Courier New" style:font-name-complex="Courier New"/>
    </style:style>
    <style:style style:name="T121_8" style:family="text">
      <style:text-properties style:font-name="Courier New" style:font-name-asian="Courier New" style:font-name-complex="Courier New"/>
    </style:style>
    <style:style style:name="T121_9" style:family="text">
      <style:text-properties style:font-name="Courier New" style:font-name-asian="Courier New" style:font-name-complex="Courier New"/>
    </style:style>
    <style:style style:name="T121_10" style:family="text">
      <style:text-properties style:font-name="Courier New" style:font-name-asian="Courier New" style:font-name-complex="Courier New"/>
    </style:style>
    <style:style style:name="T121_11" style:family="text">
      <style:text-properties style:font-name="Courier New" style:font-name-asian="Courier New" style:font-name-complex="Courier New"/>
    </style:style>
    <style:style style:name="T121_12" style:family="text">
      <style:text-properties style:font-name="Courier New" style:font-name-asian="Courier New" style:font-name-complex="Courier New"/>
    </style:style>
    <style:style style:name="P122" style:family="paragraph" style:parent-style-name="Standard">
      <style:paragraph-properties fo:break-before="auto" fo:line-height="115%" fo:margin-bottom="0cm" style:writing-mode="lr-tb"/>
    </style:style>
    <style:style style:name="T122_1" style:family="text">
      <style:text-properties style:font-name="Courier New" style:font-name-asian="Courier New" style:font-name-complex="Courier New"/>
    </style:style>
    <style:style style:name="T122_2" style:family="text">
      <style:text-properties style:font-name="Courier New" style:font-name-asian="Courier New" style:font-name-complex="Courier New"/>
    </style:style>
    <style:style style:name="T122_3" style:family="text">
      <style:text-properties style:font-name="Courier New" style:font-name-asian="Courier New" style:font-name-complex="Courier New"/>
    </style:style>
    <style:style style:name="T122_4" style:family="text">
      <style:text-properties style:font-name="Courier New" style:font-name-asian="Courier New" style:font-name-complex="Courier New"/>
    </style:style>
    <style:style style:name="T122_5" style:family="text">
      <style:text-properties style:font-name="Courier New" style:font-name-asian="Courier New" style:font-name-complex="Courier New"/>
    </style:style>
    <style:style style:name="T122_6" style:family="text">
      <style:text-properties style:font-name="Courier New" style:font-name-asian="Courier New" style:font-name-complex="Courier New"/>
    </style:style>
    <style:style style:name="T122_7" style:family="text">
      <style:text-properties style:font-name="Courier New" style:font-name-asian="Courier New" style:font-name-complex="Courier New"/>
    </style:style>
    <style:style style:name="T122_8" style:family="text">
      <style:text-properties style:font-name="Courier New" style:font-name-asian="Courier New" style:font-name-complex="Courier New"/>
    </style:style>
    <style:style style:name="T122_9" style:family="text">
      <style:text-properties style:font-name="Courier New" style:font-name-asian="Courier New" style:font-name-complex="Courier New"/>
    </style:style>
    <style:style style:name="T122_10" style:family="text">
      <style:text-properties style:font-name="Courier New" style:font-name-asian="Courier New" style:font-name-complex="Courier New"/>
    </style:style>
    <style:style style:name="T122_11" style:family="text">
      <style:text-properties style:font-name="Courier New" style:font-name-asian="Courier New" style:font-name-complex="Courier New"/>
    </style:style>
    <style:style style:name="P123" style:family="paragraph" style:parent-style-name="Standard">
      <style:paragraph-properties fo:break-before="auto" fo:line-height="115%" fo:margin-bottom="0cm" style:writing-mode="lr-tb"/>
      <style:text-properties style:font-name="Courier New" style:font-name-asian="Courier New" style:font-name-complex="Courier New"/>
    </style:style>
    <style:style style:name="P124" style:family="paragraph" style:parent-style-name="Standard">
      <style:paragraph-properties fo:break-before="auto" fo:line-height="115%" fo:margin-bottom="0cm" style:writing-mode="lr-tb"/>
    </style:style>
    <style:style style:name="T124_1" style:family="text">
      <style:text-properties style:font-name="Courier New" style:font-name-asian="Courier New" style:font-name-complex="Courier New"/>
    </style:style>
    <style:style style:name="T124_2" style:family="text">
      <style:text-properties style:font-name="Courier New" style:font-name-asian="Courier New" style:font-name-complex="Courier New"/>
    </style:style>
    <style:style style:name="T124_3" style:family="text">
      <style:text-properties style:font-name="Courier New" style:font-name-asian="Courier New" style:font-name-complex="Courier New"/>
    </style:style>
    <style:style style:name="T124_4" style:family="text">
      <style:text-properties style:font-name="Courier New" style:font-name-asian="Courier New" style:font-name-complex="Courier New"/>
    </style:style>
    <style:style style:name="T124_5" style:family="text">
      <style:text-properties style:font-name="Courier New" style:font-name-asian="Courier New" style:font-name-complex="Courier New"/>
    </style:style>
    <style:style style:name="T124_6" style:family="text">
      <style:text-properties style:font-name="Courier New" style:font-name-asian="Courier New" style:font-name-complex="Courier New"/>
    </style:style>
    <style:style style:name="T124_7" style:family="text">
      <style:text-properties style:font-name="Courier New" style:font-name-asian="Courier New" style:font-name-complex="Courier New"/>
    </style:style>
    <style:style style:name="T124_8" style:family="text">
      <style:text-properties style:font-name="Courier New" style:font-name-asian="Courier New" style:font-name-complex="Courier New"/>
    </style:style>
    <style:style style:name="P125" style:family="paragraph" style:parent-style-name="Standard">
      <style:paragraph-properties fo:break-before="auto" fo:line-height="115%" fo:margin-bottom="0cm" style:writing-mode="lr-tb"/>
    </style:style>
    <style:style style:name="T125_1" style:family="text">
      <style:text-properties style:font-name="Courier New" style:font-name-asian="Courier New" style:font-name-complex="Courier New"/>
    </style:style>
    <style:style style:name="T125_2" style:family="text">
      <style:text-properties style:font-name="Courier New" style:font-name-asian="Courier New" style:font-name-complex="Courier New"/>
    </style:style>
    <style:style style:name="T125_3" style:family="text">
      <style:text-properties style:font-name="Courier New" style:font-name-asian="Courier New" style:font-name-complex="Courier New"/>
    </style:style>
    <style:style style:name="T125_4" style:family="text">
      <style:text-properties style:font-name="Courier New" style:font-name-asian="Courier New" style:font-name-complex="Courier New"/>
    </style:style>
    <style:style style:name="T125_5" style:family="text">
      <style:text-properties style:font-name="Courier New" style:font-name-asian="Courier New" style:font-name-complex="Courier New"/>
    </style:style>
    <style:style style:name="T125_6" style:family="text">
      <style:text-properties style:font-name="Courier New" style:font-name-asian="Courier New" style:font-name-complex="Courier New"/>
    </style:style>
    <style:style style:name="T125_7" style:family="text">
      <style:text-properties style:font-name="Courier New" style:font-name-asian="Courier New" style:font-name-complex="Courier New"/>
    </style:style>
    <style:style style:name="T125_8" style:family="text">
      <style:text-properties style:font-name="Courier New" style:font-name-asian="Courier New" style:font-name-complex="Courier New"/>
    </style:style>
    <style:style style:name="P126" style:family="paragraph" style:parent-style-name="Standard">
      <style:paragraph-properties fo:break-before="auto" fo:line-height="115%" fo:margin-bottom="0cm" style:writing-mode="lr-tb"/>
    </style:style>
    <style:style style:name="T126_1" style:family="text">
      <style:text-properties style:font-name="Courier New" style:font-name-asian="Courier New" style:font-name-complex="Courier New"/>
    </style:style>
    <style:style style:name="T126_2" style:family="text">
      <style:text-properties style:font-name="Courier New" style:font-name-asian="Courier New" style:font-name-complex="Courier New"/>
    </style:style>
    <style:style style:name="T126_3" style:family="text">
      <style:text-properties style:font-name="Courier New" style:font-name-asian="Courier New" style:font-name-complex="Courier New"/>
    </style:style>
    <style:style style:name="P127" style:family="paragraph" style:parent-style-name="Standard">
      <style:paragraph-properties fo:break-before="auto" fo:line-height="115%" fo:margin-bottom="0cm" style:writing-mode="lr-tb"/>
      <style:text-properties style:font-name="Courier New" style:font-name-asian="Courier New" style:font-name-complex="Courier New"/>
    </style:style>
    <style:style style:name="P128" style:family="paragraph" style:parent-style-name="Standard">
      <style:paragraph-properties fo:break-before="auto" fo:line-height="115%" fo:margin-bottom="0cm" style:writing-mode="lr-tb"/>
    </style:style>
    <style:style style:name="T128_1" style:family="text">
      <style:text-properties style:font-name="Courier New" style:font-name-asian="Courier New" style:font-name-complex="Courier New"/>
    </style:style>
    <style:style style:name="T128_2" style:family="text">
      <style:text-properties style:font-name="Courier New" style:font-name-asian="Courier New" style:font-name-complex="Courier New"/>
    </style:style>
    <style:style style:name="T128_3" style:family="text">
      <style:text-properties style:font-name="Courier New" style:font-name-asian="Courier New" style:font-name-complex="Courier New"/>
    </style:style>
    <style:style style:name="T128_4" style:family="text">
      <style:text-properties style:font-name="Courier New" style:font-name-asian="Courier New" style:font-name-complex="Courier New"/>
    </style:style>
    <style:style style:name="P129" style:family="paragraph" style:parent-style-name="Standard">
      <style:paragraph-properties fo:break-before="auto" fo:line-height="115%" fo:margin-bottom="0cm" style:writing-mode="lr-tb"/>
    </style:style>
    <style:style style:name="T129_1" style:family="text">
      <style:text-properties style:font-name="Courier New" style:font-name-asian="Courier New" style:font-name-complex="Courier New"/>
    </style:style>
    <style:style style:name="T129_2" style:family="text">
      <style:text-properties style:font-name="Courier New" style:font-name-asian="Courier New" style:font-name-complex="Courier New"/>
    </style:style>
    <style:style style:name="P130" style:family="paragraph" style:parent-style-name="Standard">
      <style:paragraph-properties fo:break-before="auto" fo:line-height="115%" fo:margin-bottom="0cm" style:writing-mode="lr-tb"/>
    </style:style>
    <style:style style:name="T130_1" style:family="text">
      <style:text-properties style:font-name="Courier New" style:font-name-asian="Courier New" style:font-name-complex="Courier New"/>
    </style:style>
    <style:style style:name="T130_2" style:family="text">
      <style:text-properties style:font-name="Courier New" style:font-name-asian="Courier New" style:font-name-complex="Courier New"/>
    </style:style>
    <style:style style:name="T130_3" style:family="text">
      <style:text-properties style:font-name="Courier New" style:font-name-asian="Courier New" style:font-name-complex="Courier New"/>
    </style:style>
    <style:style style:name="T130_4" style:family="text">
      <style:text-properties style:font-name="Courier New" style:font-name-asian="Courier New" style:font-name-complex="Courier New"/>
    </style:style>
    <style:style style:name="T130_5" style:family="text">
      <style:text-properties style:font-name="Courier New" style:font-name-asian="Courier New" style:font-name-complex="Courier New"/>
    </style:style>
    <style:style style:name="T130_6" style:family="text">
      <style:text-properties style:font-name="Courier New" style:font-name-asian="Courier New" style:font-name-complex="Courier New"/>
    </style:style>
    <style:style style:name="T130_7" style:family="text">
      <style:text-properties style:font-name="Courier New" style:font-name-asian="Courier New" style:font-name-complex="Courier New"/>
    </style:style>
    <style:style style:name="T130_8" style:family="text">
      <style:text-properties style:font-name="Courier New" style:font-name-asian="Courier New" style:font-name-complex="Courier New"/>
    </style:style>
    <style:style style:name="T130_9" style:family="text">
      <style:text-properties style:font-name="Courier New" style:font-name-asian="Courier New" style:font-name-complex="Courier New"/>
    </style:style>
    <style:style style:name="T130_10" style:family="text">
      <style:text-properties style:font-name="Courier New" style:font-name-asian="Courier New" style:font-name-complex="Courier New"/>
    </style:style>
    <style:style style:name="T130_11" style:family="text">
      <style:text-properties style:font-name="Courier New" style:font-name-asian="Courier New" style:font-name-complex="Courier New"/>
    </style:style>
    <style:style style:name="T130_12" style:family="text">
      <style:text-properties style:font-name="Courier New" style:font-name-asian="Courier New" style:font-name-complex="Courier New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>
      <style:text-properties style:font-name="Courier New" style:font-name-asian="Courier New" style:font-name-complex="Courier New"/>
    </style:style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>
      <style:text-properties style:font-name="Courier New" style:font-name-asian="Courier New" style:font-name-complex="Courier New"/>
    </style:style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>
      <style:text-properties style:font-name="Courier New" style:font-name-asian="Courier New" style:font-name-complex="Courier New"/>
    </style:style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P133" style:family="paragraph" style:parent-style-name="Heading_20_1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T134_217" style:family="text"/>
    <style:style style:name="T134_218" style:family="text"/>
    <style:style style:name="T134_219" style:family="text"/>
    <style:style style:name="T134_220" style:family="text"/>
    <style:style style:name="T134_221" style:family="text"/>
    <style:style style:name="T134_222" style:family="text"/>
    <style:style style:name="T134_223" style:family="text"/>
    <style:style style:name="T134_224" style:family="text"/>
    <style:style style:name="T134_225" style:family="text"/>
    <style:style style:name="T134_226" style:family="text"/>
    <style:style style:name="T134_227" style:family="text"/>
    <style:style style:name="T134_228" style:family="text"/>
    <style:style style:name="T134_229" style:family="text"/>
    <style:style style:name="T134_230" style:family="text"/>
    <style:style style:name="T134_231" style:family="text"/>
    <style:style style:name="T134_232" style:family="text"/>
    <style:style style:name="T134_233" style:family="text"/>
    <style:style style:name="T134_234" style:family="text"/>
    <style:style style:name="T134_235" style:family="text"/>
    <style:style style:name="T134_236" style:family="text"/>
    <style:style style:name="T134_237" style:family="text"/>
    <style:style style:name="T134_238" style:family="text"/>
    <style:style style:name="T134_239" style:family="text"/>
    <style:style style:name="T134_240" style:family="text"/>
    <style:style style:name="T134_241" style:family="text"/>
    <style:style style:name="T134_242" style:family="text"/>
    <style:style style:name="T134_243" style:family="text"/>
    <style:style style:name="T134_244" style:family="text"/>
    <style:style style:name="T134_245" style:family="text"/>
    <style:style style:name="T134_246" style:family="text"/>
    <style:style style:name="T134_247" style:family="text"/>
    <style:style style:name="T134_248" style:family="text"/>
    <style:style style:name="T134_249" style:family="text"/>
    <style:style style:name="T134_250" style:family="text"/>
    <style:style style:name="T134_251" style:family="text"/>
    <style:style style:name="T134_252" style:family="text"/>
    <style:style style:name="T134_253" style:family="text"/>
    <style:style style:name="T134_254" style:family="text"/>
    <style:style style:name="T134_255" style:family="text"/>
    <style:style style:name="T134_256" style:family="text"/>
    <style:style style:name="T134_257" style:family="text"/>
    <style:style style:name="T134_258" style:family="text"/>
    <style:style style:name="T134_259" style:family="text"/>
    <style:style style:name="T134_260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>
      <style:text-properties fo:font-style="italic" style:font-style-asian="italic" style:font-style-complex="italic"/>
    </style:style>
    <style:style style:name="T138_24" style:family="text">
      <style:text-properties fo:font-style="italic" style:font-style-asian="italic" style:font-style-complex="italic"/>
    </style:style>
    <style:style style:name="T138_25" style:family="text">
      <style:text-properties fo:font-style="italic" style:font-style-asian="italic" style:font-style-complex="italic"/>
    </style:style>
    <style:style style:name="T138_26" style:family="text">
      <style:text-properties fo:font-style="italic" style:font-style-asian="italic" style:font-style-complex="italic"/>
    </style:style>
    <style:style style:name="T138_27" style:family="text">
      <style:text-properties fo:font-style="italic" style:font-style-asian="italic" style:font-style-complex="italic"/>
    </style:style>
    <style:style style:name="T138_28" style:family="text"/>
    <style:style style:name="T138_29" style:family="text">
      <style:text-properties fo:color="#980000"/>
    </style:style>
    <style:style style:name="T138_30" style:family="text">
      <style:text-properties fo:color="#980000"/>
    </style:style>
    <style:style style:name="T138_31" style:family="text">
      <style:text-properties fo:color="#980000"/>
    </style:style>
    <style:style style:name="T138_32" style:family="text">
      <style:text-properties fo:color="#980000"/>
    </style:style>
    <style:style style:name="T138_33" style:family="text">
      <style:text-properties fo:color="#980000"/>
    </style:style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Courier New" style:font-name-asian="Courier New" style:font-name-complex="Courier New"/>
    </style:style>
    <style:style style:name="T142_2" style:family="text">
      <style:text-properties style:font-name="Courier New" style:font-name-asian="Courier New" style:font-name-complex="Courier New"/>
    </style:style>
    <style:style style:name="T142_3" style:family="text">
      <style:text-properties style:font-name="Courier New" style:font-name-asian="Courier New" style:font-name-complex="Courier New"/>
    </style:style>
    <style:style style:name="T142_4" style:family="text">
      <style:text-properties style:font-name="Courier New" style:font-name-asian="Courier New" style:font-name-complex="Courier New"/>
    </style:style>
    <style:style style:name="T142_5" style:family="text">
      <style:text-properties style:font-name="Courier New" style:font-name-asian="Courier New" style:font-name-complex="Courier New"/>
    </style:style>
    <style:style style:name="T142_6" style:family="text">
      <style:text-properties style:font-name="Courier New" style:font-name-asian="Courier New" style:font-name-complex="Courier New"/>
    </style:style>
    <style:style style:name="T142_7" style:family="text">
      <style:text-properties style:font-name="Courier New" style:font-name-asian="Courier New" style:font-name-complex="Courier New"/>
    </style:style>
    <style:style style:name="T142_8" style:family="text">
      <style:text-properties style:font-name="Courier New" style:font-name-asian="Courier New" style:font-name-complex="Courier New"/>
    </style:style>
    <style:style style:name="T142_9" style:family="text">
      <style:text-properties style:font-name="Courier New" style:font-name-asian="Courier New" style:font-name-complex="Courier New"/>
    </style:style>
    <style:style style:name="T142_10" style:family="text">
      <style:text-properties style:font-name="Courier New" style:font-name-asian="Courier New" style:font-name-complex="Courier New"/>
    </style:style>
    <style:style style:name="T142_11" style:family="text">
      <style:text-properties style:font-name="Courier New" style:font-name-asian="Courier New" style:font-name-complex="Courier New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Courier New" style:font-name-asian="Courier New" style:font-name-complex="Courier New"/>
    </style:style>
    <style:style style:name="T143_2" style:family="text">
      <style:text-properties style:font-name="Courier New" style:font-name-asian="Courier New" style:font-name-complex="Courier New"/>
    </style:style>
    <style:style style:name="T143_3" style:family="text">
      <style:text-properties style:font-name="Courier New" style:font-name-asian="Courier New" style:font-name-complex="Courier New"/>
    </style:style>
    <style:style style:name="P14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Courier New" style:font-name-asian="Courier New" style:font-name-complex="Courier New"/>
    </style:style>
    <style:style style:name="T145_2" style:family="text">
      <style:text-properties style:font-name="Courier New" style:font-name-asian="Courier New" style:font-name-complex="Courier New"/>
    </style:style>
    <style:style style:name="T145_3" style:family="text">
      <style:text-properties style:font-name="Courier New" style:font-name-asian="Courier New" style:font-name-complex="Courier New"/>
    </style:style>
    <style:style style:name="T145_4" style:family="text">
      <style:text-properties style:font-name="Courier New" style:font-name-asian="Courier New" style:font-name-complex="Courier New"/>
    </style:style>
    <style:style style:name="P14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P14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Courier New" style:font-name-asian="Courier New" style:font-name-complex="Courier New"/>
    </style:style>
    <style:style style:name="T149_2" style:family="text">
      <style:text-properties style:font-name="Courier New" style:font-name-asian="Courier New" style:font-name-complex="Courier New"/>
    </style:style>
    <style:style style:name="T149_3" style:family="text">
      <style:text-properties style:font-name="Courier New" style:font-name-asian="Courier New" style:font-name-complex="Courier New"/>
    </style:style>
    <style:style style:name="T149_4" style:family="text">
      <style:text-properties style:font-name="Courier New" style:font-name-asian="Courier New" style:font-name-complex="Courier New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style:font-name="Courier New" style:font-name-asian="Courier New" style:font-name-complex="Courier New"/>
    </style:style>
    <style:style style:name="T150_2" style:family="text">
      <style:text-properties style:font-name="Courier New" style:font-name-asian="Courier New" style:font-name-complex="Courier New"/>
    </style:style>
    <style:style style:name="T150_3" style:family="text">
      <style:text-properties style:font-name="Courier New" style:font-name-asian="Courier New" style:font-name-complex="Courier New"/>
    </style:style>
    <style:style style:name="T150_4" style:family="text">
      <style:text-properties style:font-name="Courier New" style:font-name-asian="Courier New" style:font-name-complex="Courier New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Courier New" style:font-name-asian="Courier New" style:font-name-complex="Courier New"/>
    </style:style>
    <style:style style:name="T151_2" style:family="text">
      <style:text-properties style:font-name="Courier New" style:font-name-asian="Courier New" style:font-name-complex="Courier New"/>
    </style:style>
    <style:style style:name="T151_3" style:family="text">
      <style:text-properties style:font-name="Courier New" style:font-name-asian="Courier New" style:font-name-complex="Courier New"/>
    </style:style>
    <style:style style:name="T151_4" style:family="text">
      <style:text-properties style:font-name="Courier New" style:font-name-asian="Courier New" style:font-name-complex="Courier New"/>
    </style:style>
    <style:style style:name="T151_5" style:family="text">
      <style:text-properties style:font-name="Courier New" style:font-name-asian="Courier New" style:font-name-complex="Courier New"/>
    </style:style>
    <style:style style:name="T151_6" style:family="text">
      <style:text-properties style:font-name="Courier New" style:font-name-asian="Courier New" style:font-name-complex="Courier New"/>
    </style:style>
    <style:style style:name="T151_7" style:family="text">
      <style:text-properties style:font-name="Courier New" style:font-name-asian="Courier New" style:font-name-complex="Courier New"/>
    </style:style>
    <style:style style:name="T151_8" style:family="text">
      <style:text-properties style:font-name="Courier New" style:font-name-asian="Courier New" style:font-name-complex="Courier New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style:font-name="Courier New" style:font-name-asian="Courier New" style:font-name-complex="Courier New"/>
    </style:style>
    <style:style style:name="T152_2" style:family="text">
      <style:text-properties style:font-name="Courier New" style:font-name-asian="Courier New" style:font-name-complex="Courier New"/>
    </style:style>
    <style:style style:name="T152_3" style:family="text">
      <style:text-properties style:font-name="Courier New" style:font-name-asian="Courier New" style:font-name-complex="Courier New"/>
    </style:style>
    <style:style style:name="T152_4" style:family="text">
      <style:text-properties style:font-name="Courier New" style:font-name-asian="Courier New" style:font-name-complex="Courier New"/>
    </style:style>
    <style:style style:name="T152_5" style:family="text">
      <style:text-properties style:font-name="Courier New" style:font-name-asian="Courier New" style:font-name-complex="Courier New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T154_78" style:family="text"/>
    <style:style style:name="T154_79" style:family="text"/>
    <style:style style:name="T154_80" style:family="text"/>
    <style:style style:name="T154_81" style:family="text"/>
    <style:style style:name="T154_82" style:family="text"/>
    <style:style style:name="T154_83" style:family="text"/>
    <style:style style:name="T154_84" style:family="text"/>
    <style:style style:name="T154_85" style:family="text"/>
    <style:style style:name="T154_86" style:family="text"/>
    <style:style style:name="T154_87" style:family="text"/>
    <style:style style:name="T154_88" style:family="text"/>
    <style:style style:name="T154_89" style:family="text"/>
    <style:style style:name="T154_90" style:family="text"/>
    <style:style style:name="T154_91" style:family="text"/>
    <style:style style:name="T154_92" style:family="text"/>
    <style:style style:name="T154_93" style:family="text"/>
    <style:style style:name="T154_94" style:family="text"/>
    <style:style style:name="T154_95" style:family="text"/>
    <style:style style:name="T154_96" style:family="text"/>
    <style:style style:name="T154_97" style:family="text"/>
    <style:style style:name="T154_98" style:family="text"/>
    <style:style style:name="T154_99" style:family="text"/>
    <style:style style:name="T154_100" style:family="text"/>
    <style:style style:name="T154_101" style:family="text"/>
    <style:style style:name="T154_102" style:family="text"/>
    <style:style style:name="T154_103" style:family="text"/>
    <style:style style:name="T154_104" style:family="text"/>
    <style:style style:name="T154_105" style:family="text"/>
    <style:style style:name="T154_106" style:family="text"/>
    <style:style style:name="T154_107" style:family="text"/>
    <style:style style:name="T154_108" style:family="text"/>
    <style:style style:name="T154_109" style:family="text"/>
    <style:style style:name="T154_110" style:family="text"/>
    <style:style style:name="T154_111" style:family="text"/>
    <style:style style:name="T154_112" style:family="text"/>
    <style:style style:name="T154_113" style:family="text"/>
    <style:style style:name="T154_114" style:family="text"/>
    <style:style style:name="T154_115" style:family="text"/>
    <style:style style:name="T154_116" style:family="text"/>
    <style:style style:name="T154_117" style:family="text"/>
    <style:style style:name="T154_118" style:family="text"/>
    <style:style style:name="T154_119" style:family="text"/>
    <style:style style:name="T154_120" style:family="text"/>
    <style:style style:name="T154_121" style:family="text"/>
    <style:style style:name="T154_122" style:family="text"/>
    <style:style style:name="T154_123" style:family="text"/>
    <style:style style:name="T154_124" style:family="text"/>
    <style:style style:name="T154_125" style:family="text"/>
    <style:style style:name="T154_126" style:family="text"/>
    <style:style style:name="T154_127" style:family="text"/>
    <style:style style:name="T154_128" style:family="text"/>
    <style:style style:name="T154_129" style:family="text"/>
    <style:style style:name="T154_130" style:family="text"/>
    <style:style style:name="P15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Courier New" style:font-name-asian="Courier New" style:font-name-complex="Courier New"/>
    </style:style>
    <style:style style:name="T156_2" style:family="text">
      <style:text-properties style:font-name="Courier New" style:font-name-asian="Courier New" style:font-name-complex="Courier New"/>
    </style:style>
    <style:style style:name="T156_3" style:family="text">
      <style:text-properties style:font-name="Courier New" style:font-name-asian="Courier New" style:font-name-complex="Courier New"/>
    </style:style>
    <style:style style:name="T156_4" style:family="text">
      <style:text-properties style:font-name="Courier New" style:font-name-asian="Courier New" style:font-name-complex="Courier New"/>
    </style:style>
    <style:style style:name="T156_5" style:family="text">
      <style:text-properties style:font-name="Courier New" style:font-name-asian="Courier New" style:font-name-complex="Courier New"/>
    </style:style>
    <style:style style:name="T156_6" style:family="text">
      <style:text-properties style:font-name="Courier New" style:font-name-asian="Courier New" style:font-name-complex="Courier New"/>
    </style:style>
    <style:style style:name="T156_7" style:family="text">
      <style:text-properties style:font-name="Courier New" style:font-name-asian="Courier New" style:font-name-complex="Courier New"/>
    </style:style>
    <style:style style:name="T156_8" style:family="text">
      <style:text-properties style:font-name="Courier New" style:font-name-asian="Courier New" style:font-name-complex="Courier New"/>
    </style:style>
    <style:style style:name="T156_9" style:family="text">
      <style:text-properties style:font-name="Courier New" style:font-name-asian="Courier New" style:font-name-complex="Courier New"/>
    </style:style>
    <style:style style:name="T156_10" style:family="text">
      <style:text-properties style:font-name="Courier New" style:font-name-asian="Courier New" style:font-name-complex="Courier New"/>
    </style:style>
    <style:style style:name="T156_11" style:family="text">
      <style:text-properties style:font-name="Courier New" style:font-name-asian="Courier New" style:font-name-complex="Courier New"/>
    </style:style>
    <style:style style:name="T156_12" style:family="text">
      <style:text-properties style:font-name="Courier New" style:font-name-asian="Courier New" style:font-name-complex="Courier New"/>
    </style:style>
    <style:style style:name="T156_13" style:family="text">
      <style:text-properties style:font-name="Courier New" style:font-name-asian="Courier New" style:font-name-complex="Courier New"/>
    </style:style>
    <style:style style:name="T156_14" style:family="text">
      <style:text-properties style:font-name="Courier New" style:font-name-asian="Courier New" style:font-name-complex="Courier New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style:font-name="Courier New" style:font-name-asian="Courier New" style:font-name-complex="Courier New"/>
    </style:style>
    <style:style style:name="T157_2" style:family="text">
      <style:text-properties style:font-name="Courier New" style:font-name-asian="Courier New" style:font-name-complex="Courier New"/>
    </style:style>
    <style:style style:name="T157_3" style:family="text">
      <style:text-properties style:font-name="Courier New" style:font-name-asian="Courier New" style:font-name-complex="Courier New"/>
    </style:style>
    <style:style style:name="T157_4" style:family="text">
      <style:text-properties style:font-name="Courier New" style:font-name-asian="Courier New" style:font-name-complex="Courier New"/>
    </style:style>
    <style:style style:name="T157_5" style:family="text">
      <style:text-properties style:font-name="Courier New" style:font-name-asian="Courier New" style:font-name-complex="Courier New"/>
    </style:style>
    <style:style style:name="T157_6" style:family="text">
      <style:text-properties style:font-name="Courier New" style:font-name-asian="Courier New" style:font-name-complex="Courier New"/>
    </style:style>
    <style:style style:name="T157_7" style:family="text">
      <style:text-properties style:font-name="Courier New" style:font-name-asian="Courier New" style:font-name-complex="Courier New"/>
    </style:style>
    <style:style style:name="T157_8" style:family="text">
      <style:text-properties style:font-name="Courier New" style:font-name-asian="Courier New" style:font-name-complex="Courier New"/>
    </style:style>
    <style:style style:name="T157_9" style:family="text">
      <style:text-properties style:font-name="Courier New" style:font-name-asian="Courier New" style:font-name-complex="Courier New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Courier New" style:font-name-asian="Courier New" style:font-name-complex="Courier New"/>
    </style:style>
    <style:style style:name="T158_2" style:family="text">
      <style:text-properties style:font-name="Courier New" style:font-name-asian="Courier New" style:font-name-complex="Courier New"/>
    </style:style>
    <style:style style:name="T158_3" style:family="text">
      <style:text-properties style:font-name="Courier New" style:font-name-asian="Courier New" style:font-name-complex="Courier New"/>
    </style:style>
    <style:style style:name="T158_4" style:family="text">
      <style:text-properties style:font-name="Courier New" style:font-name-asian="Courier New" style:font-name-complex="Courier New"/>
    </style:style>
    <style:style style:name="T158_5" style:family="text">
      <style:text-properties style:font-name="Courier New" style:font-name-asian="Courier New" style:font-name-complex="Courier New"/>
    </style:style>
    <style:style style:name="T158_6" style:family="text">
      <style:text-properties style:font-name="Courier New" style:font-name-asian="Courier New" style:font-name-complex="Courier New"/>
    </style:style>
    <style:style style:name="T158_7" style:family="text">
      <style:text-properties style:font-name="Courier New" style:font-name-asian="Courier New" style:font-name-complex="Courier New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style:font-name="Courier New" style:font-name-asian="Courier New" style:font-name-complex="Courier New"/>
    </style:style>
    <style:style style:name="T159_2" style:family="text">
      <style:text-properties style:font-name="Courier New" style:font-name-asian="Courier New" style:font-name-complex="Courier New"/>
    </style:style>
    <style:style style:name="T159_3" style:family="text">
      <style:text-properties style:font-name="Courier New" style:font-name-asian="Courier New" style:font-name-complex="Courier New"/>
    </style:style>
    <style:style style:name="T159_4" style:family="text">
      <style:text-properties style:font-name="Courier New" style:font-name-asian="Courier New" style:font-name-complex="Courier New"/>
    </style:style>
    <style:style style:name="T159_5" style:family="text">
      <style:text-properties style:font-name="Courier New" style:font-name-asian="Courier New" style:font-name-complex="Courier New"/>
    </style:style>
    <style:style style:name="T159_6" style:family="text">
      <style:text-properties style:font-name="Courier New" style:font-name-asian="Courier New" style:font-name-complex="Courier New"/>
    </style:style>
    <style:style style:name="T159_7" style:family="text">
      <style:text-properties style:font-name="Courier New" style:font-name-asian="Courier New" style:font-name-complex="Courier New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style:font-name="Courier New" style:font-name-asian="Courier New" style:font-name-complex="Courier New"/>
    </style:style>
    <style:style style:name="T160_2" style:family="text">
      <style:text-properties style:font-name="Courier New" style:font-name-asian="Courier New" style:font-name-complex="Courier New"/>
    </style:style>
    <style:style style:name="T160_3" style:family="text">
      <style:text-properties style:font-name="Courier New" style:font-name-asian="Courier New" style:font-name-complex="Courier New"/>
    </style:style>
    <style:style style:name="T160_4" style:family="text">
      <style:text-properties style:font-name="Courier New" style:font-name-asian="Courier New" style:font-name-complex="Courier New"/>
    </style:style>
    <style:style style:name="T160_5" style:family="text">
      <style:text-properties style:font-name="Courier New" style:font-name-asian="Courier New" style:font-name-complex="Courier New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style:font-name="Courier New" style:font-name-asian="Courier New" style:font-name-complex="Courier New"/>
    </style:style>
    <style:style style:name="T161_2" style:family="text">
      <style:text-properties style:font-name="Courier New" style:font-name-asian="Courier New" style:font-name-complex="Courier New"/>
    </style:style>
    <style:style style:name="T161_3" style:family="text">
      <style:text-properties style:font-name="Courier New" style:font-name-asian="Courier New" style:font-name-complex="Courier New"/>
    </style:style>
    <style:style style:name="T161_4" style:family="text">
      <style:text-properties style:font-name="Courier New" style:font-name-asian="Courier New" style:font-name-complex="Courier New"/>
    </style:style>
    <style:style style:name="T161_5" style:family="text">
      <style:text-properties style:font-name="Courier New" style:font-name-asian="Courier New" style:font-name-complex="Courier New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style:font-name="Courier New" style:font-name-asian="Courier New" style:font-name-complex="Courier New"/>
    </style:style>
    <style:style style:name="T162_2" style:family="text">
      <style:text-properties style:font-name="Courier New" style:font-name-asian="Courier New" style:font-name-complex="Courier New"/>
    </style:style>
    <style:style style:name="T162_3" style:family="text">
      <style:text-properties style:font-name="Courier New" style:font-name-asian="Courier New" style:font-name-complex="Courier New"/>
    </style:style>
    <style:style style:name="T162_4" style:family="text">
      <style:text-properties style:font-name="Courier New" style:font-name-asian="Courier New" style:font-name-complex="Courier New"/>
    </style:style>
    <style:style style:name="T162_5" style:family="text">
      <style:text-properties style:font-name="Courier New" style:font-name-asian="Courier New" style:font-name-complex="Courier New"/>
    </style:style>
    <style:style style:name="T162_6" style:family="text">
      <style:text-properties style:font-name="Courier New" style:font-name-asian="Courier New" style:font-name-complex="Courier New"/>
    </style:style>
    <style:style style:name="T162_7" style:family="text">
      <style:text-properties style:font-name="Courier New" style:font-name-asian="Courier New" style:font-name-complex="Courier New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font-name="Courier New" style:font-name-asian="Courier New" style:font-name-complex="Courier New"/>
    </style:style>
    <style:style style:name="T163_2" style:family="text">
      <style:text-properties style:font-name="Courier New" style:font-name-asian="Courier New" style:font-name-complex="Courier New"/>
    </style:style>
    <style:style style:name="T163_3" style:family="text">
      <style:text-properties style:font-name="Courier New" style:font-name-asian="Courier New" style:font-name-complex="Courier New"/>
    </style:style>
    <style:style style:name="T163_4" style:family="text">
      <style:text-properties style:font-name="Courier New" style:font-name-asian="Courier New" style:font-name-complex="Courier New"/>
    </style:style>
    <style:style style:name="T163_5" style:family="text">
      <style:text-properties style:font-name="Courier New" style:font-name-asian="Courier New" style:font-name-complex="Courier New"/>
    </style:style>
    <style:style style:name="T163_6" style:family="text">
      <style:text-properties style:font-name="Courier New" style:font-name-asian="Courier New" style:font-name-complex="Courier New"/>
    </style:style>
    <style:style style:name="T163_7" style:family="text">
      <style:text-properties style:font-name="Courier New" style:font-name-asian="Courier New" style:font-name-complex="Courier New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style:font-name="Courier New" style:font-name-asian="Courier New" style:font-name-complex="Courier New"/>
    </style:style>
    <style:style style:name="T164_2" style:family="text">
      <style:text-properties style:font-name="Courier New" style:font-name-asian="Courier New" style:font-name-complex="Courier New"/>
    </style:style>
    <style:style style:name="T164_3" style:family="text">
      <style:text-properties style:font-name="Courier New" style:font-name-asian="Courier New" style:font-name-complex="Courier New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style:font-name="Courier New" style:font-name-asian="Courier New" style:font-name-complex="Courier New"/>
    </style:style>
    <style:style style:name="T165_2" style:family="text">
      <style:text-properties style:font-name="Courier New" style:font-name-asian="Courier New" style:font-name-complex="Courier New"/>
    </style:style>
    <style:style style:name="T165_3" style:family="text">
      <style:text-properties style:font-name="Courier New" style:font-name-asian="Courier New" style:font-name-complex="Courier New"/>
    </style:style>
    <style:style style:name="T165_4" style:family="text">
      <style:text-properties style:font-name="Courier New" style:font-name-asian="Courier New" style:font-name-complex="Courier New"/>
    </style:style>
    <style:style style:name="T165_5" style:family="text">
      <style:text-properties style:font-name="Courier New" style:font-name-asian="Courier New" style:font-name-complex="Courier New"/>
    </style:style>
    <style:style style:name="T165_6" style:family="text">
      <style:text-properties style:font-name="Courier New" style:font-name-asian="Courier New" style:font-name-complex="Courier New"/>
    </style:style>
    <style:style style:name="T165_7" style:family="text">
      <style:text-properties style:font-name="Courier New" style:font-name-asian="Courier New" style:font-name-complex="Courier New"/>
    </style:style>
    <style:style style:name="T165_8" style:family="text">
      <style:text-properties style:font-name="Courier New" style:font-name-asian="Courier New" style:font-name-complex="Courier New"/>
    </style:style>
    <style:style style:name="T165_9" style:family="text">
      <style:text-properties style:font-name="Courier New" style:font-name-asian="Courier New" style:font-name-complex="Courier New"/>
    </style:style>
    <style:style style:name="T165_10" style:family="text">
      <style:text-properties style:font-name="Courier New" style:font-name-asian="Courier New" style:font-name-complex="Courier New"/>
    </style:style>
    <style:style style:name="T165_11" style:family="text">
      <style:text-properties style:font-name="Courier New" style:font-name-asian="Courier New" style:font-name-complex="Courier New"/>
    </style:style>
    <style:style style:name="P16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style:font-name="Courier New" style:font-name-asian="Courier New" style:font-name-complex="Courier New"/>
    </style:style>
    <style:style style:name="T167_2" style:family="text">
      <style:text-properties style:font-name="Courier New" style:font-name-asian="Courier New" style:font-name-complex="Courier New"/>
    </style:style>
    <style:style style:name="T167_3" style:family="text">
      <style:text-properties style:font-name="Courier New" style:font-name-asian="Courier New" style:font-name-complex="Courier New"/>
    </style:style>
    <style:style style:name="T167_4" style:family="text">
      <style:text-properties style:font-name="Courier New" style:font-name-asian="Courier New" style:font-name-complex="Courier New"/>
    </style:style>
    <style:style style:name="T167_5" style:family="text">
      <style:text-properties style:font-name="Courier New" style:font-name-asian="Courier New" style:font-name-complex="Courier New"/>
    </style:style>
    <style:style style:name="T167_6" style:family="text">
      <style:text-properties style:font-name="Courier New" style:font-name-asian="Courier New" style:font-name-complex="Courier New"/>
    </style:style>
    <style:style style:name="T167_7" style:family="text">
      <style:text-properties style:font-name="Courier New" style:font-name-asian="Courier New" style:font-name-complex="Courier New"/>
    </style:style>
    <style:style style:name="T167_8" style:family="text">
      <style:text-properties style:font-name="Courier New" style:font-name-asian="Courier New" style:font-name-complex="Courier New"/>
    </style:style>
    <style:style style:name="T167_9" style:family="text">
      <style:text-properties style:font-name="Courier New" style:font-name-asian="Courier New" style:font-name-complex="Courier New"/>
    </style:style>
    <style:style style:name="T167_10" style:family="text">
      <style:text-properties style:font-name="Courier New" style:font-name-asian="Courier New" style:font-name-complex="Courier New"/>
    </style:style>
    <style:style style:name="T167_11" style:family="text">
      <style:text-properties style:font-name="Courier New" style:font-name-asian="Courier New" style:font-name-complex="Courier New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style:font-name="Courier New" style:font-name-asian="Courier New" style:font-name-complex="Courier New"/>
    </style:style>
    <style:style style:name="T168_2" style:family="text">
      <style:text-properties style:font-name="Courier New" style:font-name-asian="Courier New" style:font-name-complex="Courier New"/>
    </style:style>
    <style:style style:name="T168_3" style:family="text">
      <style:text-properties style:font-name="Courier New" style:font-name-asian="Courier New" style:font-name-complex="Courier New"/>
    </style:style>
    <style:style style:name="T168_4" style:family="text">
      <style:text-properties style:font-name="Courier New" style:font-name-asian="Courier New" style:font-name-complex="Courier New"/>
    </style:style>
    <style:style style:name="T168_5" style:family="text">
      <style:text-properties style:font-name="Courier New" style:font-name-asian="Courier New" style:font-name-complex="Courier New"/>
    </style:style>
    <style:style style:name="T168_6" style:family="text">
      <style:text-properties style:font-name="Courier New" style:font-name-asian="Courier New" style:font-name-complex="Courier New"/>
    </style:style>
    <style:style style:name="T168_7" style:family="text">
      <style:text-properties style:font-name="Courier New" style:font-name-asian="Courier New" style:font-name-complex="Courier New"/>
    </style:style>
    <style:style style:name="T168_8" style:family="text">
      <style:text-properties style:font-name="Courier New" style:font-name-asian="Courier New" style:font-name-complex="Courier New"/>
    </style:style>
    <style:style style:name="T168_9" style:family="text">
      <style:text-properties style:font-name="Courier New" style:font-name-asian="Courier New" style:font-name-complex="Courier New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Courier New" style:font-name-asian="Courier New" style:font-name-complex="Courier New"/>
    </style:style>
    <style:style style:name="T169_2" style:family="text">
      <style:text-properties style:font-name="Courier New" style:font-name-asian="Courier New" style:font-name-complex="Courier New"/>
    </style:style>
    <style:style style:name="T169_3" style:family="text">
      <style:text-properties style:font-name="Courier New" style:font-name-asian="Courier New" style:font-name-complex="Courier New"/>
    </style:style>
    <style:style style:name="T169_4" style:family="text">
      <style:text-properties style:font-name="Courier New" style:font-name-asian="Courier New" style:font-name-complex="Courier New"/>
    </style:style>
    <style:style style:name="T169_5" style:family="text">
      <style:text-properties style:font-name="Courier New" style:font-name-asian="Courier New" style:font-name-complex="Courier New"/>
    </style:style>
    <style:style style:name="T169_6" style:family="text">
      <style:text-properties style:font-name="Courier New" style:font-name-asian="Courier New" style:font-name-complex="Courier New"/>
    </style:style>
    <style:style style:name="T169_7" style:family="text">
      <style:text-properties style:font-name="Courier New" style:font-name-asian="Courier New" style:font-name-complex="Courier New"/>
    </style:style>
    <style:style style:name="T169_8" style:family="text">
      <style:text-properties style:font-name="Courier New" style:font-name-asian="Courier New" style:font-name-complex="Courier New"/>
    </style:style>
    <style:style style:name="T169_9" style:family="text">
      <style:text-properties style:font-name="Courier New" style:font-name-asian="Courier New" style:font-name-complex="Courier New"/>
    </style:style>
    <style:style style:name="T169_10" style:family="text">
      <style:text-properties style:font-name="Courier New" style:font-name-asian="Courier New" style:font-name-complex="Courier New"/>
    </style:style>
    <style:style style:name="T169_11" style:family="text">
      <style:text-properties style:font-name="Courier New" style:font-name-asian="Courier New" style:font-name-complex="Courier New"/>
    </style:style>
    <style:style style:name="T169_12" style:family="text">
      <style:text-properties style:font-name="Courier New" style:font-name-asian="Courier New" style:font-name-complex="Courier New"/>
    </style:style>
    <style:style style:name="T169_13" style:family="text">
      <style:text-properties style:font-name="Courier New" style:font-name-asian="Courier New" style:font-name-complex="Courier New"/>
    </style:style>
    <style:style style:name="T169_14" style:family="text">
      <style:text-properties style:font-name="Courier New" style:font-name-asian="Courier New" style:font-name-complex="Courier New"/>
    </style:style>
    <style:style style:name="T169_15" style:family="text">
      <style:text-properties style:font-name="Courier New" style:font-name-asian="Courier New" style:font-name-complex="Courier New"/>
    </style:style>
    <style:style style:name="T169_16" style:family="text">
      <style:text-properties style:font-name="Courier New" style:font-name-asian="Courier New" style:font-name-complex="Courier New"/>
    </style:style>
    <style:style style:name="T169_17" style:family="text">
      <style:text-properties style:font-name="Courier New" style:font-name-asian="Courier New" style:font-name-complex="Courier New"/>
    </style:style>
    <style:style style:name="T169_18" style:family="text">
      <style:text-properties style:font-name="Courier New" style:font-name-asian="Courier New" style:font-name-complex="Courier New"/>
    </style:style>
    <style:style style:name="T169_19" style:family="text">
      <style:text-properties style:font-name="Courier New" style:font-name-asian="Courier New" style:font-name-complex="Courier New"/>
    </style:style>
    <style:style style:name="T169_20" style:family="text">
      <style:text-properties style:font-name="Courier New" style:font-name-asian="Courier New" style:font-name-complex="Courier New"/>
    </style:style>
    <style:style style:name="T169_21" style:family="text">
      <style:text-properties style:font-name="Courier New" style:font-name-asian="Courier New" style:font-name-complex="Courier New"/>
    </style:style>
    <style:style style:name="T169_22" style:family="text">
      <style:text-properties style:font-name="Courier New" style:font-name-asian="Courier New" style:font-name-complex="Courier New"/>
    </style:style>
    <style:style style:name="T169_23" style:family="text">
      <style:text-properties style:font-name="Courier New" style:font-name-asian="Courier New" style:font-name-complex="Courier New"/>
    </style:style>
    <style:style style:name="T169_24" style:family="text">
      <style:text-properties style:font-name="Courier New" style:font-name-asian="Courier New" style:font-name-complex="Courier New"/>
    </style:style>
    <style:style style:name="T169_25" style:family="text">
      <style:text-properties style:font-name="Courier New" style:font-name-asian="Courier New" style:font-name-complex="Courier New"/>
    </style:style>
    <style:style style:name="T169_26" style:family="text">
      <style:text-properties style:font-name="Courier New" style:font-name-asian="Courier New" style:font-name-complex="Courier New"/>
    </style:style>
    <style:style style:name="T169_27" style:family="text">
      <style:text-properties style:font-name="Courier New" style:font-name-asian="Courier New" style:font-name-complex="Courier New"/>
    </style:style>
    <style:style style:name="T169_28" style:family="text">
      <style:text-properties style:font-name="Courier New" style:font-name-asian="Courier New" style:font-name-complex="Courier New"/>
    </style:style>
    <style:style style:name="T169_29" style:family="text">
      <style:text-properties style:font-name="Courier New" style:font-name-asian="Courier New" style:font-name-complex="Courier New"/>
    </style:style>
    <style:style style:name="T169_30" style:family="text">
      <style:text-properties style:font-name="Courier New" style:font-name-asian="Courier New" style:font-name-complex="Courier New"/>
    </style:style>
    <style:style style:name="T169_31" style:family="text">
      <style:text-properties style:font-name="Courier New" style:font-name-asian="Courier New" style:font-name-complex="Courier New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style:font-name="Courier New" style:font-name-asian="Courier New" style:font-name-complex="Courier New"/>
    </style:style>
    <style:style style:name="T170_2" style:family="text">
      <style:text-properties style:font-name="Courier New" style:font-name-asian="Courier New" style:font-name-complex="Courier New"/>
    </style:style>
    <style:style style:name="T170_3" style:family="text">
      <style:text-properties style:font-name="Courier New" style:font-name-asian="Courier New" style:font-name-complex="Courier New"/>
    </style:style>
    <style:style style:name="T170_4" style:family="text">
      <style:text-properties style:font-name="Courier New" style:font-name-asian="Courier New" style:font-name-complex="Courier New"/>
    </style:style>
    <style:style style:name="T170_5" style:family="text">
      <style:text-properties style:font-name="Courier New" style:font-name-asian="Courier New" style:font-name-complex="Courier New"/>
    </style:style>
    <style:style style:name="T170_6" style:family="text">
      <style:text-properties style:font-name="Courier New" style:font-name-asian="Courier New" style:font-name-complex="Courier New"/>
    </style:style>
    <style:style style:name="T170_7" style:family="text">
      <style:text-properties style:font-name="Courier New" style:font-name-asian="Courier New" style:font-name-complex="Courier New"/>
    </style:style>
    <style:style style:name="T170_8" style:family="text">
      <style:text-properties style:font-name="Courier New" style:font-name-asian="Courier New" style:font-name-complex="Courier New"/>
    </style:style>
    <style:style style:name="T170_9" style:family="text">
      <style:text-properties style:font-name="Courier New" style:font-name-asian="Courier New" style:font-name-complex="Courier New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style:font-name="Courier New" style:font-name-asian="Courier New" style:font-name-complex="Courier New"/>
    </style:style>
    <style:style style:name="T171_2" style:family="text">
      <style:text-properties style:font-name="Courier New" style:font-name-asian="Courier New" style:font-name-complex="Courier New"/>
    </style:style>
    <style:style style:name="T171_3" style:family="text">
      <style:text-properties style:font-name="Courier New" style:font-name-asian="Courier New" style:font-name-complex="Courier New"/>
    </style:style>
    <style:style style:name="T171_4" style:family="text">
      <style:text-properties style:font-name="Courier New" style:font-name-asian="Courier New" style:font-name-complex="Courier New"/>
    </style:style>
    <style:style style:name="T171_5" style:family="text">
      <style:text-properties style:font-name="Courier New" style:font-name-asian="Courier New" style:font-name-complex="Courier New"/>
    </style:style>
    <style:style style:name="T171_6" style:family="text">
      <style:text-properties style:font-name="Courier New" style:font-name-asian="Courier New" style:font-name-complex="Courier New"/>
    </style:style>
    <style:style style:name="T171_7" style:family="text">
      <style:text-properties style:font-name="Courier New" style:font-name-asian="Courier New" style:font-name-complex="Courier New"/>
    </style:style>
    <style:style style:name="T171_8" style:family="text">
      <style:text-properties style:font-name="Courier New" style:font-name-asian="Courier New" style:font-name-complex="Courier New"/>
    </style:style>
    <style:style style:name="T171_9" style:family="text">
      <style:text-properties style:font-name="Courier New" style:font-name-asian="Courier New" style:font-name-complex="Courier New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>
      <style:text-properties style:font-name="Courier New" style:font-name-asian="Courier New" style:font-name-complex="Courier New"/>
    </style:style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T173_107" style:family="text"/>
    <style:style style:name="T173_108" style:family="text"/>
    <style:style style:name="T173_109" style:family="text"/>
    <style:style style:name="T173_110" style:family="text"/>
    <style:style style:name="T173_111" style:family="text"/>
    <style:style style:name="T173_112" style:family="text"/>
    <style:style style:name="T173_113" style:family="text"/>
    <style:style style:name="T173_114" style:family="text"/>
    <style:style style:name="T173_115" style:family="text"/>
    <style:style style:name="T173_116" style:family="text"/>
    <style:style style:name="T173_117" style:family="text"/>
    <style:style style:name="T173_118" style:family="text"/>
    <style:style style:name="T173_119" style:family="text"/>
    <style:style style:name="T173_120" style:family="text"/>
    <style:style style:name="T173_121" style:family="text"/>
    <style:style style:name="T173_122" style:family="text"/>
    <style:style style:name="T173_123" style:family="text"/>
    <style:style style:name="T173_124" style:family="text"/>
    <style:style style:name="T173_125" style:family="text"/>
    <style:style style:name="T173_126" style:family="text"/>
    <style:style style:name="T173_127" style:family="text"/>
    <style:style style:name="T173_128" style:family="text"/>
    <style:style style:name="T173_129" style:family="text"/>
    <style:style style:name="T173_130" style:family="text"/>
    <style:style style:name="T173_131" style:family="text"/>
    <style:style style:name="T173_132" style:family="text"/>
    <style:style style:name="T173_133" style:family="text"/>
    <style:style style:name="T173_134" style:family="text"/>
    <style:style style:name="T173_135" style:family="text"/>
    <style:style style:name="T173_136" style:family="text"/>
    <style:style style:name="T173_137" style:family="text"/>
    <style:style style:name="T173_138" style:family="text"/>
    <style:style style:name="T173_139" style:family="text"/>
    <style:style style:name="T173_140" style:family="text"/>
    <style:style style:name="T173_141" style:family="text"/>
    <style:style style:name="T173_142" style:family="text"/>
    <style:style style:name="T173_143" style:family="text"/>
    <style:style style:name="T173_144" style:family="text"/>
    <style:style style:name="T173_145" style:family="text"/>
    <style:style style:name="T173_146" style:family="text"/>
    <style:style style:name="T173_147" style:family="text"/>
    <style:style style:name="T173_148" style:family="text"/>
    <style:style style:name="T173_149" style:family="text"/>
    <style:style style:name="T173_150" style:family="text"/>
    <style:style style:name="T173_151" style:family="text"/>
    <style:style style:name="T173_152" style:family="text"/>
    <style:style style:name="T173_153" style:family="text"/>
    <style:style style:name="T173_154" style:family="text"/>
    <style:style style:name="T173_155" style:family="text"/>
    <style:style style:name="T173_156" style:family="text"/>
    <style:style style:name="T173_157" style:family="text"/>
    <style:style style:name="T173_158" style:family="text"/>
    <style:style style:name="T173_159" style:family="text"/>
    <style:style style:name="T173_160" style:family="text"/>
    <style:style style:name="T173_161" style:family="text"/>
    <style:style style:name="T173_162" style:family="text"/>
    <style:style style:name="T173_163" style:family="text"/>
    <style:style style:name="T173_164" style:family="text"/>
    <style:style style:name="T173_165" style:family="text"/>
    <style:style style:name="T173_166" style:family="text"/>
    <style:style style:name="T173_167" style:family="text"/>
    <style:style style:name="T173_168" style:family="text"/>
    <style:style style:name="T173_169" style:family="text"/>
    <style:style style:name="T173_170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Courier New" style:font-name-asian="Courier New" style:font-name-complex="Courier New"/>
    </style:style>
    <style:style style:name="T175_2" style:family="text">
      <style:text-properties style:font-name="Courier New" style:font-name-asian="Courier New" style:font-name-complex="Courier New"/>
    </style:style>
    <style:style style:name="T175_3" style:family="text">
      <style:text-properties style:font-name="Courier New" style:font-name-asian="Courier New" style:font-name-complex="Courier New"/>
    </style:style>
    <style:style style:name="T175_4" style:family="text">
      <style:text-properties style:font-name="Courier New" style:font-name-asian="Courier New" style:font-name-complex="Courier New"/>
    </style:style>
    <style:style style:name="T175_5" style:family="text">
      <style:text-properties style:font-name="Courier New" style:font-name-asian="Courier New" style:font-name-complex="Courier New"/>
    </style:style>
    <style:style style:name="T175_6" style:family="text">
      <style:text-properties style:font-name="Courier New" style:font-name-asian="Courier New" style:font-name-complex="Courier New"/>
    </style:style>
    <style:style style:name="T175_7" style:family="text">
      <style:text-properties style:font-name="Courier New" style:font-name-asian="Courier New" style:font-name-complex="Courier New"/>
    </style:style>
    <style:style style:name="T175_8" style:family="text">
      <style:text-properties style:font-name="Courier New" style:font-name-asian="Courier New" style:font-name-complex="Courier New"/>
    </style:style>
    <style:style style:name="T175_9" style:family="text">
      <style:text-properties style:font-name="Courier New" style:font-name-asian="Courier New" style:font-name-complex="Courier New"/>
    </style:style>
    <style:style style:name="T175_10" style:family="text">
      <style:text-properties style:font-name="Courier New" style:font-name-asian="Courier New" style:font-name-complex="Courier New"/>
    </style:style>
    <style:style style:name="T175_11" style:family="text">
      <style:text-properties style:font-name="Courier New" style:font-name-asian="Courier New" style:font-name-complex="Courier New"/>
    </style:style>
    <style:style style:name="P17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style:font-name="Courier New" style:font-name-asian="Courier New" style:font-name-complex="Courier New"/>
    </style:style>
    <style:style style:name="T177_2" style:family="text">
      <style:text-properties style:font-name="Courier New" style:font-name-asian="Courier New" style:font-name-complex="Courier New"/>
    </style:style>
    <style:style style:name="T177_3" style:family="text">
      <style:text-properties style:font-name="Courier New" style:font-name-asian="Courier New" style:font-name-complex="Courier New"/>
    </style:style>
    <style:style style:name="T177_4" style:family="text">
      <style:text-properties style:font-name="Courier New" style:font-name-asian="Courier New" style:font-name-complex="Courier New"/>
    </style:style>
    <style:style style:name="T177_5" style:family="text">
      <style:text-properties style:font-name="Courier New" style:font-name-asian="Courier New" style:font-name-complex="Courier New"/>
    </style:style>
    <style:style style:name="T177_6" style:family="text">
      <style:text-properties style:font-name="Courier New" style:font-name-asian="Courier New" style:font-name-complex="Courier New"/>
    </style:style>
    <style:style style:name="T177_7" style:family="text">
      <style:text-properties style:font-name="Courier New" style:font-name-asian="Courier New" style:font-name-complex="Courier New"/>
    </style:style>
    <style:style style:name="T177_8" style:family="text">
      <style:text-properties style:font-name="Courier New" style:font-name-asian="Courier New" style:font-name-complex="Courier New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Courier New" style:font-name-asian="Courier New" style:font-name-complex="Courier New"/>
    </style:style>
    <style:style style:name="T178_2" style:family="text">
      <style:text-properties style:font-name="Courier New" style:font-name-asian="Courier New" style:font-name-complex="Courier New"/>
    </style:style>
    <style:style style:name="T178_3" style:family="text">
      <style:text-properties style:font-name="Courier New" style:font-name-asian="Courier New" style:font-name-complex="Courier New"/>
    </style:style>
    <style:style style:name="T178_4" style:family="text">
      <style:text-properties style:font-name="Courier New" style:font-name-asian="Courier New" style:font-name-complex="Courier New"/>
    </style:style>
    <style:style style:name="T178_5" style:family="text">
      <style:text-properties style:font-name="Courier New" style:font-name-asian="Courier New" style:font-name-complex="Courier New"/>
    </style:style>
    <style:style style:name="T178_6" style:family="text">
      <style:text-properties style:font-name="Courier New" style:font-name-asian="Courier New" style:font-name-complex="Courier New"/>
    </style:style>
    <style:style style:name="P17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font-name="Courier New" style:font-name-asian="Courier New" style:font-name-complex="Courier New"/>
    </style:style>
    <style:style style:name="T180_2" style:family="text">
      <style:text-properties style:font-name="Courier New" style:font-name-asian="Courier New" style:font-name-complex="Courier New"/>
    </style:style>
    <style:style style:name="T180_3" style:family="text">
      <style:text-properties style:font-name="Courier New" style:font-name-asian="Courier New" style:font-name-complex="Courier New"/>
    </style:style>
    <style:style style:name="T180_4" style:family="text">
      <style:text-properties style:font-name="Courier New" style:font-name-asian="Courier New" style:font-name-complex="Courier New"/>
    </style:style>
    <style:style style:name="T180_5" style:family="text">
      <style:text-properties style:font-name="Courier New" style:font-name-asian="Courier New" style:font-name-complex="Courier New"/>
    </style:style>
    <style:style style:name="T180_6" style:family="text">
      <style:text-properties style:font-name="Courier New" style:font-name-asian="Courier New" style:font-name-complex="Courier New"/>
    </style:style>
    <style:style style:name="T180_7" style:family="text">
      <style:text-properties style:font-name="Courier New" style:font-name-asian="Courier New" style:font-name-complex="Courier New"/>
    </style:style>
    <style:style style:name="T180_8" style:family="text">
      <style:text-properties style:font-name="Courier New" style:font-name-asian="Courier New" style:font-name-complex="Courier New"/>
    </style:style>
    <style:style style:name="T180_9" style:family="text">
      <style:text-properties style:font-name="Courier New" style:font-name-asian="Courier New" style:font-name-complex="Courier New"/>
    </style:style>
    <style:style style:name="T180_10" style:family="text">
      <style:text-properties style:font-name="Courier New" style:font-name-asian="Courier New" style:font-name-complex="Courier New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Courier New" style:font-name-asian="Courier New" style:font-name-complex="Courier New"/>
    </style:style>
    <style:style style:name="T181_2" style:family="text">
      <style:text-properties style:font-name="Courier New" style:font-name-asian="Courier New" style:font-name-complex="Courier New"/>
    </style:style>
    <style:style style:name="T181_3" style:family="text">
      <style:text-properties style:font-name="Courier New" style:font-name-asian="Courier New" style:font-name-complex="Courier New"/>
    </style:style>
    <style:style style:name="T181_4" style:family="text">
      <style:text-properties style:font-name="Courier New" style:font-name-asian="Courier New" style:font-name-complex="Courier New"/>
    </style:style>
    <style:style style:name="T181_5" style:family="text">
      <style:text-properties style:font-name="Courier New" style:font-name-asian="Courier New" style:font-name-complex="Courier New"/>
    </style:style>
    <style:style style:name="T181_6" style:family="text">
      <style:text-properties style:font-name="Courier New" style:font-name-asian="Courier New" style:font-name-complex="Courier New"/>
    </style:style>
    <style:style style:name="T181_7" style:family="text">
      <style:text-properties style:font-name="Courier New" style:font-name-asian="Courier New" style:font-name-complex="Courier New"/>
    </style:style>
    <style:style style:name="T181_8" style:family="text">
      <style:text-properties style:font-name="Courier New" style:font-name-asian="Courier New" style:font-name-complex="Courier New"/>
    </style:style>
    <style:style style:name="T181_9" style:family="text">
      <style:text-properties style:font-name="Courier New" style:font-name-asian="Courier New" style:font-name-complex="Courier New"/>
    </style:style>
    <style:style style:name="T181_10" style:family="text">
      <style:text-properties style:font-name="Courier New" style:font-name-asian="Courier New" style:font-name-complex="Courier New"/>
    </style:style>
    <style:style style:name="T181_11" style:family="text">
      <style:text-properties style:font-name="Courier New" style:font-name-asian="Courier New" style:font-name-complex="Courier New"/>
    </style:style>
    <style:style style:name="T181_12" style:family="text">
      <style:text-properties style:font-name="Courier New" style:font-name-asian="Courier New" style:font-name-complex="Courier New"/>
    </style:style>
    <style:style style:name="T181_13" style:family="text">
      <style:text-properties style:font-name="Courier New" style:font-name-asian="Courier New" style:font-name-complex="Courier New"/>
    </style:style>
    <style:style style:name="T181_14" style:family="text">
      <style:text-properties style:font-name="Courier New" style:font-name-asian="Courier New" style:font-name-complex="Courier New"/>
    </style:style>
    <style:style style:name="T181_15" style:family="text">
      <style:text-properties style:font-name="Courier New" style:font-name-asian="Courier New" style:font-name-complex="Courier New"/>
    </style:style>
    <style:style style:name="T181_16" style:family="text">
      <style:text-properties style:font-name="Courier New" style:font-name-asian="Courier New" style:font-name-complex="Courier New"/>
    </style:style>
    <style:style style:name="T181_17" style:family="text">
      <style:text-properties style:font-name="Courier New" style:font-name-asian="Courier New" style:font-name-complex="Courier New"/>
    </style:style>
    <style:style style:name="T181_18" style:family="text">
      <style:text-properties style:font-name="Courier New" style:font-name-asian="Courier New" style:font-name-complex="Courier New"/>
    </style:style>
    <style:style style:name="T181_19" style:family="text">
      <style:text-properties style:font-name="Courier New" style:font-name-asian="Courier New" style:font-name-complex="Courier New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font-name="Courier New" style:font-name-asian="Courier New" style:font-name-complex="Courier New"/>
    </style:style>
    <style:style style:name="T182_2" style:family="text">
      <style:text-properties style:font-name="Courier New" style:font-name-asian="Courier New" style:font-name-complex="Courier New"/>
    </style:style>
    <style:style style:name="T182_3" style:family="text">
      <style:text-properties style:font-name="Courier New" style:font-name-asian="Courier New" style:font-name-complex="Courier New"/>
    </style:style>
    <style:style style:name="T182_4" style:family="text">
      <style:text-properties style:font-name="Courier New" style:font-name-asian="Courier New" style:font-name-complex="Courier New"/>
    </style:style>
    <style:style style:name="T182_5" style:family="text">
      <style:text-properties style:font-name="Courier New" style:font-name-asian="Courier New" style:font-name-complex="Courier New"/>
    </style:style>
    <style:style style:name="T182_6" style:family="text">
      <style:text-properties style:font-name="Courier New" style:font-name-asian="Courier New" style:font-name-complex="Courier New"/>
    </style:style>
    <style:style style:name="T182_7" style:family="text">
      <style:text-properties style:font-name="Courier New" style:font-name-asian="Courier New" style:font-name-complex="Courier New"/>
    </style:style>
    <style:style style:name="T182_8" style:family="text">
      <style:text-properties style:font-name="Courier New" style:font-name-asian="Courier New" style:font-name-complex="Courier New"/>
    </style:style>
    <style:style style:name="T182_9" style:family="text">
      <style:text-properties style:font-name="Courier New" style:font-name-asian="Courier New" style:font-name-complex="Courier New"/>
    </style:style>
    <style:style style:name="T182_10" style:family="text">
      <style:text-properties style:font-name="Courier New" style:font-name-asian="Courier New" style:font-name-complex="Courier New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Courier New" style:font-name-asian="Courier New" style:font-name-complex="Courier New"/>
    </style:style>
    <style:style style:name="T183_2" style:family="text">
      <style:text-properties style:font-name="Courier New" style:font-name-asian="Courier New" style:font-name-complex="Courier New"/>
    </style:style>
    <style:style style:name="T183_3" style:family="text">
      <style:text-properties style:font-name="Courier New" style:font-name-asian="Courier New" style:font-name-complex="Courier New"/>
    </style:style>
    <style:style style:name="T183_4" style:family="text">
      <style:text-properties style:font-name="Courier New" style:font-name-asian="Courier New" style:font-name-complex="Courier New"/>
    </style:style>
    <style:style style:name="T183_5" style:family="text">
      <style:text-properties style:font-name="Courier New" style:font-name-asian="Courier New" style:font-name-complex="Courier New"/>
    </style:style>
    <style:style style:name="T183_6" style:family="text">
      <style:text-properties style:font-name="Courier New" style:font-name-asian="Courier New" style:font-name-complex="Courier New"/>
    </style:style>
    <style:style style:name="T183_7" style:family="text">
      <style:text-properties style:font-name="Courier New" style:font-name-asian="Courier New" style:font-name-complex="Courier New"/>
    </style:style>
    <style:style style:name="T183_8" style:family="text">
      <style:text-properties style:font-name="Courier New" style:font-name-asian="Courier New" style:font-name-complex="Courier New"/>
    </style:style>
    <style:style style:name="T183_9" style:family="text">
      <style:text-properties style:font-name="Courier New" style:font-name-asian="Courier New" style:font-name-complex="Courier New"/>
    </style:style>
    <style:style style:name="T183_10" style:family="text">
      <style:text-properties style:font-name="Courier New" style:font-name-asian="Courier New" style:font-name-complex="Courier New"/>
    </style:style>
    <style:style style:name="T183_11" style:family="text">
      <style:text-properties style:font-name="Courier New" style:font-name-asian="Courier New" style:font-name-complex="Courier New"/>
    </style:style>
    <style:style style:name="T183_12" style:family="text">
      <style:text-properties style:font-name="Courier New" style:font-name-asian="Courier New" style:font-name-complex="Courier New"/>
    </style:style>
    <style:style style:name="T183_13" style:family="text">
      <style:text-properties style:font-name="Courier New" style:font-name-asian="Courier New" style:font-name-complex="Courier New"/>
    </style:style>
    <style:style style:name="T183_14" style:family="text">
      <style:text-properties style:font-name="Courier New" style:font-name-asian="Courier New" style:font-name-complex="Courier New"/>
    </style:style>
    <style:style style:name="T183_15" style:family="text">
      <style:text-properties style:font-name="Courier New" style:font-name-asian="Courier New" style:font-name-complex="Courier New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style:font-name="Courier New" style:font-name-asian="Courier New" style:font-name-complex="Courier New"/>
    </style:style>
    <style:style style:name="T184_2" style:family="text">
      <style:text-properties style:font-name="Courier New" style:font-name-asian="Courier New" style:font-name-complex="Courier New"/>
    </style:style>
    <style:style style:name="T184_3" style:family="text">
      <style:text-properties style:font-name="Courier New" style:font-name-asian="Courier New" style:font-name-complex="Courier New"/>
    </style:style>
    <style:style style:name="T184_4" style:family="text">
      <style:text-properties style:font-name="Courier New" style:font-name-asian="Courier New" style:font-name-complex="Courier New"/>
    </style:style>
    <style:style style:name="T184_5" style:family="text">
      <style:text-properties style:font-name="Courier New" style:font-name-asian="Courier New" style:font-name-complex="Courier New"/>
    </style:style>
    <style:style style:name="T184_6" style:family="text">
      <style:text-properties style:font-name="Courier New" style:font-name-asian="Courier New" style:font-name-complex="Courier New"/>
    </style:style>
    <style:style style:name="T184_7" style:family="text">
      <style:text-properties style:font-name="Courier New" style:font-name-asian="Courier New" style:font-name-complex="Courier New"/>
    </style:style>
    <style:style style:name="T184_8" style:family="text">
      <style:text-properties style:font-name="Courier New" style:font-name-asian="Courier New" style:font-name-complex="Courier New"/>
    </style:style>
    <style:style style:name="T184_9" style:family="text">
      <style:text-properties style:font-name="Courier New" style:font-name-asian="Courier New" style:font-name-complex="Courier New"/>
    </style:style>
    <style:style style:name="T184_10" style:family="text">
      <style:text-properties style:font-name="Courier New" style:font-name-asian="Courier New" style:font-name-complex="Courier New"/>
    </style:style>
    <style:style style:name="T184_11" style:family="text">
      <style:text-properties style:font-name="Courier New" style:font-name-asian="Courier New" style:font-name-complex="Courier New"/>
    </style:style>
    <style:style style:name="T184_12" style:family="text">
      <style:text-properties style:font-name="Courier New" style:font-name-asian="Courier New" style:font-name-complex="Courier New"/>
    </style:style>
    <style:style style:name="T184_13" style:family="text">
      <style:text-properties style:font-name="Courier New" style:font-name-asian="Courier New" style:font-name-complex="Courier New"/>
    </style:style>
    <style:style style:name="T184_14" style:family="text">
      <style:text-properties style:font-name="Courier New" style:font-name-asian="Courier New" style:font-name-complex="Courier New"/>
    </style:style>
    <style:style style:name="T184_15" style:family="text">
      <style:text-properties style:font-name="Courier New" style:font-name-asian="Courier New" style:font-name-complex="Courier New"/>
    </style:style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>
      <style:text-properties style:font-name="Courier New" style:font-name-asian="Courier New" style:font-name-complex="Courier New"/>
    </style:style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style:font-name="Courier New" style:font-name-asian="Courier New" style:font-name-complex="Courier New"/>
    </style:style>
    <style:style style:name="T188_2" style:family="text">
      <style:text-properties style:font-name="Courier New" style:font-name-asian="Courier New" style:font-name-complex="Courier New"/>
    </style:style>
    <style:style style:name="T188_3" style:family="text">
      <style:text-properties style:font-name="Courier New" style:font-name-asian="Courier New" style:font-name-complex="Courier New"/>
    </style:style>
    <style:style style:name="T188_4" style:family="text">
      <style:text-properties style:font-name="Courier New" style:font-name-asian="Courier New" style:font-name-complex="Courier New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style:font-name="Courier New" style:font-name-asian="Courier New" style:font-name-complex="Courier New"/>
    </style:style>
    <style:style style:name="T189_2" style:family="text">
      <style:text-properties style:font-name="Courier New" style:font-name-asian="Courier New" style:font-name-complex="Courier New"/>
    </style:style>
    <style:style style:name="T189_3" style:family="text">
      <style:text-properties style:font-name="Courier New" style:font-name-asian="Courier New" style:font-name-complex="Courier New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style:font-name="Courier New" style:font-name-asian="Courier New" style:font-name-complex="Courier New"/>
    </style:style>
    <style:style style:name="T190_2" style:family="text">
      <style:text-properties style:font-name="Courier New" style:font-name-asian="Courier New" style:font-name-complex="Courier New"/>
    </style:style>
    <style:style style:name="T190_3" style:family="text">
      <style:text-properties style:font-name="Courier New" style:font-name-asian="Courier New" style:font-name-complex="Courier New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font-name="Courier New" style:font-name-asian="Courier New" style:font-name-complex="Courier New"/>
    </style:style>
    <style:style style:name="T191_2" style:family="text">
      <style:text-properties style:font-name="Courier New" style:font-name-asian="Courier New" style:font-name-complex="Courier New"/>
    </style:style>
    <style:style style:name="T191_3" style:family="text">
      <style:text-properties style:font-name="Courier New" style:font-name-asian="Courier New" style:font-name-complex="Courier New"/>
    </style:style>
    <style:style style:name="T191_4" style:family="text">
      <style:text-properties style:font-name="Courier New" style:font-name-asian="Courier New" style:font-name-complex="Courier New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style:font-name="Courier New" style:font-name-asian="Courier New" style:font-name-complex="Courier New"/>
    </style:style>
    <style:style style:name="T192_2" style:family="text">
      <style:text-properties style:font-name="Courier New" style:font-name-asian="Courier New" style:font-name-complex="Courier New"/>
    </style:style>
    <style:style style:name="T192_3" style:family="text">
      <style:text-properties style:font-name="Courier New" style:font-name-asian="Courier New" style:font-name-complex="Courier New"/>
    </style:style>
    <style:style style:name="T192_4" style:family="text">
      <style:text-properties style:font-name="Courier New" style:font-name-asian="Courier New" style:font-name-complex="Courier New"/>
    </style:style>
    <style:style style:name="T192_5" style:family="text">
      <style:text-properties style:font-name="Courier New" style:font-name-asian="Courier New" style:font-name-complex="Courier New"/>
    </style:style>
    <style:style style:name="T192_6" style:family="text">
      <style:text-properties style:font-name="Courier New" style:font-name-asian="Courier New" style:font-name-complex="Courier New"/>
    </style:style>
    <style:style style:name="T192_7" style:family="text">
      <style:text-properties style:font-name="Courier New" style:font-name-asian="Courier New" style:font-name-complex="Courier New"/>
    </style:style>
    <style:style style:name="T192_8" style:family="text">
      <style:text-properties style:font-name="Courier New" style:font-name-asian="Courier New" style:font-name-complex="Courier New"/>
    </style:style>
    <style:style style:name="T192_9" style:family="text">
      <style:text-properties style:font-name="Courier New" style:font-name-asian="Courier New" style:font-name-complex="Courier New"/>
    </style:style>
    <style:style style:name="T192_10" style:family="text">
      <style:text-properties style:font-name="Courier New" style:font-name-asian="Courier New" style:font-name-complex="Courier New"/>
    </style:style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>
      <style:text-properties style:font-name="Courier New" style:font-name-asian="Courier New" style:font-name-complex="Courier New"/>
    </style:style>
    <style:style style:name="T194_86" style:family="text">
      <style:text-properties style:font-name="Courier New" style:font-name-asian="Courier New" style:font-name-complex="Courier New"/>
    </style:style>
    <style:style style:name="T194_87" style:family="text">
      <style:text-properties style:font-name="Courier New" style:font-name-asian="Courier New" style:font-name-complex="Courier New"/>
    </style:style>
    <style:style style:name="T194_88" style:family="text">
      <style:text-properties style:font-name="Courier New" style:font-name-asian="Courier New" style:font-name-complex="Courier New"/>
    </style:style>
    <style:style style:name="T194_89" style:family="text">
      <style:text-properties style:font-name="Courier New" style:font-name-asian="Courier New" style:font-name-complex="Courier New"/>
    </style:style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>
      <style:text-properties style:font-name="Courier New" style:font-name-asian="Courier New" style:font-name-complex="Courier New"/>
    </style:style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T194_103" style:family="text"/>
    <style:style style:name="T194_104" style:family="text"/>
    <style:style style:name="T194_105" style:family="text"/>
    <style:style style:name="T194_106" style:family="text"/>
    <style:style style:name="T194_107" style:family="text"/>
    <style:style style:name="T194_108" style:family="text"/>
    <style:style style:name="T194_109" style:family="text"/>
    <style:style style:name="T194_110" style:family="text"/>
    <style:style style:name="T194_111" style:family="text"/>
    <style:style style:name="T194_112" style:family="text"/>
    <style:style style:name="T194_113" style:family="text"/>
    <style:style style:name="T194_114" style:family="text"/>
    <style:style style:name="T194_115" style:family="text"/>
    <style:style style:name="T194_116" style:family="text"/>
    <style:style style:name="T194_117" style:family="text"/>
    <style:style style:name="T194_118" style:family="text"/>
    <style:style style:name="T194_119" style:family="text"/>
    <style:style style:name="T194_120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style:font-name="Courier New" style:font-name-asian="Courier New" style:font-name-complex="Courier New"/>
    </style:style>
    <style:style style:name="T196_2" style:family="text">
      <style:text-properties style:font-name="Courier New" style:font-name-asian="Courier New" style:font-name-complex="Courier New"/>
    </style:style>
    <style:style style:name="T196_3" style:family="text">
      <style:text-properties style:font-name="Courier New" style:font-name-asian="Courier New" style:font-name-complex="Courier New"/>
    </style:style>
    <style:style style:name="T196_4" style:family="text">
      <style:text-properties style:font-name="Courier New" style:font-name-asian="Courier New" style:font-name-complex="Courier New"/>
    </style:style>
    <style:style style:name="T196_5" style:family="text">
      <style:text-properties style:font-name="Courier New" style:font-name-asian="Courier New" style:font-name-complex="Courier New"/>
    </style:style>
    <style:style style:name="T196_6" style:family="text">
      <style:text-properties style:font-name="Courier New" style:font-name-asian="Courier New" style:font-name-complex="Courier New"/>
    </style:style>
    <style:style style:name="T196_7" style:family="text">
      <style:text-properties style:font-name="Courier New" style:font-name-asian="Courier New" style:font-name-complex="Courier New"/>
    </style:style>
    <style:style style:name="T196_8" style:family="text">
      <style:text-properties style:font-name="Courier New" style:font-name-asian="Courier New" style:font-name-complex="Courier New"/>
    </style:style>
    <style:style style:name="T196_9" style:family="text">
      <style:text-properties style:font-name="Courier New" style:font-name-asian="Courier New" style:font-name-complex="Courier New"/>
    </style:style>
    <style:style style:name="T196_10" style:family="text">
      <style:text-properties style:font-name="Courier New" style:font-name-asian="Courier New" style:font-name-complex="Courier New"/>
    </style:style>
    <style:style style:name="T196_11" style:family="text">
      <style:text-properties style:font-name="Courier New" style:font-name-asian="Courier New" style:font-name-complex="Courier New"/>
    </style:style>
    <style:style style:name="T196_12" style:family="text">
      <style:text-properties style:font-name="Courier New" style:font-name-asian="Courier New" style:font-name-complex="Courier New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style:font-name="Courier New" style:font-name-asian="Courier New" style:font-name-complex="Courier New"/>
    </style:style>
    <style:style style:name="T197_2" style:family="text">
      <style:text-properties style:font-name="Courier New" style:font-name-asian="Courier New" style:font-name-complex="Courier New"/>
    </style:style>
    <style:style style:name="T197_3" style:family="text">
      <style:text-properties style:font-name="Courier New" style:font-name-asian="Courier New" style:font-name-complex="Courier New"/>
    </style:style>
    <style:style style:name="T197_4" style:family="text">
      <style:text-properties style:font-name="Courier New" style:font-name-asian="Courier New" style:font-name-complex="Courier New"/>
    </style:style>
    <style:style style:name="T197_5" style:family="text">
      <style:text-properties style:font-name="Courier New" style:font-name-asian="Courier New" style:font-name-complex="Courier New"/>
    </style:style>
    <style:style style:name="T197_6" style:family="text">
      <style:text-properties style:font-name="Courier New" style:font-name-asian="Courier New" style:font-name-complex="Courier New"/>
    </style:style>
    <style:style style:name="T197_7" style:family="text">
      <style:text-properties style:font-name="Courier New" style:font-name-asian="Courier New" style:font-name-complex="Courier New"/>
    </style:style>
    <style:style style:name="T197_8" style:family="text">
      <style:text-properties style:font-name="Courier New" style:font-name-asian="Courier New" style:font-name-complex="Courier New"/>
    </style:style>
    <style:style style:name="T197_9" style:family="text">
      <style:text-properties style:font-name="Courier New" style:font-name-asian="Courier New" style:font-name-complex="Courier New"/>
    </style:style>
    <style:style style:name="T197_10" style:family="text">
      <style:text-properties style:font-name="Courier New" style:font-name-asian="Courier New" style:font-name-complex="Courier New"/>
    </style:style>
    <style:style style:name="T197_11" style:family="text">
      <style:text-properties style:font-name="Courier New" style:font-name-asian="Courier New" style:font-name-complex="Courier New"/>
    </style:style>
    <style:style style:name="T197_12" style:family="text">
      <style:text-properties style:font-name="Courier New" style:font-name-asian="Courier New" style:font-name-complex="Courier New"/>
    </style:style>
    <style:style style:name="T197_13" style:family="text">
      <style:text-properties style:font-name="Courier New" style:font-name-asian="Courier New" style:font-name-complex="Courier New"/>
    </style:style>
    <style:style style:name="T197_14" style:family="text">
      <style:text-properties style:font-name="Courier New" style:font-name-asian="Courier New" style:font-name-complex="Courier New"/>
    </style:style>
    <style:style style:name="T197_15" style:family="text">
      <style:text-properties style:font-name="Courier New" style:font-name-asian="Courier New" style:font-name-complex="Courier New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style:font-name="Courier New" style:font-name-asian="Courier New" style:font-name-complex="Courier New"/>
    </style:style>
    <style:style style:name="T198_2" style:family="text">
      <style:text-properties style:font-name="Courier New" style:font-name-asian="Courier New" style:font-name-complex="Courier New"/>
    </style:style>
    <style:style style:name="T198_3" style:family="text">
      <style:text-properties style:font-name="Courier New" style:font-name-asian="Courier New" style:font-name-complex="Courier New"/>
    </style:style>
    <style:style style:name="T198_4" style:family="text">
      <style:text-properties style:font-name="Courier New" style:font-name-asian="Courier New" style:font-name-complex="Courier New"/>
    </style:style>
    <style:style style:name="T198_5" style:family="text">
      <style:text-properties style:font-name="Courier New" style:font-name-asian="Courier New" style:font-name-complex="Courier New"/>
    </style:style>
    <style:style style:name="T198_6" style:family="text">
      <style:text-properties style:font-name="Courier New" style:font-name-asian="Courier New" style:font-name-complex="Courier New"/>
    </style:style>
    <style:style style:name="T198_7" style:family="text">
      <style:text-properties style:font-name="Courier New" style:font-name-asian="Courier New" style:font-name-complex="Courier New"/>
    </style:style>
    <style:style style:name="T198_8" style:family="text">
      <style:text-properties style:font-name="Courier New" style:font-name-asian="Courier New" style:font-name-complex="Courier New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Courier New" style:font-name-asian="Courier New" style:font-name-complex="Courier New"/>
    </style:style>
    <style:style style:name="T199_2" style:family="text">
      <style:text-properties style:font-name="Courier New" style:font-name-asian="Courier New" style:font-name-complex="Courier New"/>
    </style:style>
    <style:style style:name="T199_3" style:family="text">
      <style:text-properties style:font-name="Courier New" style:font-name-asian="Courier New" style:font-name-complex="Courier New"/>
    </style:style>
    <style:style style:name="T199_4" style:family="text">
      <style:text-properties style:font-name="Courier New" style:font-name-asian="Courier New" style:font-name-complex="Courier New"/>
    </style:style>
    <style:style style:name="T199_5" style:family="text">
      <style:text-properties style:font-name="Courier New" style:font-name-asian="Courier New" style:font-name-complex="Courier New"/>
    </style:style>
    <style:style style:name="T199_6" style:family="text">
      <style:text-properties style:font-name="Courier New" style:font-name-asian="Courier New" style:font-name-complex="Courier New"/>
    </style:style>
    <style:style style:name="T199_7" style:family="text">
      <style:text-properties style:font-name="Courier New" style:font-name-asian="Courier New" style:font-name-complex="Courier New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Courier New" style:font-name-asian="Courier New" style:font-name-complex="Courier New"/>
    </style:style>
    <style:style style:name="T200_2" style:family="text">
      <style:text-properties style:font-name="Courier New" style:font-name-asian="Courier New" style:font-name-complex="Courier New"/>
    </style:style>
    <style:style style:name="T200_3" style:family="text">
      <style:text-properties style:font-name="Courier New" style:font-name-asian="Courier New" style:font-name-complex="Courier New"/>
    </style:style>
    <style:style style:name="T200_4" style:family="text">
      <style:text-properties style:font-name="Courier New" style:font-name-asian="Courier New" style:font-name-complex="Courier New"/>
    </style:style>
    <style:style style:name="T200_5" style:family="text">
      <style:text-properties style:font-name="Courier New" style:font-name-asian="Courier New" style:font-name-complex="Courier New"/>
    </style:style>
    <style:style style:name="T200_6" style:family="text">
      <style:text-properties style:font-name="Courier New" style:font-name-asian="Courier New" style:font-name-complex="Courier New"/>
    </style:style>
    <style:style style:name="T200_7" style:family="text">
      <style:text-properties style:font-name="Courier New" style:font-name-asian="Courier New" style:font-name-complex="Courier New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Courier New" style:font-name-asian="Courier New" style:font-name-complex="Courier New"/>
    </style:style>
    <style:style style:name="T201_2" style:family="text">
      <style:text-properties style:font-name="Courier New" style:font-name-asian="Courier New" style:font-name-complex="Courier New"/>
    </style:style>
    <style:style style:name="T201_3" style:family="text">
      <style:text-properties style:font-name="Courier New" style:font-name-asian="Courier New" style:font-name-complex="Courier New"/>
    </style:style>
    <style:style style:name="T201_4" style:family="text">
      <style:text-properties style:font-name="Courier New" style:font-name-asian="Courier New" style:font-name-complex="Courier New"/>
    </style:style>
    <style:style style:name="T201_5" style:family="text">
      <style:text-properties style:font-name="Courier New" style:font-name-asian="Courier New" style:font-name-complex="Courier New"/>
    </style:style>
    <style:style style:name="T201_6" style:family="text">
      <style:text-properties style:font-name="Courier New" style:font-name-asian="Courier New" style:font-name-complex="Courier New"/>
    </style:style>
    <style:style style:name="T201_7" style:family="text">
      <style:text-properties style:font-name="Courier New" style:font-name-asian="Courier New" style:font-name-complex="Courier New"/>
    </style:style>
    <style:style style:name="T201_8" style:family="text">
      <style:text-properties style:font-name="Courier New" style:font-name-asian="Courier New" style:font-name-complex="Courier New"/>
    </style:style>
    <style:style style:name="T201_9" style:family="text">
      <style:text-properties style:font-name="Courier New" style:font-name-asian="Courier New" style:font-name-complex="Courier New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style:font-name="Courier New" style:font-name-asian="Courier New" style:font-name-complex="Courier New"/>
    </style:style>
    <style:style style:name="T202_2" style:family="text">
      <style:text-properties style:font-name="Courier New" style:font-name-asian="Courier New" style:font-name-complex="Courier New"/>
    </style:style>
    <style:style style:name="T202_3" style:family="text">
      <style:text-properties style:font-name="Courier New" style:font-name-asian="Courier New" style:font-name-complex="Courier New"/>
    </style:style>
    <style:style style:name="T202_4" style:family="text">
      <style:text-properties style:font-name="Courier New" style:font-name-asian="Courier New" style:font-name-complex="Courier New"/>
    </style:style>
    <style:style style:name="T202_5" style:family="text">
      <style:text-properties style:font-name="Courier New" style:font-name-asian="Courier New" style:font-name-complex="Courier New"/>
    </style:style>
    <style:style style:name="T202_6" style:family="text">
      <style:text-properties style:font-name="Courier New" style:font-name-asian="Courier New" style:font-name-complex="Courier New"/>
    </style:style>
    <style:style style:name="T202_7" style:family="text">
      <style:text-properties style:font-name="Courier New" style:font-name-asian="Courier New" style:font-name-complex="Courier New"/>
    </style:style>
    <style:style style:name="T202_8" style:family="text">
      <style:text-properties style:font-name="Courier New" style:font-name-asian="Courier New" style:font-name-complex="Courier New"/>
    </style:style>
    <style:style style:name="T202_9" style:family="text">
      <style:text-properties style:font-name="Courier New" style:font-name-asian="Courier New" style:font-name-complex="Courier New"/>
    </style:style>
    <style:style style:name="T202_10" style:family="text">
      <style:text-properties style:font-name="Courier New" style:font-name-asian="Courier New" style:font-name-complex="Courier New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style:font-name="Courier New" style:font-name-asian="Courier New" style:font-name-complex="Courier New"/>
    </style:style>
    <style:style style:name="T203_2" style:family="text">
      <style:text-properties style:font-name="Courier New" style:font-name-asian="Courier New" style:font-name-complex="Courier New"/>
    </style:style>
    <style:style style:name="T203_3" style:family="text">
      <style:text-properties style:font-name="Courier New" style:font-name-asian="Courier New" style:font-name-complex="Courier New"/>
    </style:style>
    <style:style style:name="T203_4" style:family="text">
      <style:text-properties style:font-name="Courier New" style:font-name-asian="Courier New" style:font-name-complex="Courier New"/>
    </style:style>
    <style:style style:name="T203_5" style:family="text">
      <style:text-properties style:font-name="Courier New" style:font-name-asian="Courier New" style:font-name-complex="Courier New"/>
    </style:style>
    <style:style style:name="T203_6" style:family="text">
      <style:text-properties style:font-name="Courier New" style:font-name-asian="Courier New" style:font-name-complex="Courier New"/>
    </style:style>
    <style:style style:name="T203_7" style:family="text">
      <style:text-properties style:font-name="Courier New" style:font-name-asian="Courier New" style:font-name-complex="Courier New"/>
    </style:style>
    <style:style style:name="T203_8" style:family="text">
      <style:text-properties style:font-name="Courier New" style:font-name-asian="Courier New" style:font-name-complex="Courier New"/>
    </style:style>
    <style:style style:name="T203_9" style:family="text">
      <style:text-properties style:font-name="Courier New" style:font-name-asian="Courier New" style:font-name-complex="Courier New"/>
    </style:style>
    <style:style style:name="T203_10" style:family="text">
      <style:text-properties style:font-name="Courier New" style:font-name-asian="Courier New" style:font-name-complex="Courier New"/>
    </style:style>
    <style:style style:name="T203_11" style:family="text">
      <style:text-properties style:font-name="Courier New" style:font-name-asian="Courier New" style:font-name-complex="Courier New"/>
    </style:style>
    <style:style style:name="T203_12" style:family="text">
      <style:text-properties style:font-name="Courier New" style:font-name-asian="Courier New" style:font-name-complex="Courier New"/>
    </style:style>
    <style:style style:name="T203_13" style:family="text">
      <style:text-properties style:font-name="Courier New" style:font-name-asian="Courier New" style:font-name-complex="Courier New"/>
    </style:style>
    <style:style style:name="T203_14" style:family="text">
      <style:text-properties style:font-name="Courier New" style:font-name-asian="Courier New" style:font-name-complex="Courier New"/>
    </style:style>
    <style:style style:name="T203_15" style:family="text">
      <style:text-properties style:font-name="Courier New" style:font-name-asian="Courier New" style:font-name-complex="Courier New"/>
    </style:style>
    <style:style style:name="T203_16" style:family="text">
      <style:text-properties style:font-name="Courier New" style:font-name-asian="Courier New" style:font-name-complex="Courier New"/>
    </style:style>
    <style:style style:name="T203_17" style:family="text">
      <style:text-properties style:font-name="Courier New" style:font-name-asian="Courier New" style:font-name-complex="Courier New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font-name="Courier New" style:font-name-asian="Courier New" style:font-name-complex="Courier New"/>
    </style:style>
    <style:style style:name="T204_2" style:family="text">
      <style:text-properties style:font-name="Courier New" style:font-name-asian="Courier New" style:font-name-complex="Courier New"/>
    </style:style>
    <style:style style:name="T204_3" style:family="text">
      <style:text-properties style:font-name="Courier New" style:font-name-asian="Courier New" style:font-name-complex="Courier New"/>
    </style:style>
    <style:style style:name="T204_4" style:family="text">
      <style:text-properties style:font-name="Courier New" style:font-name-asian="Courier New" style:font-name-complex="Courier New"/>
    </style:style>
    <style:style style:name="T204_5" style:family="text">
      <style:text-properties style:font-name="Courier New" style:font-name-asian="Courier New" style:font-name-complex="Courier New"/>
    </style:style>
    <style:style style:name="T204_6" style:family="text">
      <style:text-properties style:font-name="Courier New" style:font-name-asian="Courier New" style:font-name-complex="Courier New"/>
    </style:style>
    <style:style style:name="T204_7" style:family="text">
      <style:text-properties style:font-name="Courier New" style:font-name-asian="Courier New" style:font-name-complex="Courier New"/>
    </style:style>
    <style:style style:name="T204_8" style:family="text">
      <style:text-properties style:font-name="Courier New" style:font-name-asian="Courier New" style:font-name-complex="Courier New"/>
    </style:style>
    <style:style style:name="T204_9" style:family="text">
      <style:text-properties style:font-name="Courier New" style:font-name-asian="Courier New" style:font-name-complex="Courier New"/>
    </style:style>
    <style:style style:name="T204_10" style:family="text">
      <style:text-properties style:font-name="Courier New" style:font-name-asian="Courier New" style:font-name-complex="Courier New"/>
    </style:style>
    <style:style style:name="T204_11" style:family="text">
      <style:text-properties style:font-name="Courier New" style:font-name-asian="Courier New" style:font-name-complex="Courier New"/>
    </style:style>
    <style:style style:name="T204_12" style:family="text">
      <style:text-properties style:font-name="Courier New" style:font-name-asian="Courier New" style:font-name-complex="Courier New"/>
    </style:style>
    <style:style style:name="T204_13" style:family="text">
      <style:text-properties style:font-name="Courier New" style:font-name-asian="Courier New" style:font-name-complex="Courier New"/>
    </style:style>
    <style:style style:name="T204_14" style:family="text">
      <style:text-properties style:font-name="Courier New" style:font-name-asian="Courier New" style:font-name-complex="Courier New"/>
    </style:style>
    <style:style style:name="T204_15" style:family="text">
      <style:text-properties style:font-name="Courier New" style:font-name-asian="Courier New" style:font-name-complex="Courier New"/>
    </style:style>
    <style:style style:name="T204_16" style:family="text">
      <style:text-properties style:font-name="Courier New" style:font-name-asian="Courier New" style:font-name-complex="Courier New"/>
    </style:style>
    <style:style style:name="T204_17" style:family="text">
      <style:text-properties style:font-name="Courier New" style:font-name-asian="Courier New" style:font-name-complex="Courier New"/>
    </style:style>
    <style:style style:name="T204_18" style:family="text">
      <style:text-properties style:font-name="Courier New" style:font-name-asian="Courier New" style:font-name-complex="Courier New"/>
    </style:style>
    <style:style style:name="T204_19" style:family="text">
      <style:text-properties style:font-name="Courier New" style:font-name-asian="Courier New" style:font-name-complex="Courier New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Courier New" style:font-name-asian="Courier New" style:font-name-complex="Courier New"/>
    </style:style>
    <style:style style:name="T205_2" style:family="text">
      <style:text-properties style:font-name="Courier New" style:font-name-asian="Courier New" style:font-name-complex="Courier New"/>
    </style:style>
    <style:style style:name="T205_3" style:family="text">
      <style:text-properties style:font-name="Courier New" style:font-name-asian="Courier New" style:font-name-complex="Courier New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>
      <style:text-properties style:font-name="Courier New" style:font-name-asian="Courier New" style:font-name-complex="Courier New"/>
    </style:style>
    <style:style style:name="T207_46" style:family="text">
      <style:text-properties style:font-name="Courier New" style:font-name-asian="Courier New" style:font-name-complex="Courier New"/>
    </style:style>
    <style:style style:name="T207_47" style:family="text">
      <style:text-properties style:font-name="Courier New" style:font-name-asian="Courier New" style:font-name-complex="Courier New"/>
    </style:style>
    <style:style style:name="T207_48" style:family="text">
      <style:text-properties style:font-name="Courier New" style:font-name-asian="Courier New" style:font-name-complex="Courier New"/>
    </style:style>
    <style:style style:name="T207_49" style:family="text">
      <style:text-properties style:font-name="Courier New" style:font-name-asian="Courier New" style:font-name-complex="Courier New"/>
    </style:style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style:font-name="Courier New" style:font-name-asian="Courier New" style:font-name-complex="Courier New"/>
    </style:style>
    <style:style style:name="T209_2" style:family="text">
      <style:text-properties style:font-name="Courier New" style:font-name-asian="Courier New" style:font-name-complex="Courier New"/>
    </style:style>
    <style:style style:name="T209_3" style:family="text">
      <style:text-properties style:font-name="Courier New" style:font-name-asian="Courier New" style:font-name-complex="Courier New"/>
    </style:style>
    <style:style style:name="T209_4" style:family="text">
      <style:text-properties style:font-name="Courier New" style:font-name-asian="Courier New" style:font-name-complex="Courier New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style:font-name="Courier New" style:font-name-asian="Courier New" style:font-name-complex="Courier New"/>
    </style:style>
    <style:style style:name="T210_2" style:family="text">
      <style:text-properties style:font-name="Courier New" style:font-name-asian="Courier New" style:font-name-complex="Courier New"/>
    </style:style>
    <style:style style:name="T210_3" style:family="text">
      <style:text-properties style:font-name="Courier New" style:font-name-asian="Courier New" style:font-name-complex="Courier New"/>
    </style:style>
    <style:style style:name="T210_4" style:family="text">
      <style:text-properties style:font-name="Courier New" style:font-name-asian="Courier New" style:font-name-complex="Courier New"/>
    </style:style>
    <style:style style:name="T210_5" style:family="text">
      <style:text-properties style:font-name="Courier New" style:font-name-asian="Courier New" style:font-name-complex="Courier New"/>
    </style:style>
    <style:style style:name="T210_6" style:family="text">
      <style:text-properties style:font-name="Courier New" style:font-name-asian="Courier New" style:font-name-complex="Courier New"/>
    </style:style>
    <style:style style:name="T210_7" style:family="text">
      <style:text-properties style:font-name="Courier New" style:font-name-asian="Courier New" style:font-name-complex="Courier New"/>
    </style:style>
    <style:style style:name="T210_8" style:family="text">
      <style:text-properties style:font-name="Courier New" style:font-name-asian="Courier New" style:font-name-complex="Courier New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style:font-name="Courier New" style:font-name-asian="Courier New" style:font-name-complex="Courier New"/>
    </style:style>
    <style:style style:name="T211_2" style:family="text">
      <style:text-properties style:font-name="Courier New" style:font-name-asian="Courier New" style:font-name-complex="Courier New"/>
    </style:style>
    <style:style style:name="T211_3" style:family="text">
      <style:text-properties style:font-name="Courier New" style:font-name-asian="Courier New" style:font-name-complex="Courier New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font-name="Courier New" style:font-name-asian="Courier New" style:font-name-complex="Courier New"/>
    </style:style>
    <style:style style:name="T212_2" style:family="text">
      <style:text-properties style:font-name="Courier New" style:font-name-asian="Courier New" style:font-name-complex="Courier New"/>
    </style:style>
    <style:style style:name="T212_3" style:family="text">
      <style:text-properties style:font-name="Courier New" style:font-name-asian="Courier New" style:font-name-complex="Courier New"/>
    </style:style>
    <style:style style:name="T212_4" style:family="text">
      <style:text-properties style:font-name="Courier New" style:font-name-asian="Courier New" style:font-name-complex="Courier New"/>
    </style:style>
    <style:style style:name="T212_5" style:family="text">
      <style:text-properties style:font-name="Courier New" style:font-name-asian="Courier New" style:font-name-complex="Courier New"/>
    </style:style>
    <style:style style:name="T212_6" style:family="text">
      <style:text-properties style:font-name="Courier New" style:font-name-asian="Courier New" style:font-name-complex="Courier New"/>
    </style:style>
    <style:style style:name="T212_7" style:family="text">
      <style:text-properties style:font-name="Courier New" style:font-name-asian="Courier New" style:font-name-complex="Courier New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style:font-name="Courier New" style:font-name-asian="Courier New" style:font-name-complex="Courier New"/>
    </style:style>
    <style:style style:name="T213_2" style:family="text">
      <style:text-properties style:font-name="Courier New" style:font-name-asian="Courier New" style:font-name-complex="Courier New"/>
    </style:style>
    <style:style style:name="T213_3" style:family="text">
      <style:text-properties style:font-name="Courier New" style:font-name-asian="Courier New" style:font-name-complex="Courier New"/>
    </style:style>
    <style:style style:name="T213_4" style:family="text">
      <style:text-properties style:font-name="Courier New" style:font-name-asian="Courier New" style:font-name-complex="Courier New"/>
    </style:style>
    <style:style style:name="T213_5" style:family="text">
      <style:text-properties style:font-name="Courier New" style:font-name-asian="Courier New" style:font-name-complex="Courier New"/>
    </style:style>
    <style:style style:name="T213_6" style:family="text">
      <style:text-properties style:font-name="Courier New" style:font-name-asian="Courier New" style:font-name-complex="Courier New"/>
    </style:style>
    <style:style style:name="T213_7" style:family="text">
      <style:text-properties style:font-name="Courier New" style:font-name-asian="Courier New" style:font-name-complex="Courier New"/>
    </style:style>
    <style:style style:name="T213_8" style:family="text">
      <style:text-properties style:font-name="Courier New" style:font-name-asian="Courier New" style:font-name-complex="Courier New"/>
    </style:style>
    <style:style style:name="T213_9" style:family="text">
      <style:text-properties style:font-name="Courier New" style:font-name-asian="Courier New" style:font-name-complex="Courier New"/>
    </style:style>
    <style:style style:name="T213_10" style:family="text">
      <style:text-properties style:font-name="Courier New" style:font-name-asian="Courier New" style:font-name-complex="Courier New"/>
    </style:style>
    <style:style style:name="T213_11" style:family="text">
      <style:text-properties style:font-name="Courier New" style:font-name-asian="Courier New" style:font-name-complex="Courier New"/>
    </style:style>
    <style:style style:name="T213_12" style:family="text">
      <style:text-properties style:font-name="Courier New" style:font-name-asian="Courier New" style:font-name-complex="Courier New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T215_75" style:family="text"/>
    <style:style style:name="T215_76" style:family="text"/>
    <style:style style:name="T215_77" style:family="text"/>
    <style:style style:name="T215_78" style:family="text"/>
    <style:style style:name="T215_79" style:family="text"/>
    <style:style style:name="T215_80" style:family="text"/>
    <style:style style:name="T215_81" style:family="text"/>
    <style:style style:name="T215_82" style:family="text"/>
    <style:style style:name="T215_83" style:family="text"/>
    <style:style style:name="T215_84" style:family="text"/>
    <style:style style:name="T215_85" style:family="text"/>
    <style:style style:name="T215_86" style:family="text"/>
    <style:style style:name="T215_87" style:family="text"/>
    <style:style style:name="T215_88" style:family="text"/>
    <style:style style:name="T215_89" style:family="text"/>
    <style:style style:name="T215_90" style:family="text"/>
    <style:style style:name="T215_91" style:family="text"/>
    <style:style style:name="T215_92" style:family="text"/>
    <style:style style:name="T215_93" style:family="text"/>
    <style:style style:name="T215_94" style:family="text"/>
    <style:style style:name="T215_95" style:family="text"/>
    <style:style style:name="T215_96" style:family="text"/>
    <style:style style:name="T215_97" style:family="text"/>
    <style:style style:name="T215_98" style:family="text"/>
    <style:style style:name="T215_99" style:family="text"/>
    <style:style style:name="T215_100" style:family="text"/>
    <style:style style:name="T215_101" style:family="text"/>
    <style:style style:name="T215_102" style:family="text"/>
    <style:style style:name="T215_103" style:family="text"/>
    <style:style style:name="T215_104" style:family="text"/>
    <style:style style:name="T215_105" style:family="text"/>
    <style:style style:name="T215_106" style:family="text"/>
    <style:style style:name="T215_107" style:family="text"/>
    <style:style style:name="T215_108" style:family="text"/>
    <style:style style:name="T215_109" style:family="text"/>
    <style:style style:name="T215_110" style:family="text"/>
    <style:style style:name="T215_111" style:family="text"/>
    <style:style style:name="T215_112" style:family="text"/>
    <style:style style:name="T215_113" style:family="text"/>
    <style:style style:name="T215_114" style:family="text"/>
    <style:style style:name="T215_115" style:family="text"/>
    <style:style style:name="T215_116" style:family="text"/>
    <style:style style:name="T215_117" style:family="text"/>
    <style:style style:name="T215_118" style:family="text"/>
    <style:style style:name="T215_119" style:family="text"/>
    <style:style style:name="T215_120" style:family="text"/>
    <style:style style:name="T215_121" style:family="text"/>
    <style:style style:name="T215_122" style:family="text"/>
    <style:style style:name="T215_123" style:family="text"/>
    <style:style style:name="T215_124" style:family="text"/>
    <style:style style:name="T215_125" style:family="text"/>
    <style:style style:name="T215_126" style:family="text"/>
    <style:style style:name="T215_127" style:family="text"/>
    <style:style style:name="T215_128" style:family="text"/>
    <style:style style:name="T215_129" style:family="text"/>
    <style:style style:name="T215_130" style:family="text"/>
    <style:style style:name="T215_131" style:family="text"/>
    <style:style style:name="T215_132" style:family="text"/>
    <style:style style:name="T215_133" style:family="text"/>
    <style:style style:name="T215_134" style:family="text"/>
    <style:style style:name="T215_135" style:family="text"/>
    <style:style style:name="T215_136" style:family="text"/>
    <style:style style:name="T215_137" style:family="text"/>
    <style:style style:name="T215_138" style:family="text"/>
    <style:style style:name="T215_139" style:family="text"/>
    <style:style style:name="T215_140" style:family="text"/>
    <style:style style:name="T215_141" style:family="text"/>
    <style:style style:name="T215_142" style:family="text"/>
    <style:style style:name="T215_143" style:family="text"/>
    <style:style style:name="T215_144" style:family="text"/>
    <style:style style:name="T215_145" style:family="text"/>
    <style:style style:name="T215_146" style:family="text"/>
    <style:style style:name="T215_147" style:family="text"/>
    <style:style style:name="T215_148" style:family="text"/>
    <style:style style:name="T215_149" style:family="text"/>
    <style:style style:name="T215_150" style:family="text"/>
    <style:style style:name="T215_151" style:family="text"/>
    <style:style style:name="T215_152" style:family="text"/>
    <style:style style:name="T215_153" style:family="text"/>
    <style:style style:name="T215_154" style:family="text"/>
    <style:style style:name="T215_155" style:family="text"/>
    <style:style style:name="T215_156" style:family="text"/>
    <style:style style:name="T215_157" style:family="text"/>
    <style:style style:name="T215_158" style:family="text"/>
    <style:style style:name="T215_159" style:family="text"/>
    <style:style style:name="T215_160" style:family="text"/>
    <style:style style:name="T215_161" style:family="text"/>
    <style:style style:name="T215_162" style:family="text"/>
    <style:style style:name="T215_163" style:family="text"/>
    <style:style style:name="T215_164" style:family="text"/>
    <style:style style:name="T215_165" style:family="text"/>
    <style:style style:name="T215_166" style:family="text"/>
    <style:style style:name="T215_167" style:family="text"/>
    <style:style style:name="T215_168" style:family="text"/>
    <style:style style:name="T215_169" style:family="text"/>
    <style:style style:name="T215_170" style:family="text"/>
    <style:style style:name="T215_171" style:family="text"/>
    <style:style style:name="T215_172" style:family="text"/>
    <style:style style:name="T215_173" style:family="text"/>
    <style:style style:name="T215_174" style:family="text"/>
    <style:style style:name="T215_175" style:family="text"/>
    <style:style style:name="T215_176" style:family="text"/>
    <style:style style:name="T215_177" style:family="text"/>
    <style:style style:name="T215_178" style:family="text"/>
    <style:style style:name="T215_179" style:family="text"/>
    <style:style style:name="T215_180" style:family="text"/>
    <style:style style:name="T215_181" style:family="text"/>
    <style:style style:name="T215_182" style:family="text"/>
    <style:style style:name="T215_183" style:family="text"/>
    <style:style style:name="T215_184" style:family="text"/>
    <style:style style:name="T215_185" style:family="text"/>
    <style:style style:name="T215_186" style:family="text"/>
    <style:style style:name="T215_187" style:family="text"/>
    <style:style style:name="T215_188" style:family="text"/>
    <style:style style:name="T215_189" style:family="text"/>
    <style:style style:name="T215_190" style:family="text"/>
    <style:style style:name="T215_191" style:family="text"/>
    <style:style style:name="T215_192" style:family="text"/>
    <style:style style:name="T215_193" style:family="text"/>
    <style:style style:name="T215_194" style:family="text"/>
    <style:style style:name="T215_195" style:family="text"/>
    <style:style style:name="T215_196" style:family="text"/>
    <style:style style:name="T215_197" style:family="text"/>
    <style:style style:name="T215_198" style:family="text"/>
    <style:style style:name="T215_199" style:family="text"/>
    <style:style style:name="T215_200" style:family="text"/>
    <style:style style:name="T215_201" style:family="text"/>
    <style:style style:name="T215_202" style:family="text"/>
    <style:style style:name="T215_203" style:family="text"/>
    <style:style style:name="T215_204" style:family="text"/>
    <style:style style:name="T215_205" style:family="text"/>
    <style:style style:name="T215_206" style:family="text"/>
    <style:style style:name="T215_207" style:family="text"/>
    <style:style style:name="T215_208" style:family="text"/>
    <style:style style:name="T215_209" style:family="text"/>
    <style:style style:name="T215_210" style:family="text"/>
    <style:style style:name="T215_211" style:family="text"/>
    <style:style style:name="T215_212" style:family="text"/>
    <style:style style:name="T215_213" style:family="text"/>
    <style:style style:name="T215_214" style:family="text"/>
    <style:style style:name="T215_215" style:family="text"/>
    <style:style style:name="T215_216" style:family="text"/>
    <style:style style:name="T215_217" style:family="text"/>
    <style:style style:name="T215_218" style:family="text"/>
    <style:style style:name="T215_219" style:family="text"/>
    <style:style style:name="T215_220" style:family="text"/>
    <style:style style:name="T215_221" style:family="text"/>
    <style:style style:name="T215_222" style:family="text"/>
    <style:style style:name="T215_223" style:family="text"/>
    <style:style style:name="T215_224" style:family="text"/>
    <style:style style:name="T215_225" style:family="text"/>
    <style:style style:name="T215_226" style:family="text"/>
    <style:style style:name="T215_227" style:family="text"/>
    <style:style style:name="T215_228" style:family="text"/>
    <style:style style:name="T215_229" style:family="text"/>
    <style:style style:name="T215_230" style:family="text"/>
    <style:style style:name="T215_231" style:family="text"/>
    <style:style style:name="T215_232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T217_113" style:family="text"/>
    <style:style style:name="T217_114" style:family="text"/>
    <style:style style:name="T217_115" style:family="text"/>
    <style:style style:name="T217_116" style:family="text"/>
    <style:style style:name="T217_117" style:family="text"/>
    <style:style style:name="T217_118" style:family="text"/>
    <style:style style:name="T217_119" style:family="text"/>
    <style:style style:name="T217_120" style:family="text"/>
    <style:style style:name="T217_121" style:family="text"/>
    <style:style style:name="T217_122" style:family="text"/>
    <style:style style:name="T217_123" style:family="text"/>
    <style:style style:name="T217_124" style:family="text"/>
    <style:style style:name="T217_125" style:family="text"/>
    <style:style style:name="T217_126" style:family="text"/>
    <style:style style:name="T217_127" style:family="text"/>
    <style:style style:name="T217_128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>
      <style:text-properties fo:color="#3c78d8"/>
    </style:style>
    <style:style style:name="T220_52" style:family="text">
      <style:text-properties fo:color="#3c78d8"/>
    </style:style>
    <style:style style:name="T220_53" style:family="text">
      <style:text-properties fo:color="#3c78d8"/>
    </style:style>
    <style:style style:name="T220_54" style:family="text">
      <style:text-properties fo:color="#3c78d8"/>
    </style:style>
    <style:style style:name="T220_55" style:family="text">
      <style:text-properties fo:color="#3c78d8"/>
    </style:style>
    <style:style style:name="T220_56" style:family="text">
      <style:text-properties fo:color="#3c78d8"/>
    </style:style>
    <style:style style:name="T220_57" style:family="text">
      <style:text-properties fo:color="#3c78d8"/>
    </style:style>
    <style:style style:name="T220_58" style:family="text">
      <style:text-properties fo:color="#3c78d8"/>
    </style:style>
    <style:style style:name="T220_59" style:family="text">
      <style:text-properties fo:color="#3c78d8"/>
    </style:style>
    <style:style style:name="T220_60" style:family="text">
      <style:text-properties fo:color="#3c78d8"/>
    </style:style>
    <style:style style:name="T220_61" style:family="text">
      <style:text-properties fo:color="#3c78d8"/>
    </style:style>
    <style:style style:name="T220_62" style:family="text">
      <style:text-properties fo:color="#3c78d8"/>
    </style:style>
    <style:style style:name="T220_63" style:family="text">
      <style:text-properties fo:color="#3c78d8"/>
    </style:style>
    <style:style style:name="T220_64" style:family="text">
      <style:text-properties fo:color="#3c78d8"/>
    </style:style>
    <style:style style:name="T220_65" style:family="text">
      <style:text-properties fo:color="#3c78d8"/>
    </style:style>
    <style:style style:name="T220_66" style:family="text">
      <style:text-properties fo:color="#3c78d8"/>
    </style:style>
    <style:style style:name="T220_67" style:family="text">
      <style:text-properties fo:color="#3c78d8"/>
    </style:style>
    <style:style style:name="T220_68" style:family="text">
      <style:text-properties fo:color="#3c78d8"/>
    </style:style>
    <style:style style:name="T220_69" style:family="text">
      <style:text-properties fo:color="#3c78d8"/>
    </style:style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s8oyd5z9uz2j"/><text:bookmark-end text:name="h.s8oyd5z9uz2j"/><text:span text:style-name="T1_1">Spark</text:span><text:span text:style-name="T1_2"><text:s/></text:span><text:span text:style-name="T1_3">Streaming</text:span></text:p>
      <text:p text:style-name="P2"><text:span text:style-name="T2_1">Processing</text:span><text:span text:style-name="T2_2"><text:s/></text:span><text:span text:style-name="T2_3">Big</text:span><text:span text:style-name="T2_4"><text:s/></text:span><text:span text:style-name="T2_5">Data</text:span><text:span text:style-name="T2_6"><text:s/></text:span><text:span text:style-name="T2_7">in</text:span><text:span text:style-name="T2_8"><text:s/></text:span><text:span text:style-name="T2_9">Near</text:span><text:span text:style-name="T2_10"><text:s/></text:span><text:span text:style-name="T2_11">Real</text:span><text:span text:style-name="T2_12">-</text:span><text:span text:style-name="T2_13">Time</text:span></text:p>
      <text:p text:style-name="P3"/>
      <text:p text:style-name="P4"><text:span text:style-name="T4_1">We</text:span><text:span text:style-name="T4_2"><text:s/></text:span><text:span text:style-name="T4_3">are</text:span><text:span text:style-name="T4_4"><text:s/></text:span><text:span text:style-name="T4_5">all</text:span><text:span text:style-name="T4_6"><text:s/></text:span><text:span text:style-name="T4_7">drowning</text:span><text:span text:style-name="T4_8"><text:s/></text:span><text:span text:style-name="T4_9">in</text:span><text:span text:style-name="T4_10"><text:s/></text:span><text:span text:style-name="T4_11">data</text:span><text:span text:style-name="T4_12">.<text:s/></text:span><text:span text:style-name="T4_13">And</text:span><text:span text:style-name="T4_14"><text:s/></text:span><text:span text:style-name="T4_15">while</text:span><text:span text:style-name="T4_16"><text:s/></text:span><text:span text:style-name="T4_17">we</text:span><text:span text:style-name="T4_18"><text:s/></text:span><text:span text:style-name="T4_19">are</text:span><text:span text:style-name="T4_20"><text:s/></text:span><text:span text:style-name="T4_21">drowning</text:span><text:span text:style-name="T4_22">,<text:s/></text:span><text:span text:style-name="T4_23">our</text:span><text:span text:style-name="T4_24"><text:s/></text:span><text:span text:style-name="T4_25">clients</text:span><text:span text:style-name="T4_26"><text:s/></text:span><text:span text:style-name="T4_27">want</text:span><text:span text:style-name="T4_28"><text:s/></text:span><text:span text:style-name="T4_29">results</text:span><text:span text:style-name="T4_30"><text:s/></text:span><text:span text:style-name="T4_31">seconds</text:span><text:span text:style-name="T4_32"><text:s/></text:span><text:span text:style-name="T4_33">after</text:span><text:span text:style-name="T4_34"><text:s/></text:span><text:span text:style-name="T4_35">the</text:span><text:span text:style-name="T4_36"><text:s/></text:span><text:span text:style-name="T4_37">data</text:span><text:span text:style-name="T4_38"><text:s/></text:span><text:span text:style-name="T4_39">comes</text:span><text:span text:style-name="T4_40"><text:s/></text:span><text:span text:style-name="T4_41">in</text:span><text:span text:style-name="T4_42">.<text:s/></text:span><text:span text:style-name="T4_43">Batch</text:span><text:span text:style-name="T4_44"><text:s/></text:span><text:span text:style-name="T4_45">processing</text:span><text:span text:style-name="T4_46"><text:s/></text:span><text:span text:style-name="T4_47">solutions</text:span><text:span text:style-name="T4_48"><text:s/></text:span><text:span text:style-name="T4_49">like</text:span><text:span text:style-name="T4_50"><text:s/></text:span><text:span text:style-name="T4_51">Hadoop</text:span><text:span text:style-name="T4_52"><text:s/></text:span><text:span text:style-name="T4_53">and</text:span><text:span text:style-name="T4_54"><text:s/></text:span><text:span text:style-name="T4_55">normal</text:span><text:span text:style-name="T4_56"><text:s/></text:span><text:span text:style-name="T4_57">Spark</text:span><text:span text:style-name="T4_58"><text:s/></text:span><text:span text:style-name="T4_59">are</text:span><text:span text:style-name="T4_60"><text:s/></text:span><text:span text:style-name="T4_61">great</text:span><text:span text:style-name="T4_62"><text:s/></text:span><text:span text:style-name="T4_63">for</text:span><text:span text:style-name="T4_64"><text:s/></text:span><text:span text:style-name="T4_65">big</text:span><text:span text:style-name="T4_66"><text:s/></text:span><text:span text:style-name="T4_67">datasets</text:span><text:span text:style-name="T4_68">,<text:s/></text:span><text:span text:style-name="T4_69">but</text:span><text:span text:style-name="T4_70"><text:s/></text:span><text:span text:style-name="T4_71">they</text:span><text:span text:style-name="T4_72"><text:s/></text:span><text:span text:style-name="T4_73">never</text:span><text:span text:style-name="T4_74"><text:s/></text:span><text:span text:style-name="T4_75">run</text:span><text:span text:style-name="T4_76"><text:s/></text:span><text:span text:style-name="T4_77">faster</text:span><text:span text:style-name="T4_78"><text:s/></text:span><text:span text:style-name="T4_79">than</text:span><text:span text:style-name="T4_80"><text:s/></text:span><text:span text:style-name="T4_81">minutes</text:span><text:span text:style-name="T4_82">,<text:s/></text:span><text:span text:style-name="T4_83">and</text:span><text:span text:style-name="T4_84"><text:s/></text:span><text:span text:style-name="T4_85">jobs</text:span><text:span text:style-name="T4_86"><text:s/></text:span><text:span text:style-name="T4_87">often</text:span><text:span text:style-name="T4_88"><text:s/></text:span><text:span text:style-name="T4_89">take</text:span><text:span text:style-name="T4_90"><text:s/></text:span><text:span text:style-name="T4_91">hours</text:span><text:span text:style-name="T4_92">.<text:s/></text:span><text:span text:style-name="T4_93">We</text:span><text:span text:style-name="T4_94"><text:s/></text:span><text:span text:style-name="T4_95">need</text:span><text:span text:style-name="T4_96"><text:s/></text:span><text:span text:style-name="T4_97">a</text:span><text:span text:style-name="T4_98"><text:s/></text:span><text:span text:style-name="T4_99">new</text:span><text:span text:style-name="T4_100"><text:s/></text:span><text:span text:style-name="T4_101">approach</text:span><text:span text:style-name="T4_102">.<text:s/></text:span><text:span text:style-name="T4_103">Streaming</text:span><text:span text:style-name="T4_104"><text:s/></text:span><text:span text:style-name="T4_105">topologies</text:span><text:span text:style-name="T4_106"><text:s/></text:span><text:span text:style-name="T4_107">are</text:span><text:span text:style-name="T4_108"><text:s/></text:span><text:span text:style-name="T4_109">the</text:span><text:span text:style-name="T4_110"><text:s/></text:span><text:span text:style-name="T4_111">answer</text:span><text:span text:style-name="T4_112"><text:s/></text:span><text:span text:style-name="T4_113">to</text:span><text:span text:style-name="T4_114"><text:s/></text:span><text:span text:style-name="T4_115">your</text:span><text:span text:style-name="T4_116"><text:s/></text:span><text:span text:style-name="T4_117">problem</text:span><text:span text:style-name="T4_118">.</text:span></text:p>
      <text:p text:style-name="P5"/>
      <text:p text:style-name="P6"><text:span text:style-name="T6_1">Spark</text:span><text:span text:style-name="T6_2"><text:s/></text:span><text:span text:style-name="T6_3">Streaming</text:span><text:span text:style-name="T6_4"><text:s/></text:span><text:span text:style-name="T6_5">gives</text:span><text:span text:style-name="T6_6"><text:s/></text:span><text:span text:style-name="T6_7">you</text:span><text:span text:style-name="T6_8"><text:s/></text:span><text:span text:style-name="T6_9">the</text:span><text:span text:style-name="T6_10"><text:s/></text:span><text:span text:style-name="T6_11">tools</text:span><text:span text:style-name="T6_12"><text:s/></text:span><text:span text:style-name="T6_13">you</text:span><text:span text:style-name="T6_14"><text:s/></text:span><text:span text:style-name="T6_15">need</text:span><text:span text:style-name="T6_16"><text:s/></text:span><text:span text:style-name="T6_17">to</text:span><text:span text:style-name="T6_18"><text:s/></text:span><text:span text:style-name="T6_19">analyze</text:span><text:span text:style-name="T6_20"><text:s/></text:span><text:span text:style-name="T6_21">data</text:span><text:span text:style-name="T6_22"><text:s/></text:span><text:span text:style-name="T6_23">as</text:span><text:span text:style-name="T6_24"><text:s/></text:span><text:span text:style-name="T6_25">it</text:span><text:span text:style-name="T6_26"><text:s/></text:span><text:span text:style-name="T6_27">comes</text:span><text:span text:style-name="T6_28"><text:s/></text:span><text:span text:style-name="T6_29">in</text:span><text:span text:style-name="T6_30">,<text:s/></text:span><text:span text:style-name="T6_31">instead</text:span><text:span text:style-name="T6_32"><text:s/></text:span><text:span text:style-name="T6_33">of</text:span><text:span text:style-name="T6_34"><text:s/></text:span><text:span text:style-name="T6_35">waiting</text:span><text:span text:style-name="T6_36"><text:s/></text:span><text:span text:style-name="T6_37">for</text:span><text:span text:style-name="T6_38"><text:s/></text:span><text:span text:style-name="T6_39">it</text:span><text:span text:style-name="T6_40"><text:s/></text:span><text:span text:style-name="T6_41">to</text:span><text:span text:style-name="T6_42"><text:s/></text:span><text:span text:style-name="T6_43">pile</text:span><text:span text:style-name="T6_44"><text:s/></text:span><text:span text:style-name="T6_45">up</text:span><text:span text:style-name="T6_46">.<text:s/></text:span><text:span text:style-name="T6_47">We</text:span><text:span text:style-name="T6_48"><text:s/></text:span><text:span text:style-name="T6_49">can</text:span><text:span text:style-name="T6_50"><text:s/></text:span><text:span text:style-name="T6_51">look</text:span><text:span text:style-name="T6_52"><text:s/></text:span><text:span text:style-name="T6_53">at</text:span><text:span text:style-name="T6_54"><text:s/></text:span><text:span text:style-name="T6_55">each</text:span><text:span text:style-name="T6_56"><text:s/></text:span><text:span text:style-name="T6_57">piece</text:span><text:span text:style-name="T6_58"><text:s/></text:span><text:span text:style-name="T6_59">of</text:span><text:span text:style-name="T6_60"><text:s/></text:span><text:span text:style-name="T6_61">incoming</text:span><text:span text:style-name="T6_62"><text:s/></text:span><text:span text:style-name="T6_63">data</text:span><text:span text:style-name="T6_64">,<text:s/></text:span><text:span text:style-name="T6_65">update</text:span><text:span text:style-name="T6_66"><text:s/></text:span><text:span text:style-name="T6_67">our</text:span><text:span text:style-name="T6_68"><text:s/></text:span><text:span text:style-name="T6_69">statistics</text:span><text:span text:style-name="T6_70">,<text:s/></text:span><text:span text:style-name="T6_71">perform</text:span><text:span text:style-name="T6_72"><text:s/></text:span><text:span text:style-name="T6_73">some</text:span><text:span text:style-name="T6_74"><text:s/></text:span><text:span text:style-name="T6_75">analysis</text:span><text:span text:style-name="T6_76">,<text:s/></text:span><text:span text:style-name="T6_77">and</text:span><text:span text:style-name="T6_78"><text:s/></text:span><text:span text:style-name="T6_79">push</text:span><text:span text:style-name="T6_80"><text:s/></text:span><text:span text:style-name="T6_81">the</text:span><text:span text:style-name="T6_82"><text:s/></text:span><text:span text:style-name="T6_83">results</text:span><text:span text:style-name="T6_84"><text:s/></text:span><text:span text:style-name="T6_85">out</text:span><text:span text:style-name="T6_86">.<text:s/></text:span><text:span text:style-name="T6_87">Now</text:span><text:span text:style-name="T6_88"><text:s/></text:span><text:span text:style-name="T6_89">our</text:span><text:span text:style-name="T6_90"><text:s/></text:span><text:span text:style-name="T6_91">client</text:span><text:span text:style-name="T6_92">’</text:span><text:span text:style-name="T6_93">s</text:span><text:span text:style-name="T6_94"><text:s/></text:span><text:span text:style-name="T6_95">dashboard</text:span><text:span text:style-name="T6_96"><text:s/></text:span><text:span text:style-name="T6_97">has</text:span><text:span text:style-name="T6_98"><text:s/></text:span><text:span text:style-name="T6_99">data</text:span><text:span text:style-name="T6_100"><text:s/></text:span><text:span text:style-name="T6_101">that</text:span><text:span text:style-name="T6_102"><text:s/></text:span><text:span text:style-name="T6_103">is</text:span><text:span text:style-name="T6_104"><text:s/></text:span><text:span text:style-name="T6_105">only</text:span><text:span text:style-name="T6_106"><text:s/></text:span><text:span text:style-name="T6_107">seconds</text:span><text:span text:style-name="T6_108"><text:s/></text:span><text:span text:style-name="T6_109">old</text:span><text:span text:style-name="T6_110">,<text:s/></text:span><text:span text:style-name="T6_111">instead</text:span><text:span text:style-name="T6_112"><text:s/></text:span><text:span text:style-name="T6_113">of</text:span><text:span text:style-name="T6_114"><text:s/></text:span><text:span text:style-name="T6_115">hours</text:span><text:span text:style-name="T6_116">.</text:span></text:p>
      <text:p text:style-name="P7"/>
      <text:p text:style-name="P8"><text:span text:style-name="T8_1">Before</text:span><text:span text:style-name="T8_2"><text:s/></text:span><text:span text:style-name="T8_3">we</text:span><text:span text:style-name="T8_4"><text:s/></text:span><text:span text:style-name="T8_5">get</text:span><text:span text:style-name="T8_6"><text:s/></text:span><text:span text:style-name="T8_7">into</text:span><text:span text:style-name="T8_8"><text:s/></text:span><text:span text:style-name="T8_9">the</text:span><text:span text:style-name="T8_10"><text:s/></text:span><text:span text:style-name="T8_11">details</text:span><text:span text:style-name="T8_12">,<text:s/></text:span><text:span text:style-name="T8_13">lets</text:span><text:span text:style-name="T8_14"><text:s/></text:span><text:span text:style-name="T8_15">check</text:span><text:span text:style-name="T8_16"><text:s/></text:span><text:span text:style-name="T8_17">out</text:span><text:span text:style-name="T8_18"><text:s/></text:span><text:span text:style-name="T8_19">a</text:span><text:span text:style-name="T8_20"><text:s/></text:span><text:span text:style-name="T8_21">quick</text:span><text:span text:style-name="T8_22"><text:s/></text:span><text:span text:style-name="T8_23">example</text:span><text:span text:style-name="T8_24"><text:s/></text:span><text:span text:style-name="T8_25">that</text:span><text:span text:style-name="T8_26"><text:s/></text:span><text:span text:style-name="T8_27">lets</text:span><text:span text:style-name="T8_28"><text:s/></text:span><text:span text:style-name="T8_29">you</text:span><text:span text:style-name="T8_30"><text:s/></text:span><text:span text:style-name="T8_31">watch</text:span><text:span text:style-name="T8_32"><text:s/></text:span><text:span text:style-name="T8_33">some</text:span><text:span text:style-name="T8_34"><text:s/></text:span><text:span text:style-name="T8_35">data</text:span><text:span text:style-name="T8_36"><text:s/></text:span><text:span text:style-name="T8_37">stream</text:span><text:span text:style-name="T8_38"><text:s/></text:span><text:span text:style-name="T8_39">through</text:span><text:span text:style-name="T8_40"><text:s/></text:span><text:span text:style-name="T8_41">a</text:span><text:span text:style-name="T8_42"><text:s/></text:span><text:span text:style-name="T8_43">sample</text:span><text:span text:style-name="T8_44"><text:s/></text:span><text:span text:style-name="T8_45">application</text:span><text:span text:style-name="T8_46">.<text:s/></text:span><text:span text:style-name="T8_47">We</text:span><text:span text:style-name="T8_48">’</text:span><text:span text:style-name="T8_49">ll</text:span><text:span text:style-name="T8_50"><text:s/></text:span><text:span text:style-name="T8_51">go</text:span><text:span text:style-name="T8_52"><text:s/></text:span><text:span text:style-name="T8_53">over</text:span><text:span text:style-name="T8_54"><text:s/></text:span><text:span text:style-name="T8_55">what</text:span><text:span text:style-name="T8_56"><text:s/></text:span><text:span text:style-name="T8_57">is</text:span><text:span text:style-name="T8_58"><text:s/></text:span><text:span text:style-name="T8_59">actually</text:span><text:span text:style-name="T8_60"><text:s/></text:span><text:span text:style-name="T8_61">happening</text:span><text:span text:style-name="T8_62"><text:s/></text:span><text:span text:style-name="T8_63">later</text:span><text:span text:style-name="T8_64"><text:s/></text:span><text:span text:style-name="T8_65">as</text:span><text:span text:style-name="T8_66"><text:s/></text:span><text:span text:style-name="T8_67">we</text:span><text:span text:style-name="T8_68"><text:s/></text:span><text:span text:style-name="T8_69">work</text:span><text:span text:style-name="T8_70"><text:s/></text:span><text:span text:style-name="T8_71">through</text:span><text:span text:style-name="T8_72"><text:s/></text:span><text:span text:style-name="T8_73">this</text:span><text:span text:style-name="T8_74"><text:s/></text:span><text:span text:style-name="T8_75">notebook</text:span><text:span text:style-name="T8_76">.</text:span></text:p>
      <text:p text:style-name="P9"/>
      <text:p text:style-name="P10"><text:span text:style-name="T10_1">from</text:span><text:span text:style-name="T10_2"><text:s/></text:span><text:span text:style-name="T10_3">operator</text:span><text:span text:style-name="T10_4"><text:s/></text:span><text:span text:style-name="T10_5">import</text:span><text:span text:style-name="T10_6"><text:s/></text:span><text:span text:style-name="T10_7">add</text:span></text:p>
      <text:p text:style-name="P11"><text:span text:style-name="T11_1">from</text:span><text:span text:style-name="T11_2"><text:s/></text:span><text:span text:style-name="T11_3">time</text:span><text:span text:style-name="T11_4"><text:s/></text:span><text:span text:style-name="T11_5">import</text:span><text:span text:style-name="T11_6"><text:s/></text:span><text:span text:style-name="T11_7">sleep</text:span></text:p>
      <text:p text:style-name="P12"><text:span text:style-name="T12_1">from</text:span><text:span text:style-name="T12_2"><text:s/></text:span><text:span text:style-name="T12_3">pyspark</text:span><text:span text:style-name="T12_4"><text:s/></text:span><text:span text:style-name="T12_5">import</text:span><text:span text:style-name="T12_6"><text:s/></text:span><text:span text:style-name="T12_7">SparkContext</text:span></text:p>
      <text:p text:style-name="P13"><text:span text:style-name="T13_1">from</text:span><text:span text:style-name="T13_2"><text:s/></text:span><text:span text:style-name="T13_3">pyspark</text:span><text:span text:style-name="T13_4">.</text:span><text:span text:style-name="T13_5">streaming</text:span><text:span text:style-name="T13_6"><text:s/></text:span><text:span text:style-name="T13_7">import</text:span><text:span text:style-name="T13_8"><text:s/></text:span><text:span text:style-name="T13_9">StreamingContext</text:span></text:p>
      <text:p text:style-name="P14"/>
      <text:p text:style-name="P15"><text:span text:style-name="T15_1">sc</text:span><text:span text:style-name="T15_2"><text:s/>=<text:s/></text:span><text:span text:style-name="T15_3">SparkContext</text:span><text:span text:style-name="T15_4">(</text:span><text:span text:style-name="T15_5">appName</text:span><text:span text:style-name="T15_6">="</text:span><text:span text:style-name="T15_7">QuickDemo</text:span><text:span text:style-name="T15_8">")</text:span></text:p>
      <text:p text:style-name="P16"><text:span text:style-name="T16_1">ssc</text:span><text:span text:style-name="T16_2"><text:s/>=<text:s/></text:span><text:span text:style-name="T16_3">StreamingContext</text:span><text:span text:style-name="T16_4">(</text:span><text:span text:style-name="T16_5">sc</text:span><text:span text:style-name="T16_6">,<text:s/>1)</text:span></text:p>
      <text:p text:style-name="P17"/>
      <text:p text:style-name="P18"><text:span text:style-name="T18_1">rddQueue</text:span><text:span text:style-name="T18_2"><text:s/>=<text:s/>[]</text:span></text:p>
      <text:p text:style-name="P19"><text:span text:style-name="T19_1">for</text:span><text:span text:style-name="T19_2"><text:s/></text:span><text:span text:style-name="T19_3">i</text:span><text:span text:style-name="T19_4"><text:s/></text:span><text:span text:style-name="T19_5">in</text:span><text:span text:style-name="T19_6"><text:s/></text:span><text:span text:style-name="T19_7">range</text:span><text:span text:style-name="T19_8">(5):</text:span></text:p>
      <text:p text:style-name="P20"><text:span text:style-name="T20_1"><text:s text:c="4"/></text:span><text:span text:style-name="T20_2">rddQueue</text:span><text:span text:style-name="T20_3"><text:s/>+=<text:s/>[</text:span><text:span text:style-name="T20_4">ssc</text:span><text:span text:style-name="T20_5">.</text:span><text:span text:style-name="T20_6">sparkContext</text:span><text:span text:style-name="T20_7">.</text:span><text:span text:style-name="T20_8">parallelize</text:span><text:span text:style-name="T20_9">([</text:span><text:span text:style-name="T20_10">i</text:span><text:span text:style-name="T20_11">,<text:s/></text:span><text:span text:style-name="T20_12">i</text:span><text:span text:style-name="T20_13">+1])]</text:span></text:p>
      <text:p text:style-name="P21"/>
      <text:p text:style-name="P22"><text:span text:style-name="T22_1">inputStream</text:span><text:span text:style-name="T22_2"><text:s/>=<text:s/></text:span><text:span text:style-name="T22_3">ssc</text:span><text:span text:style-name="T22_4">.</text:span><text:span text:style-name="T22_5">queueStream</text:span><text:span text:style-name="T22_6">(</text:span><text:span text:style-name="T22_7">rddQueue</text:span><text:span text:style-name="T22_8">)</text:span></text:p>
      <text:p text:style-name="P23"><text:span text:style-name="T23_1">inputStream</text:span><text:span text:style-name="T23_2">.</text:span><text:span text:style-name="T23_3">map</text:span><text:span text:style-name="T23_4">(</text:span><text:span text:style-name="T23_5">lambda</text:span><text:span text:style-name="T23_6"><text:s/></text:span><text:span text:style-name="T23_7">x</text:span><text:span text:style-name="T23_8">:<text:s/>"</text:span><text:span text:style-name="T23_9">Input</text:span><text:span text:style-name="T23_10">:<text:s/>"<text:s/>+<text:s/></text:span><text:span text:style-name="T23_11">str</text:span><text:span text:style-name="T23_12">(</text:span><text:span text:style-name="T23_13">x</text:span><text:span text:style-name="T23_14">))\</text:span></text:p>
      <text:p text:style-name="P24"><text:span text:style-name="T24_1"><text:s text:c="4"/>.</text:span><text:span text:style-name="T24_2">pprint</text:span><text:span text:style-name="T24_3">()</text:span></text:p>
      <text:p text:style-name="P25"><text:span text:style-name="T25_1">inputStream</text:span><text:span text:style-name="T25_2">.</text:span><text:span text:style-name="T25_3">reduce</text:span><text:span text:style-name="T25_4">(</text:span><text:span text:style-name="T25_5">add</text:span><text:span text:style-name="T25_6">)\</text:span></text:p>
      <text:p text:style-name="P26"><text:span text:style-name="T26_1"><text:s text:c="4"/>.</text:span><text:span text:style-name="T26_2">map</text:span><text:span text:style-name="T26_3">(</text:span><text:span text:style-name="T26_4">lambda</text:span><text:span text:style-name="T26_5"><text:s/></text:span><text:span text:style-name="T26_6">x</text:span><text:span text:style-name="T26_7">:<text:s/>"</text:span><text:span text:style-name="T26_8">Output</text:span><text:span text:style-name="T26_9">:<text:s/>"<text:s/>+<text:s/></text:span><text:span text:style-name="T26_10">str</text:span><text:span text:style-name="T26_11">(</text:span><text:span text:style-name="T26_12">x</text:span><text:span text:style-name="T26_13">))\</text:span></text:p>
      <text:p text:style-name="P27"><text:span text:style-name="T27_1"><text:s text:c="4"/>.</text:span><text:span text:style-name="T27_2">pprint</text:span><text:span text:style-name="T27_3">()</text:span></text:p>
      <text:p text:style-name="P28"/>
      <text:p text:style-name="P29"><text:span text:style-name="T29_1">ssc</text:span><text:span text:style-name="T29_2">.</text:span><text:span text:style-name="T29_3">start</text:span><text:span text:style-name="T29_4">()</text:span></text:p>
      <text:p text:style-name="P30"><text:span text:style-name="T30_1">sleep</text:span><text:span text:style-name="T30_2">(5)</text:span></text:p>
      <text:p text:style-name="P31"><text:span text:style-name="T31_1">ssc</text:span><text:span text:style-name="T31_2">.</text:span><text:span text:style-name="T31_3">stop</text:span><text:span text:style-name="T31_4">(</text:span><text:span text:style-name="T31_5">stopSparkContext</text:span><text:span text:style-name="T31_6">=</text:span><text:span text:style-name="T31_7">True</text:span><text:span text:style-name="T31_8">,<text:s/></text:span><text:span text:style-name="T31_9">stopGraceFully</text:span><text:span text:style-name="T31_10">=</text:span><text:span text:style-name="T31_11">True</text:span><text:span text:style-name="T31_12">)</text:span></text:p>
      <text:p text:style-name="P32"/>
      <text:h text:style-name="P33" text:outline-level="10"><text:bookmark-start text:name="h.9y7svjegffkl"/><text:bookmark-end text:name="h.9y7svjegffkl"/><text:span text:style-name="T33_1">RDDs</text:span><text:span text:style-name="T33_2"><text:s/></text:span><text:span text:style-name="T33_3">and</text:span><text:span text:style-name="T33_4"><text:s/></text:span><text:span text:style-name="T33_5">DStreams</text:span></text:h>
      <text:p text:style-name="P34"><text:span text:style-name="T34_1">Spark</text:span><text:span text:style-name="T34_2"><text:s/></text:span><text:span text:style-name="T34_3">Streaming</text:span><text:span text:style-name="T34_4"><text:s/></text:span><text:span text:style-name="T34_5">has</text:span><text:span text:style-name="T34_6"><text:s/></text:span><text:span text:style-name="T34_7">a</text:span><text:span text:style-name="T34_8"><text:s/></text:span><text:span text:style-name="T34_9">different</text:span><text:span text:style-name="T34_10"><text:s/></text:span><text:span text:style-name="T34_11">view</text:span><text:span text:style-name="T34_12"><text:s/></text:span><text:span text:style-name="T34_13">of</text:span><text:span text:style-name="T34_14"><text:s/></text:span><text:span text:style-name="T34_15">data</text:span><text:span text:style-name="T34_16"><text:s/></text:span><text:span text:style-name="T34_17">than</text:span><text:span text:style-name="T34_18"><text:s/></text:span><text:span text:style-name="T34_19">Spark</text:span><text:span text:style-name="T34_20">.<text:s/></text:span><text:span text:style-name="T34_21">In</text:span><text:span text:style-name="T34_22"><text:s/></text:span><text:span text:style-name="T34_23">non</text:span><text:span text:style-name="T34_24">-</text:span><text:span text:style-name="T34_25">streaming</text:span><text:span text:style-name="T34_26"><text:s/></text:span><text:span text:style-name="T34_27">Spark</text:span><text:span text:style-name="T34_28">,<text:s/></text:span><text:span text:style-name="T34_29">all</text:span><text:span text:style-name="T34_30"><text:s/></text:span><text:span text:style-name="T34_31">data</text:span><text:span text:style-name="T34_32"><text:s/></text:span><text:span text:style-name="T34_33">is</text:span><text:span text:style-name="T34_34"><text:s/></text:span><text:span text:style-name="T34_35">put</text:span><text:span text:style-name="T34_36"><text:s/></text:span><text:span text:style-name="T34_37">into</text:span><text:span text:style-name="T34_38"><text:s/></text:span><text:span text:style-name="T34_39">a</text:span><text:span text:style-name="T34_40"><text:s/></text:span><text:span text:style-name="T34_41">Resilient</text:span><text:span text:style-name="T34_42"><text:s/></text:span><text:span text:style-name="T34_43">Distributed</text:span><text:span text:style-name="T34_44"><text:s/></text:span><text:span text:style-name="T34_45">Dataset</text:span><text:span text:style-name="T34_46">,<text:s/></text:span><text:span text:style-name="T34_47">or</text:span><text:span text:style-name="T34_48"><text:s/></text:span><text:span text:style-name="T34_49">RDD</text:span><text:span text:style-name="T34_50">.<text:s/></text:span><text:span text:style-name="T34_51">That</text:span><text:span text:style-name="T34_52"><text:s/></text:span><text:span text:style-name="T34_53">isn</text:span><text:span text:style-name="T34_54">’</text:span><text:span text:style-name="T34_55">t</text:span><text:span text:style-name="T34_56"><text:s/></text:span><text:span text:style-name="T34_57">good</text:span><text:span text:style-name="T34_58"><text:s/></text:span><text:span text:style-name="T34_59">enough</text:span><text:span text:style-name="T34_60"><text:s/></text:span><text:span text:style-name="T34_61">for</text:span><text:span text:style-name="T34_62"><text:s/></text:span><text:span text:style-name="T34_63">streaming</text:span><text:span text:style-name="T34_64">.<text:s/></text:span><text:span text:style-name="T34_65">We</text:span><text:span text:style-name="T34_66"><text:s/></text:span><text:span text:style-name="T34_67">can</text:span><text:span text:style-name="T34_68">’</text:span><text:span text:style-name="T34_69">t</text:span><text:span text:style-name="T34_70"><text:s/></text:span><text:span text:style-name="T34_71">wait</text:span><text:span text:style-name="T34_72"><text:s/></text:span><text:span text:style-name="T34_73">around</text:span><text:span text:style-name="T34_74"><text:s/></text:span><text:span text:style-name="T34_75">for</text:span><text:span text:style-name="T34_76"><text:s/></text:span><text:span text:style-name="T34_77">all</text:span><text:span text:style-name="T34_78"><text:s/></text:span><text:span text:style-name="T34_79">the</text:span><text:span text:style-name="T34_80"><text:s/></text:span><text:span text:style-name="T34_81">data</text:span><text:span text:style-name="T34_82"><text:s/></text:span><text:span text:style-name="T34_83">to</text:span><text:span text:style-name="T34_84"><text:s/></text:span><text:span text:style-name="T34_85">come</text:span><text:span text:style-name="T34_86"><text:s/></text:span><text:span text:style-name="T34_87">in</text:span><text:span text:style-name="T34_88">.<text:s/></text:span><text:span text:style-name="T34_89">We</text:span><text:span text:style-name="T34_90"><text:s/></text:span><text:span text:style-name="T34_91">need</text:span><text:span text:style-name="T34_92"><text:s/></text:span><text:span text:style-name="T34_93">to</text:span><text:span text:style-name="T34_94"><text:s/></text:span><text:span text:style-name="T34_95">get</text:span><text:span text:style-name="T34_96"><text:s/></text:span><text:span text:style-name="T34_97">started</text:span><text:span text:style-name="T34_98"><text:s/></text:span><text:span text:style-name="T34_99">on</text:span><text:span text:style-name="T34_100"><text:s/></text:span><text:span text:style-name="T34_101">the</text:span><text:span text:style-name="T34_102"><text:s/></text:span><text:span text:style-name="T34_103">data</text:span><text:span text:style-name="T34_104"><text:s/></text:span><text:span text:style-name="T34_105">we</text:span><text:span text:style-name="T34_106"><text:s/></text:span><text:span text:style-name="T34_107">have</text:span><text:span text:style-name="T34_108"><text:s/></text:span><text:span text:style-name="T34_109">now</text:span><text:span text:style-name="T34_110">.</text:span></text:p>
      <text:h text:style-name="P35" text:outline-level="10"><text:bookmark-start text:name="h.7sm1fc6tvytd"/><text:bookmark-end text:name="h.7sm1fc6tvytd"/><text:span text:style-name="T35_1">DStream</text:span></text:h>
      <text:p text:style-name="P36"><text:span text:style-name="T36_1">Spark</text:span><text:span text:style-name="T36_2"><text:s/></text:span><text:span text:style-name="T36_3">Streaming</text:span><text:span text:style-name="T36_4"><text:s/></text:span><text:span text:style-name="T36_5">introduces</text:span><text:span text:style-name="T36_6"><text:s/></text:span><text:span text:style-name="T36_7">a</text:span><text:span text:style-name="T36_8"><text:s/></text:span><text:span text:style-name="T36_9">data</text:span><text:span text:style-name="T36_10"><text:s/></text:span><text:span text:style-name="T36_11">type</text:span><text:span text:style-name="T36_12"><text:s/></text:span><text:span text:style-name="T36_13">known</text:span><text:span text:style-name="T36_14"><text:s/></text:span><text:span text:style-name="T36_15">as</text:span><text:span text:style-name="T36_16"><text:s/></text:span><text:span text:style-name="T36_17">the</text:span><text:span text:style-name="T36_18"><text:s/></text:span><text:span text:style-name="T36_19">DStream</text:span><text:span text:style-name="T36_20"><text:s/>(</text:span><text:span text:style-name="T36_21">or</text:span><text:span text:style-name="T36_22"><text:s/></text:span><text:span text:style-name="T36_23">discretized</text:span><text:span text:style-name="T36_24"><text:s/></text:span><text:span text:style-name="T36_25">stream</text:span><text:span text:style-name="T36_26">),<text:s/></text:span><text:span text:style-name="T36_27">which</text:span><text:span text:style-name="T36_28"><text:s/></text:span><text:span text:style-name="T36_29">is</text:span><text:span text:style-name="T36_30"><text:s/></text:span><text:span text:style-name="T36_31">sequence</text:span><text:span text:style-name="T36_32"><text:s/></text:span><text:span text:style-name="T36_33">of</text:span><text:span text:style-name="T36_34"><text:s/></text:span><text:span text:style-name="T36_35">RDDs</text:span><text:span text:style-name="T36_36">.<text:s/></text:span><text:span text:style-name="T36_37">Let</text:span><text:span text:style-name="T36_38">'</text:span><text:span text:style-name="T36_39">s</text:span><text:span text:style-name="T36_40"><text:s/></text:span><text:span text:style-name="T36_41">consider</text:span><text:span text:style-name="T36_42"><text:s/></text:span><text:span text:style-name="T36_43">a</text:span><text:span text:style-name="T36_44"><text:s/></text:span><text:span text:style-name="T36_45">beer</text:span><text:span text:style-name="T36_46">-</text:span><text:span text:style-name="T36_47">motivated</text:span><text:span text:style-name="T36_48"><text:s/></text:span><text:span text:style-name="T36_49">analogy</text:span><text:span text:style-name="T36_50">.<text:s/></text:span><text:span text:style-name="T36_51">Normal</text:span><text:span text:style-name="T36_52"><text:s/></text:span><text:span text:style-name="T36_53">Spark</text:span><text:span text:style-name="T36_54"><text:s/></text:span><text:span text:style-name="T36_55">drinks</text:span><text:span text:style-name="T36_56"><text:s/></text:span><text:span text:style-name="T36_57">data</text:span><text:span text:style-name="T36_58"><text:s/></text:span><text:span text:style-name="T36_59">in</text:span><text:span text:style-name="T36_60"><text:s/></text:span><text:span text:style-name="T36_61">kegs</text:span><text:span text:style-name="T36_62">,<text:s/></text:span><text:span text:style-name="T36_63">which</text:span><text:span text:style-name="T36_64"><text:s/></text:span><text:span text:style-name="T36_65">are</text:span><text:span text:style-name="T36_66"><text:s/></text:span><text:span text:style-name="T36_67">easy</text:span><text:span text:style-name="T36_68"><text:s/></text:span><text:span text:style-name="T36_69">to</text:span><text:span text:style-name="T36_70"><text:s/></text:span><text:span text:style-name="T36_71">transport</text:span><text:span text:style-name="T36_72">,<text:s/></text:span><text:span text:style-name="T36_73">but</text:span><text:span text:style-name="T36_74"><text:s/></text:span><text:span text:style-name="T36_75">too</text:span><text:span text:style-name="T36_76"><text:s/></text:span><text:span text:style-name="T36_77">large</text:span><text:span text:style-name="T36_78"><text:s/></text:span><text:span text:style-name="T36_79">to</text:span><text:span text:style-name="T36_80"><text:s/></text:span><text:span text:style-name="T36_81">quickly</text:span><text:span text:style-name="T36_82"><text:s/></text:span><text:span text:style-name="T36_83">drink</text:span><text:span text:style-name="T36_84">.<text:s/></text:span><text:span text:style-name="T36_85">Spark</text:span><text:span text:style-name="T36_86"><text:s/></text:span><text:span text:style-name="T36_87">Streaming</text:span><text:span text:style-name="T36_88"><text:s/></text:span><text:span text:style-name="T36_89">pours</text:span><text:span text:style-name="T36_90"><text:s/></text:span><text:span text:style-name="T36_91">the</text:span><text:span text:style-name="T36_92"><text:s/></text:span><text:span text:style-name="T36_93">keg</text:span><text:span text:style-name="T36_94"><text:s/></text:span><text:span text:style-name="T36_95">into</text:span><text:span text:style-name="T36_96"><text:s/></text:span><text:span text:style-name="T36_97">a</text:span><text:span text:style-name="T36_98"><text:s/></text:span><text:span text:style-name="T36_99">possibly</text:span><text:span text:style-name="T36_100">-</text:span><text:span text:style-name="T36_101">infinite</text:span><text:span text:style-name="T36_102"><text:s/></text:span><text:span text:style-name="T36_103">sequence</text:span><text:span text:style-name="T36_104"><text:s/></text:span><text:span text:style-name="T36_105">of</text:span><text:span text:style-name="T36_106"><text:s/></text:span><text:span text:style-name="T36_107">drinkable</text:span><text:span text:style-name="T36_108"><text:s/></text:span><text:span text:style-name="T36_109">glasses</text:span><text:span text:style-name="T36_110">.<text:s/></text:span><text:span text:style-name="T36_111">Because</text:span><text:span text:style-name="T36_112"><text:s/></text:span><text:span text:style-name="T36_113">we</text:span><text:span text:style-name="T36_114"><text:s/></text:span><text:span text:style-name="T36_115">can</text:span><text:span text:style-name="T36_116"><text:s/></text:span><text:span text:style-name="T36_117">take</text:span><text:span text:style-name="T36_118"><text:s/></text:span><text:span text:style-name="T36_119">a</text:span><text:span text:style-name="T36_120"><text:s/></text:span><text:span text:style-name="T36_121">breath</text:span><text:span text:style-name="T36_122"><text:s/></text:span><text:span text:style-name="T36_123">after</text:span><text:span text:style-name="T36_124"><text:s/></text:span><text:span text:style-name="T36_125">drinking</text:span><text:span text:style-name="T36_126"><text:s/></text:span><text:span text:style-name="T36_127">each</text:span><text:span text:style-name="T36_128"><text:s/></text:span><text:span text:style-name="T36_129">glass</text:span><text:span text:style-name="T36_130"><text:s/></text:span><text:span text:style-name="T36_131">of</text:span><text:span text:style-name="T36_132"><text:s/></text:span><text:span text:style-name="T36_133">data</text:span><text:span text:style-name="T36_134">,<text:s/></text:span><text:span text:style-name="T36_135">we</text:span><text:span text:style-name="T36_136"><text:s/></text:span><text:span text:style-name="T36_137">can</text:span><text:span text:style-name="T36_138"><text:s/></text:span><text:span text:style-name="T36_139">report</text:span><text:span text:style-name="T36_140"><text:s/></text:span><text:span text:style-name="T36_141">the</text:span><text:span text:style-name="T36_142"><text:s/></text:span><text:span text:style-name="T36_143">taste</text:span><text:span text:style-name="T36_144"><text:s/></text:span><text:span text:style-name="T36_145">so</text:span><text:span text:style-name="T36_146"><text:s/></text:span><text:span text:style-name="T36_147">far</text:span><text:span text:style-name="T36_148">,<text:s/></text:span><text:span text:style-name="T36_149">instead</text:span><text:span text:style-name="T36_150"><text:s/></text:span><text:span text:style-name="T36_151">of</text:span><text:span text:style-name="T36_152"><text:s/></text:span><text:span text:style-name="T36_153">having</text:span><text:span text:style-name="T36_154"><text:s/></text:span><text:span text:style-name="T36_155">to</text:span><text:span text:style-name="T36_156"><text:s/></text:span><text:span text:style-name="T36_157">down</text:span><text:span text:style-name="T36_158"><text:s/></text:span><text:span text:style-name="T36_159">the</text:span><text:span text:style-name="T36_160"><text:s/></text:span><text:span text:style-name="T36_161">entire</text:span><text:span text:style-name="T36_162"><text:s/></text:span><text:span text:style-name="T36_163">keg</text:span><text:span text:style-name="T36_164"><text:s/></text:span><text:span text:style-name="T36_165">first</text:span><text:span text:style-name="T36_166">.<text:s/></text:span><text:span text:style-name="T36_167">At</text:span><text:span text:style-name="T36_168"><text:s/></text:span><text:span text:style-name="T36_169">the</text:span><text:span text:style-name="T36_170"><text:s/></text:span><text:span text:style-name="T36_171">end</text:span><text:span text:style-name="T36_172"><text:s/></text:span><text:span text:style-name="T36_173">of</text:span><text:span text:style-name="T36_174"><text:s/></text:span><text:span text:style-name="T36_175">the</text:span><text:span text:style-name="T36_176"><text:s/></text:span><text:span text:style-name="T36_177">night</text:span><text:span text:style-name="T36_178">,<text:s/></text:span><text:span text:style-name="T36_179">we</text:span><text:span text:style-name="T36_180"><text:s/></text:span><text:span text:style-name="T36_181">might</text:span><text:span text:style-name="T36_182"><text:s/></text:span><text:span text:style-name="T36_183">have</text:span><text:span text:style-name="T36_184"><text:s/></text:span><text:span text:style-name="T36_185">still</text:span><text:span text:style-name="T36_186"><text:s/></text:span><text:span text:style-name="T36_187">drunk</text:span><text:span text:style-name="T36_188"><text:s/></text:span><text:span text:style-name="T36_189">a</text:span><text:span text:style-name="T36_190"><text:s/></text:span><text:span text:style-name="T36_191">keg</text:span><text:span text:style-name="T36_192">’</text:span><text:span text:style-name="T36_193">s</text:span><text:span text:style-name="T36_194"><text:s/></text:span><text:span text:style-name="T36_195">worth</text:span><text:span text:style-name="T36_196">,<text:s/></text:span><text:span text:style-name="T36_197">but</text:span><text:span text:style-name="T36_198"><text:s/></text:span><text:span text:style-name="T36_199">we</text:span><text:span text:style-name="T36_200"><text:s/></text:span><text:span text:style-name="T36_201">did</text:span><text:span text:style-name="T36_202"><text:s/></text:span><text:span text:style-name="T36_203">it</text:span><text:span text:style-name="T36_204"><text:s/></text:span><text:span text:style-name="T36_205">in</text:span><text:span text:style-name="T36_206"><text:s/></text:span><text:span text:style-name="T36_207">small</text:span><text:span text:style-name="T36_208"><text:s/></text:span><text:span text:style-name="T36_209">glass</text:span><text:span text:style-name="T36_210">-</text:span><text:span text:style-name="T36_211">sized</text:span><text:span text:style-name="T36_212"><text:s/></text:span><text:span text:style-name="T36_213">chunks</text:span><text:span text:style-name="T36_214">.</text:span></text:p>
      <text:p text:style-name="P37"/>
      <text:p text:style-name="P38"><text:span text:style-name="T38_1">When</text:span><text:span text:style-name="T38_2"><text:s/></text:span><text:span text:style-name="T38_3">setting</text:span><text:span text:style-name="T38_4"><text:s/></text:span><text:span text:style-name="T38_5">up</text:span><text:span text:style-name="T38_6"><text:s/></text:span><text:span text:style-name="T38_7">your</text:span><text:span text:style-name="T38_8"><text:s/></text:span><text:span text:style-name="T38_9">streaming</text:span><text:span text:style-name="T38_10"><text:s/></text:span><text:span text:style-name="T38_11">application</text:span><text:span text:style-name="T38_12">,<text:s/></text:span><text:span text:style-name="T38_13">put</text:span><text:span text:style-name="T38_14"><text:s/></text:span><text:span text:style-name="T38_15">some</text:span><text:span text:style-name="T38_16"><text:s/></text:span><text:span text:style-name="T38_17">thought</text:span><text:span text:style-name="T38_18"><text:s/></text:span><text:span text:style-name="T38_19">into</text:span><text:span text:style-name="T38_20"><text:s/></text:span><text:span text:style-name="T38_21">the</text:span><text:span text:style-name="T38_22"><text:s/></text:span><text:span text:style-name="T38_23">batch</text:span><text:span text:style-name="T38_24"><text:s/></text:span><text:span text:style-name="T38_25">interval</text:span><text:span text:style-name="T38_26">.<text:s/></text:span><text:span text:style-name="T38_27">The</text:span><text:span text:style-name="T38_28"><text:s/></text:span><text:span text:style-name="T38_29">batch</text:span><text:span text:style-name="T38_30"><text:s/></text:span><text:span text:style-name="T38_31">interval</text:span><text:span text:style-name="T38_32"><text:s/></text:span><text:span text:style-name="T38_33">controls</text:span><text:span text:style-name="T38_34"><text:s/></text:span><text:span text:style-name="T38_35">how</text:span><text:span text:style-name="T38_36"><text:s/></text:span><text:span text:style-name="T38_37">long</text:span><text:span text:style-name="T38_38"><text:s/></text:span><text:span text:style-name="T38_39">Spark</text:span><text:span text:style-name="T38_40"><text:s/></text:span><text:span text:style-name="T38_41">waits</text:span><text:span text:style-name="T38_42"><text:s/></text:span><text:span text:style-name="T38_43">before</text:span><text:span text:style-name="T38_44"><text:s/></text:span><text:span text:style-name="T38_45">pushing</text:span><text:span text:style-name="T38_46"><text:s/></text:span><text:span text:style-name="T38_47">data</text:span><text:span text:style-name="T38_48"><text:s/></text:span><text:span text:style-name="T38_49">through</text:span><text:span text:style-name="T38_50"><text:s/></text:span><text:span text:style-name="T38_51">the</text:span><text:span text:style-name="T38_52"><text:s/></text:span><text:span text:style-name="T38_53">pipeline</text:span><text:span text:style-name="T38_54">.<text:s/></text:span><text:span text:style-name="T38_55">A</text:span><text:span text:style-name="T38_56"><text:s/></text:span><text:span text:style-name="T38_57">one</text:span><text:span text:style-name="T38_58"><text:s/></text:span><text:span text:style-name="T38_59">second</text:span><text:span text:style-name="T38_60"><text:s/></text:span><text:span text:style-name="T38_61">interval</text:span><text:span text:style-name="T38_62"><text:s/></text:span><text:span text:style-name="T38_63">means</text:span><text:span text:style-name="T38_64"><text:s/></text:span><text:span text:style-name="T38_65">Spark</text:span><text:span text:style-name="T38_66"><text:s/></text:span><text:span text:style-name="T38_67">runs</text:span><text:span text:style-name="T38_68"><text:s/></text:span><text:span text:style-name="T38_69">once</text:span><text:span text:style-name="T38_70"><text:s/></text:span><text:span text:style-name="T38_71">per</text:span><text:span text:style-name="T38_72"><text:s/></text:span><text:span text:style-name="T38_73">second</text:span><text:span text:style-name="T38_74">,<text:s/></text:span><text:span text:style-name="T38_75">on</text:span><text:span text:style-name="T38_76"><text:s/></text:span><text:span text:style-name="T38_77">the</text:span><text:span text:style-name="T38_78"><text:s/></text:span><text:span text:style-name="T38_79">data</text:span><text:span text:style-name="T38_80"><text:s/></text:span><text:span text:style-name="T38_81">from</text:span><text:span text:style-name="T38_82"><text:s/></text:span><text:span text:style-name="T38_83">that</text:span><text:span text:style-name="T38_84"><text:s/></text:span><text:span text:style-name="T38_85">second</text:span><text:span text:style-name="T38_86">.<text:s/></text:span><text:span text:style-name="T38_87">In</text:span><text:span text:style-name="T38_88"><text:s/></text:span><text:span text:style-name="T38_89">general</text:span><text:span text:style-name="T38_90">,<text:s/></text:span><text:span text:style-name="T38_91">the</text:span><text:span text:style-name="T38_92"><text:s/></text:span><text:span text:style-name="T38_93">higher</text:span><text:span text:style-name="T38_94"><text:s/></text:span><text:span text:style-name="T38_95">you</text:span><text:span text:style-name="T38_96"><text:s/></text:span><text:span text:style-name="T38_97">set</text:span><text:span text:style-name="T38_98"><text:s/></text:span><text:span text:style-name="T38_99">the</text:span><text:span text:style-name="T38_100"><text:s/></text:span><text:span text:style-name="T38_101">interval</text:span><text:span text:style-name="T38_102">,<text:s/></text:span><text:span text:style-name="T38_103">the</text:span><text:span text:style-name="T38_104"><text:s/></text:span><text:span text:style-name="T38_105">more</text:span><text:span text:style-name="T38_106"><text:s/></text:span><text:span text:style-name="T38_107">efficiently</text:span><text:span text:style-name="T38_108"><text:s/></text:span><text:span text:style-name="T38_109">your</text:span><text:span text:style-name="T38_110"><text:s/></text:span><text:span text:style-name="T38_111">streaming</text:span><text:span text:style-name="T38_112"><text:s/></text:span><text:span text:style-name="T38_113">application</text:span><text:span text:style-name="T38_114"><text:s/></text:span><text:span text:style-name="T38_115">will</text:span><text:span text:style-name="T38_116"><text:s/></text:span><text:span text:style-name="T38_117">run</text:span><text:span text:style-name="T38_118">.<text:s/></text:span><text:span text:style-name="T38_119">You</text:span><text:span text:style-name="T38_120"><text:s/></text:span><text:span text:style-name="T38_121">should</text:span><text:span text:style-name="T38_122"><text:s/></text:span><text:span text:style-name="T38_123">start</text:span><text:span text:style-name="T38_124"><text:s/></text:span><text:span text:style-name="T38_125">with</text:span><text:span text:style-name="T38_126"><text:s/></text:span><text:span text:style-name="T38_127">a</text:span><text:span text:style-name="T38_128"><text:s/></text:span><text:span text:style-name="T38_129">relatively</text:span><text:span text:style-name="T38_130"><text:s/></text:span><text:span text:style-name="T38_131">long</text:span><text:span text:style-name="T38_132"><text:s/></text:span><text:span text:style-name="T38_133">interval</text:span><text:span text:style-name="T38_134">,<text:s/></text:span><text:span text:style-name="T38_135">something</text:span><text:span text:style-name="T38_136"><text:s/></text:span><text:span text:style-name="T38_137">like</text:span><text:span text:style-name="T38_138"><text:s/></text:span><text:span text:style-name="T38_139">ten</text:span><text:span text:style-name="T38_140"><text:s/></text:span><text:span text:style-name="T38_141">seconds</text:span><text:span text:style-name="T38_142">,<text:s/></text:span><text:span text:style-name="T38_143">then</text:span><text:span text:style-name="T38_144"><text:s/></text:span><text:span text:style-name="T38_145">watch</text:span><text:span text:style-name="T38_146"><text:s/></text:span><text:span text:style-name="T38_147">the</text:span><text:span text:style-name="T38_148"><text:s/></text:span><text:span text:style-name="T38_149">output</text:span><text:span text:style-name="T38_150"><text:s/></text:span><text:span text:style-name="T38_151">delay</text:span><text:span text:style-name="T38_152"><text:s/></text:span><text:span text:style-name="T38_153">while</text:span><text:span text:style-name="T38_154"><text:s/></text:span><text:span text:style-name="T38_155">lowering</text:span><text:span text:style-name="T38_156"><text:s/></text:span><text:span text:style-name="T38_157">it</text:span><text:span text:style-name="T38_158">.<text:s/></text:span><text:span text:style-name="T38_159">Generally</text:span><text:span text:style-name="T38_160">,<text:s/></text:span><text:span text:style-name="T38_161">your</text:span><text:span text:style-name="T38_162"><text:s/></text:span><text:span text:style-name="T38_163">customers</text:span><text:span text:style-name="T38_164"><text:s/></text:span><text:span text:style-name="T38_165">aren</text:span><text:span text:style-name="T38_166">’</text:span><text:span text:style-name="T38_167">t</text:span><text:span text:style-name="T38_168"><text:s/></text:span><text:span text:style-name="T38_169">going</text:span><text:span text:style-name="T38_170"><text:s/></text:span><text:span text:style-name="T38_171">to</text:span><text:span text:style-name="T38_172"><text:s/></text:span><text:span text:style-name="T38_173">notice</text:span><text:span text:style-name="T38_174"><text:s/></text:span><text:span text:style-name="T38_175">a</text:span><text:span text:style-name="T38_176"><text:s/></text:span><text:span text:style-name="T38_177">difference</text:span><text:span text:style-name="T38_178"><text:s/></text:span><text:span text:style-name="T38_179">between</text:span><text:span text:style-name="T38_180"><text:s/></text:span><text:span text:style-name="T38_181">ten</text:span><text:span text:style-name="T38_182"><text:s/></text:span><text:span text:style-name="T38_183">seconds</text:span><text:span text:style-name="T38_184"><text:s/></text:span><text:span text:style-name="T38_185">and</text:span><text:span text:style-name="T38_186"><text:s/>1<text:s/></text:span><text:span text:style-name="T38_187">second</text:span><text:span text:style-name="T38_188">,<text:s/></text:span><text:span text:style-name="T38_189">but</text:span><text:span text:style-name="T38_190"><text:s/></text:span><text:span text:style-name="T38_191">your</text:span><text:span text:style-name="T38_192"><text:s/></text:span><text:span text:style-name="T38_193">computing</text:span><text:span text:style-name="T38_194"><text:s/></text:span><text:span text:style-name="T38_195">infrastructure</text:span><text:span text:style-name="T38_196"><text:s/></text:span><text:span text:style-name="T38_197">will</text:span><text:span text:style-name="T38_198">.</text:span></text:p>
      <text:h text:style-name="P39" text:outline-level="10"><text:bookmark-start text:name="h.bifbirx43oc"/><text:bookmark-end text:name="h.bifbirx43oc"/><text:span text:style-name="T39_1">Input</text:span></text:h>
      <text:p text:style-name="P40"><text:span text:style-name="T40_1">Spark</text:span><text:span text:style-name="T40_2"><text:s/></text:span><text:span text:style-name="T40_3">Streaming</text:span><text:span text:style-name="T40_4"><text:s/></text:span><text:span text:style-name="T40_5">can</text:span><text:span text:style-name="T40_6"><text:s/></text:span><text:span text:style-name="T40_7">already</text:span><text:span text:style-name="T40_8"><text:s/></text:span><text:span text:style-name="T40_9">ingest</text:span><text:span text:style-name="T40_10"><text:s/></text:span><text:span text:style-name="T40_11">data</text:span><text:span text:style-name="T40_12"><text:s/></text:span><text:span text:style-name="T40_13">from</text:span><text:span text:style-name="T40_14"><text:s/></text:span><text:span text:style-name="T40_15">a</text:span><text:span text:style-name="T40_16"><text:s/></text:span><text:span text:style-name="T40_17">number</text:span><text:span text:style-name="T40_18"><text:s/></text:span><text:span text:style-name="T40_19">of</text:span><text:span text:style-name="T40_20"><text:s/></text:span><text:span text:style-name="T40_21">sources</text:span><text:span text:style-name="T40_22">,<text:s/></text:span><text:span text:style-name="T40_23">from</text:span><text:span text:style-name="T40_24"><text:s/></text:span><text:span text:style-name="T40_25">sockets</text:span><text:span text:style-name="T40_26"><text:s/></text:span><text:span text:style-name="T40_27">or</text:span><text:span text:style-name="T40_28"><text:s/></text:span><text:span text:style-name="T40_29">file</text:span><text:span text:style-name="T40_30"><text:s/></text:span><text:span text:style-name="T40_31">directories</text:span><text:span text:style-name="T40_32"><text:s/></text:span><text:span text:style-name="T40_33">to</text:span><text:span text:style-name="T40_34"><text:s/></text:span><text:span text:style-name="T40_35">Kafka</text:span><text:span text:style-name="T40_36"><text:s/></text:span><text:span text:style-name="T40_37">brokers</text:span><text:span text:style-name="T40_38">.<text:s/></text:span><text:span text:style-name="T40_39">If</text:span><text:span text:style-name="T40_40"><text:s/></text:span><text:span text:style-name="T40_41">it</text:span><text:span text:style-name="T40_42"><text:s/></text:span><text:span text:style-name="T40_43">doesn</text:span><text:span text:style-name="T40_44">’</text:span><text:span text:style-name="T40_45">t</text:span><text:span text:style-name="T40_46"><text:s/></text:span><text:span text:style-name="T40_47">already</text:span><text:span text:style-name="T40_48"><text:s/></text:span><text:span text:style-name="T40_49">support</text:span><text:span text:style-name="T40_50"><text:s/></text:span><text:span text:style-name="T40_51">your</text:span><text:span text:style-name="T40_52"><text:s/></text:span><text:span text:style-name="T40_53">streaming</text:span><text:span text:style-name="T40_54"><text:s/></text:span><text:span text:style-name="T40_55">data</text:span><text:span text:style-name="T40_56"><text:s/></text:span><text:span text:style-name="T40_57">source</text:span><text:span text:style-name="T40_58">,<text:s/></text:span><text:span text:style-name="T40_59">it</text:span><text:span text:style-name="T40_60"><text:s/></text:span><text:span text:style-name="T40_61">shouldn</text:span><text:span text:style-name="T40_62">’</text:span><text:span text:style-name="T40_63">t</text:span><text:span text:style-name="T40_64"><text:s/></text:span><text:span text:style-name="T40_65">be</text:span><text:span text:style-name="T40_66"><text:s/></text:span><text:span text:style-name="T40_67">hard</text:span><text:span text:style-name="T40_68"><text:s/></text:span><text:span text:style-name="T40_69">to</text:span><text:span text:style-name="T40_70"><text:s/></text:span><text:span text:style-name="T40_71">add</text:span><text:span text:style-name="T40_72"><text:s/></text:span><text:span text:style-name="T40_73">it</text:span><text:span text:style-name="T40_74">.<text:s/></text:span><text:span text:style-name="T40_75">In</text:span><text:span text:style-name="T40_76"><text:s/></text:span><text:span text:style-name="T40_77">this</text:span><text:span text:style-name="T40_78"><text:s/></text:span><text:span text:style-name="T40_79">notebook</text:span><text:span text:style-name="T40_80"><text:s/></text:span><text:span text:style-name="T40_81">we</text:span><text:span text:style-name="T40_82">’</text:span><text:span text:style-name="T40_83">ll</text:span><text:span text:style-name="T40_84"><text:s/></text:span><text:span text:style-name="T40_85">be</text:span><text:span text:style-name="T40_86"><text:s/></text:span><text:span text:style-name="T40_87">using</text:span><text:span text:style-name="T40_88"><text:s/></text:span><text:span text:style-name="T40_89">the</text:span><text:span text:style-name="T40_90"><text:s/></text:span><text:span text:style-name="T40_91">queueStream</text:span><text:span text:style-name="T40_92"><text:s/></text:span><text:span text:style-name="T40_93">function</text:span><text:span text:style-name="T40_94">,<text:s/></text:span><text:span text:style-name="T40_95">which</text:span><text:span text:style-name="T40_96"><text:s/></text:span><text:span text:style-name="T40_97">lets</text:span><text:span text:style-name="T40_98"><text:s/></text:span><text:span text:style-name="T40_99">us</text:span><text:span text:style-name="T40_100"><text:s/></text:span><text:span text:style-name="T40_101">set</text:span><text:span text:style-name="T40_102"><text:s/></text:span><text:span text:style-name="T40_103">up</text:span><text:span text:style-name="T40_104"><text:s/></text:span><text:span text:style-name="T40_105">data</text:span><text:span text:style-name="T40_106"><text:s/></text:span><text:span text:style-name="T40_107">to</text:span><text:span text:style-name="T40_108"><text:s/></text:span><text:span text:style-name="T40_109">be</text:span><text:span text:style-name="T40_110"><text:s/></text:span><text:span text:style-name="T40_111">virtually</text:span><text:span text:style-name="T40_112"><text:s/></text:span><text:span text:style-name="T40_113">streamed</text:span><text:span text:style-name="T40_114"><text:s/></text:span><text:span text:style-name="T40_115">in</text:span><text:span text:style-name="T40_116">.<text:s/></text:span><text:span text:style-name="T40_117">That</text:span><text:span text:style-name="T40_118">’</text:span><text:span text:style-name="T40_119">ll</text:span><text:span text:style-name="T40_120"><text:s/></text:span><text:span text:style-name="T40_121">allow</text:span><text:span text:style-name="T40_122"><text:s/></text:span><text:span text:style-name="T40_123">us</text:span><text:span text:style-name="T40_124"><text:s/></text:span><text:span text:style-name="T40_125">to</text:span><text:span text:style-name="T40_126"><text:s/></text:span><text:span text:style-name="T40_127">dig</text:span><text:span text:style-name="T40_128"><text:s/></text:span><text:span text:style-name="T40_129">into</text:span><text:span text:style-name="T40_130"><text:s/></text:span><text:span text:style-name="T40_131">Spark</text:span><text:span text:style-name="T40_132"><text:s/></text:span><text:span text:style-name="T40_133">Streaming</text:span><text:span text:style-name="T40_134"><text:s/></text:span><text:span text:style-name="T40_135">without</text:span><text:span text:style-name="T40_136"><text:s/></text:span><text:span text:style-name="T40_137">also</text:span><text:span text:style-name="T40_138"><text:s/></text:span><text:span text:style-name="T40_139">learning</text:span><text:span text:style-name="T40_140"><text:s/></text:span><text:span text:style-name="T40_141">about</text:span><text:span text:style-name="T40_142"><text:s/></text:span><text:span text:style-name="T40_143">setting</text:span><text:span text:style-name="T40_144"><text:s/></text:span><text:span text:style-name="T40_145">up</text:span><text:span text:style-name="T40_146"><text:s/></text:span><text:span text:style-name="T40_147">a</text:span><text:span text:style-name="T40_148"><text:s/></text:span><text:span text:style-name="T40_149">queue</text:span><text:span text:style-name="T40_150"><text:s/></text:span><text:span text:style-name="T40_151">service</text:span><text:span text:style-name="T40_152">.<text:s/></text:span><text:span text:style-name="T40_153">Each</text:span><text:span text:style-name="T40_154"><text:s/></text:span><text:span text:style-name="T40_155">of</text:span><text:span text:style-name="T40_156"><text:s/></text:span><text:span text:style-name="T40_157">these</text:span><text:span text:style-name="T40_158"><text:s/></text:span><text:span text:style-name="T40_159">input</text:span><text:span text:style-name="T40_160"><text:s/></text:span><text:span text:style-name="T40_161">sources</text:span><text:span text:style-name="T40_162"><text:s/></text:span><text:span text:style-name="T40_163">will</text:span><text:span text:style-name="T40_164"><text:s/></text:span><text:span text:style-name="T40_165">create</text:span><text:span text:style-name="T40_166"><text:s/></text:span><text:span text:style-name="T40_167">a</text:span><text:span text:style-name="T40_168"><text:s/></text:span><text:span text:style-name="T40_169">DStream</text:span><text:span text:style-name="T40_170">,<text:s/></text:span><text:span text:style-name="T40_171">which</text:span><text:span text:style-name="T40_172"><text:s/></text:span><text:span text:style-name="T40_173">we</text:span><text:span text:style-name="T40_174"><text:s/></text:span><text:span text:style-name="T40_175">can</text:span><text:span text:style-name="T40_176"><text:s/></text:span><text:span text:style-name="T40_177">operate</text:span><text:span text:style-name="T40_178"><text:s/></text:span><text:span text:style-name="T40_179">on</text:span><text:span text:style-name="T40_180"><text:s/></text:span><text:span text:style-name="T40_181">in</text:span><text:span text:style-name="T40_182"><text:s/></text:span><text:span text:style-name="T40_183">the</text:span><text:span text:style-name="T40_184"><text:s/></text:span><text:span text:style-name="T40_185">future</text:span><text:span text:style-name="T40_186">.</text:span></text:p>
      <text:p text:style-name="P41"/>
      <text:p text:style-name="P42"><text:span text:style-name="T42_1">In</text:span><text:span text:style-name="T42_2"><text:s/></text:span><text:span text:style-name="T42_3">the</text:span><text:span text:style-name="T42_4"><text:s/></text:span><text:span text:style-name="T42_5">example</text:span><text:span text:style-name="T42_6"><text:s/></text:span><text:span text:style-name="T42_7">earlier</text:span><text:span text:style-name="T42_8"><text:s/></text:span><text:span text:style-name="T42_9">we</text:span><text:span text:style-name="T42_10"><text:s/></text:span><text:span text:style-name="T42_11">set</text:span><text:span text:style-name="T42_12"><text:s/></text:span><text:span text:style-name="T42_13">up</text:span><text:span text:style-name="T42_14"><text:s/></text:span><text:span text:style-name="T42_15">a</text:span><text:span text:style-name="T42_16"><text:s/></text:span><text:span text:style-name="T42_17">list</text:span><text:span text:style-name="T42_18"><text:s/></text:span><text:span text:style-name="T42_19">of</text:span><text:span text:style-name="T42_20"><text:s/></text:span><text:span text:style-name="T42_21">RDDs</text:span><text:span text:style-name="T42_22">,<text:s/></text:span><text:span text:style-name="T42_23">and</text:span><text:span text:style-name="T42_24"><text:s/></text:span><text:span text:style-name="T42_25">then</text:span><text:span text:style-name="T42_26"><text:s/></text:span><text:span text:style-name="T42_27">fed</text:span><text:span text:style-name="T42_28"><text:s/></text:span><text:span text:style-name="T42_29">them</text:span><text:span text:style-name="T42_30"><text:s/></text:span><text:span text:style-name="T42_31">into</text:span><text:span text:style-name="T42_32"><text:s/></text:span><text:span text:style-name="T42_33">queueStream</text:span><text:span text:style-name="T42_34"><text:s/></text:span><text:span text:style-name="T42_35">to</text:span><text:span text:style-name="T42_36"><text:s/></text:span><text:span text:style-name="T42_37">provide</text:span><text:span text:style-name="T42_38"><text:s/></text:span><text:span text:style-name="T42_39">sample</text:span><text:span text:style-name="T42_40"><text:s/></text:span><text:span text:style-name="T42_41">input</text:span><text:span text:style-name="T42_42">.<text:s/></text:span><text:span text:style-name="T42_43">The</text:span><text:span text:style-name="T42_44"><text:s/></text:span><text:span text:style-name="T42_45">streaming</text:span><text:span text:style-name="T42_46"><text:s/></text:span><text:span text:style-name="T42_47">application</text:span><text:span text:style-name="T42_48"><text:s/></text:span><text:span text:style-name="T42_49">consumes</text:span><text:span text:style-name="T42_50"><text:s/></text:span><text:span text:style-name="T42_51">one</text:span><text:span text:style-name="T42_52"><text:s/></text:span><text:span text:style-name="T42_53">RDD</text:span><text:span text:style-name="T42_54"><text:s/></text:span><text:span text:style-name="T42_55">for</text:span><text:span text:style-name="T42_56"><text:s/></text:span><text:span text:style-name="T42_57">each</text:span><text:span text:style-name="T42_58"><text:s/></text:span><text:span text:style-name="T42_59">batch</text:span><text:span text:style-name="T42_60">.</text:span></text:p>
      <text:h text:style-name="P43" text:outline-level="10"><text:bookmark-start text:name="h.wj3ywpxzjlc2"/><text:bookmark-end text:name="h.wj3ywpxzjlc2"/><text:span text:style-name="T43_1">Output</text:span></text:h>
      <text:p text:style-name="P44"><text:span text:style-name="T44_1">Once</text:span><text:span text:style-name="T44_2"><text:s/></text:span><text:span text:style-name="T44_3">we</text:span><text:span text:style-name="T44_4"><text:s/></text:span><text:span text:style-name="T44_5">have</text:span><text:span text:style-name="T44_6"><text:s/></text:span><text:span text:style-name="T44_7">the</text:span><text:span text:style-name="T44_8"><text:s/></text:span><text:span text:style-name="T44_9">DStream</text:span><text:span text:style-name="T44_10">,<text:s/></text:span><text:span text:style-name="T44_11">and</text:span><text:span text:style-name="T44_12"><text:s/></text:span><text:span text:style-name="T44_13">we</text:span><text:span text:style-name="T44_14">’</text:span><text:span text:style-name="T44_15">ve</text:span><text:span text:style-name="T44_16"><text:s/></text:span><text:span text:style-name="T44_17">done</text:span><text:span text:style-name="T44_18"><text:s/></text:span><text:span text:style-name="T44_19">some</text:span><text:span text:style-name="T44_20"><text:s/></text:span><text:span text:style-name="T44_21">computation</text:span><text:span text:style-name="T44_22">,<text:s/></text:span><text:span text:style-name="T44_23">we</text:span><text:span text:style-name="T44_24"><text:s/></text:span><text:span text:style-name="T44_25">need</text:span><text:span text:style-name="T44_26"><text:s/></text:span><text:span text:style-name="T44_27">to</text:span><text:span text:style-name="T44_28"><text:s/></text:span><text:span text:style-name="T44_29">the</text:span><text:span text:style-name="T44_30"><text:s/></text:span><text:span text:style-name="T44_31">get</text:span><text:span text:style-name="T44_32"><text:s/></text:span><text:span text:style-name="T44_33">the</text:span><text:span text:style-name="T44_34"><text:s/></text:span><text:span text:style-name="T44_35">data</text:span><text:span text:style-name="T44_36"><text:s/></text:span><text:span text:style-name="T44_37">back</text:span><text:span text:style-name="T44_38"><text:s/></text:span><text:span text:style-name="T44_39">somehow</text:span><text:span text:style-name="T44_40">.<text:s/></text:span><text:span text:style-name="T44_41">Spark</text:span><text:span text:style-name="T44_42"><text:s/></text:span><text:span text:style-name="T44_43">offers</text:span><text:span text:style-name="T44_44"><text:s/></text:span><text:span text:style-name="T44_45">a</text:span><text:span text:style-name="T44_46"><text:s/></text:span><text:span text:style-name="T44_47">number</text:span><text:span text:style-name="T44_48"><text:s/></text:span><text:span text:style-name="T44_49">of</text:span><text:span text:style-name="T44_50"><text:s/></text:span><text:span text:style-name="T44_51">output</text:span><text:span text:style-name="T44_52"><text:s/></text:span><text:span text:style-name="T44_53">operations</text:span><text:span text:style-name="T44_54">.<text:s/></text:span><text:span text:style-name="T44_55">The</text:span><text:span text:style-name="T44_56"><text:s/></text:span><text:span text:style-name="T44_57">most</text:span><text:span text:style-name="T44_58"><text:s/></text:span><text:span text:style-name="T44_59">common</text:span><text:span text:style-name="T44_60"><text:s/></text:span><text:span text:style-name="T44_61">output</text:span><text:span text:style-name="T44_62"><text:s/></text:span><text:span text:style-name="T44_63">operation</text:span><text:span text:style-name="T44_64"><text:s/></text:span><text:span text:style-name="T44_65">is</text:span><text:span text:style-name="T44_66"><text:s/></text:span><text:span text:style-name="T44_67">saveAsTextFiles</text:span><text:span text:style-name="T44_68"><text:s/></text:span><text:span text:style-name="T44_69">which</text:span><text:span text:style-name="T44_70"><text:s/></text:span><text:span text:style-name="T44_71">dumps</text:span><text:span text:style-name="T44_72"><text:s/></text:span><text:span text:style-name="T44_73">the</text:span><text:span text:style-name="T44_74"><text:s/></text:span><text:span text:style-name="T44_75">output</text:span><text:span text:style-name="T44_76"><text:s/></text:span><text:span text:style-name="T44_77">as</text:span><text:span text:style-name="T44_78"><text:s/></text:span><text:span text:style-name="T44_79">a</text:span><text:span text:style-name="T44_80"><text:s/></text:span><text:span text:style-name="T44_81">text</text:span><text:span text:style-name="T44_82"><text:s/></text:span><text:span text:style-name="T44_83">file</text:span><text:span text:style-name="T44_84">.<text:s/></text:span><text:span text:style-name="T44_85">You</text:span><text:span text:style-name="T44_86">’</text:span><text:span text:style-name="T44_87">ll</text:span><text:span text:style-name="T44_88"><text:s/></text:span><text:span text:style-name="T44_89">need</text:span><text:span text:style-name="T44_90"><text:s/></text:span><text:span text:style-name="T44_91">to</text:span><text:span text:style-name="T44_92"><text:s/></text:span><text:span text:style-name="T44_93">set</text:span><text:span text:style-name="T44_94"><text:s/></text:span><text:span text:style-name="T44_95">something</text:span><text:span text:style-name="T44_96"><text:s/></text:span><text:span text:style-name="T44_97">up</text:span><text:span text:style-name="T44_98"><text:s/></text:span><text:span text:style-name="T44_99">to</text:span><text:span text:style-name="T44_100"><text:s/></text:span><text:span text:style-name="T44_101">watch</text:span><text:span text:style-name="T44_102"><text:s/></text:span><text:span text:style-name="T44_103">the</text:span><text:span text:style-name="T44_104"><text:s/></text:span><text:span text:style-name="T44_105">output</text:span><text:span text:style-name="T44_106"><text:s/></text:span><text:span text:style-name="T44_107">folder</text:span><text:span text:style-name="T44_108"><text:s/></text:span><text:span text:style-name="T44_109">and</text:span><text:span text:style-name="T44_110"><text:s/></text:span><text:span text:style-name="T44_111">process</text:span><text:span text:style-name="T44_112"><text:s/></text:span><text:span text:style-name="T44_113">the</text:span><text:span text:style-name="T44_114"><text:s/></text:span><text:span text:style-name="T44_115">text</text:span><text:span text:style-name="T44_116"><text:s/></text:span><text:span text:style-name="T44_117">files</text:span><text:span text:style-name="T44_118"><text:s/></text:span><text:span text:style-name="T44_119">as</text:span><text:span text:style-name="T44_120"><text:s/></text:span><text:span text:style-name="T44_121">they</text:span><text:span text:style-name="T44_122"><text:s/></text:span><text:span text:style-name="T44_123">become</text:span><text:span text:style-name="T44_124"><text:s/></text:span><text:span text:style-name="T44_125">available</text:span><text:span text:style-name="T44_126">.<text:s/></text:span><text:span text:style-name="T44_127">Spark</text:span><text:span text:style-name="T44_128"><text:s/></text:span><text:span text:style-name="T44_129">also</text:span><text:span text:style-name="T44_130"><text:s/></text:span><text:span text:style-name="T44_131">provides</text:span><text:span text:style-name="T44_132"><text:s/></text:span><text:span text:style-name="T44_133">foreachRDD</text:span><text:span text:style-name="T44_134">,<text:s/></text:span><text:span text:style-name="T44_135">which</text:span><text:span text:style-name="T44_136"><text:s/></text:span><text:span text:style-name="T44_137">allows</text:span><text:span text:style-name="T44_138"><text:s/></text:span><text:span text:style-name="T44_139">you</text:span><text:span text:style-name="T44_140"><text:s/></text:span><text:span text:style-name="T44_141">to</text:span><text:span text:style-name="T44_142"><text:s/></text:span><text:span text:style-name="T44_143">process</text:span><text:span text:style-name="T44_144"><text:s/></text:span><text:span text:style-name="T44_145">the</text:span><text:span text:style-name="T44_146"><text:s/></text:span><text:span text:style-name="T44_147">output</text:span><text:span text:style-name="T44_148"><text:s/></text:span><text:span text:style-name="T44_149">any</text:span><text:span text:style-name="T44_150"><text:s/></text:span><text:span text:style-name="T44_151">way</text:span><text:span text:style-name="T44_152"><text:s/></text:span><text:span text:style-name="T44_153">you</text:span><text:span text:style-name="T44_154"><text:s/></text:span><text:span text:style-name="T44_155">need</text:span><text:span text:style-name="T44_156"><text:s/></text:span><text:span text:style-name="T44_157">to</text:span><text:span text:style-name="T44_158">.<text:s/></text:span><text:span text:style-name="T44_159">You</text:span><text:span text:style-name="T44_160"><text:s/></text:span><text:span text:style-name="T44_161">could</text:span><text:span text:style-name="T44_162"><text:s/></text:span><text:span text:style-name="T44_163">push</text:span><text:span text:style-name="T44_164"><text:s/></text:span><text:span text:style-name="T44_165">it</text:span><text:span text:style-name="T44_166"><text:s/></text:span><text:span text:style-name="T44_167">into</text:span><text:span text:style-name="T44_168"><text:s/></text:span><text:span text:style-name="T44_169">a</text:span><text:span text:style-name="T44_170"><text:s/></text:span><text:span text:style-name="T44_171">Kafka</text:span><text:span text:style-name="T44_172"><text:s/></text:span><text:span text:style-name="T44_173">queue</text:span><text:span text:style-name="T44_174">,<text:s/></text:span><text:span text:style-name="T44_175">save</text:span><text:span text:style-name="T44_176"><text:s/></text:span><text:span text:style-name="T44_177">it</text:span><text:span text:style-name="T44_178"><text:s/></text:span><text:span text:style-name="T44_179">into</text:span><text:span text:style-name="T44_180"><text:s/></text:span><text:span text:style-name="T44_181">a</text:span><text:span text:style-name="T44_182"><text:s/></text:span><text:span text:style-name="T44_183">database</text:span><text:span text:style-name="T44_184">,<text:s/></text:span><text:span text:style-name="T44_185">or</text:span><text:span text:style-name="T44_186"><text:s/></text:span><text:span text:style-name="T44_187">POST</text:span><text:span text:style-name="T44_188"><text:s/></text:span><text:span text:style-name="T44_189">it</text:span><text:span text:style-name="T44_190"><text:s/></text:span><text:span text:style-name="T44_191">to</text:span><text:span text:style-name="T44_192"><text:s/></text:span><text:span text:style-name="T44_193">a</text:span><text:span text:style-name="T44_194"><text:s/></text:span><text:span text:style-name="T44_195">web</text:span><text:span text:style-name="T44_196"><text:s/></text:span><text:span text:style-name="T44_197">service</text:span><text:span text:style-name="T44_198">.<text:s/></text:span><text:span text:style-name="T44_199">For</text:span><text:span text:style-name="T44_200"><text:s/></text:span><text:span text:style-name="T44_201">our</text:span><text:span text:style-name="T44_202"><text:s/></text:span><text:span text:style-name="T44_203">demos</text:span><text:span text:style-name="T44_204">,<text:s/></text:span><text:span text:style-name="T44_205">we</text:span><text:span text:style-name="T44_206"><text:s/></text:span><text:span text:style-name="T44_207">use</text:span><text:span text:style-name="T44_208"><text:s/></text:span><text:span text:style-name="T44_209">pprint</text:span><text:span text:style-name="T44_210">,<text:s/></text:span><text:span text:style-name="T44_211">because</text:span><text:span text:style-name="T44_212"><text:s/></text:span><text:span text:style-name="T44_213">it</text:span><text:span text:style-name="T44_214">’</text:span><text:span text:style-name="T44_215">ll</text:span><text:span text:style-name="T44_216"><text:s/></text:span><text:span text:style-name="T44_217">put</text:span><text:span text:style-name="T44_218"><text:s/></text:span><text:span text:style-name="T44_219">the</text:span><text:span text:style-name="T44_220"><text:s/></text:span><text:span text:style-name="T44_221">output</text:span><text:span text:style-name="T44_222"><text:s/></text:span><text:span text:style-name="T44_223">back</text:span><text:span text:style-name="T44_224"><text:s/></text:span><text:span text:style-name="T44_225">into</text:span><text:span text:style-name="T44_226"><text:s/></text:span><text:span text:style-name="T44_227">the</text:span><text:span text:style-name="T44_228"><text:s/></text:span><text:span text:style-name="T44_229">notebook</text:span><text:span text:style-name="T44_230"><text:s/></text:span><text:span text:style-name="T44_231">where</text:span><text:span text:style-name="T44_232"><text:s/></text:span><text:span text:style-name="T44_233">we</text:span><text:span text:style-name="T44_234"><text:s/></text:span><text:span text:style-name="T44_235">can</text:span><text:span text:style-name="T44_236"><text:s/></text:span><text:span text:style-name="T44_237">observe</text:span><text:span text:style-name="T44_238"><text:s/></text:span><text:span text:style-name="T44_239">it</text:span><text:span text:style-name="T44_240">.</text:span></text:p>
      <text:p text:style-name="P45"/>
      <text:p text:style-name="P46"><text:span text:style-name="T46_1">Now</text:span><text:span text:style-name="T46_2"><text:s/></text:span><text:span text:style-name="T46_3">that</text:span><text:span text:style-name="T46_4"><text:s/></text:span><text:span text:style-name="T46_5">we</text:span><text:span text:style-name="T46_6"><text:s/></text:span><text:span text:style-name="T46_7">have</text:span><text:span text:style-name="T46_8"><text:s/></text:span><text:span text:style-name="T46_9">a</text:span><text:span text:style-name="T46_10"><text:s/></text:span><text:span text:style-name="T46_11">basic</text:span><text:span text:style-name="T46_12"><text:s/></text:span><text:span text:style-name="T46_13">understanding</text:span><text:span text:style-name="T46_14"><text:s/></text:span><text:span text:style-name="T46_15">of</text:span><text:span text:style-name="T46_16"><text:s/></text:span><text:span text:style-name="T46_17">input</text:span><text:span text:style-name="T46_18"><text:s/></text:span><text:span text:style-name="T46_19">and</text:span><text:span text:style-name="T46_20"><text:s/></text:span><text:span text:style-name="T46_21">output</text:span><text:span text:style-name="T46_22">,<text:s/></text:span><text:span text:style-name="T46_23">let</text:span><text:span text:style-name="T46_24">'</text:span><text:span text:style-name="T46_25">s</text:span><text:span text:style-name="T46_26"><text:s/></text:span><text:span text:style-name="T46_27">look</text:span><text:span text:style-name="T46_28"><text:s/></text:span><text:span text:style-name="T46_29">at</text:span><text:span text:style-name="T46_30"><text:s/></text:span><text:span text:style-name="T46_31">another</text:span><text:span text:style-name="T46_32"><text:s/></text:span><text:span text:style-name="T46_33">example</text:span><text:span text:style-name="T46_34">.<text:s/></text:span><text:span text:style-name="T46_35">In</text:span><text:span text:style-name="T46_36"><text:s/></text:span><text:span text:style-name="T46_37">this</text:span><text:span text:style-name="T46_38"><text:s/></text:span><text:span text:style-name="T46_39">one</text:span><text:span text:style-name="T46_40"><text:s/></text:span><text:span text:style-name="T46_41">we</text:span><text:span text:style-name="T46_42">’</text:span><text:span text:style-name="T46_43">ll</text:span><text:span text:style-name="T46_44"><text:s/></text:span><text:span text:style-name="T46_45">use</text:span><text:span text:style-name="T46_46"><text:s/></text:span><text:span text:style-name="T46_47">queueStream</text:span><text:span text:style-name="T46_48"><text:s/></text:span><text:span text:style-name="T46_49">to</text:span><text:span text:style-name="T46_50"><text:s/></text:span><text:span text:style-name="T46_51">set</text:span><text:span text:style-name="T46_52"><text:s/></text:span><text:span text:style-name="T46_53">up</text:span><text:span text:style-name="T46_54"><text:s/></text:span><text:span text:style-name="T46_55">an</text:span><text:span text:style-name="T46_56"><text:s/></text:span><text:span text:style-name="T46_57">input</text:span><text:span text:style-name="T46_58"><text:s/></text:span><text:span text:style-name="T46_59">stream</text:span><text:span text:style-name="T46_60"><text:s/></text:span><text:span text:style-name="T46_61">from</text:span><text:span text:style-name="T46_62"><text:s/></text:span><text:span text:style-name="T46_63">some</text:span><text:span text:style-name="T46_64"><text:s/></text:span><text:span text:style-name="T46_65">sample</text:span><text:span text:style-name="T46_66"><text:s/></text:span><text:span text:style-name="T46_67">input</text:span><text:span text:style-name="T46_68"><text:s/></text:span><text:span text:style-name="T46_69">data</text:span><text:span text:style-name="T46_70">.<text:s/></text:span><text:span text:style-name="T46_71">Then</text:span><text:span text:style-name="T46_72"><text:s/></text:span><text:span text:style-name="T46_73">we</text:span><text:span text:style-name="T46_74">’</text:span><text:span text:style-name="T46_75">ll</text:span><text:span text:style-name="T46_76"><text:s/></text:span><text:span text:style-name="T46_77">do</text:span><text:span text:style-name="T46_78"><text:s/></text:span><text:span text:style-name="T46_79">a</text:span><text:span text:style-name="T46_80"><text:s/></text:span><text:span text:style-name="T46_81">simple</text:span><text:span text:style-name="T46_82"><text:s/></text:span><text:span text:style-name="T46_83">additive</text:span><text:span text:style-name="T46_84"><text:s/></text:span><text:span text:style-name="T46_85">reduce</text:span><text:span text:style-name="T46_86"><text:s/></text:span><text:span text:style-name="T46_87">to</text:span><text:span text:style-name="T46_88"><text:s/></text:span><text:span text:style-name="T46_89">find</text:span><text:span text:style-name="T46_90"><text:s/></text:span><text:span text:style-name="T46_91">the</text:span><text:span text:style-name="T46_92"><text:s/></text:span><text:span text:style-name="T46_93">sum</text:span><text:span text:style-name="T46_94"><text:s/></text:span><text:span text:style-name="T46_95">of</text:span><text:span text:style-name="T46_96"><text:s/></text:span><text:span text:style-name="T46_97">all</text:span><text:span text:style-name="T46_98"><text:s/></text:span><text:span text:style-name="T46_99">the</text:span><text:span text:style-name="T46_100"><text:s/></text:span><text:span text:style-name="T46_101">inputs</text:span><text:span text:style-name="T46_102"><text:s/></text:span><text:span text:style-name="T46_103">in</text:span><text:span text:style-name="T46_104"><text:s/></text:span><text:span text:style-name="T46_105">that</text:span><text:span text:style-name="T46_106"><text:s/></text:span><text:span text:style-name="T46_107">batch</text:span><text:span text:style-name="T46_108">.<text:s/></text:span><text:span text:style-name="T46_109">Finally</text:span><text:span text:style-name="T46_110">,<text:s/></text:span><text:span text:style-name="T46_111">we</text:span><text:span text:style-name="T46_112"><text:s/></text:span><text:span text:style-name="T46_113">use</text:span><text:span text:style-name="T46_114"><text:s/></text:span><text:span text:style-name="T46_115">pprint</text:span><text:span text:style-name="T46_116"><text:s/></text:span><text:span text:style-name="T46_117">to</text:span><text:span text:style-name="T46_118"><text:s/></text:span><text:span text:style-name="T46_119">return</text:span><text:span text:style-name="T46_120"><text:s/></text:span><text:span text:style-name="T46_121">the</text:span><text:span text:style-name="T46_122"><text:s/></text:span><text:span text:style-name="T46_123">results</text:span><text:span text:style-name="T46_124"><text:s/></text:span><text:span text:style-name="T46_125">to</text:span><text:span text:style-name="T46_126"><text:s/></text:span><text:span text:style-name="T46_127">the</text:span><text:span text:style-name="T46_128"><text:s/></text:span><text:span text:style-name="T46_129">notebook</text:span><text:span text:style-name="T46_130">.<text:s/></text:span><text:span text:style-name="T46_131">Your</text:span><text:span text:style-name="T46_132"><text:s/></text:span><text:span text:style-name="T46_133">streaming</text:span><text:span text:style-name="T46_134"><text:s/></text:span><text:span text:style-name="T46_135">apps</text:span><text:span text:style-name="T46_136"><text:s/></text:span><text:span text:style-name="T46_137">will</text:span><text:span text:style-name="T46_138"><text:s/></text:span><text:span text:style-name="T46_139">probably</text:span><text:span text:style-name="T46_140"><text:s/></text:span><text:span text:style-name="T46_141">follow</text:span><text:span text:style-name="T46_142"><text:s/></text:span><text:span text:style-name="T46_143">this</text:span><text:span text:style-name="T46_144"><text:s/></text:span><text:span text:style-name="T46_145">same</text:span><text:span text:style-name="T46_146"><text:s/></text:span><text:span text:style-name="T46_147">simple</text:span><text:span text:style-name="T46_148"><text:s/></text:span><text:span text:style-name="T46_149">format</text:span><text:span text:style-name="T46_150">,<text:s/></text:span><text:span text:style-name="T46_151">except</text:span><text:span text:style-name="T46_152"><text:s/></text:span><text:span text:style-name="T46_153">the</text:span><text:span text:style-name="T46_154"><text:s/></text:span><text:span text:style-name="T46_155">input</text:span><text:span text:style-name="T46_156"><text:s/></text:span><text:span text:style-name="T46_157">and</text:span><text:span text:style-name="T46_158"><text:s/></text:span><text:span text:style-name="T46_159">output</text:span><text:span text:style-name="T46_160"><text:s/></text:span><text:span text:style-name="T46_161">will</text:span><text:span text:style-name="T46_162"><text:s/></text:span><text:span text:style-name="T46_163">be</text:span><text:span text:style-name="T46_164"><text:s/></text:span><text:span text:style-name="T46_165">real</text:span><text:span text:style-name="T46_166"><text:s/></text:span><text:span text:style-name="T46_167">world</text:span><text:span text:style-name="T46_168">,<text:s/></text:span><text:span text:style-name="T46_169">useful</text:span><text:span text:style-name="T46_170"><text:s/></text:span><text:span text:style-name="T46_171">sources</text:span><text:span text:style-name="T46_172"><text:s/></text:span><text:span text:style-name="T46_173">and</text:span><text:span text:style-name="T46_174"><text:s/></text:span><text:span text:style-name="T46_175">sinks</text:span><text:span text:style-name="T46_176">.<text:s/></text:span><text:span text:style-name="T46_177">Spark</text:span><text:span text:style-name="T46_178"><text:s/></text:span><text:span text:style-name="T46_179">makes</text:span><text:span text:style-name="T46_180"><text:s/></text:span><text:span text:style-name="T46_181">writing</text:span><text:span text:style-name="T46_182"><text:s/></text:span><text:span text:style-name="T46_183">streaming</text:span><text:span text:style-name="T46_184"><text:s/></text:span><text:span text:style-name="T46_185">apps</text:span><text:span text:style-name="T46_186"><text:s/></text:span><text:span text:style-name="T46_187">easy</text:span><text:span text:style-name="T46_188">.</text:span></text:p>
      <text:p text:style-name="P47"/>
      <text:p text:style-name="P48"><text:span text:style-name="T48_1">sc</text:span><text:span text:style-name="T48_2"><text:s/>=<text:s/></text:span><text:span text:style-name="T48_3">SparkContext</text:span><text:span text:style-name="T48_4">(</text:span><text:span text:style-name="T48_5">appName</text:span><text:span text:style-name="T48_6">="</text:span><text:span text:style-name="T48_7">StreamingExample</text:span><text:span text:style-name="T48_8">")</text:span></text:p>
      <text:p text:style-name="P49"><text:span text:style-name="T49_1">ssc</text:span><text:span text:style-name="T49_2"><text:s/>=<text:s/></text:span><text:span text:style-name="T49_3">StreamingContext</text:span><text:span text:style-name="T49_4">(</text:span><text:span text:style-name="T49_5">sc</text:span><text:span text:style-name="T49_6">,<text:s/>1)</text:span></text:p>
      <text:p text:style-name="P50"/>
      <text:p text:style-name="P51"><text:span text:style-name="T51_1">inputData</text:span><text:span text:style-name="T51_2"><text:s/>=<text:s/>[</text:span></text:p>
      <text:p text:style-name="P52"><text:span text:style-name="T52_1"><text:s text:c="4"/>[1,2,3],</text:span></text:p>
      <text:p text:style-name="P53"><text:span text:style-name="T53_1"><text:s text:c="4"/>[0],</text:span></text:p>
      <text:p text:style-name="P54"><text:span text:style-name="T54_1"><text:s text:c="4"/>[4,4,4],</text:span></text:p>
      <text:p text:style-name="P55"><text:span text:style-name="T55_1"><text:s text:c="4"/>[0,0,0,25],</text:span></text:p>
      <text:p text:style-name="P56"><text:span text:style-name="T56_1"><text:s text:c="4"/>[1,-1,10],</text:span></text:p>
      <text:p text:style-name="P57"><text:span text:style-name="T57_1">]</text:span></text:p>
      <text:p text:style-name="P58"/>
      <text:p text:style-name="P59"><text:span text:style-name="T59_1">rddQueue</text:span><text:span text:style-name="T59_2"><text:s/>=<text:s/>[]</text:span></text:p>
      <text:p text:style-name="P60"><text:span text:style-name="T60_1">for</text:span><text:span text:style-name="T60_2"><text:s/></text:span><text:span text:style-name="T60_3">datum</text:span><text:span text:style-name="T60_4"><text:s/></text:span><text:span text:style-name="T60_5">in</text:span><text:span text:style-name="T60_6"><text:s/></text:span><text:span text:style-name="T60_7">inputData</text:span><text:span text:style-name="T60_8">:</text:span></text:p>
      <text:p text:style-name="P61"><text:span text:style-name="T61_1"><text:s text:c="4"/></text:span><text:span text:style-name="T61_2">rddQueue</text:span><text:span text:style-name="T61_3"><text:s/>+=<text:s/>[</text:span><text:span text:style-name="T61_4">ssc</text:span><text:span text:style-name="T61_5">.</text:span><text:span text:style-name="T61_6">sparkContext</text:span><text:span text:style-name="T61_7">.</text:span><text:span text:style-name="T61_8">parallelize</text:span><text:span text:style-name="T61_9">(</text:span><text:span text:style-name="T61_10">datum</text:span><text:span text:style-name="T61_11">)]</text:span></text:p>
      <text:p text:style-name="P62"/>
      <text:p text:style-name="P63"><text:span text:style-name="T63_1">inputStream</text:span><text:span text:style-name="T63_2"><text:s/>=<text:s/></text:span><text:span text:style-name="T63_3">ssc</text:span><text:span text:style-name="T63_4">.</text:span><text:span text:style-name="T63_5">queueStream</text:span><text:span text:style-name="T63_6">(</text:span><text:span text:style-name="T63_7">rddQueue</text:span><text:span text:style-name="T63_8">)</text:span></text:p>
      <text:p text:style-name="P64"><text:span text:style-name="T64_1">inputStream</text:span><text:span text:style-name="T64_2">.</text:span><text:span text:style-name="T64_3">reduce</text:span><text:span text:style-name="T64_4">(</text:span><text:span text:style-name="T64_5">add</text:span><text:span text:style-name="T64_6">)\</text:span></text:p>
      <text:p text:style-name="P65"><text:span text:style-name="T65_1"><text:s text:c="4"/>.</text:span><text:span text:style-name="T65_2">pprint</text:span><text:span text:style-name="T65_3">()</text:span></text:p>
      <text:p text:style-name="P66"/>
      <text:p text:style-name="P67"><text:span text:style-name="T67_1">ssc</text:span><text:span text:style-name="T67_2">.</text:span><text:span text:style-name="T67_3">start</text:span><text:span text:style-name="T67_4">()</text:span></text:p>
      <text:p text:style-name="P68"><text:span text:style-name="T68_1">sleep</text:span><text:span text:style-name="T68_2">(5)</text:span></text:p>
      <text:p text:style-name="P69"><text:span text:style-name="T69_1">ssc</text:span><text:span text:style-name="T69_2">.</text:span><text:span text:style-name="T69_3">stop</text:span><text:span text:style-name="T69_4">(</text:span><text:span text:style-name="T69_5">stopSparkContext</text:span><text:span text:style-name="T69_6">=</text:span><text:span text:style-name="T69_7">True</text:span><text:span text:style-name="T69_8">,<text:s/></text:span><text:span text:style-name="T69_9">stopGraceFully</text:span><text:span text:style-name="T69_10">=</text:span><text:span text:style-name="T69_11">True</text:span><text:span text:style-name="T69_12">)</text:span></text:p>
      <text:h text:style-name="P70" text:outline-level="10"><text:bookmark-start text:name="h.d8g1utmk0y32"/><text:bookmark-end text:name="h.d8g1utmk0y32"/><text:span text:style-name="T70_1">Windows</text:span></text:h>
      <text:p text:style-name="P71"><text:span text:style-name="T71_1">Spark</text:span><text:span text:style-name="T71_2"><text:s/></text:span><text:span text:style-name="T71_3">batches</text:span><text:span text:style-name="T71_4"><text:s/></text:span><text:span text:style-name="T71_5">the</text:span><text:span text:style-name="T71_6"><text:s/></text:span><text:span text:style-name="T71_7">incoming</text:span><text:span text:style-name="T71_8"><text:s/></text:span><text:span text:style-name="T71_9">data</text:span><text:span text:style-name="T71_10"><text:s/></text:span><text:span text:style-name="T71_11">according</text:span><text:span text:style-name="T71_12"><text:s/></text:span><text:span text:style-name="T71_13">to</text:span><text:span text:style-name="T71_14"><text:s/></text:span><text:span text:style-name="T71_15">your</text:span><text:span text:style-name="T71_16"><text:s/></text:span><text:span text:style-name="T71_17">batch</text:span><text:span text:style-name="T71_18"><text:s/></text:span><text:span text:style-name="T71_19">interval</text:span><text:span text:style-name="T71_20">,<text:s/></text:span><text:span text:style-name="T71_21">but</text:span><text:span text:style-name="T71_22"><text:s/></text:span><text:span text:style-name="T71_23">sometimes</text:span><text:span text:style-name="T71_24"><text:s/></text:span><text:span text:style-name="T71_25">you</text:span><text:span text:style-name="T71_26"><text:s/></text:span><text:span text:style-name="T71_27">want</text:span><text:span text:style-name="T71_28"><text:s/></text:span><text:span text:style-name="T71_29">to</text:span><text:span text:style-name="T71_30"><text:s/></text:span><text:span text:style-name="T71_31">remember</text:span><text:span text:style-name="T71_32"><text:s/></text:span><text:span text:style-name="T71_33">things</text:span><text:span text:style-name="T71_34"><text:s/></text:span><text:span text:style-name="T71_35">from</text:span><text:span text:style-name="T71_36"><text:s/></text:span><text:span text:style-name="T71_37">the</text:span><text:span text:style-name="T71_38"><text:s/></text:span><text:span text:style-name="T71_39">past</text:span><text:span text:style-name="T71_40">.<text:s/></text:span><text:span text:style-name="T71_41">Maybe</text:span><text:span text:style-name="T71_42"><text:s/></text:span><text:span text:style-name="T71_43">you</text:span><text:span text:style-name="T71_44"><text:s/></text:span><text:span text:style-name="T71_45">want</text:span><text:span text:style-name="T71_46"><text:s/></text:span><text:span text:style-name="T71_47">to</text:span><text:span text:style-name="T71_48"><text:s/></text:span><text:span text:style-name="T71_49">retain</text:span><text:span text:style-name="T71_50"><text:s/></text:span><text:span text:style-name="T71_51">a</text:span><text:span text:style-name="T71_52"><text:s/></text:span><text:span text:style-name="T71_53">rolling</text:span><text:span text:style-name="T71_54"><text:s/></text:span><text:span text:style-name="T71_55">thirty</text:span><text:span text:style-name="T71_56"><text:s/></text:span><text:span text:style-name="T71_57">second</text:span><text:span text:style-name="T71_58"><text:s/></text:span><text:span text:style-name="T71_59">average</text:span><text:span text:style-name="T71_60"><text:s/></text:span><text:span text:style-name="T71_61">for</text:span><text:span text:style-name="T71_62"><text:s/></text:span><text:span text:style-name="T71_63">some</text:span><text:span text:style-name="T71_64"><text:s/></text:span><text:span text:style-name="T71_65">of</text:span><text:span text:style-name="T71_66"><text:s/></text:span><text:span text:style-name="T71_67">your</text:span><text:span text:style-name="T71_68"><text:s/></text:span><text:span text:style-name="T71_69">streaming</text:span><text:span text:style-name="T71_70"><text:s/></text:span><text:span text:style-name="T71_71">data</text:span><text:span text:style-name="T71_72">,<text:s/></text:span><text:span text:style-name="T71_73">but</text:span><text:span text:style-name="T71_74"><text:s/></text:span><text:span text:style-name="T71_75">you</text:span><text:span text:style-name="T71_76"><text:s/></text:span><text:span text:style-name="T71_77">want</text:span><text:span text:style-name="T71_78"><text:s/></text:span><text:span text:style-name="T71_79">results</text:span><text:span text:style-name="T71_80"><text:s/></text:span><text:span text:style-name="T71_81">every</text:span><text:span text:style-name="T71_82"><text:s/></text:span><text:span text:style-name="T71_83">five</text:span><text:span text:style-name="T71_84"><text:s/></text:span><text:span text:style-name="T71_85">seconds</text:span><text:span text:style-name="T71_86">.<text:s/></text:span><text:span text:style-name="T71_87">In</text:span><text:span text:style-name="T71_88"><text:s/></text:span><text:span text:style-name="T71_89">this</text:span><text:span text:style-name="T71_90"><text:s/></text:span><text:span text:style-name="T71_91">case</text:span><text:span text:style-name="T71_92">,<text:s/></text:span><text:span text:style-name="T71_93">you</text:span><text:span text:style-name="T71_94">’</text:span><text:span text:style-name="T71_95">d</text:span><text:span text:style-name="T71_96"><text:s/></text:span><text:span text:style-name="T71_97">want</text:span><text:span text:style-name="T71_98"><text:s/></text:span><text:span text:style-name="T71_99">a</text:span><text:span text:style-name="T71_100"><text:s/></text:span><text:span text:style-name="T71_101">batch</text:span><text:span text:style-name="T71_102"><text:s/></text:span><text:span text:style-name="T71_103">interval</text:span><text:span text:style-name="T71_104"><text:s/></text:span><text:span text:style-name="T71_105">of</text:span><text:span text:style-name="T71_106"><text:s/></text:span><text:span text:style-name="T71_107">five</text:span><text:span text:style-name="T71_108"><text:s/></text:span><text:span text:style-name="T71_109">seconds</text:span><text:span text:style-name="T71_110">,<text:s/></text:span><text:span text:style-name="T71_111">but</text:span><text:span text:style-name="T71_112"><text:s/></text:span><text:span text:style-name="T71_113">a</text:span><text:span text:style-name="T71_114"><text:s/></text:span><text:span text:style-name="T71_115">window</text:span><text:span text:style-name="T71_116"><text:s/></text:span><text:span text:style-name="T71_117">length</text:span><text:span text:style-name="T71_118"><text:s/></text:span><text:span text:style-name="T71_119">of</text:span><text:span text:style-name="T71_120"><text:s/></text:span><text:span text:style-name="T71_121">thirty</text:span><text:span text:style-name="T71_122"><text:s/></text:span><text:span text:style-name="T71_123">seconds</text:span><text:span text:style-name="T71_124">.<text:s/></text:span><text:span text:style-name="T71_125">Spark</text:span><text:span text:style-name="T71_126"><text:s/></text:span><text:span text:style-name="T71_127">provides</text:span><text:span text:style-name="T71_128"><text:s/></text:span><text:span text:style-name="T71_129">several</text:span><text:span text:style-name="T71_130"><text:s/></text:span><text:span text:style-name="T71_131">methods</text:span><text:span text:style-name="T71_132"><text:s/></text:span><text:span text:style-name="T71_133">for</text:span><text:span text:style-name="T71_134"><text:s/></text:span><text:span text:style-name="T71_135">making</text:span><text:span text:style-name="T71_136"><text:s/></text:span><text:span text:style-name="T71_137">these</text:span><text:span text:style-name="T71_138"><text:s/></text:span><text:span text:style-name="T71_139">kinds</text:span><text:span text:style-name="T71_140"><text:s/></text:span><text:span text:style-name="T71_141">of</text:span><text:span text:style-name="T71_142"><text:s/></text:span><text:span text:style-name="T71_143">calculations</text:span><text:span text:style-name="T71_144">.</text:span></text:p>
      <text:h text:style-name="P72" text:outline-level="10"><text:bookmark-start text:name="h.dliznqz7nt6x"/><text:bookmark-end text:name="h.dliznqz7nt6x"/><text:span text:style-name="T72_1">Window</text:span></text:h>
      <text:p text:style-name="P73"><text:span text:style-name="T73_1">The</text:span><text:span text:style-name="T73_2"><text:s/></text:span><text:span text:style-name="T73_3">simplest</text:span><text:span text:style-name="T73_4"><text:s/></text:span><text:span text:style-name="T73_5">windowing</text:span><text:span text:style-name="T73_6"><text:s/></text:span><text:span text:style-name="T73_7">function</text:span><text:span text:style-name="T73_8"><text:s/></text:span><text:span text:style-name="T73_9">is</text:span><text:span text:style-name="T73_10"><text:s/></text:span><text:span text:style-name="T73_11">window</text:span><text:span text:style-name="T73_12">,</text:span><text:span text:style-name="T73_13"><text:s/></text:span><text:span text:style-name="T73_14">which</text:span><text:span text:style-name="T73_15"><text:s/></text:span><text:span text:style-name="T73_16">lets</text:span><text:span text:style-name="T73_17"><text:s/></text:span><text:span text:style-name="T73_18">you</text:span><text:span text:style-name="T73_19"><text:s/></text:span><text:span text:style-name="T73_20">create</text:span><text:span text:style-name="T73_21"><text:s/></text:span><text:span text:style-name="T73_22">a</text:span><text:span text:style-name="T73_23"><text:s/></text:span><text:span text:style-name="T73_24">new</text:span><text:span text:style-name="T73_25"><text:s/></text:span><text:span text:style-name="T73_26">DStream</text:span><text:span text:style-name="T73_27">,<text:s/></text:span><text:span text:style-name="T73_28">computed</text:span><text:span text:style-name="T73_29"><text:s/></text:span><text:span text:style-name="T73_30">by</text:span><text:span text:style-name="T73_31"><text:s/></text:span><text:span text:style-name="T73_32">applying</text:span><text:span text:style-name="T73_33"><text:s/></text:span><text:span text:style-name="T73_34">the</text:span><text:span text:style-name="T73_35"><text:s/></text:span><text:span text:style-name="T73_36">windowing</text:span><text:span text:style-name="T73_37"><text:s/></text:span><text:span text:style-name="T73_38">parameters</text:span><text:span text:style-name="T73_39"><text:s/></text:span><text:span text:style-name="T73_40">to</text:span><text:span text:style-name="T73_41"><text:s/></text:span><text:span text:style-name="T73_42">the</text:span><text:span text:style-name="T73_43"><text:s/></text:span><text:span text:style-name="T73_44">old</text:span><text:span text:style-name="T73_45"><text:s/></text:span><text:span text:style-name="T73_46">DStream</text:span><text:span text:style-name="T73_47">.<text:s/></text:span><text:span text:style-name="T73_48">You</text:span><text:span text:style-name="T73_49"><text:s/></text:span><text:span text:style-name="T73_50">can</text:span><text:span text:style-name="T73_51"><text:s/></text:span><text:span text:style-name="T73_52">use</text:span><text:span text:style-name="T73_53"><text:s/></text:span><text:span text:style-name="T73_54">any</text:span><text:span text:style-name="T73_55"><text:s/></text:span><text:span text:style-name="T73_56">of</text:span><text:span text:style-name="T73_57"><text:s/></text:span><text:span text:style-name="T73_58">the</text:span><text:span text:style-name="T73_59"><text:s/></text:span><text:span text:style-name="T73_60">DStream</text:span><text:span text:style-name="T73_61"><text:s/></text:span><text:span text:style-name="T73_62">operations</text:span><text:span text:style-name="T73_63"><text:s/></text:span><text:span text:style-name="T73_64">on</text:span><text:span text:style-name="T73_65"><text:s/></text:span><text:span text:style-name="T73_66">the</text:span><text:span text:style-name="T73_67"><text:s/></text:span><text:span text:style-name="T73_68">new</text:span><text:span text:style-name="T73_69"><text:s/></text:span><text:span text:style-name="T73_70">stream</text:span><text:span text:style-name="T73_71">,<text:s/></text:span><text:span text:style-name="T73_72">so</text:span><text:span text:style-name="T73_73"><text:s/></text:span><text:span text:style-name="T73_74">you</text:span><text:span text:style-name="T73_75">’</text:span><text:span text:style-name="T73_76">ve</text:span><text:span text:style-name="T73_77"><text:s/></text:span><text:span text:style-name="T73_78">got</text:span><text:span text:style-name="T73_79"><text:s/></text:span><text:span text:style-name="T73_80">all</text:span><text:span text:style-name="T73_81"><text:s/></text:span><text:span text:style-name="T73_82">the</text:span><text:span text:style-name="T73_83"><text:s/></text:span><text:span text:style-name="T73_84">flexibility</text:span><text:span text:style-name="T73_85"><text:s/></text:span><text:span text:style-name="T73_86">you</text:span><text:span text:style-name="T73_87"><text:s/></text:span><text:span text:style-name="T73_88">could</text:span><text:span text:style-name="T73_89"><text:s/></text:span><text:span text:style-name="T73_90">ever</text:span><text:span text:style-name="T73_91"><text:s/></text:span><text:span text:style-name="T73_92">want</text:span><text:span text:style-name="T73_93">.<text:s/></text:span><text:span text:style-name="T73_94">For</text:span><text:span text:style-name="T73_95"><text:s/></text:span><text:span text:style-name="T73_96">example</text:span><text:span text:style-name="T73_97">,<text:s text:c="2"/></text:span><text:span text:style-name="T73_98">you</text:span><text:span text:style-name="T73_99"><text:s/></text:span><text:span text:style-name="T73_100">want</text:span><text:span text:style-name="T73_101"><text:s/></text:span><text:span text:style-name="T73_102">to</text:span><text:span text:style-name="T73_103"><text:s/></text:span><text:span text:style-name="T73_104">POST</text:span><text:span text:style-name="T73_105"><text:s/></text:span><text:span text:style-name="T73_106">all</text:span><text:span text:style-name="T73_107"><text:s/></text:span><text:span text:style-name="T73_108">the</text:span><text:span text:style-name="T73_109"><text:s/></text:span><text:span text:style-name="T73_110">active</text:span><text:span text:style-name="T73_111"><text:s/></text:span><text:span text:style-name="T73_112">users</text:span><text:span text:style-name="T73_113"><text:s/></text:span><text:span text:style-name="T73_114">from</text:span><text:span text:style-name="T73_115"><text:s/></text:span><text:span text:style-name="T73_116">the</text:span><text:span text:style-name="T73_117"><text:s/></text:span><text:span text:style-name="T73_118">last</text:span><text:span text:style-name="T73_119"><text:s/></text:span><text:span text:style-name="T73_120">five</text:span><text:span text:style-name="T73_121"><text:s/></text:span><text:span text:style-name="T73_122">seconds</text:span><text:span text:style-name="T73_123"><text:s/></text:span><text:span text:style-name="T73_124">to</text:span><text:span text:style-name="T73_125"><text:s/></text:span><text:span text:style-name="T73_126">a</text:span><text:span text:style-name="T73_127"><text:s/></text:span><text:span text:style-name="T73_128">web</text:span><text:span text:style-name="T73_129"><text:s/></text:span><text:span text:style-name="T73_130">service</text:span><text:span text:style-name="T73_131">,<text:s/></text:span><text:span text:style-name="T73_132">but</text:span><text:span text:style-name="T73_133"><text:s/></text:span><text:span text:style-name="T73_134">you</text:span><text:span text:style-name="T73_135"><text:s/></text:span><text:span text:style-name="T73_136">want</text:span><text:span text:style-name="T73_137"><text:s/></text:span><text:span text:style-name="T73_138">to</text:span><text:span text:style-name="T73_139"><text:s/></text:span><text:span text:style-name="T73_140">update</text:span><text:span text:style-name="T73_141"><text:s/></text:span><text:span text:style-name="T73_142">the</text:span><text:span text:style-name="T73_143"><text:s/></text:span><text:span text:style-name="T73_144">results</text:span><text:span text:style-name="T73_145"><text:s/></text:span><text:span text:style-name="T73_146">every</text:span><text:span text:style-name="T73_147"><text:s/></text:span><text:span text:style-name="T73_148">second</text:span><text:span text:style-name="T73_149">.</text:span></text:p>
      <text:p text:style-name="P74"/>
      <text:p text:style-name="P75"><text:span text:style-name="T75_1">sc</text:span><text:span text:style-name="T75_2"><text:s/>=<text:s/></text:span><text:span text:style-name="T75_3">SparkContext</text:span><text:span text:style-name="T75_4">(</text:span><text:span text:style-name="T75_5">appName</text:span><text:span text:style-name="T75_6">="</text:span><text:span text:style-name="T75_7">ActiveUsers</text:span><text:span text:style-name="T75_8">")</text:span></text:p>
      <text:p text:style-name="P76"><text:span text:style-name="T76_1">ssc</text:span><text:span text:style-name="T76_2"><text:s/>=<text:s/></text:span><text:span text:style-name="T76_3">StreamingContext</text:span><text:span text:style-name="T76_4">(</text:span><text:span text:style-name="T76_5">sc</text:span><text:span text:style-name="T76_6">,<text:s/>1)</text:span></text:p>
      <text:p text:style-name="P77"/>
      <text:p text:style-name="P78"><text:span text:style-name="T78_1">activeUsers</text:span><text:span text:style-name="T78_2"><text:s/>=<text:s/>[</text:span></text:p>
      <text:p text:style-name="P79"><text:span text:style-name="T79_1"><text:s text:c="4"/>["</text:span><text:span text:style-name="T79_2">Alice</text:span><text:span text:style-name="T79_3">",<text:s/>"</text:span><text:span text:style-name="T79_4">Bob</text:span><text:span text:style-name="T79_5">"],</text:span></text:p>
      <text:p text:style-name="P80"><text:span text:style-name="T80_1"><text:s text:c="4"/>["</text:span><text:span text:style-name="T80_2">Bob</text:span><text:span text:style-name="T80_3">"],</text:span></text:p>
      <text:p text:style-name="P81"><text:span text:style-name="T81_1"><text:s text:c="4"/>["</text:span><text:span text:style-name="T81_2">Carlos</text:span><text:span text:style-name="T81_3">",<text:s/>"</text:span><text:span text:style-name="T81_4">Dan</text:span><text:span text:style-name="T81_5">"],</text:span></text:p>
      <text:p text:style-name="P82"><text:span text:style-name="T82_1"><text:s text:c="4"/>["</text:span><text:span text:style-name="T82_2">Carlos</text:span><text:span text:style-name="T82_3">",<text:s/>"</text:span><text:span text:style-name="T82_4">Dan</text:span><text:span text:style-name="T82_5">",<text:s/>"</text:span><text:span text:style-name="T82_6">Erin</text:span><text:span text:style-name="T82_7">"],</text:span></text:p>
      <text:p text:style-name="P83"><text:span text:style-name="T83_1"><text:s text:c="4"/>["</text:span><text:span text:style-name="T83_2">Carlos</text:span><text:span text:style-name="T83_3">",<text:s/>"</text:span><text:span text:style-name="T83_4">Frank</text:span><text:span text:style-name="T83_5">"],</text:span></text:p>
      <text:p text:style-name="P84"><text:span text:style-name="T84_1">]</text:span></text:p>
      <text:p text:style-name="P85"/>
      <text:p text:style-name="P86"><text:span text:style-name="T86_1">rddQueue</text:span><text:span text:style-name="T86_2"><text:s/>=<text:s/>[]</text:span></text:p>
      <text:p text:style-name="P87"><text:span text:style-name="T87_1">for</text:span><text:span text:style-name="T87_2"><text:s/></text:span><text:span text:style-name="T87_3">datum</text:span><text:span text:style-name="T87_4"><text:s/></text:span><text:span text:style-name="T87_5">in</text:span><text:span text:style-name="T87_6"><text:s/></text:span><text:span text:style-name="T87_7">activeUsers</text:span><text:span text:style-name="T87_8">:</text:span></text:p>
      <text:p text:style-name="P88"><text:span text:style-name="T88_1"><text:s text:c="4"/></text:span><text:span text:style-name="T88_2">rddQueue</text:span><text:span text:style-name="T88_3"><text:s/>+=<text:s/>[</text:span><text:span text:style-name="T88_4">ssc</text:span><text:span text:style-name="T88_5">.</text:span><text:span text:style-name="T88_6">sparkContext</text:span><text:span text:style-name="T88_7">.</text:span><text:span text:style-name="T88_8">parallelize</text:span><text:span text:style-name="T88_9">(</text:span><text:span text:style-name="T88_10">datum</text:span><text:span text:style-name="T88_11">)]</text:span></text:p>
      <text:p text:style-name="P89"/>
      <text:p text:style-name="P90"><text:span text:style-name="T90_1">inputStream</text:span><text:span text:style-name="T90_2"><text:s/>=<text:s/></text:span><text:span text:style-name="T90_3">ssc</text:span><text:span text:style-name="T90_4">.</text:span><text:span text:style-name="T90_5">queueStream</text:span><text:span text:style-name="T90_6">(</text:span><text:span text:style-name="T90_7">rddQueue</text:span><text:span text:style-name="T90_8">)</text:span></text:p>
      <text:p text:style-name="P91"><text:span text:style-name="T91_1">inputStream</text:span><text:span text:style-name="T91_2">.</text:span><text:span text:style-name="T91_3">window</text:span><text:span text:style-name="T91_4">(5,<text:s/>1)\</text:span></text:p>
      <text:p text:style-name="P92"><text:span text:style-name="T92_1"><text:s text:c="4"/>.</text:span><text:span text:style-name="T92_2">map</text:span><text:span text:style-name="T92_3">(</text:span><text:span text:style-name="T92_4">lambda</text:span><text:span text:style-name="T92_5"><text:s/></text:span><text:span text:style-name="T92_6">x</text:span><text:span text:style-name="T92_7">:<text:s/></text:span><text:span text:style-name="T92_8">set</text:span><text:span text:style-name="T92_9">([</text:span><text:span text:style-name="T92_10">x</text:span><text:span text:style-name="T92_11">]))\</text:span></text:p>
      <text:p text:style-name="P93"><text:span text:style-name="T93_1"><text:s text:c="4"/>.</text:span><text:span text:style-name="T93_2">reduce</text:span><text:span text:style-name="T93_3">(</text:span><text:span text:style-name="T93_4">lambda</text:span><text:span text:style-name="T93_5"><text:s/></text:span><text:span text:style-name="T93_6">x</text:span><text:span text:style-name="T93_7">,<text:s/></text:span><text:span text:style-name="T93_8">y</text:span><text:span text:style-name="T93_9">:<text:s/></text:span><text:span text:style-name="T93_10">x</text:span><text:span text:style-name="T93_11">.</text:span><text:span text:style-name="T93_12">union</text:span><text:span text:style-name="T93_13">(</text:span><text:span text:style-name="T93_14">y</text:span><text:span text:style-name="T93_15">))\</text:span></text:p>
      <text:p text:style-name="P94"><text:span text:style-name="T94_1"><text:s text:c="4"/>.</text:span><text:span text:style-name="T94_2">pprint</text:span><text:span text:style-name="T94_3">()</text:span></text:p>
      <text:p text:style-name="P95"/>
      <text:p text:style-name="P96"><text:span text:style-name="T96_1">ssc</text:span><text:span text:style-name="T96_2">.</text:span><text:span text:style-name="T96_3">start</text:span><text:span text:style-name="T96_4">()</text:span></text:p>
      <text:p text:style-name="P97"><text:span text:style-name="T97_1">sleep</text:span><text:span text:style-name="T97_2">(5)</text:span></text:p>
      <text:p text:style-name="P98"><text:span text:style-name="T98_1">ssc</text:span><text:span text:style-name="T98_2">.</text:span><text:span text:style-name="T98_3">stop</text:span><text:span text:style-name="T98_4">(</text:span><text:span text:style-name="T98_5">stopSparkContext</text:span><text:span text:style-name="T98_6">=</text:span><text:span text:style-name="T98_7">True</text:span><text:span text:style-name="T98_8">,<text:s/></text:span><text:span text:style-name="T98_9">stopGraceFully</text:span><text:span text:style-name="T98_10">=</text:span><text:span text:style-name="T98_11">True</text:span><text:span text:style-name="T98_12">)</text:span></text:p>
      <text:p text:style-name="P99"/>
      <text:p text:style-name="P100"><text:span text:style-name="T100_1">This</text:span><text:span text:style-name="T100_2"><text:s/></text:span><text:span text:style-name="T100_3">example</text:span><text:span text:style-name="T100_4"><text:s/></text:span><text:span text:style-name="T100_5">prints</text:span><text:span text:style-name="T100_6"><text:s/></text:span><text:span text:style-name="T100_7">out</text:span><text:span text:style-name="T100_8"><text:s/></text:span><text:span text:style-name="T100_9">all</text:span><text:span text:style-name="T100_10"><text:s/></text:span><text:span text:style-name="T100_11">active</text:span><text:span text:style-name="T100_12"><text:s/></text:span><text:span text:style-name="T100_13">users</text:span><text:span text:style-name="T100_14"><text:s/></text:span><text:span text:style-name="T100_15">from</text:span><text:span text:style-name="T100_16"><text:s/></text:span><text:span text:style-name="T100_17">the</text:span><text:span text:style-name="T100_18"><text:s/></text:span><text:span text:style-name="T100_19">last</text:span><text:span text:style-name="T100_20"><text:s/></text:span><text:span text:style-name="T100_21">five</text:span><text:span text:style-name="T100_22"><text:s/></text:span><text:span text:style-name="T100_23">seconds</text:span><text:span text:style-name="T100_24">,<text:s/></text:span><text:span text:style-name="T100_25">but</text:span><text:span text:style-name="T100_26"><text:s/></text:span><text:span text:style-name="T100_27">it</text:span><text:span text:style-name="T100_28"><text:s/></text:span><text:span text:style-name="T100_29">prints</text:span><text:span text:style-name="T100_30"><text:s/></text:span><text:span text:style-name="T100_31">it</text:span><text:span text:style-name="T100_32"><text:s/></text:span><text:span text:style-name="T100_33">every</text:span><text:span text:style-name="T100_34"><text:s/></text:span><text:span text:style-name="T100_35">second</text:span><text:span text:style-name="T100_36">.<text:s/></text:span><text:span text:style-name="T100_37">We</text:span><text:span text:style-name="T100_38"><text:s/></text:span><text:span text:style-name="T100_39">don</text:span><text:span text:style-name="T100_40">’</text:span><text:span text:style-name="T100_41">t</text:span><text:span text:style-name="T100_42"><text:s/></text:span><text:span text:style-name="T100_43">have</text:span><text:span text:style-name="T100_44"><text:s/></text:span><text:span text:style-name="T100_45">to</text:span><text:span text:style-name="T100_46"><text:s/></text:span><text:span text:style-name="T100_47">manually</text:span><text:span text:style-name="T100_48"><text:s/></text:span><text:span text:style-name="T100_49">track</text:span><text:span text:style-name="T100_50"><text:s/></text:span><text:span text:style-name="T100_51">state</text:span><text:span text:style-name="T100_52">,<text:s/></text:span><text:span text:style-name="T100_53">because</text:span><text:span text:style-name="T100_54"><text:s/></text:span><text:span text:style-name="T100_55">the</text:span><text:span text:style-name="T100_56"><text:s/></text:span><text:span text:style-name="T100_57">window</text:span><text:span text:style-name="T100_58"><text:s/></text:span><text:span text:style-name="T100_59">function</text:span><text:span text:style-name="T100_60"><text:s/></text:span><text:span text:style-name="T100_61">keeps</text:span><text:span text:style-name="T100_62"><text:s/></text:span><text:span text:style-name="T100_63">old</text:span><text:span text:style-name="T100_64"><text:s/></text:span><text:span text:style-name="T100_65">data</text:span><text:span text:style-name="T100_66"><text:s/></text:span><text:span text:style-name="T100_67">around</text:span><text:span text:style-name="T100_68"><text:s/></text:span><text:span text:style-name="T100_69">for</text:span><text:span text:style-name="T100_70"><text:s/></text:span><text:span text:style-name="T100_71">another</text:span><text:span text:style-name="T100_72"><text:s/></text:span><text:span text:style-name="T100_73">four</text:span><text:span text:style-name="T100_74"><text:s/></text:span><text:span text:style-name="T100_75">intervals</text:span><text:span text:style-name="T100_76">.<text:s/></text:span><text:span text:style-name="T100_77">The</text:span><text:span text:style-name="T100_78"><text:s/></text:span><text:span text:style-name="T100_79">window</text:span><text:span text:style-name="T100_80"><text:s/></text:span><text:span text:style-name="T100_81">function</text:span><text:span text:style-name="T100_82"><text:s/></text:span><text:span text:style-name="T100_83">lets</text:span><text:span text:style-name="T100_84"><text:s/></text:span><text:span text:style-name="T100_85">you</text:span><text:span text:style-name="T100_86"><text:s/></text:span><text:span text:style-name="T100_87">specify</text:span><text:span text:style-name="T100_88"><text:s/></text:span><text:span text:style-name="T100_89">the</text:span><text:span text:style-name="T100_90"><text:s/></text:span><text:span text:style-name="T100_91">window</text:span><text:span text:style-name="T100_92"><text:s/></text:span><text:span text:style-name="T100_93">length</text:span><text:span text:style-name="T100_94">,<text:s/></text:span><text:span text:style-name="T100_95">and</text:span><text:span text:style-name="T100_96"><text:s/></text:span><text:span text:style-name="T100_97">the</text:span><text:span text:style-name="T100_98"><text:s/></text:span><text:span text:style-name="T100_99">slide</text:span><text:span text:style-name="T100_100"><text:s/></text:span><text:span text:style-name="T100_101">duration</text:span><text:span text:style-name="T100_102">,<text:s/></text:span><text:span text:style-name="T100_103">or</text:span><text:span text:style-name="T100_104"><text:s/></text:span><text:span text:style-name="T100_105">how</text:span><text:span text:style-name="T100_106"><text:s/></text:span><text:span text:style-name="T100_107">often</text:span><text:span text:style-name="T100_108"><text:s/></text:span><text:span text:style-name="T100_109">you</text:span><text:span text:style-name="T100_110"><text:s/></text:span><text:span text:style-name="T100_111">want</text:span><text:span text:style-name="T100_112"><text:s/></text:span><text:span text:style-name="T100_113">a</text:span><text:span text:style-name="T100_114"><text:s/></text:span><text:span text:style-name="T100_115">new</text:span><text:span text:style-name="T100_116"><text:s/></text:span><text:span text:style-name="T100_117">window</text:span><text:span text:style-name="T100_118"><text:s/></text:span><text:span text:style-name="T100_119">calculated</text:span><text:span text:style-name="T100_120">.</text:span></text:p>
      <text:h text:style-name="P101" text:outline-level="10"><text:bookmark-start text:name="h.xjm57pt75m9c"/><text:bookmark-end text:name="h.xjm57pt75m9c"/><text:span text:style-name="T101_1">reduceByKeyAndWindow</text:span></text:h>
      <text:p text:style-name="P102"><text:span text:style-name="T102_1">One</text:span><text:span text:style-name="T102_2"><text:s/></text:span><text:span text:style-name="T102_3">common</text:span><text:span text:style-name="T102_4"><text:s/></text:span><text:span text:style-name="T102_5">use</text:span><text:span text:style-name="T102_6"><text:s/></text:span><text:span text:style-name="T102_7">case</text:span><text:span text:style-name="T102_8"><text:s/></text:span><text:span text:style-name="T102_9">for</text:span><text:span text:style-name="T102_10"><text:s/></text:span><text:span text:style-name="T102_11">windowing</text:span><text:span text:style-name="T102_12"><text:s/></text:span><text:span text:style-name="T102_13">is</text:span><text:span text:style-name="T102_14"><text:s/></text:span><text:span text:style-name="T102_15">to</text:span><text:span text:style-name="T102_16"><text:s/></text:span><text:span text:style-name="T102_17">calculate</text:span><text:span text:style-name="T102_18"><text:s/></text:span><text:span text:style-name="T102_19">aggregates</text:span><text:span text:style-name="T102_20">.<text:s/></text:span><text:span text:style-name="T102_21">You</text:span><text:span text:style-name="T102_22">’</text:span><text:span text:style-name="T102_23">d</text:span><text:span text:style-name="T102_24"><text:s/></text:span><text:span text:style-name="T102_25">use</text:span><text:span text:style-name="T102_26"><text:s/></text:span><text:span text:style-name="T102_27">this</text:span><text:span text:style-name="T102_28"><text:s/></text:span><text:span text:style-name="T102_29">for</text:span><text:span text:style-name="T102_30"><text:s/></text:span><text:span text:style-name="T102_31">things</text:span><text:span text:style-name="T102_32"><text:s/></text:span><text:span text:style-name="T102_33">like</text:span><text:span text:style-name="T102_34"><text:s/></text:span><text:span text:style-name="T102_35">tracking</text:span><text:span text:style-name="T102_36"><text:s/></text:span><text:span text:style-name="T102_37">the</text:span><text:span text:style-name="T102_38"><text:s/></text:span><text:span text:style-name="T102_39">highest</text:span><text:span text:style-name="T102_40"><text:s/></text:span><text:span text:style-name="T102_41">scoring</text:span><text:span text:style-name="T102_42"><text:s/></text:span><text:span text:style-name="T102_43">players</text:span><text:span text:style-name="T102_44"><text:s/></text:span><text:span text:style-name="T102_45">over</text:span><text:span text:style-name="T102_46"><text:s/></text:span><text:span text:style-name="T102_47">the</text:span><text:span text:style-name="T102_48"><text:s/></text:span><text:span text:style-name="T102_49">last</text:span><text:span text:style-name="T102_50"><text:s/></text:span><text:span text:style-name="T102_51">half</text:span><text:span text:style-name="T102_52"><text:s/></text:span><text:span text:style-name="T102_53">hour</text:span><text:span text:style-name="T102_54">,<text:s/></text:span><text:span text:style-name="T102_55">but</text:span><text:span text:style-name="T102_56"><text:s/></text:span><text:span text:style-name="T102_57">pushing</text:span><text:span text:style-name="T102_58"><text:s/></text:span><text:span text:style-name="T102_59">updates</text:span><text:span text:style-name="T102_60"><text:s/></text:span><text:span text:style-name="T102_61">every</text:span><text:span text:style-name="T102_62"><text:s/></text:span><text:span text:style-name="T102_63">minute</text:span><text:span text:style-name="T102_64">.<text:s/></text:span><text:span text:style-name="T102_65">reduceByKeyAndWindow</text:span><text:span text:style-name="T102_66"><text:s/></text:span><text:span text:style-name="T102_67">allows</text:span><text:span text:style-name="T102_68"><text:s/></text:span><text:span text:style-name="T102_69">you</text:span><text:span text:style-name="T102_70"><text:s/></text:span><text:span text:style-name="T102_71">to</text:span><text:span text:style-name="T102_72"><text:s/></text:span><text:span text:style-name="T102_73">aggregate</text:span><text:span text:style-name="T102_74"><text:s/></text:span><text:span text:style-name="T102_75">by</text:span><text:span text:style-name="T102_76"><text:s/></text:span><text:span text:style-name="T102_77">time</text:span><text:span text:style-name="T102_78">,<text:s/></text:span><text:span text:style-name="T102_79">and</text:span><text:span text:style-name="T102_80"><text:s/></text:span><text:span text:style-name="T102_81">by</text:span><text:span text:style-name="T102_82"><text:s/></text:span><text:span text:style-name="T102_83">key</text:span><text:span text:style-name="T102_84">,<text:s/></text:span><text:span text:style-name="T102_85">so</text:span><text:span text:style-name="T102_86"><text:s/></text:span><text:span text:style-name="T102_87">you</text:span><text:span text:style-name="T102_88"><text:s/></text:span><text:span text:style-name="T102_89">get</text:span><text:span text:style-name="T102_90"><text:s/></text:span><text:span text:style-name="T102_91">the</text:span><text:span text:style-name="T102_92"><text:s/></text:span><text:span text:style-name="T102_93">total</text:span><text:span text:style-name="T102_94"><text:s/></text:span><text:span text:style-name="T102_95">score</text:span><text:span text:style-name="T102_96"><text:s/></text:span><text:span text:style-name="T102_97">for</text:span><text:span text:style-name="T102_98"><text:s/></text:span><text:span text:style-name="T102_99">the</text:span><text:span text:style-name="T102_100"><text:s/></text:span><text:span text:style-name="T102_101">entire</text:span><text:span text:style-name="T102_102"><text:s/></text:span><text:span text:style-name="T102_103">window</text:span><text:span text:style-name="T102_104"><text:s/></text:span><text:span text:style-name="T102_105">broken</text:span><text:span text:style-name="T102_106"><text:s/></text:span><text:span text:style-name="T102_107">down</text:span><text:span text:style-name="T102_108"><text:s/></text:span><text:span text:style-name="T102_109">by</text:span><text:span text:style-name="T102_110"><text:s/></text:span><text:span text:style-name="T102_111">player</text:span><text:span text:style-name="T102_112">.</text:span></text:p>
      <text:p text:style-name="P103"/>
      <text:p text:style-name="P104"><text:span text:style-name="T104_1">One</text:span><text:span text:style-name="T104_2"><text:s/></text:span><text:span text:style-name="T104_3">interesting</text:span><text:span text:style-name="T104_4"><text:s/></text:span><text:span text:style-name="T104_5">feature</text:span><text:span text:style-name="T104_6"><text:s/></text:span><text:span text:style-name="T104_7">of</text:span><text:span text:style-name="T104_8"><text:s/></text:span><text:span text:style-name="T104_9">reduceByKeyAndWindow</text:span><text:span text:style-name="T104_10"><text:s/></text:span><text:span text:style-name="T104_11">is</text:span><text:span text:style-name="T104_12"><text:s/></text:span><text:span text:style-name="T104_13">that</text:span><text:span text:style-name="T104_14"><text:s/></text:span><text:span text:style-name="T104_15">you</text:span><text:span text:style-name="T104_16"><text:s/></text:span><text:span text:style-name="T104_17">can</text:span><text:span text:style-name="T104_18"><text:s/></text:span><text:span text:style-name="T104_19">optionally</text:span><text:span text:style-name="T104_20"><text:s/></text:span><text:span text:style-name="T104_21">provide</text:span><text:span text:style-name="T104_22"><text:s/></text:span><text:span text:style-name="T104_23">an</text:span><text:span text:style-name="T104_24"><text:s/></text:span><text:span text:style-name="T104_25">invFunc</text:span><text:span text:style-name="T104_26">,<text:s/></text:span><text:span text:style-name="T104_27">which</text:span><text:span text:style-name="T104_28"><text:s/></text:span><text:span text:style-name="T104_29">makes</text:span><text:span text:style-name="T104_30"><text:s/></text:span><text:span text:style-name="T104_31">things</text:span><text:span text:style-name="T104_32"><text:s/></text:span><text:span text:style-name="T104_33">much</text:span><text:span text:style-name="T104_34"><text:s/></text:span><text:span text:style-name="T104_35">more</text:span><text:span text:style-name="T104_36"><text:s/></text:span><text:span text:style-name="T104_37">efficient</text:span><text:span text:style-name="T104_38">.<text:s/></text:span><text:span text:style-name="T104_39">Because</text:span><text:span text:style-name="T104_40"><text:s/></text:span><text:span text:style-name="T104_41">any</text:span><text:span text:style-name="T104_42"><text:s/></text:span><text:span text:style-name="T104_43">useful</text:span><text:span text:style-name="T104_44"><text:s/></text:span><text:span text:style-name="T104_45">window</text:span><text:span text:style-name="T104_46"><text:s/></text:span><text:span text:style-name="T104_47">contains</text:span><text:span text:style-name="T104_48"><text:s/></text:span><text:span text:style-name="T104_49">multiple</text:span><text:span text:style-name="T104_50"><text:s/></text:span><text:span text:style-name="T104_51">intervals</text:span><text:span text:style-name="T104_52">,<text:s/></text:span><text:span text:style-name="T104_53">each</text:span><text:span text:style-name="T104_54"><text:s/></text:span><text:span text:style-name="T104_55">interval</text:span><text:span text:style-name="T104_56"><text:s/></text:span><text:span text:style-name="T104_57">is</text:span><text:span text:style-name="T104_58"><text:s/></text:span><text:span text:style-name="T104_59">counted</text:span><text:span text:style-name="T104_60"><text:s/></text:span><text:span text:style-name="T104_61">multiple</text:span><text:span text:style-name="T104_62"><text:s/></text:span><text:span text:style-name="T104_63">times</text:span><text:span text:style-name="T104_64"><text:s/></text:span><text:span text:style-name="T104_65">over</text:span><text:span text:style-name="T104_66"><text:s/></text:span><text:span text:style-name="T104_67">the</text:span><text:span text:style-name="T104_68"><text:s/></text:span><text:span text:style-name="T104_69">course</text:span><text:span text:style-name="T104_70"><text:s/></text:span><text:span text:style-name="T104_71">of</text:span><text:span text:style-name="T104_72"><text:s/></text:span><text:span text:style-name="T104_73">the</text:span><text:span text:style-name="T104_74"><text:s/></text:span><text:span text:style-name="T104_75">application</text:span><text:span text:style-name="T104_76">.<text:s/></text:span><text:span text:style-name="T104_77">Specifying</text:span><text:span text:style-name="T104_78"><text:s/></text:span><text:span text:style-name="T104_79">an</text:span><text:span text:style-name="T104_80"><text:s/></text:span><text:span text:style-name="T104_81">inverse</text:span><text:span text:style-name="T104_82"><text:s/></text:span><text:span text:style-name="T104_83">function</text:span><text:span text:style-name="T104_84"><text:s/></text:span><text:span text:style-name="T104_85">allows</text:span><text:span text:style-name="T104_86"><text:s/></text:span><text:span text:style-name="T104_87">Spark</text:span><text:span text:style-name="T104_88"><text:s/></text:span><text:span text:style-name="T104_89">to</text:span><text:span text:style-name="T104_90"><text:s/></text:span><text:span text:style-name="T104_91">use</text:span><text:span text:style-name="T104_92"><text:s/></text:span><text:span text:style-name="T104_93">the</text:span><text:span text:style-name="T104_94"><text:s/></text:span><text:span text:style-name="T104_95">reduce</text:span><text:span text:style-name="T104_96"><text:s/></text:span><text:span text:style-name="T104_97">function</text:span><text:span text:style-name="T104_98"><text:s/></text:span><text:span text:style-name="T104_99">to</text:span><text:span text:style-name="T104_100"><text:s/></text:span><text:span text:style-name="T104_101">add</text:span><text:span text:style-name="T104_102"><text:s/></text:span><text:span text:style-name="T104_103">data</text:span><text:span text:style-name="T104_104"><text:s/></text:span><text:span text:style-name="T104_105">coming</text:span><text:span text:style-name="T104_106"><text:s/></text:span><text:span text:style-name="T104_107">in</text:span><text:span text:style-name="T104_108">,<text:s/></text:span><text:span text:style-name="T104_109">and</text:span><text:span text:style-name="T104_110"><text:s/></text:span><text:span text:style-name="T104_111">then</text:span><text:span text:style-name="T104_112"><text:s/></text:span><text:span text:style-name="T104_113">the</text:span><text:span text:style-name="T104_114"><text:s/></text:span><text:span text:style-name="T104_115">inverse</text:span><text:span text:style-name="T104_116"><text:s/></text:span><text:span text:style-name="T104_117">function</text:span><text:span text:style-name="T104_118"><text:s/></text:span><text:span text:style-name="T104_119">to</text:span><text:span text:style-name="T104_120"><text:s/></text:span><text:span text:style-name="T104_121">remove</text:span><text:span text:style-name="T104_122"><text:s/></text:span><text:span text:style-name="T104_123">data</text:span><text:span text:style-name="T104_124"><text:s/></text:span><text:span text:style-name="T104_125">going</text:span><text:span text:style-name="T104_126"><text:s/></text:span><text:span text:style-name="T104_127">out</text:span><text:span text:style-name="T104_128">.<text:s/></text:span><text:span text:style-name="T104_129">If</text:span><text:span text:style-name="T104_130"><text:s/></text:span><text:span text:style-name="T104_131">you</text:span><text:span text:style-name="T104_132"><text:s/></text:span><text:span text:style-name="T104_133">have</text:span><text:span text:style-name="T104_134"><text:s/></text:span><text:span text:style-name="T104_135">a</text:span><text:span text:style-name="T104_136"><text:s/></text:span><text:span text:style-name="T104_137">big</text:span><text:span text:style-name="T104_138"><text:s/></text:span><text:span text:style-name="T104_139">window</text:span><text:span text:style-name="T104_140">,<text:s/></text:span><text:span text:style-name="T104_141">this</text:span><text:span text:style-name="T104_142"><text:s/></text:span><text:span text:style-name="T104_143">is</text:span><text:span text:style-name="T104_144"><text:s/></text:span><text:span text:style-name="T104_145">a</text:span><text:span text:style-name="T104_146"><text:s/></text:span><text:span text:style-name="T104_147">significant</text:span><text:span text:style-name="T104_148"><text:s/></text:span><text:span text:style-name="T104_149">savings</text:span><text:span text:style-name="T104_150">.<text:s/></text:span><text:span text:style-name="T104_151">This</text:span><text:span text:style-name="T104_152"><text:s/></text:span><text:span text:style-name="T104_153">feature</text:span><text:span text:style-name="T104_154"><text:s/></text:span><text:span text:style-name="T104_155">requires</text:span><text:span text:style-name="T104_156"><text:s/></text:span><text:span text:style-name="T104_157">you</text:span><text:span text:style-name="T104_158"><text:s/></text:span><text:span text:style-name="T104_159">to</text:span><text:span text:style-name="T104_160"><text:s/></text:span><text:span text:style-name="T104_161">enable</text:span><text:span text:style-name="T104_162"><text:s/></text:span><text:span text:style-name="T104_163">checkpointing</text:span><text:span text:style-name="T104_164">,<text:s/></text:span><text:span text:style-name="T104_165">which</text:span><text:span text:style-name="T104_166"><text:s/></text:span><text:span text:style-name="T104_167">allows</text:span><text:span text:style-name="T104_168"><text:s/></text:span><text:span text:style-name="T104_169">Spark</text:span><text:span text:style-name="T104_170"><text:s/></text:span><text:span text:style-name="T104_171">to</text:span><text:span text:style-name="T104_172"><text:s/></text:span><text:span text:style-name="T104_173">write</text:span><text:span text:style-name="T104_174"><text:s/></text:span><text:span text:style-name="T104_175">data</text:span><text:span text:style-name="T104_176"><text:s/></text:span><text:span text:style-name="T104_177">out</text:span><text:span text:style-name="T104_178"><text:s/></text:span><text:span text:style-name="T104_179">to</text:span><text:span text:style-name="T104_180"><text:s/></text:span><text:span text:style-name="T104_181">disk</text:span><text:span text:style-name="T104_182">.<text:s/></text:span><text:span text:style-name="T104_183">Checkpointing</text:span><text:span text:style-name="T104_184"><text:s/></text:span><text:span text:style-name="T104_185">enables</text:span><text:span text:style-name="T104_186"><text:s/></text:span><text:span text:style-name="T104_187">recovery</text:span><text:span text:style-name="T104_188"><text:s/></text:span><text:span text:style-name="T104_189">from</text:span><text:span text:style-name="T104_190"><text:s/></text:span><text:span text:style-name="T104_191">a</text:span><text:span text:style-name="T104_192"><text:s/></text:span><text:span text:style-name="T104_193">system</text:span><text:span text:style-name="T104_194"><text:s/></text:span><text:span text:style-name="T104_195">failure</text:span><text:span text:style-name="T104_196">,<text:s/></text:span><text:span text:style-name="T104_197">which</text:span><text:span text:style-name="T104_198"><text:s/></text:span><text:span text:style-name="T104_199">is</text:span><text:span text:style-name="T104_200"><text:s/></text:span><text:span text:style-name="T104_201">helpful</text:span><text:span text:style-name="T104_202">,<text:s/></text:span><text:span text:style-name="T104_203">but</text:span><text:span text:style-name="T104_204"><text:s/></text:span><text:span text:style-name="T104_205">can</text:span><text:span text:style-name="T104_206"><text:s/></text:span><text:span text:style-name="T104_207">increase</text:span><text:span text:style-name="T104_208"><text:s/></text:span><text:span text:style-name="T104_209">latency</text:span><text:span text:style-name="T104_210">.</text:span></text:p>
      <text:p text:style-name="P105"/>
      <text:p text:style-name="P106"><text:span text:style-name="T106_1">Let</text:span><text:span text:style-name="T106_2">’</text:span><text:span text:style-name="T106_3">s</text:span><text:span text:style-name="T106_4"><text:s/></text:span><text:span text:style-name="T106_5">look</text:span><text:span text:style-name="T106_6"><text:s/></text:span><text:span text:style-name="T106_7">at</text:span><text:span text:style-name="T106_8"><text:s/></text:span><text:span text:style-name="T106_9">how</text:span><text:span text:style-name="T106_10"><text:s/></text:span><text:span text:style-name="T106_11">we</text:span><text:span text:style-name="T106_12">’</text:span><text:span text:style-name="T106_13">d</text:span><text:span text:style-name="T106_14"><text:s/></text:span><text:span text:style-name="T106_15">set</text:span><text:span text:style-name="T106_16"><text:s/></text:span><text:span text:style-name="T106_17">up</text:span><text:span text:style-name="T106_18"><text:s/></text:span><text:span text:style-name="T106_19">a</text:span><text:span text:style-name="T106_20"><text:s/></text:span><text:span text:style-name="T106_21">basic</text:span><text:span text:style-name="T106_22"><text:s/></text:span><text:span text:style-name="T106_23">high</text:span><text:span text:style-name="T106_24"><text:s/></text:span><text:span text:style-name="T106_25">score</text:span><text:span text:style-name="T106_26"><text:s/></text:span><text:span text:style-name="T106_27">streaming</text:span><text:span text:style-name="T106_28"><text:s/></text:span><text:span text:style-name="T106_29">service</text:span><text:span text:style-name="T106_30">.<text:s/></text:span><text:span text:style-name="T106_31">Like</text:span><text:span text:style-name="T106_32"><text:s/></text:span><text:span text:style-name="T106_33">we</text:span><text:span text:style-name="T106_34"><text:s/></text:span><text:span text:style-name="T106_35">mentioned</text:span><text:span text:style-name="T106_36"><text:s/></text:span><text:span text:style-name="T106_37">earlier</text:span><text:span text:style-name="T106_38">,<text:s/></text:span><text:span text:style-name="T106_39">we</text:span><text:span text:style-name="T106_40"><text:s/></text:span><text:span text:style-name="T106_41">want</text:span><text:span text:style-name="T106_42"><text:s/></text:span><text:span text:style-name="T106_43">to</text:span><text:span text:style-name="T106_44"><text:s/></text:span><text:span text:style-name="T106_45">remember</text:span><text:span text:style-name="T106_46"><text:s/></text:span><text:span text:style-name="T106_47">a</text:span><text:span text:style-name="T106_48"><text:s/></text:span><text:span text:style-name="T106_49">little</text:span><text:span text:style-name="T106_50"><text:s/></text:span><text:span text:style-name="T106_51">bit</text:span><text:span text:style-name="T106_52"><text:s/></text:span><text:span text:style-name="T106_53">of</text:span><text:span text:style-name="T106_54"><text:s/></text:span><text:span text:style-name="T106_55">the</text:span><text:span text:style-name="T106_56"><text:s/></text:span><text:span text:style-name="T106_57">history</text:span><text:span text:style-name="T106_58">,<text:s/></text:span><text:span text:style-name="T106_59">but</text:span><text:span text:style-name="T106_60"><text:s/></text:span><text:span text:style-name="T106_61">not</text:span><text:span text:style-name="T106_62"><text:s/></text:span><text:span text:style-name="T106_63">all</text:span><text:span text:style-name="T106_64"><text:s/></text:span><text:span text:style-name="T106_65">of</text:span><text:span text:style-name="T106_66"><text:s/></text:span><text:span text:style-name="T106_67">it</text:span><text:span text:style-name="T106_68">.</text:span></text:p>
      <text:p text:style-name="P107"/>
      <text:p text:style-name="P108"><text:span text:style-name="T108_1">sc</text:span><text:span text:style-name="T108_2"><text:s/>=<text:s/></text:span><text:span text:style-name="T108_3">SparkContext</text:span><text:span text:style-name="T108_4">(</text:span><text:span text:style-name="T108_5">appName</text:span><text:span text:style-name="T108_6">="</text:span><text:span text:style-name="T108_7">HighScores</text:span><text:span text:style-name="T108_8">")</text:span></text:p>
      <text:p text:style-name="P109"><text:span text:style-name="T109_1">ssc</text:span><text:span text:style-name="T109_2"><text:s/>=<text:s/></text:span><text:span text:style-name="T109_3">StreamingContext</text:span><text:span text:style-name="T109_4">(</text:span><text:span text:style-name="T109_5">sc</text:span><text:span text:style-name="T109_6">,<text:s/>1)</text:span></text:p>
      <text:p text:style-name="P110"><text:span text:style-name="T110_1">ssc</text:span><text:span text:style-name="T110_2">.</text:span><text:span text:style-name="T110_3">checkpoint</text:span><text:span text:style-name="T110_4">("</text:span><text:span text:style-name="T110_5">highscore</text:span><text:span text:style-name="T110_6">-</text:span><text:span text:style-name="T110_7">checkpoints</text:span><text:span text:style-name="T110_8">")</text:span></text:p>
      <text:p text:style-name="P111"/>
      <text:p text:style-name="P112"><text:span text:style-name="T112_1">player</text:span><text:span text:style-name="T112_2">_</text:span><text:span text:style-name="T112_3">score</text:span><text:span text:style-name="T112_4">_</text:span><text:span text:style-name="T112_5">pairs</text:span><text:span text:style-name="T112_6"><text:s/>=<text:s/>[</text:span></text:p>
      <text:p text:style-name="P113"><text:span text:style-name="T113_1"><text:s text:c="4"/>[("</text:span><text:span text:style-name="T113_2">Alice</text:span><text:span text:style-name="T113_3">",<text:s/>100),<text:s/>("</text:span><text:span text:style-name="T113_4">Bob</text:span><text:span text:style-name="T113_5">",<text:s/>60)],</text:span></text:p>
      <text:p text:style-name="P114"><text:span text:style-name="T114_1"><text:s text:c="4"/>[("</text:span><text:span text:style-name="T114_2">Bob</text:span><text:span text:style-name="T114_3">",<text:s/>60)],</text:span></text:p>
      <text:p text:style-name="P115"><text:span text:style-name="T115_1"><text:s text:c="4"/>[("</text:span><text:span text:style-name="T115_2">Carlos</text:span><text:span text:style-name="T115_3">",<text:s/>90),<text:s/>("</text:span><text:span text:style-name="T115_4">Dan</text:span><text:span text:style-name="T115_5">",<text:s/>40)],</text:span></text:p>
      <text:p text:style-name="P116"><text:span text:style-name="T116_1"><text:s text:c="4"/>[("</text:span><text:span text:style-name="T116_2">Carlos</text:span><text:span text:style-name="T116_3">",<text:s/>10),<text:s/>("</text:span><text:span text:style-name="T116_4">Dan</text:span><text:span text:style-name="T116_5">",<text:s/>20),<text:s/>("</text:span><text:span text:style-name="T116_6">Erin</text:span><text:span text:style-name="T116_7">",<text:s/>90)],</text:span></text:p>
      <text:p text:style-name="P117"><text:span text:style-name="T117_1"><text:s text:c="4"/>[("</text:span><text:span text:style-name="T117_2">Carlos</text:span><text:span text:style-name="T117_3">",<text:s/>20),<text:s/>("</text:span><text:span text:style-name="T117_4">Frank</text:span><text:span text:style-name="T117_5">",<text:s/>200)],</text:span></text:p>
      <text:p text:style-name="P118"><text:span text:style-name="T118_1">]</text:span></text:p>
      <text:p text:style-name="P119"/>
      <text:p text:style-name="P120"><text:span text:style-name="T120_1">rddQueue</text:span><text:span text:style-name="T120_2"><text:s/>=<text:s/>[]</text:span></text:p>
      <text:p text:style-name="P121"><text:span text:style-name="T121_1">for</text:span><text:span text:style-name="T121_2"><text:s/></text:span><text:span text:style-name="T121_3">datum</text:span><text:span text:style-name="T121_4"><text:s/></text:span><text:span text:style-name="T121_5">in</text:span><text:span text:style-name="T121_6"><text:s/></text:span><text:span text:style-name="T121_7">player</text:span><text:span text:style-name="T121_8">_</text:span><text:span text:style-name="T121_9">score</text:span><text:span text:style-name="T121_10">_</text:span><text:span text:style-name="T121_11">pairs</text:span><text:span text:style-name="T121_12">:</text:span></text:p>
      <text:p text:style-name="P122"><text:span text:style-name="T122_1"><text:s text:c="4"/></text:span><text:span text:style-name="T122_2">rddQueue</text:span><text:span text:style-name="T122_3"><text:s/>+=<text:s/>[</text:span><text:span text:style-name="T122_4">ssc</text:span><text:span text:style-name="T122_5">.</text:span><text:span text:style-name="T122_6">sparkContext</text:span><text:span text:style-name="T122_7">.</text:span><text:span text:style-name="T122_8">parallelize</text:span><text:span text:style-name="T122_9">(</text:span><text:span text:style-name="T122_10">datum</text:span><text:span text:style-name="T122_11">)]</text:span></text:p>
      <text:p text:style-name="P123"/>
      <text:p text:style-name="P124"><text:span text:style-name="T124_1">inputStream</text:span><text:span text:style-name="T124_2"><text:s/>=<text:s/></text:span><text:span text:style-name="T124_3">ssc</text:span><text:span text:style-name="T124_4">.</text:span><text:span text:style-name="T124_5">queueStream</text:span><text:span text:style-name="T124_6">(</text:span><text:span text:style-name="T124_7">rddQueue</text:span><text:span text:style-name="T124_8">)</text:span></text:p>
      <text:p text:style-name="P125"><text:span text:style-name="T125_1">inputStream</text:span><text:span text:style-name="T125_2">.</text:span><text:span text:style-name="T125_3">reduceByKeyAndWindow</text:span><text:span text:style-name="T125_4">(</text:span><text:span text:style-name="T125_5">add</text:span><text:span text:style-name="T125_6">,<text:s/></text:span><text:span text:style-name="T125_7">sub</text:span><text:span text:style-name="T125_8">,<text:s/>3,<text:s/>1)\</text:span></text:p>
      <text:p text:style-name="P126"><text:span text:style-name="T126_1"><text:s text:c="4"/>.</text:span><text:span text:style-name="T126_2">pprint</text:span><text:span text:style-name="T126_3">()</text:span></text:p>
      <text:p text:style-name="P127"/>
      <text:p text:style-name="P128"><text:span text:style-name="T128_1">ssc</text:span><text:span text:style-name="T128_2">.</text:span><text:span text:style-name="T128_3">start</text:span><text:span text:style-name="T128_4">()</text:span></text:p>
      <text:p text:style-name="P129"><text:span text:style-name="T129_1">sleep</text:span><text:span text:style-name="T129_2">(5)</text:span></text:p>
      <text:p text:style-name="P130"><text:span text:style-name="T130_1">ssc</text:span><text:span text:style-name="T130_2">.</text:span><text:span text:style-name="T130_3">stop</text:span><text:span text:style-name="T130_4">(</text:span><text:span text:style-name="T130_5">stopSparkContext</text:span><text:span text:style-name="T130_6">=</text:span><text:span text:style-name="T130_7">True</text:span><text:span text:style-name="T130_8">,<text:s/></text:span><text:span text:style-name="T130_9">stopGraceFully</text:span><text:span text:style-name="T130_10">=</text:span><text:span text:style-name="T130_11">True</text:span><text:span text:style-name="T130_12">)</text:span></text:p>
      <text:p text:style-name="P131"/>
      <text:p text:style-name="P132"><text:span text:style-name="T132_1">Notice</text:span><text:span text:style-name="T132_2"><text:s/></text:span><text:span text:style-name="T132_3">how</text:span><text:span text:style-name="T132_4"><text:s/></text:span><text:span text:style-name="T132_5">Alice</text:span><text:span text:style-name="T132_6"><text:s/></text:span><text:span text:style-name="T132_7">starts</text:span><text:span text:style-name="T132_8"><text:s/></text:span><text:span text:style-name="T132_9">out</text:span><text:span text:style-name="T132_10"><text:s/></text:span><text:span text:style-name="T132_11">in</text:span><text:span text:style-name="T132_12"><text:s/></text:span><text:span text:style-name="T132_13">the</text:span><text:span text:style-name="T132_14"><text:s/></text:span><text:span text:style-name="T132_15">lead</text:span><text:span text:style-name="T132_16">,<text:s/></text:span><text:span text:style-name="T132_17">but</text:span><text:span text:style-name="T132_18"><text:s/></text:span><text:span text:style-name="T132_19">quickly</text:span><text:span text:style-name="T132_20"><text:s/></text:span><text:span text:style-name="T132_21">drops</text:span><text:span text:style-name="T132_22"><text:s/></text:span><text:span text:style-name="T132_23">from</text:span><text:span text:style-name="T132_24"><text:s/></text:span><text:span text:style-name="T132_25">first</text:span><text:span text:style-name="T132_26"><text:s/></text:span><text:span text:style-name="T132_27">place</text:span><text:span text:style-name="T132_28"><text:s/></text:span><text:span text:style-name="T132_29">because</text:span><text:span text:style-name="T132_30"><text:s/></text:span><text:span text:style-name="T132_31">Bob</text:span><text:span text:style-name="T132_32"><text:s/></text:span><text:span text:style-name="T132_33">scores</text:span><text:span text:style-name="T132_34"><text:s/></text:span><text:span text:style-name="T132_35">twice</text:span><text:span text:style-name="T132_36">,<text:s/></text:span><text:span text:style-name="T132_37">and</text:span><text:span text:style-name="T132_38"><text:s/></text:span><text:span text:style-name="T132_39">we</text:span><text:span text:style-name="T132_40"><text:s/></text:span><text:span text:style-name="T132_41">are</text:span><text:span text:style-name="T132_42"><text:s/></text:span><text:span text:style-name="T132_43">combining</text:span><text:span text:style-name="T132_44"><text:s/></text:span><text:span text:style-name="T132_45">scores</text:span><text:span text:style-name="T132_46"><text:s/></text:span><text:span text:style-name="T132_47">for</text:span><text:span text:style-name="T132_48"><text:s/></text:span><text:span text:style-name="T132_49">each</text:span><text:span text:style-name="T132_50"><text:s/></text:span><text:span text:style-name="T132_51">player</text:span><text:span text:style-name="T132_52">.<text:s/></text:span><text:span text:style-name="T132_53">Then</text:span><text:span text:style-name="T132_54"><text:s/></text:span><text:span text:style-name="T132_55">in</text:span><text:span text:style-name="T132_56"><text:s/></text:span><text:span text:style-name="T132_57">the</text:span><text:span text:style-name="T132_58"><text:s/></text:span><text:span text:style-name="T132_59">fourth</text:span><text:span text:style-name="T132_60"><text:s/></text:span><text:span text:style-name="T132_61">score</text:span><text:span text:style-name="T132_62"><text:s/></text:span><text:span text:style-name="T132_63">update</text:span><text:span text:style-name="T132_64"><text:s/></text:span><text:span text:style-name="T132_65">she</text:span><text:span text:style-name="T132_66"><text:s/></text:span><text:span text:style-name="T132_67">is</text:span><text:span text:style-name="T132_68"><text:s/></text:span><text:span text:style-name="T132_69">gone</text:span><text:span text:style-name="T132_70"><text:s/></text:span><text:span text:style-name="T132_71">completely</text:span><text:span text:style-name="T132_72"><text:s/></text:span><text:span text:style-name="T132_73">because</text:span><text:span text:style-name="T132_74"><text:s/></text:span><text:span text:style-name="T132_75">we</text:span><text:span text:style-name="T132_76"><text:s/></text:span><text:span text:style-name="T132_77">specified</text:span><text:span text:style-name="T132_78"><text:s/></text:span><text:span text:style-name="T132_79">a</text:span><text:span text:style-name="T132_80"><text:s/></text:span><text:span text:style-name="T132_81">window</text:span><text:span text:style-name="T132_82"><text:s/></text:span><text:span text:style-name="T132_83">length</text:span><text:span text:style-name="T132_84"><text:s/></text:span><text:span text:style-name="T132_85">of</text:span><text:span text:style-name="T132_86"><text:s/>3.<text:s/></text:span><text:span text:style-name="T132_87">Her</text:span><text:span text:style-name="T132_88"><text:s/></text:span><text:span text:style-name="T132_89">great</text:span><text:span text:style-name="T132_90"><text:s/></text:span><text:span text:style-name="T132_91">score</text:span><text:span text:style-name="T132_92"><text:s/></text:span><text:span text:style-name="T132_93">is</text:span><text:span text:style-name="T132_94"><text:s/></text:span><text:span text:style-name="T132_95">quickly</text:span><text:span text:style-name="T132_96"><text:s/></text:span><text:span text:style-name="T132_97">forgotten</text:span><text:span text:style-name="T132_98">.<text:s/></text:span><text:span text:style-name="T132_99">We</text:span><text:span text:style-name="T132_100"><text:s/></text:span><text:span text:style-name="T132_101">are</text:span><text:span text:style-name="T132_102"><text:s/></text:span><text:span text:style-name="T132_103">also</text:span><text:span text:style-name="T132_104"><text:s/></text:span><text:span text:style-name="T132_105">using</text:span><text:span text:style-name="T132_106"><text:s/></text:span><text:span text:style-name="T132_107">the</text:span><text:span text:style-name="T132_108"><text:s/></text:span><text:span text:style-name="T132_109">invFunc</text:span><text:span text:style-name="T132_110"><text:s/></text:span><text:span text:style-name="T132_111">functionality</text:span><text:span text:style-name="T132_112"><text:s/></text:span><text:span text:style-name="T132_113">of</text:span><text:span text:style-name="T132_114"><text:s/></text:span><text:span text:style-name="T132_115">reduceByKeyAndWindow</text:span><text:span text:style-name="T132_116"><text:s/></text:span><text:span text:style-name="T132_117">by</text:span><text:span text:style-name="T132_118"><text:s/></text:span><text:span text:style-name="T132_119">specifying</text:span><text:span text:style-name="T132_120"><text:s/></text:span><text:span text:style-name="T132_121">sub</text:span><text:span text:style-name="T132_122">,<text:s/></text:span><text:span text:style-name="T132_123">Python</text:span><text:span text:style-name="T132_124">’</text:span><text:span text:style-name="T132_125">s</text:span><text:span text:style-name="T132_126"><text:s/></text:span><text:span text:style-name="T132_127">subtraction</text:span><text:span text:style-name="T132_128"><text:s/></text:span><text:span text:style-name="T132_129">function</text:span><text:span text:style-name="T132_130">.</text:span></text:p>
      <text:h text:style-name="P133" text:outline-level="10"><text:bookmark-start text:name="h.mlwvqd7c0uf2"/><text:bookmark-end text:name="h.mlwvqd7c0uf2"/><text:span text:style-name="T133_1">Streaming</text:span><text:span text:style-name="T133_2"><text:s/></text:span><text:span text:style-name="T133_3">ML</text:span></text:h>
      <text:p text:style-name="P134"><text:span text:style-name="T134_1">Finally</text:span><text:span text:style-name="T134_2">,<text:s/></text:span><text:span text:style-name="T134_3">Spark</text:span><text:span text:style-name="T134_4"><text:s/></text:span><text:span text:style-name="T134_5">Streaming</text:span><text:span text:style-name="T134_6"><text:s/></text:span><text:span text:style-name="T134_7">also</text:span><text:span text:style-name="T134_8"><text:s/></text:span><text:span text:style-name="T134_9">includes</text:span><text:span text:style-name="T134_10"><text:s/></text:span><text:span text:style-name="T134_11">access</text:span><text:span text:style-name="T134_12"><text:s/></text:span><text:span text:style-name="T134_13">to</text:span><text:span text:style-name="T134_14"><text:s/></text:span><text:span text:style-name="T134_15">Spark</text:span><text:span text:style-name="T134_16">’</text:span><text:span text:style-name="T134_17">s</text:span><text:span text:style-name="T134_18"><text:s/></text:span><text:span text:style-name="T134_19">ML</text:span><text:span text:style-name="T134_20"><text:s/></text:span><text:span text:style-name="T134_21">library</text:span><text:span text:style-name="T134_22">.<text:s/></text:span><text:span text:style-name="T134_23">Because</text:span><text:span text:style-name="T134_24"><text:s/></text:span><text:span text:style-name="T134_25">we</text:span><text:span text:style-name="T134_26"><text:s/></text:span><text:span text:style-name="T134_27">are</text:span><text:span text:style-name="T134_28"><text:s/></text:span><text:span text:style-name="T134_29">operating</text:span><text:span text:style-name="T134_30"><text:s/></text:span><text:span text:style-name="T134_31">in</text:span><text:span text:style-name="T134_32"><text:s/></text:span><text:span text:style-name="T134_33">a</text:span><text:span text:style-name="T134_34"><text:s/></text:span><text:span text:style-name="T134_35">streaming</text:span><text:span text:style-name="T134_36"><text:s/></text:span><text:span text:style-name="T134_37">context</text:span><text:span text:style-name="T134_38">,<text:s/></text:span><text:span text:style-name="T134_39">Spark</text:span><text:span text:style-name="T134_40"><text:s/></text:span><text:span text:style-name="T134_41">ML</text:span><text:span text:style-name="T134_42">’</text:span><text:span text:style-name="T134_43">s</text:span><text:span text:style-name="T134_44"><text:s/></text:span><text:span text:style-name="T134_45">streaming</text:span><text:span text:style-name="T134_46"><text:s/></text:span><text:span text:style-name="T134_47">k</text:span><text:span text:style-name="T134_48">-</text:span><text:span text:style-name="T134_49">means</text:span><text:span text:style-name="T134_50"><text:s/></text:span><text:span text:style-name="T134_51">and</text:span><text:span text:style-name="T134_52"><text:s/></text:span><text:span text:style-name="T134_53">streaming</text:span><text:span text:style-name="T134_54"><text:s/></text:span><text:span text:style-name="T134_55">linear</text:span><text:span text:style-name="T134_56"><text:s/></text:span><text:span text:style-name="T134_57">regression</text:span><text:span text:style-name="T134_58"><text:s/></text:span><text:span text:style-name="T134_59">are</text:span><text:span text:style-name="T134_60"><text:s/></text:span><text:span text:style-name="T134_61">particularly</text:span><text:span text:style-name="T134_62"><text:s/></text:span><text:span text:style-name="T134_63">exciting</text:span><text:span text:style-name="T134_64">.<text:s/></text:span><text:span text:style-name="T134_65">K</text:span><text:span text:style-name="T134_66">-</text:span><text:span text:style-name="T134_67">means</text:span><text:span text:style-name="T134_68"><text:s/></text:span><text:span text:style-name="T134_69">clustering</text:span><text:span text:style-name="T134_70"><text:s/></text:span><text:span text:style-name="T134_71">is</text:span><text:span text:style-name="T134_72"><text:s/></text:span><text:span text:style-name="T134_73">a</text:span><text:span text:style-name="T134_74"><text:s/></text:span><text:span text:style-name="T134_75">way</text:span><text:span text:style-name="T134_76"><text:s/></text:span><text:span text:style-name="T134_77">to</text:span><text:span text:style-name="T134_78"><text:s/></text:span><text:span text:style-name="T134_79">group</text:span><text:span text:style-name="T134_80"><text:s/></text:span><text:span text:style-name="T134_81">data</text:span><text:span text:style-name="T134_82"><text:s/></text:span><text:span text:style-name="T134_83">points</text:span><text:span text:style-name="T134_84"><text:s/></text:span><text:span text:style-name="T134_85">into</text:span><text:span text:style-name="T134_86"><text:s/></text:span><text:span text:style-name="T134_87">K</text:span><text:span text:style-name="T134_88"><text:s/></text:span><text:span text:style-name="T134_89">different</text:span><text:span text:style-name="T134_90">,<text:s/></text:span><text:span text:style-name="T134_91">maximally</text:span><text:span text:style-name="T134_92"><text:s/></text:span><text:span text:style-name="T134_93">similar</text:span><text:span text:style-name="T134_94">,<text:s/></text:span><text:span text:style-name="T134_95">clusters</text:span><text:span text:style-name="T134_96">.<text:s/></text:span><text:span text:style-name="T134_97">Streaming</text:span><text:span text:style-name="T134_98"><text:s/></text:span><text:span text:style-name="T134_99">k</text:span><text:span text:style-name="T134_100">-</text:span><text:span text:style-name="T134_101">means</text:span><text:span text:style-name="T134_102"><text:s/></text:span><text:span text:style-name="T134_103">clustering</text:span><text:span text:style-name="T134_104"><text:s/></text:span><text:span text:style-name="T134_105">means</text:span><text:span text:style-name="T134_106"><text:s/></text:span><text:span text:style-name="T134_107">that</text:span><text:span text:style-name="T134_108"><text:s/></text:span><text:span text:style-name="T134_109">Spark</text:span><text:span text:style-name="T134_110"><text:s/></text:span><text:span text:style-name="T134_111">can</text:span><text:span text:style-name="T134_112"><text:s/></text:span><text:span text:style-name="T134_113">handle</text:span><text:span text:style-name="T134_114"><text:s/></text:span><text:span text:style-name="T134_115">incoming</text:span><text:span text:style-name="T134_116"><text:s/></text:span><text:span text:style-name="T134_117">data</text:span><text:span text:style-name="T134_118"><text:s/></text:span><text:span text:style-name="T134_119">and</text:span><text:span text:style-name="T134_120"><text:s/></text:span><text:span text:style-name="T134_121">update</text:span><text:span text:style-name="T134_122"><text:s/></text:span><text:span text:style-name="T134_123">the</text:span><text:span text:style-name="T134_124"><text:s/></text:span><text:span text:style-name="T134_125">clusters</text:span><text:span text:style-name="T134_126"><text:s/></text:span><text:span text:style-name="T134_127">over</text:span><text:span text:style-name="T134_128"><text:s/></text:span><text:span text:style-name="T134_129">time</text:span><text:span text:style-name="T134_130">,<text:s/></text:span><text:span text:style-name="T134_131">without</text:span><text:span text:style-name="T134_132"><text:s/></text:span><text:span text:style-name="T134_133">needing</text:span><text:span text:style-name="T134_134"><text:s/></text:span><text:span text:style-name="T134_135">to</text:span><text:span text:style-name="T134_136"><text:s/></text:span><text:span text:style-name="T134_137">recompute</text:span><text:span text:style-name="T134_138"><text:s/></text:span><text:span text:style-name="T134_139">everything</text:span><text:span text:style-name="T134_140">.<text:s/></text:span><text:span text:style-name="T134_141">You</text:span><text:span text:style-name="T134_142"><text:s/></text:span><text:span text:style-name="T134_143">could</text:span><text:span text:style-name="T134_144"><text:s/></text:span><text:span text:style-name="T134_145">use</text:span><text:span text:style-name="T134_146"><text:s/></text:span><text:span text:style-name="T134_147">streaming</text:span><text:span text:style-name="T134_148"><text:s/></text:span><text:span text:style-name="T134_149">k</text:span><text:span text:style-name="T134_150">-</text:span><text:span text:style-name="T134_151">means</text:span><text:span text:style-name="T134_152"><text:s/></text:span><text:span text:style-name="T134_153">clustering</text:span><text:span text:style-name="T134_154"><text:s/></text:span><text:span text:style-name="T134_155">to</text:span><text:span text:style-name="T134_156"><text:s/></text:span><text:span text:style-name="T134_157">find</text:span><text:span text:style-name="T134_158"><text:s/></text:span><text:span text:style-name="T134_159">the</text:span><text:span text:style-name="T134_160"><text:s/></text:span><text:span text:style-name="T134_161">ten</text:span><text:span text:style-name="T134_162"><text:s/></text:span><text:span text:style-name="T134_163">hottest</text:span><text:span text:style-name="T134_164"><text:s/></text:span><text:span text:style-name="T134_165">areas</text:span><text:span text:style-name="T134_166"><text:s/></text:span><text:span text:style-name="T134_167">on</text:span><text:span text:style-name="T134_168"><text:s/></text:span><text:span text:style-name="T134_169">a</text:span><text:span text:style-name="T134_170"><text:s/></text:span><text:span text:style-name="T134_171">Friday</text:span><text:span text:style-name="T134_172"><text:s/></text:span><text:span text:style-name="T134_173">night</text:span><text:span text:style-name="T134_174">.<text:s/></text:span><text:span text:style-name="T134_175">As</text:span><text:span text:style-name="T134_176"><text:s/></text:span><text:span text:style-name="T134_177">location</text:span><text:span text:style-name="T134_178"><text:s/></text:span><text:span text:style-name="T134_179">data</text:span><text:span text:style-name="T134_180"><text:s/></text:span><text:span text:style-name="T134_181">streams</text:span><text:span text:style-name="T134_182"><text:s/></text:span><text:span text:style-name="T134_183">in</text:span><text:span text:style-name="T134_184">,<text:s/></text:span><text:span text:style-name="T134_185">you</text:span><text:span text:style-name="T134_186">’</text:span><text:span text:style-name="T134_187">d</text:span><text:span text:style-name="T134_188"><text:s/></text:span><text:span text:style-name="T134_189">be</text:span><text:span text:style-name="T134_190"><text:s/></text:span><text:span text:style-name="T134_191">able</text:span><text:span text:style-name="T134_192"><text:s/></text:span><text:span text:style-name="T134_193">to</text:span><text:span text:style-name="T134_194"><text:s/></text:span><text:span text:style-name="T134_195">watch</text:span><text:span text:style-name="T134_196"><text:s/></text:span><text:span text:style-name="T134_197">the</text:span><text:span text:style-name="T134_198"><text:s/></text:span><text:span text:style-name="T134_199">k</text:span><text:span text:style-name="T134_200"><text:s/></text:span><text:span text:style-name="T134_201">averages</text:span><text:span text:style-name="T134_202"><text:s/></text:span><text:span text:style-name="T134_203">move</text:span><text:span text:style-name="T134_204"><text:s/></text:span><text:span text:style-name="T134_205">over</text:span><text:span text:style-name="T134_206"><text:s/></text:span><text:span text:style-name="T134_207">town</text:span><text:span text:style-name="T134_208"><text:s/></text:span><text:span text:style-name="T134_209">to</text:span><text:span text:style-name="T134_210"><text:s/></text:span><text:span text:style-name="T134_211">end</text:span><text:span text:style-name="T134_212"><text:s/></text:span><text:span text:style-name="T134_213">up</text:span><text:span text:style-name="T134_214"><text:s/></text:span><text:span text:style-name="T134_215">on</text:span><text:span text:style-name="T134_216"><text:s/></text:span><text:span text:style-name="T134_217">hot</text:span><text:span text:style-name="T134_218"><text:s/></text:span><text:span text:style-name="T134_219">neighborhoods</text:span><text:span text:style-name="T134_220">.<text:s/></text:span><text:span text:style-name="T134_221">K</text:span><text:span text:style-name="T134_222">-</text:span><text:span text:style-name="T134_223">means</text:span><text:span text:style-name="T134_224"><text:s/></text:span><text:span text:style-name="T134_225">can</text:span><text:span text:style-name="T134_226"><text:s/></text:span><text:span text:style-name="T134_227">be</text:span><text:span text:style-name="T134_228"><text:s/></text:span><text:span text:style-name="T134_229">tricky</text:span><text:span text:style-name="T134_230"><text:s/></text:span><text:span text:style-name="T134_231">though</text:span><text:span text:style-name="T134_232">,<text:s/></text:span><text:span text:style-name="T134_233">especially</text:span><text:span text:style-name="T134_234"><text:s/></text:span><text:span text:style-name="T134_235">knowing</text:span><text:span text:style-name="T134_236"><text:s/></text:span><text:span text:style-name="T134_237">what</text:span><text:span text:style-name="T134_238"><text:s/></text:span><text:span text:style-name="T134_239">K</text:span><text:span text:style-name="T134_240"><text:s/></text:span><text:span text:style-name="T134_241">should</text:span><text:span text:style-name="T134_242"><text:s/></text:span><text:span text:style-name="T134_243">be</text:span><text:span text:style-name="T134_244">,<text:s/></text:span><text:span text:style-name="T134_245">since</text:span><text:span text:style-name="T134_246"><text:s/></text:span><text:span text:style-name="T134_247">the</text:span><text:span text:style-name="T134_248"><text:s/></text:span><text:span text:style-name="T134_249">algorithm</text:span><text:span text:style-name="T134_250"><text:s/></text:span><text:span text:style-name="T134_251">trusts</text:span><text:span text:style-name="T134_252"><text:s/></text:span><text:span text:style-name="T134_253">whatever</text:span><text:span text:style-name="T134_254"><text:s/></text:span><text:span text:style-name="T134_255">number</text:span><text:span text:style-name="T134_256"><text:s/></text:span><text:span text:style-name="T134_257">you</text:span><text:span text:style-name="T134_258"><text:s/></text:span><text:span text:style-name="T134_259">provide</text:span><text:span text:style-name="T134_260">.</text:span></text:p>
      <text:p text:style-name="P135"/>
      <text:p text:style-name="P136"><text:span text:style-name="T136_1">Let</text:span><text:span text:style-name="T136_2">’</text:span><text:span text:style-name="T136_3">s</text:span><text:span text:style-name="T136_4"><text:s/></text:span><text:span text:style-name="T136_5">do</text:span><text:span text:style-name="T136_6"><text:s/></text:span><text:span text:style-name="T136_7">a</text:span><text:span text:style-name="T136_8"><text:s/></text:span><text:span text:style-name="T136_9">streaming</text:span><text:span text:style-name="T136_10"><text:s/></text:span><text:span text:style-name="T136_11">linear</text:span><text:span text:style-name="T136_12"><text:s/></text:span><text:span text:style-name="T136_13">regression</text:span><text:span text:style-name="T136_14"><text:s/></text:span><text:span text:style-name="T136_15">to</text:span><text:span text:style-name="T136_16"><text:s/></text:span><text:span text:style-name="T136_17">finish</text:span><text:span text:style-name="T136_18"><text:s/></text:span><text:span text:style-name="T136_19">things</text:span><text:span text:style-name="T136_20"><text:s/></text:span><text:span text:style-name="T136_21">off</text:span><text:span text:style-name="T136_22">.<text:s/></text:span><text:span text:style-name="T136_23">Linear</text:span><text:span text:style-name="T136_24"><text:s/></text:span><text:span text:style-name="T136_25">regression</text:span><text:span text:style-name="T136_26"><text:s/></text:span><text:span text:style-name="T136_27">is</text:span><text:span text:style-name="T136_28"><text:s/></text:span><text:span text:style-name="T136_29">a</text:span><text:span text:style-name="T136_30"><text:s/></text:span><text:span text:style-name="T136_31">technique</text:span><text:span text:style-name="T136_32"><text:s/></text:span><text:span text:style-name="T136_33">that</text:span><text:span text:style-name="T136_34"><text:s/></text:span><text:span text:style-name="T136_35">determines</text:span><text:span text:style-name="T136_36"><text:s/></text:span><text:span text:style-name="T136_37">how</text:span><text:span text:style-name="T136_38"><text:s/></text:span><text:span text:style-name="T136_39">much</text:span><text:span text:style-name="T136_40">,<text:s/></text:span><text:span text:style-name="T136_41">and</text:span><text:span text:style-name="T136_42"><text:s/></text:span><text:span text:style-name="T136_43">in</text:span><text:span text:style-name="T136_44"><text:s/></text:span><text:span text:style-name="T136_45">what</text:span><text:span text:style-name="T136_46"><text:s/></text:span><text:span text:style-name="T136_47">way</text:span><text:span text:style-name="T136_48">,<text:s/></text:span><text:span text:style-name="T136_49">each</text:span><text:span text:style-name="T136_50"><text:s/></text:span><text:span text:style-name="T136_51">feature</text:span><text:span text:style-name="T136_52"><text:s/></text:span><text:span text:style-name="T136_53">contributes</text:span><text:span text:style-name="T136_54"><text:s/></text:span><text:span text:style-name="T136_55">to</text:span><text:span text:style-name="T136_56"><text:s/></text:span><text:span text:style-name="T136_57">the</text:span><text:span text:style-name="T136_58"><text:s/></text:span><text:span text:style-name="T136_59">output</text:span><text:span text:style-name="T136_60"><text:s/></text:span><text:span text:style-name="T136_61">score</text:span><text:span text:style-name="T136_62">.<text:s/></text:span><text:span text:style-name="T136_63">The</text:span><text:span text:style-name="T136_64"><text:s/></text:span><text:span text:style-name="T136_65">exciting</text:span><text:span text:style-name="T136_66"><text:s/></text:span><text:span text:style-name="T136_67">part</text:span><text:span text:style-name="T136_68"><text:s/></text:span><text:span text:style-name="T136_69">about</text:span><text:span text:style-name="T136_70"><text:s/></text:span><text:span text:style-name="T136_71">streaming</text:span><text:span text:style-name="T136_72"><text:s/></text:span><text:span text:style-name="T136_73">linear</text:span><text:span text:style-name="T136_74"><text:s/></text:span><text:span text:style-name="T136_75">regression</text:span><text:span text:style-name="T136_76"><text:s/></text:span><text:span text:style-name="T136_77">is</text:span><text:span text:style-name="T136_78"><text:s/></text:span><text:span text:style-name="T136_79">that</text:span><text:span text:style-name="T136_80"><text:s/></text:span><text:span text:style-name="T136_81">we</text:span><text:span text:style-name="T136_82"><text:s/></text:span><text:span text:style-name="T136_83">can</text:span><text:span text:style-name="T136_84"><text:s/></text:span><text:span text:style-name="T136_85">continue</text:span><text:span text:style-name="T136_86"><text:s/></text:span><text:span text:style-name="T136_87">to</text:span><text:span text:style-name="T136_88"><text:s/></text:span><text:span text:style-name="T136_89">add</text:span><text:span text:style-name="T136_90"><text:s/></text:span><text:span text:style-name="T136_91">training</text:span><text:span text:style-name="T136_92"><text:s/></text:span><text:span text:style-name="T136_93">data</text:span><text:span text:style-name="T136_94"><text:s/></text:span><text:span text:style-name="T136_95">over</text:span><text:span text:style-name="T136_96"><text:s/></text:span><text:span text:style-name="T136_97">time</text:span><text:span text:style-name="T136_98">,<text:s/></text:span><text:span text:style-name="T136_99">which</text:span><text:span text:style-name="T136_100"><text:s/></text:span><text:span text:style-name="T136_101">improves</text:span><text:span text:style-name="T136_102"><text:s/></text:span><text:span text:style-name="T136_103">our</text:span><text:span text:style-name="T136_104"><text:s/></text:span><text:span text:style-name="T136_105">model</text:span><text:span text:style-name="T136_106"><text:s/></text:span><text:span text:style-name="T136_107">so</text:span><text:span text:style-name="T136_108"><text:s/></text:span><text:span text:style-name="T136_109">we</text:span><text:span text:style-name="T136_110"><text:s/></text:span><text:span text:style-name="T136_111">can</text:span><text:span text:style-name="T136_112"><text:s/></text:span><text:span text:style-name="T136_113">estimate</text:span><text:span text:style-name="T136_114"><text:s/></text:span><text:span text:style-name="T136_115">better</text:span><text:span text:style-name="T136_116"><text:s/></text:span><text:span text:style-name="T136_117">over</text:span><text:span text:style-name="T136_118"><text:s/></text:span><text:span text:style-name="T136_119">time</text:span><text:span text:style-name="T136_120">.</text:span></text:p>
      <text:p text:style-name="P137"/>
      <text:p text:style-name="P138"><text:span text:style-name="T138_1">This</text:span><text:span text:style-name="T138_2"><text:s/></text:span><text:span text:style-name="T138_3">example</text:span><text:span text:style-name="T138_4"><text:s/></text:span><text:span text:style-name="T138_5">uses</text:span><text:span text:style-name="T138_6"><text:s/></text:span><text:span text:style-name="T138_7">data</text:span><text:span text:style-name="T138_8"><text:s/></text:span><text:span text:style-name="T138_9">from</text:span><text:span text:style-name="T138_10"><text:s/></text:span><text:span text:style-name="T138_11">a</text:span><text:span text:style-name="T138_12"><text:s/></text:span><text:span text:style-name="T138_13">smart</text:span><text:span text:style-name="T138_14"><text:s/></text:span><text:span text:style-name="T138_15">house</text:span><text:span text:style-name="T138_16">,<text:s/></text:span><text:span text:style-name="T138_17">as</text:span><text:span text:style-name="T138_18"><text:s/></text:span><text:span text:style-name="T138_19">published</text:span><text:span text:style-name="T138_20"><text:s/></text:span><text:span text:style-name="T138_21">in</text:span><text:span text:style-name="T138_22"><text:s/></text:span><text:span text:style-name="T138_23">Energy</text:span><text:span text:style-name="T138_24"><text:s/></text:span><text:span text:style-name="T138_25">and</text:span><text:span text:style-name="T138_26"><text:s/></text:span><text:span text:style-name="T138_27">Buildings</text:span><text:span text:style-name="T138_28"><text:s/></text:span><text:span text:style-name="T138_29">[</text:span><text:span text:style-name="T138_30">citation</text:span><text:span text:style-name="T138_31"><text:s/></text:span><text:span text:style-name="T138_32">below</text:span><text:span text:style-name="T138_33">]</text:span><text:span text:style-name="T138_34">.</text:span><text:span text:style-name="T138_35"><text:s/></text:span><text:span text:style-name="T138_36">We</text:span><text:span text:style-name="T138_37">’</text:span><text:span text:style-name="T138_38">ll</text:span><text:span text:style-name="T138_39"><text:s/></text:span><text:span text:style-name="T138_40">be</text:span><text:span text:style-name="T138_41"><text:s/></text:span><text:span text:style-name="T138_42">training</text:span><text:span text:style-name="T138_43"><text:s/></text:span><text:span text:style-name="T138_44">a</text:span><text:span text:style-name="T138_45"><text:s/></text:span><text:span text:style-name="T138_46">model</text:span><text:span text:style-name="T138_47"><text:s/></text:span><text:span text:style-name="T138_48">to</text:span><text:span text:style-name="T138_49"><text:s/></text:span><text:span text:style-name="T138_50">predict</text:span><text:span text:style-name="T138_51"><text:s/></text:span><text:span text:style-name="T138_52">the</text:span><text:span text:style-name="T138_53"><text:s/></text:span><text:span text:style-name="T138_54">outdoor</text:span><text:span text:style-name="T138_55"><text:s/></text:span><text:span text:style-name="T138_56">relative</text:span><text:span text:style-name="T138_57"><text:s/></text:span><text:span text:style-name="T138_58">humidity</text:span><text:span text:style-name="T138_59">,<text:s/></text:span><text:span text:style-name="T138_60">based</text:span><text:span text:style-name="T138_61"><text:s/></text:span><text:span text:style-name="T138_62">on</text:span><text:span text:style-name="T138_63"><text:s/></text:span><text:span text:style-name="T138_64">the</text:span><text:span text:style-name="T138_65"><text:s/></text:span><text:span text:style-name="T138_66">outdoor</text:span><text:span text:style-name="T138_67"><text:s/></text:span><text:span text:style-name="T138_68">temperature</text:span><text:span text:style-name="T138_69">,<text:s/></text:span><text:span text:style-name="T138_70">presence</text:span><text:span text:style-name="T138_71"><text:s/></text:span><text:span text:style-name="T138_72">of</text:span><text:span text:style-name="T138_73"><text:s/></text:span><text:span text:style-name="T138_74">rain</text:span><text:span text:style-name="T138_75">,<text:s/></text:span><text:span text:style-name="T138_76">and</text:span><text:span text:style-name="T138_77"><text:s/></text:span><text:span text:style-name="T138_78">the</text:span><text:span text:style-name="T138_79"><text:s/></text:span><text:span text:style-name="T138_80">indoor</text:span><text:span text:style-name="T138_81"><text:s/></text:span><text:span text:style-name="T138_82">humidity</text:span><text:span text:style-name="T138_83"><text:s/></text:span><text:span text:style-name="T138_84">in</text:span><text:span text:style-name="T138_85"><text:s/></text:span><text:span text:style-name="T138_86">two</text:span><text:span text:style-name="T138_87"><text:s/></text:span><text:span text:style-name="T138_88">different</text:span><text:span text:style-name="T138_89"><text:s/></text:span><text:span text:style-name="T138_90">rooms</text:span><text:span text:style-name="T138_91">.</text:span></text:p>
      <text:p text:style-name="P139"/>
      <text:p text:style-name="P140"><text:span text:style-name="T140_1">First</text:span><text:span text:style-name="T140_2">,<text:s/></text:span><text:span text:style-name="T140_3">we</text:span><text:span text:style-name="T140_4">’</text:span><text:span text:style-name="T140_5">ll</text:span><text:span text:style-name="T140_6"><text:s/></text:span><text:span text:style-name="T140_7">read</text:span><text:span text:style-name="T140_8"><text:s/></text:span><text:span text:style-name="T140_9">in</text:span><text:span text:style-name="T140_10"><text:s/></text:span><text:span text:style-name="T140_11">our</text:span><text:span text:style-name="T140_12"><text:s/></text:span><text:span text:style-name="T140_13">data</text:span><text:span text:style-name="T140_14">.</text:span></text:p>
      <text:p text:style-name="P141"/>
      <text:p text:style-name="P142"><text:span text:style-name="T142_1">from</text:span><text:span text:style-name="T142_2"><text:s/></text:span><text:span text:style-name="T142_3">pyspark</text:span><text:span text:style-name="T142_4">.</text:span><text:span text:style-name="T142_5">mllib</text:span><text:span text:style-name="T142_6">.</text:span><text:span text:style-name="T142_7">regression</text:span><text:span text:style-name="T142_8"><text:s/></text:span><text:span text:style-name="T142_9">import</text:span><text:span text:style-name="T142_10"><text:s/></text:span><text:span text:style-name="T142_11">LabeledPoint</text:span></text:p>
      <text:p text:style-name="P143"><text:span text:style-name="T143_1">import</text:span><text:span text:style-name="T143_2"><text:s/></text:span><text:span text:style-name="T143_3">random</text:span></text:p>
      <text:p text:style-name="P144"/>
      <text:p text:style-name="P145"><text:span text:style-name="T145_1">random</text:span><text:span text:style-name="T145_2">.</text:span><text:span text:style-name="T145_3">seed</text:span><text:span text:style-name="T145_4">(1111)</text:span></text:p>
      <text:p text:style-name="P146"/>
      <text:p text:style-name="P147"><text:span text:style-name="T147_1">First</text:span><text:span text:style-name="T147_2">,<text:s/></text:span><text:span text:style-name="T147_3">we</text:span><text:span text:style-name="T147_4"><text:s/></text:span><text:span text:style-name="T147_5">set</text:span><text:span text:style-name="T147_6"><text:s/></text:span><text:span text:style-name="T147_7">a</text:span><text:span text:style-name="T147_8"><text:s/></text:span><text:span text:style-name="T147_9">random</text:span><text:span text:style-name="T147_10"><text:s/></text:span><text:span text:style-name="T147_11">seed</text:span><text:span text:style-name="T147_12">.<text:s/></text:span><text:span text:style-name="T147_13">This</text:span><text:span text:style-name="T147_14"><text:s/></text:span><text:span text:style-name="T147_15">means</text:span><text:span text:style-name="T147_16"><text:s/></text:span><text:span text:style-name="T147_17">that</text:span><text:span text:style-name="T147_18"><text:s/></text:span><text:span text:style-name="T147_19">every</text:span><text:span text:style-name="T147_20"><text:s/></text:span><text:span text:style-name="T147_21">time</text:span><text:span text:style-name="T147_22"><text:s/></text:span><text:span text:style-name="T147_23">we</text:span><text:span text:style-name="T147_24"><text:s/></text:span><text:span text:style-name="T147_25">run</text:span><text:span text:style-name="T147_26"><text:s/></text:span><text:span text:style-name="T147_27">our</text:span><text:span text:style-name="T147_28"><text:s/></text:span><text:span text:style-name="T147_29">data</text:span><text:span text:style-name="T147_30"><text:s/></text:span><text:span text:style-name="T147_31">we</text:span><text:span text:style-name="T147_32">’</text:span><text:span text:style-name="T147_33">ll</text:span><text:span text:style-name="T147_34"><text:s/></text:span><text:span text:style-name="T147_35">get</text:span><text:span text:style-name="T147_36"><text:s/></text:span><text:span text:style-name="T147_37">the</text:span><text:span text:style-name="T147_38"><text:s/></text:span><text:span text:style-name="T147_39">same</text:span><text:span text:style-name="T147_40"><text:s/></text:span><text:span text:style-name="T147_41">result</text:span><text:span text:style-name="T147_42">.<text:s/></text:span><text:span text:style-name="T147_43">This</text:span><text:span text:style-name="T147_44"><text:s/></text:span><text:span text:style-name="T147_45">is</text:span><text:span text:style-name="T147_46"><text:s/></text:span><text:span text:style-name="T147_47">really</text:span><text:span text:style-name="T147_48"><text:s/></text:span><text:span text:style-name="T147_49">important</text:span><text:span text:style-name="T147_50"><text:s/></text:span><text:span text:style-name="T147_51">if</text:span><text:span text:style-name="T147_52"><text:s/></text:span><text:span text:style-name="T147_53">you</text:span><text:span text:style-name="T147_54"><text:s/></text:span><text:span text:style-name="T147_55">want</text:span><text:span text:style-name="T147_56"><text:s/></text:span><text:span text:style-name="T147_57">repeatability</text:span><text:span text:style-name="T147_58">,<text:s/></text:span><text:span text:style-name="T147_59">which</text:span><text:span text:style-name="T147_60"><text:s/></text:span><text:span text:style-name="T147_61">you</text:span><text:span text:style-name="T147_62"><text:s/></text:span><text:span text:style-name="T147_63">should</text:span><text:span text:style-name="T147_64"><text:s/></text:span><text:span text:style-name="T147_65">want</text:span><text:span text:style-name="T147_66">.</text:span></text:p>
      <text:p text:style-name="P148"/>
      <text:p text:style-name="P149"><text:span text:style-name="T149_1">test</text:span><text:span text:style-name="T149_2">_</text:span><text:span text:style-name="T149_3">data</text:span><text:span text:style-name="T149_4"><text:s/>=<text:s/>[]</text:span></text:p>
      <text:p text:style-name="P150"><text:span text:style-name="T150_1">train</text:span><text:span text:style-name="T150_2">_</text:span><text:span text:style-name="T150_3">data</text:span><text:span text:style-name="T150_4"><text:s/>=<text:s/>[]</text:span></text:p>
      <text:p text:style-name="P151"><text:span text:style-name="T151_1">for</text:span><text:span text:style-name="T151_2"><text:s/></text:span><text:span text:style-name="T151_3">i</text:span><text:span text:style-name="T151_4"><text:s/></text:span><text:span text:style-name="T151_5">in</text:span><text:span text:style-name="T151_6"><text:s/></text:span><text:span text:style-name="T151_7">range</text:span><text:span text:style-name="T151_8">(10):</text:span></text:p>
      <text:p text:style-name="P152"><text:span text:style-name="T152_1"><text:s text:c="4"/></text:span><text:span text:style-name="T152_2">train</text:span><text:span text:style-name="T152_3">_</text:span><text:span text:style-name="T152_4">data</text:span><text:span text:style-name="T152_5"><text:s/>+=<text:s/>[[]]</text:span></text:p>
      <text:p text:style-name="P153"/>
      <text:p text:style-name="P154"><text:span text:style-name="T154_1">Now</text:span><text:span text:style-name="T154_2"><text:s/></text:span><text:span text:style-name="T154_3">we</text:span><text:span text:style-name="T154_4"><text:s/></text:span><text:span text:style-name="T154_5">are</text:span><text:span text:style-name="T154_6"><text:s/></text:span><text:span text:style-name="T154_7">setting</text:span><text:span text:style-name="T154_8"><text:s/></text:span><text:span text:style-name="T154_9">up</text:span><text:span text:style-name="T154_10"><text:s/></text:span><text:span text:style-name="T154_11">data</text:span><text:span text:style-name="T154_12"><text:s/></text:span><text:span text:style-name="T154_13">structures</text:span><text:span text:style-name="T154_14"><text:s/></text:span><text:span text:style-name="T154_15">to</text:span><text:span text:style-name="T154_16"><text:s/></text:span><text:span text:style-name="T154_17">hold</text:span><text:span text:style-name="T154_18"><text:s/></text:span><text:span text:style-name="T154_19">our</text:span><text:span text:style-name="T154_20"><text:s/></text:span><text:span text:style-name="T154_21">testing</text:span><text:span text:style-name="T154_22"><text:s/></text:span><text:span text:style-name="T154_23">and</text:span><text:span text:style-name="T154_24"><text:s/></text:span><text:span text:style-name="T154_25">training</text:span><text:span text:style-name="T154_26"><text:s/></text:span><text:span text:style-name="T154_27">data</text:span><text:span text:style-name="T154_28">.<text:s/></text:span><text:span text:style-name="T154_29">In</text:span><text:span text:style-name="T154_30"><text:s/></text:span><text:span text:style-name="T154_31">machine</text:span><text:span text:style-name="T154_32"><text:s/></text:span><text:span text:style-name="T154_33">learning</text:span><text:span text:style-name="T154_34"><text:s/></text:span><text:span text:style-name="T154_35">you</text:span><text:span text:style-name="T154_36"><text:s/></text:span><text:span text:style-name="T154_37">use</text:span><text:span text:style-name="T154_38"><text:s/></text:span><text:span text:style-name="T154_39">one</text:span><text:span text:style-name="T154_40"><text:s/></text:span><text:span text:style-name="T154_41">data</text:span><text:span text:style-name="T154_42"><text:s/></text:span><text:span text:style-name="T154_43">set</text:span><text:span text:style-name="T154_44"><text:s/></text:span><text:span text:style-name="T154_45">to</text:span><text:span text:style-name="T154_46"><text:s/></text:span><text:span text:style-name="T154_47">train</text:span><text:span text:style-name="T154_48"><text:s/></text:span><text:span text:style-name="T154_49">the</text:span><text:span text:style-name="T154_50"><text:s/></text:span><text:span text:style-name="T154_51">model</text:span><text:span text:style-name="T154_52">,<text:s/></text:span><text:span text:style-name="T154_53">and</text:span><text:span text:style-name="T154_54"><text:s/></text:span><text:span text:style-name="T154_55">a</text:span><text:span text:style-name="T154_56"><text:s/></text:span><text:span text:style-name="T154_57">different</text:span><text:span text:style-name="T154_58"><text:s/></text:span><text:span text:style-name="T154_59">set</text:span><text:span text:style-name="T154_60"><text:s/></text:span><text:span text:style-name="T154_61">to</text:span><text:span text:style-name="T154_62"><text:s/></text:span><text:span text:style-name="T154_63">test</text:span><text:span text:style-name="T154_64"><text:s/></text:span><text:span text:style-name="T154_65">it</text:span><text:span text:style-name="T154_66">.<text:s/></text:span><text:span text:style-name="T154_67">The</text:span><text:span text:style-name="T154_68"><text:s/></text:span><text:span text:style-name="T154_69">big</text:span><text:span text:style-name="T154_70"><text:s/></text:span><text:span text:style-name="T154_71">idea</text:span><text:span text:style-name="T154_72"><text:s/></text:span><text:span text:style-name="T154_73">for</text:span><text:span text:style-name="T154_74"><text:s/></text:span><text:span text:style-name="T154_75">linear</text:span><text:span text:style-name="T154_76"><text:s/></text:span><text:span text:style-name="T154_77">regression</text:span><text:span text:style-name="T154_78"><text:s/></text:span><text:span text:style-name="T154_79">is</text:span><text:span text:style-name="T154_80"><text:s/></text:span><text:span text:style-name="T154_81">to</text:span><text:span text:style-name="T154_82"><text:s/></text:span><text:span text:style-name="T154_83">train</text:span><text:span text:style-name="T154_84"><text:s/></text:span><text:span text:style-name="T154_85">a</text:span><text:span text:style-name="T154_86"><text:s/></text:span><text:span text:style-name="T154_87">model</text:span><text:span text:style-name="T154_88"><text:s/></text:span><text:span text:style-name="T154_89">to</text:span><text:span text:style-name="T154_90"><text:s/></text:span><text:span text:style-name="T154_91">deal</text:span><text:span text:style-name="T154_92"><text:s/></text:span><text:span text:style-name="T154_93">with</text:span><text:span text:style-name="T154_94"><text:s/></text:span><text:span text:style-name="T154_95">new</text:span><text:span text:style-name="T154_96"><text:s/></text:span><text:span text:style-name="T154_97">data</text:span><text:span text:style-name="T154_98">.<text:s/></text:span><text:span text:style-name="T154_99">Testing</text:span><text:span text:style-name="T154_100"><text:s/></text:span><text:span text:style-name="T154_101">it</text:span><text:span text:style-name="T154_102"><text:s/></text:span><text:span text:style-name="T154_103">on</text:span><text:span text:style-name="T154_104"><text:s/></text:span><text:span text:style-name="T154_105">the</text:span><text:span text:style-name="T154_106"><text:s/></text:span><text:span text:style-name="T154_107">data</text:span><text:span text:style-name="T154_108"><text:s/></text:span><text:span text:style-name="T154_109">you</text:span><text:span text:style-name="T154_110"><text:s/></text:span><text:span text:style-name="T154_111">used</text:span><text:span text:style-name="T154_112"><text:s/></text:span><text:span text:style-name="T154_113">to</text:span><text:span text:style-name="T154_114"><text:s/></text:span><text:span text:style-name="T154_115">train</text:span><text:span text:style-name="T154_116"><text:s/></text:span><text:span text:style-name="T154_117">it</text:span><text:span text:style-name="T154_118"><text:s/></text:span><text:span text:style-name="T154_119">can</text:span><text:span text:style-name="T154_120"><text:s/></text:span><text:span text:style-name="T154_121">give</text:span><text:span text:style-name="T154_122"><text:s/></text:span><text:span text:style-name="T154_123">you</text:span><text:span text:style-name="T154_124"><text:s/></text:span><text:span text:style-name="T154_125">unrealistically</text:span><text:span text:style-name="T154_126"><text:s/></text:span><text:span text:style-name="T154_127">high</text:span><text:span text:style-name="T154_128"><text:s/></text:span><text:span text:style-name="T154_129">results</text:span><text:span text:style-name="T154_130">.</text:span></text:p>
      <text:p text:style-name="P155"/>
      <text:p text:style-name="P156"><text:span text:style-name="T156_1">with</text:span><text:span text:style-name="T156_2"><text:s/></text:span><text:span text:style-name="T156_3">open</text:span><text:span text:style-name="T156_4">("</text:span><text:span text:style-name="T156_5">temperature</text:span><text:span text:style-name="T156_6">_</text:span><text:span text:style-name="T156_7">data</text:span><text:span text:style-name="T156_8">.</text:span><text:span text:style-name="T156_9">txt</text:span><text:span text:style-name="T156_10">")<text:s/></text:span><text:span text:style-name="T156_11">as</text:span><text:span text:style-name="T156_12"><text:s/></text:span><text:span text:style-name="T156_13">t</text:span><text:span text:style-name="T156_14">:</text:span></text:p>
      <text:p text:style-name="P157"><text:span text:style-name="T157_1"><text:s text:c="4"/></text:span><text:span text:style-name="T157_2">for</text:span><text:span text:style-name="T157_3"><text:s/></text:span><text:span text:style-name="T157_4">l</text:span><text:span text:style-name="T157_5"><text:s/></text:span><text:span text:style-name="T157_6">in</text:span><text:span text:style-name="T157_7"><text:s/></text:span><text:span text:style-name="T157_8">t</text:span><text:span text:style-name="T157_9">:</text:span></text:p>
      <text:p text:style-name="P158"><text:span text:style-name="T158_1"><text:s text:c="8"/></text:span><text:span text:style-name="T158_2">fields</text:span><text:span text:style-name="T158_3"><text:s/>=<text:s/></text:span><text:span text:style-name="T158_4">l</text:span><text:span text:style-name="T158_5">.</text:span><text:span text:style-name="T158_6">split</text:span><text:span text:style-name="T158_7">()</text:span></text:p>
      <text:p text:style-name="P159"><text:span text:style-name="T159_1"><text:s text:c="8"/></text:span><text:span text:style-name="T159_2">point</text:span><text:span text:style-name="T159_3"><text:s/>=<text:s/></text:span><text:span text:style-name="T159_4">LabeledPoint</text:span><text:span text:style-name="T159_5">(</text:span><text:span text:style-name="T159_6">fields</text:span><text:span text:style-name="T159_7">[22],</text:span></text:p>
      <text:p text:style-name="P160"><text:span text:style-name="T160_1"><text:s text:c="29"/>[</text:span><text:span text:style-name="T160_2">fields</text:span><text:span text:style-name="T160_3">[7],<text:s/></text:span><text:span text:style-name="T160_4">fields</text:span><text:span text:style-name="T160_5">[8],</text:span></text:p>
      <text:p text:style-name="P161"><text:span text:style-name="T161_1"><text:s text:c="30"/></text:span><text:span text:style-name="T161_2">fields</text:span><text:span text:style-name="T161_3">[11],<text:s/></text:span><text:span text:style-name="T161_4">fields</text:span><text:span text:style-name="T161_5">[21]])</text:span></text:p>
      <text:p text:style-name="P162"><text:span text:style-name="T162_1"><text:s text:c="8"/></text:span><text:span text:style-name="T162_2">if</text:span><text:span text:style-name="T162_3"><text:s/></text:span><text:span text:style-name="T162_4">random</text:span><text:span text:style-name="T162_5">.</text:span><text:span text:style-name="T162_6">random</text:span><text:span text:style-name="T162_7">()<text:s/>&gt;=<text:s/>0.8:</text:span></text:p>
      <text:p text:style-name="P163"><text:span text:style-name="T163_1"><text:s text:c="12"/></text:span><text:span text:style-name="T163_2">test</text:span><text:span text:style-name="T163_3">_</text:span><text:span text:style-name="T163_4">data</text:span><text:span text:style-name="T163_5"><text:s/>+=<text:s/>[</text:span><text:span text:style-name="T163_6">point</text:span><text:span text:style-name="T163_7">]</text:span></text:p>
      <text:p text:style-name="P164"><text:span text:style-name="T164_1"><text:s text:c="8"/></text:span><text:span text:style-name="T164_2">else</text:span><text:span text:style-name="T164_3">:</text:span></text:p>
      <text:p text:style-name="P165"><text:span text:style-name="T165_1"><text:s text:c="12"/></text:span><text:span text:style-name="T165_2">train</text:span><text:span text:style-name="T165_3">_</text:span><text:span text:style-name="T165_4">data</text:span><text:span text:style-name="T165_5">[</text:span><text:span text:style-name="T165_6">random</text:span><text:span text:style-name="T165_7">.</text:span><text:span text:style-name="T165_8">randrange</text:span><text:span text:style-name="T165_9">(10)]<text:s/>+=<text:s/>[</text:span><text:span text:style-name="T165_10">point</text:span><text:span text:style-name="T165_11">]</text:span></text:p>
      <text:p text:style-name="P166"/>
      <text:p text:style-name="P167"><text:span text:style-name="T167_1">#8.<text:s/></text:span><text:span text:style-name="T167_2">Relative</text:span><text:span text:style-name="T167_3"><text:s/></text:span><text:span text:style-name="T167_4">humidity</text:span><text:span text:style-name="T167_5"><text:s/>(</text:span><text:span text:style-name="T167_6">dining</text:span><text:span text:style-name="T167_7"><text:s/></text:span><text:span text:style-name="T167_8">room</text:span><text:span text:style-name="T167_9">),<text:s/></text:span><text:span text:style-name="T167_10">in</text:span><text:span text:style-name="T167_11"><text:s/>%.<text:s/></text:span></text:p>
      <text:p text:style-name="P168"><text:span text:style-name="T168_1">#9.<text:s/></text:span><text:span text:style-name="T168_2">Relative</text:span><text:span text:style-name="T168_3"><text:s/></text:span><text:span text:style-name="T168_4">humidity</text:span><text:span text:style-name="T168_5"><text:s/>(</text:span><text:span text:style-name="T168_6">room</text:span><text:span text:style-name="T168_7">),<text:s/></text:span><text:span text:style-name="T168_8">in</text:span><text:span text:style-name="T168_9"><text:s/>%.<text:s/></text:span></text:p>
      <text:p text:style-name="P169"><text:span text:style-name="T169_1">#12.<text:s/></text:span><text:span text:style-name="T169_2">Rain</text:span><text:span text:style-name="T169_3">,<text:s/></text:span><text:span text:style-name="T169_4">the</text:span><text:span text:style-name="T169_5"><text:s/></text:span><text:span text:style-name="T169_6">proportion</text:span><text:span text:style-name="T169_7"><text:s/></text:span><text:span text:style-name="T169_8">of</text:span><text:span text:style-name="T169_9"><text:s/></text:span><text:span text:style-name="T169_10">the</text:span><text:span text:style-name="T169_11"><text:s/></text:span><text:span text:style-name="T169_12">last</text:span><text:span text:style-name="T169_13"><text:s/>15<text:s/></text:span><text:span text:style-name="T169_14">minutes</text:span><text:span text:style-name="T169_15"><text:s/></text:span><text:span text:style-name="T169_16">where</text:span><text:span text:style-name="T169_17"><text:s/></text:span><text:span text:style-name="T169_18">rain</text:span><text:span text:style-name="T169_19"><text:s/></text:span><text:span text:style-name="T169_20">was</text:span><text:span text:style-name="T169_21"><text:s/></text:span><text:span text:style-name="T169_22">detected</text:span><text:span text:style-name="T169_23"><text:s/>(</text:span><text:span text:style-name="T169_24">a</text:span><text:span text:style-name="T169_25"><text:s/></text:span><text:span text:style-name="T169_26">value</text:span><text:span text:style-name="T169_27"><text:s/></text:span><text:span text:style-name="T169_28">in</text:span><text:span text:style-name="T169_29"><text:s/></text:span><text:span text:style-name="T169_30">range</text:span><text:span text:style-name="T169_31"><text:s/>[0,1]).<text:s/></text:span></text:p>
      <text:p text:style-name="P170"><text:span text:style-name="T170_1">#22.<text:s/></text:span><text:span text:style-name="T170_2">Outdoor</text:span><text:span text:style-name="T170_3"><text:s/></text:span><text:span text:style-name="T170_4">temperature</text:span><text:span text:style-name="T170_5">,<text:s/></text:span><text:span text:style-name="T170_6">in</text:span><text:span text:style-name="T170_7"><text:s/></text:span><text:span text:style-name="T170_8">C</text:span><text:span text:style-name="T170_9">.<text:s/></text:span></text:p>
      <text:p text:style-name="P171"><text:span text:style-name="T171_1">#23.<text:s/></text:span><text:span text:style-name="T171_2">Outdoor</text:span><text:span text:style-name="T171_3"><text:s/></text:span><text:span text:style-name="T171_4">relative</text:span><text:span text:style-name="T171_5"><text:s/></text:span><text:span text:style-name="T171_6">humidity</text:span><text:span text:style-name="T171_7">,<text:s/></text:span><text:span text:style-name="T171_8">in</text:span><text:span text:style-name="T171_9"><text:s/>%.<text:s/></text:span></text:p>
      <text:p text:style-name="P172"/>
      <text:p text:style-name="P173"><text:span text:style-name="T173_1">Ok</text:span><text:span text:style-name="T173_2">,<text:s/></text:span><text:span text:style-name="T173_3">now</text:span><text:span text:style-name="T173_4"><text:s/></text:span><text:span text:style-name="T173_5">we</text:span><text:span text:style-name="T173_6"><text:s/></text:span><text:span text:style-name="T173_7">are</text:span><text:span text:style-name="T173_8"><text:s/></text:span><text:span text:style-name="T173_9">actually</text:span><text:span text:style-name="T173_10"><text:s/></text:span><text:span text:style-name="T173_11">reading</text:span><text:span text:style-name="T173_12"><text:s/></text:span><text:span text:style-name="T173_13">in</text:span><text:span text:style-name="T173_14"><text:s/></text:span><text:span text:style-name="T173_15">data</text:span><text:span text:style-name="T173_16"><text:s/></text:span><text:span text:style-name="T173_17">from</text:span><text:span text:style-name="T173_18"><text:s/></text:span><text:span text:style-name="T173_19">a</text:span><text:span text:style-name="T173_20"><text:s/></text:span><text:span text:style-name="T173_21">file</text:span><text:span text:style-name="T173_22">.<text:s/></text:span><text:span text:style-name="T173_23">For</text:span><text:span text:style-name="T173_24"><text:s/></text:span><text:span text:style-name="T173_25">each</text:span><text:span text:style-name="T173_26"><text:s/></text:span><text:span text:style-name="T173_27">line</text:span><text:span text:style-name="T173_28"><text:s/></text:span><text:span text:style-name="T173_29">we</text:span><text:span text:style-name="T173_30"><text:s/></text:span><text:span text:style-name="T173_31">split</text:span><text:span text:style-name="T173_32"><text:s/></text:span><text:span text:style-name="T173_33">it</text:span><text:span text:style-name="T173_34">,<text:s/></text:span><text:span text:style-name="T173_35">and</text:span><text:span text:style-name="T173_36"><text:s/></text:span><text:span text:style-name="T173_37">then</text:span><text:span text:style-name="T173_38"><text:s/></text:span><text:span text:style-name="T173_39">pull</text:span><text:span text:style-name="T173_40"><text:s/></text:span><text:span text:style-name="T173_41">out</text:span><text:span text:style-name="T173_42"><text:s/></text:span><text:span text:style-name="T173_43">the</text:span><text:span text:style-name="T173_44"><text:s/></text:span><text:span text:style-name="T173_45">fields</text:span><text:span text:style-name="T173_46"><text:s/></text:span><text:span text:style-name="T173_47">we</text:span><text:span text:style-name="T173_48"><text:s/></text:span><text:span text:style-name="T173_49">are</text:span><text:span text:style-name="T173_50"><text:s/></text:span><text:span text:style-name="T173_51">interested</text:span><text:span text:style-name="T173_52"><text:s/></text:span><text:span text:style-name="T173_53">in</text:span><text:span text:style-name="T173_54">.<text:s/></text:span><text:span text:style-name="T173_55">These</text:span><text:span text:style-name="T173_56"><text:s/></text:span><text:span text:style-name="T173_57">fields</text:span><text:span text:style-name="T173_58"><text:s/></text:span><text:span text:style-name="T173_59">get</text:span><text:span text:style-name="T173_60"><text:s/></text:span><text:span text:style-name="T173_61">put</text:span><text:span text:style-name="T173_62"><text:s/></text:span><text:span text:style-name="T173_63">into</text:span><text:span text:style-name="T173_64"><text:s/></text:span><text:span text:style-name="T173_65">a</text:span><text:span text:style-name="T173_66"><text:s/></text:span><text:span text:style-name="T173_67">LabeledPoint</text:span><text:span text:style-name="T173_68">,<text:s/></text:span><text:span text:style-name="T173_69">the</text:span><text:span text:style-name="T173_70"><text:s/></text:span><text:span text:style-name="T173_71">Spark</text:span><text:span text:style-name="T173_72"><text:s/></text:span><text:span text:style-name="T173_73">ML</text:span><text:span text:style-name="T173_74"><text:s/></text:span><text:span text:style-name="T173_75">data</text:span><text:span text:style-name="T173_76"><text:s/></text:span><text:span text:style-name="T173_77">container</text:span><text:span text:style-name="T173_78">.<text:s/></text:span><text:span text:style-name="T173_79">We</text:span><text:span text:style-name="T173_80"><text:s/></text:span><text:span text:style-name="T173_81">are</text:span><text:span text:style-name="T173_82"><text:s/></text:span><text:span text:style-name="T173_83">splitting</text:span><text:span text:style-name="T173_84"><text:s/></text:span><text:span text:style-name="T173_85">our</text:span><text:span text:style-name="T173_86"><text:s/></text:span><text:span text:style-name="T173_87">data</text:span><text:span text:style-name="T173_88"><text:s/>80/20<text:s/></text:span><text:span text:style-name="T173_89">between</text:span><text:span text:style-name="T173_90"><text:s/></text:span><text:span text:style-name="T173_91">train</text:span><text:span text:style-name="T173_92"><text:s/></text:span><text:span text:style-name="T173_93">and</text:span><text:span text:style-name="T173_94"><text:s/></text:span><text:span text:style-name="T173_95">test</text:span><text:span text:style-name="T173_96">,<text:s/></text:span><text:span text:style-name="T173_97">which</text:span><text:span text:style-name="T173_98"><text:s/></text:span><text:span text:style-name="T173_99">means</text:span><text:span text:style-name="T173_100"><text:s/>80%<text:s/></text:span><text:span text:style-name="T173_101">of</text:span><text:span text:style-name="T173_102"><text:s/></text:span><text:span text:style-name="T173_103">our</text:span><text:span text:style-name="T173_104"><text:s/></text:span><text:span text:style-name="T173_105">data</text:span><text:span text:style-name="T173_106"><text:s/></text:span><text:span text:style-name="T173_107">is</text:span><text:span text:style-name="T173_108"><text:s/></text:span><text:span text:style-name="T173_109">going</text:span><text:span text:style-name="T173_110"><text:s/></text:span><text:span text:style-name="T173_111">to</text:span><text:span text:style-name="T173_112"><text:s/></text:span><text:span text:style-name="T173_113">be</text:span><text:span text:style-name="T173_114"><text:s/></text:span><text:span text:style-name="T173_115">used</text:span><text:span text:style-name="T173_116"><text:s/></text:span><text:span text:style-name="T173_117">to</text:span><text:span text:style-name="T173_118"><text:s/></text:span><text:span text:style-name="T173_119">train</text:span><text:span text:style-name="T173_120"><text:s/></text:span><text:span text:style-name="T173_121">and</text:span><text:span text:style-name="T173_122"><text:s/></text:span><text:span text:style-name="T173_123">only</text:span><text:span text:style-name="T173_124"><text:s/>20%<text:s/></text:span><text:span text:style-name="T173_125">to</text:span><text:span text:style-name="T173_126"><text:s/></text:span><text:span text:style-name="T173_127">test</text:span><text:span text:style-name="T173_128">.<text:s/></text:span><text:span text:style-name="T173_129">We</text:span><text:span text:style-name="T173_130"><text:s/></text:span><text:span text:style-name="T173_131">are</text:span><text:span text:style-name="T173_132"><text:s/></text:span><text:span text:style-name="T173_133">further</text:span><text:span text:style-name="T173_134"><text:s/></text:span><text:span text:style-name="T173_135">splitting</text:span><text:span text:style-name="T173_136"><text:s/></text:span><text:span text:style-name="T173_137">the</text:span><text:span text:style-name="T173_138"><text:s/></text:span><text:span text:style-name="T173_139">training</text:span><text:span text:style-name="T173_140"><text:s/></text:span><text:span text:style-name="T173_141">data</text:span><text:span text:style-name="T173_142"><text:s/></text:span><text:span text:style-name="T173_143">into</text:span><text:span text:style-name="T173_144"><text:s/></text:span><text:span text:style-name="T173_145">ten</text:span><text:span text:style-name="T173_146"><text:s/></text:span><text:span text:style-name="T173_147">parts</text:span><text:span text:style-name="T173_148">.<text:s/></text:span><text:span text:style-name="T173_149">That</text:span><text:span text:style-name="T173_150"><text:s/></text:span><text:span text:style-name="T173_151">lets</text:span><text:span text:style-name="T173_152"><text:s/></text:span><text:span text:style-name="T173_153">us</text:span><text:span text:style-name="T173_154"><text:s/></text:span><text:span text:style-name="T173_155">stream</text:span><text:span text:style-name="T173_156"><text:s/></text:span><text:span text:style-name="T173_157">it</text:span><text:span text:style-name="T173_158"><text:s/></text:span><text:span text:style-name="T173_159">in</text:span><text:span text:style-name="T173_160"><text:s/></text:span><text:span text:style-name="T173_161">to</text:span><text:span text:style-name="T173_162"><text:s/></text:span><text:span text:style-name="T173_163">simulate</text:span><text:span text:style-name="T173_164"><text:s/></text:span><text:span text:style-name="T173_165">additional</text:span><text:span text:style-name="T173_166"><text:s/></text:span><text:span text:style-name="T173_167">incoming</text:span><text:span text:style-name="T173_168"><text:s/></text:span><text:span text:style-name="T173_169">data</text:span><text:span text:style-name="T173_170">.</text:span></text:p>
      <text:p text:style-name="P174"/>
      <text:p text:style-name="P175"><text:span text:style-name="T175_1">from</text:span><text:span text:style-name="T175_2"><text:s/></text:span><text:span text:style-name="T175_3">pyspark</text:span><text:span text:style-name="T175_4">.</text:span><text:span text:style-name="T175_5">mllib</text:span><text:span text:style-name="T175_6">.</text:span><text:span text:style-name="T175_7">regression</text:span><text:span text:style-name="T175_8"><text:s/></text:span><text:span text:style-name="T175_9">import</text:span><text:span text:style-name="T175_10"><text:s/></text:span><text:span text:style-name="T175_11">StreamingLinearRegressionWithSGD</text:span></text:p>
      <text:p text:style-name="P176"/>
      <text:p text:style-name="P177"><text:span text:style-name="T177_1">sc</text:span><text:span text:style-name="T177_2"><text:s/>=<text:s/></text:span><text:span text:style-name="T177_3">SparkContext</text:span><text:span text:style-name="T177_4">(</text:span><text:span text:style-name="T177_5">appName</text:span><text:span text:style-name="T177_6">="</text:span><text:span text:style-name="T177_7">HumidityPrediction</text:span><text:span text:style-name="T177_8">")</text:span></text:p>
      <text:p text:style-name="P178"><text:span text:style-name="T178_1">ssc</text:span><text:span text:style-name="T178_2"><text:s/>=<text:s/></text:span><text:span text:style-name="T178_3">StreamingContext</text:span><text:span text:style-name="T178_4">(</text:span><text:span text:style-name="T178_5">sc</text:span><text:span text:style-name="T178_6">,<text:s/>2)</text:span></text:p>
      <text:p text:style-name="P179"/>
      <text:p text:style-name="P180"><text:span text:style-name="T180_1">training</text:span><text:span text:style-name="T180_2">_</text:span><text:span text:style-name="T180_3">data</text:span><text:span text:style-name="T180_4">_</text:span><text:span text:style-name="T180_5">stream</text:span><text:span text:style-name="T180_6"><text:s/>=<text:s/></text:span><text:span text:style-name="T180_7">ssc</text:span><text:span text:style-name="T180_8">.</text:span><text:span text:style-name="T180_9">queueStream</text:span><text:span text:style-name="T180_10">(</text:span></text:p>
      <text:p text:style-name="P181"><text:span text:style-name="T181_1"><text:s text:c="4"/>[</text:span><text:span text:style-name="T181_2">ssc</text:span><text:span text:style-name="T181_3">.</text:span><text:span text:style-name="T181_4">sparkContext</text:span><text:span text:style-name="T181_5">.</text:span><text:span text:style-name="T181_6">parallelize</text:span><text:span text:style-name="T181_7">(</text:span><text:span text:style-name="T181_8">d</text:span><text:span text:style-name="T181_9">)<text:s/></text:span><text:span text:style-name="T181_10">for</text:span><text:span text:style-name="T181_11"><text:s/></text:span><text:span text:style-name="T181_12">d</text:span><text:span text:style-name="T181_13"><text:s/></text:span><text:span text:style-name="T181_14">in</text:span><text:span text:style-name="T181_15"><text:s/></text:span><text:span text:style-name="T181_16">train</text:span><text:span text:style-name="T181_17">_</text:span><text:span text:style-name="T181_18">data</text:span><text:span text:style-name="T181_19">])</text:span></text:p>
      <text:p text:style-name="P182"><text:span text:style-name="T182_1">test</text:span><text:span text:style-name="T182_2">_</text:span><text:span text:style-name="T182_3">data</text:span><text:span text:style-name="T182_4">_</text:span><text:span text:style-name="T182_5">stream</text:span><text:span text:style-name="T182_6"><text:s/>=<text:s/></text:span><text:span text:style-name="T182_7">ssc</text:span><text:span text:style-name="T182_8">.</text:span><text:span text:style-name="T182_9">queueStream</text:span><text:span text:style-name="T182_10">(</text:span></text:p>
      <text:p text:style-name="P183"><text:span text:style-name="T183_1"><text:s text:c="4"/>[</text:span><text:span text:style-name="T183_2">test</text:span><text:span text:style-name="T183_3">_</text:span><text:span text:style-name="T183_4">data</text:span><text:span text:style-name="T183_5"><text:s/></text:span><text:span text:style-name="T183_6">for</text:span><text:span text:style-name="T183_7"><text:s/></text:span><text:span text:style-name="T183_8">d</text:span><text:span text:style-name="T183_9"><text:s/></text:span><text:span text:style-name="T183_10">in</text:span><text:span text:style-name="T183_11"><text:s/></text:span><text:span text:style-name="T183_12">train</text:span><text:span text:style-name="T183_13">_</text:span><text:span text:style-name="T183_14">data</text:span><text:span text:style-name="T183_15">])\</text:span></text:p>
      <text:p text:style-name="P184"><text:span text:style-name="T184_1"><text:s text:c="4"/>.</text:span><text:span text:style-name="T184_2">map</text:span><text:span text:style-name="T184_3">(</text:span><text:span text:style-name="T184_4">lambda</text:span><text:span text:style-name="T184_5"><text:s/></text:span><text:span text:style-name="T184_6">lp</text:span><text:span text:style-name="T184_7">:<text:s/>(</text:span><text:span text:style-name="T184_8">lp</text:span><text:span text:style-name="T184_9">.</text:span><text:span text:style-name="T184_10">label</text:span><text:span text:style-name="T184_11">,<text:s/></text:span><text:span text:style-name="T184_12">lp</text:span><text:span text:style-name="T184_13">.</text:span><text:span text:style-name="T184_14">features</text:span><text:span text:style-name="T184_15">))</text:span></text:p>
      <text:p text:style-name="P185"/>
      <text:p text:style-name="P186"><text:span text:style-name="T186_1">At</text:span><text:span text:style-name="T186_2"><text:s/></text:span><text:span text:style-name="T186_3">this</text:span><text:span text:style-name="T186_4"><text:s/></text:span><text:span text:style-name="T186_5">point</text:span><text:span text:style-name="T186_6"><text:s/></text:span><text:span text:style-name="T186_7">we</text:span><text:span text:style-name="T186_8">’</text:span><text:span text:style-name="T186_9">ve</text:span><text:span text:style-name="T186_10"><text:s/></text:span><text:span text:style-name="T186_11">converted</text:span><text:span text:style-name="T186_12"><text:s/></text:span><text:span text:style-name="T186_13">our</text:span><text:span text:style-name="T186_14"><text:s/></text:span><text:span text:style-name="T186_15">input</text:span><text:span text:style-name="T186_16"><text:s/></text:span><text:span text:style-name="T186_17">data</text:span><text:span text:style-name="T186_18"><text:s/></text:span><text:span text:style-name="T186_19">into</text:span><text:span text:style-name="T186_20"><text:s/></text:span><text:span text:style-name="T186_21">Spark</text:span><text:span text:style-name="T186_22"><text:s/></text:span><text:span text:style-name="T186_23">queueStreams</text:span><text:span text:style-name="T186_24">,<text:s/></text:span><text:span text:style-name="T186_25">so</text:span><text:span text:style-name="T186_26"><text:s/></text:span><text:span text:style-name="T186_27">they</text:span><text:span text:style-name="T186_28">’</text:span><text:span text:style-name="T186_29">ll</text:span><text:span text:style-name="T186_30"><text:s/></text:span><text:span text:style-name="T186_31">be</text:span><text:span text:style-name="T186_32"><text:s/></text:span><text:span text:style-name="T186_33">ready</text:span><text:span text:style-name="T186_34"><text:s/></text:span><text:span text:style-name="T186_35">for</text:span><text:span text:style-name="T186_36"><text:s/></text:span><text:span text:style-name="T186_37">our</text:span><text:span text:style-name="T186_38"><text:s/></text:span><text:span text:style-name="T186_39">streaming</text:span><text:span text:style-name="T186_40"><text:s/></text:span><text:span text:style-name="T186_41">machine</text:span><text:span text:style-name="T186_42"><text:s/></text:span><text:span text:style-name="T186_43">learning</text:span><text:span text:style-name="T186_44"><text:s/></text:span><text:span text:style-name="T186_45">app</text:span><text:span text:style-name="T186_46">.</text:span></text:p>
      <text:p text:style-name="P187"/>
      <text:p text:style-name="P188"><text:span text:style-name="T188_1">model</text:span><text:span text:style-name="T188_2"><text:s/>=<text:s/></text:span><text:span text:style-name="T188_3">StreamingLinearRegressionWithSGD</text:span><text:span text:style-name="T188_4">(</text:span></text:p>
      <text:p text:style-name="P189"><text:span text:style-name="T189_1"><text:s text:c="4"/></text:span><text:span text:style-name="T189_2">numIterations</text:span><text:span text:style-name="T189_3">=5,</text:span></text:p>
      <text:p text:style-name="P190"><text:span text:style-name="T190_1"><text:s text:c="4"/></text:span><text:span text:style-name="T190_2">stepSize</text:span><text:span text:style-name="T190_3">=0.00005)</text:span></text:p>
      <text:p text:style-name="P191"><text:span text:style-name="T191_1">model</text:span><text:span text:style-name="T191_2">.</text:span><text:span text:style-name="T191_3">setInitialWeights</text:span><text:span text:style-name="T191_4">([1.0,1.0,1.0,1.0])</text:span></text:p>
      <text:p text:style-name="P192"><text:span text:style-name="T192_1">model</text:span><text:span text:style-name="T192_2">.</text:span><text:span text:style-name="T192_3">trainOn</text:span><text:span text:style-name="T192_4">(</text:span><text:span text:style-name="T192_5">training</text:span><text:span text:style-name="T192_6">_</text:span><text:span text:style-name="T192_7">data</text:span><text:span text:style-name="T192_8">_</text:span><text:span text:style-name="T192_9">stream</text:span><text:span text:style-name="T192_10">)</text:span></text:p>
      <text:p text:style-name="P193"/>
      <text:p text:style-name="P194"><text:span text:style-name="T194_1">This</text:span><text:span text:style-name="T194_2"><text:s/></text:span><text:span text:style-name="T194_3">configures</text:span><text:span text:style-name="T194_4"><text:s/></text:span><text:span text:style-name="T194_5">the</text:span><text:span text:style-name="T194_6"><text:s/></text:span><text:span text:style-name="T194_7">model</text:span><text:span text:style-name="T194_8">.<text:s/></text:span><text:span text:style-name="T194_9">In</text:span><text:span text:style-name="T194_10"><text:s/></text:span><text:span text:style-name="T194_11">particular</text:span><text:span text:style-name="T194_12">,<text:s/></text:span><text:span text:style-name="T194_13">setting</text:span><text:span text:style-name="T194_14"><text:s/></text:span><text:span text:style-name="T194_15">a</text:span><text:span text:style-name="T194_16"><text:s/></text:span><text:span text:style-name="T194_17">small</text:span><text:span text:style-name="T194_18"><text:s/></text:span><text:span text:style-name="T194_19">enough</text:span><text:span text:style-name="T194_20"><text:s/></text:span><text:span text:style-name="T194_21">step</text:span><text:span text:style-name="T194_22"><text:s/></text:span><text:span text:style-name="T194_23">size</text:span><text:span text:style-name="T194_24"><text:s/></text:span><text:span text:style-name="T194_25">is</text:span><text:span text:style-name="T194_26"><text:s/></text:span><text:span text:style-name="T194_27">important</text:span><text:span text:style-name="T194_28">.<text:s/></text:span><text:span text:style-name="T194_29">The</text:span><text:span text:style-name="T194_30"><text:s/></text:span><text:span text:style-name="T194_31">default</text:span><text:span text:style-name="T194_32"><text:s/></text:span><text:span text:style-name="T194_33">step</text:span><text:span text:style-name="T194_34"><text:s/></text:span><text:span text:style-name="T194_35">size</text:span><text:span text:style-name="T194_36"><text:s/></text:span><text:span text:style-name="T194_37">is</text:span><text:span text:style-name="T194_38"><text:s/></text:span><text:span text:style-name="T194_39">too</text:span><text:span text:style-name="T194_40"><text:s/></text:span><text:span text:style-name="T194_41">big</text:span><text:span text:style-name="T194_42"><text:s/></text:span><text:span text:style-name="T194_43">and</text:span><text:span text:style-name="T194_44"><text:s/></text:span><text:span text:style-name="T194_45">will</text:span><text:span text:style-name="T194_46"><text:s/></text:span><text:span text:style-name="T194_47">prevent</text:span><text:span text:style-name="T194_48"><text:s/></text:span><text:span text:style-name="T194_49">the</text:span><text:span text:style-name="T194_50"><text:s/></text:span><text:span text:style-name="T194_51">model</text:span><text:span text:style-name="T194_52"><text:s/></text:span><text:span text:style-name="T194_53">from</text:span><text:span text:style-name="T194_54"><text:s/></text:span><text:span text:style-name="T194_55">ever</text:span><text:span text:style-name="T194_56"><text:s/></text:span><text:span text:style-name="T194_57">converging</text:span><text:span text:style-name="T194_58">.<text:s/></text:span><text:span text:style-name="T194_59">We</text:span><text:span text:style-name="T194_60"><text:s/></text:span><text:span text:style-name="T194_61">also</text:span><text:span text:style-name="T194_62"><text:s/></text:span><text:span text:style-name="T194_63">tell</text:span><text:span text:style-name="T194_64"><text:s/></text:span><text:span text:style-name="T194_65">the</text:span><text:span text:style-name="T194_66"><text:s/></text:span><text:span text:style-name="T194_67">model</text:span><text:span text:style-name="T194_68"><text:s/></text:span><text:span text:style-name="T194_69">to</text:span><text:span text:style-name="T194_70"><text:s/></text:span><text:span text:style-name="T194_71">expect</text:span><text:span text:style-name="T194_72"><text:s/></text:span><text:span text:style-name="T194_73">training</text:span><text:span text:style-name="T194_74"><text:s/></text:span><text:span text:style-name="T194_75">data</text:span><text:span text:style-name="T194_76"><text:s/></text:span><text:span text:style-name="T194_77">to</text:span><text:span text:style-name="T194_78"><text:s/></text:span><text:span text:style-name="T194_79">stream</text:span><text:span text:style-name="T194_80"><text:s/></text:span><text:span text:style-name="T194_81">in</text:span><text:span text:style-name="T194_82"><text:s/></text:span><text:span text:style-name="T194_83">over</text:span><text:span text:style-name="T194_84"><text:s/></text:span><text:span text:style-name="T194_85">training</text:span><text:span text:style-name="T194_86">_</text:span><text:span text:style-name="T194_87">data</text:span><text:span text:style-name="T194_88">_</text:span><text:span text:style-name="T194_89">stream</text:span><text:span text:style-name="T194_90">.<text:s/></text:span><text:span text:style-name="T194_91">Any</text:span><text:span text:style-name="T194_92"><text:s/></text:span><text:span text:style-name="T194_93">new</text:span><text:span text:style-name="T194_94"><text:s/></text:span><text:span text:style-name="T194_95">LabeledPoints</text:span><text:span text:style-name="T194_96"><text:s/></text:span><text:span text:style-name="T194_97">that</text:span><text:span text:style-name="T194_98"><text:s/></text:span><text:span text:style-name="T194_99">come</text:span><text:span text:style-name="T194_100"><text:s/></text:span><text:span text:style-name="T194_101">in</text:span><text:span text:style-name="T194_102"><text:s/></text:span><text:span text:style-name="T194_103">over</text:span><text:span text:style-name="T194_104"><text:s/></text:span><text:span text:style-name="T194_105">that</text:span><text:span text:style-name="T194_106"><text:s/></text:span><text:span text:style-name="T194_107">stream</text:span><text:span text:style-name="T194_108"><text:s/></text:span><text:span text:style-name="T194_109">will</text:span><text:span text:style-name="T194_110"><text:s/></text:span><text:span text:style-name="T194_111">be</text:span><text:span text:style-name="T194_112"><text:s/></text:span><text:span text:style-name="T194_113">incorporated</text:span><text:span text:style-name="T194_114"><text:s/></text:span><text:span text:style-name="T194_115">into</text:span><text:span text:style-name="T194_116"><text:s/></text:span><text:span text:style-name="T194_117">the</text:span><text:span text:style-name="T194_118"><text:s/></text:span><text:span text:style-name="T194_119">model</text:span><text:span text:style-name="T194_120">.</text:span></text:p>
      <text:p text:style-name="P195"/>
      <text:p text:style-name="P196"><text:span text:style-name="T196_1">predictions</text:span><text:span text:style-name="T196_2"><text:s/>=<text:s/></text:span><text:span text:style-name="T196_3">model</text:span><text:span text:style-name="T196_4">.</text:span><text:span text:style-name="T196_5">predictOnValues</text:span><text:span text:style-name="T196_6">(</text:span><text:span text:style-name="T196_7">test</text:span><text:span text:style-name="T196_8">_</text:span><text:span text:style-name="T196_9">data</text:span><text:span text:style-name="T196_10">_</text:span><text:span text:style-name="T196_11">stream</text:span><text:span text:style-name="T196_12">)\</text:span></text:p>
      <text:p text:style-name="P197"><text:span text:style-name="T197_1"><text:s text:c="4"/>.</text:span><text:span text:style-name="T197_2">map</text:span><text:span text:style-name="T197_3">(</text:span><text:span text:style-name="T197_4">lambda</text:span><text:span text:style-name="T197_5"><text:s/></text:span><text:span text:style-name="T197_6">x</text:span><text:span text:style-name="T197_7">:<text:s/>(</text:span><text:span text:style-name="T197_8">x</text:span><text:span text:style-name="T197_9">[0],<text:s/></text:span><text:span text:style-name="T197_10">x</text:span><text:span text:style-name="T197_11">[1],<text:s/>(</text:span><text:span text:style-name="T197_12">x</text:span><text:span text:style-name="T197_13">[0]<text:s/>-<text:s/></text:span><text:span text:style-name="T197_14">x</text:span><text:span text:style-name="T197_15">[1])))</text:span></text:p>
      <text:p text:style-name="P198"><text:span text:style-name="T198_1">predictions</text:span><text:span text:style-name="T198_2">.</text:span><text:span text:style-name="T198_3">map</text:span><text:span text:style-name="T198_4">(</text:span><text:span text:style-name="T198_5">lambda</text:span><text:span text:style-name="T198_6"><text:s/></text:span><text:span text:style-name="T198_7">x</text:span><text:span text:style-name="T198_8">:</text:span></text:p>
      <text:p text:style-name="P199"><text:span text:style-name="T199_1"><text:s text:c="16"/>"</text:span><text:span text:style-name="T199_2">Actual</text:span><text:span text:style-name="T199_3">:<text:s/>"<text:s/>+<text:s/></text:span><text:span text:style-name="T199_4">str</text:span><text:span text:style-name="T199_5">(</text:span><text:span text:style-name="T199_6">x</text:span><text:span text:style-name="T199_7">[0])</text:span></text:p>
      <text:p text:style-name="P200"><text:span text:style-name="T200_1"><text:s text:c="16"/>+<text:s/>",<text:s/></text:span><text:span text:style-name="T200_2">Predicted</text:span><text:span text:style-name="T200_3">:<text:s/>"<text:s/>+<text:s/></text:span><text:span text:style-name="T200_4">str</text:span><text:span text:style-name="T200_5">(</text:span><text:span text:style-name="T200_6">x</text:span><text:span text:style-name="T200_7">[1])</text:span></text:p>
      <text:p text:style-name="P201"><text:span text:style-name="T201_1"><text:s text:c="16"/>+<text:s/>",<text:s/></text:span><text:span text:style-name="T201_2">Error</text:span><text:span text:style-name="T201_3">:<text:s/>"<text:s/>+<text:s/></text:span><text:span text:style-name="T201_4">str</text:span><text:span text:style-name="T201_5">(</text:span><text:span text:style-name="T201_6">x</text:span><text:span text:style-name="T201_7">[2])).</text:span><text:span text:style-name="T201_8">pprint</text:span><text:span text:style-name="T201_9">()</text:span></text:p>
      <text:p text:style-name="P202"><text:span text:style-name="T202_1">predictions</text:span><text:span text:style-name="T202_2">.</text:span><text:span text:style-name="T202_3">map</text:span><text:span text:style-name="T202_4">(</text:span><text:span text:style-name="T202_5">lambda</text:span><text:span text:style-name="T202_6"><text:s/></text:span><text:span text:style-name="T202_7">x</text:span><text:span text:style-name="T202_8">:<text:s/>(</text:span><text:span text:style-name="T202_9">x</text:span><text:span text:style-name="T202_10">[2]**2,<text:s/>1))\</text:span></text:p>
      <text:p text:style-name="P203"><text:span text:style-name="T203_1"><text:s text:c="4"/>.</text:span><text:span text:style-name="T203_2">reduce</text:span><text:span text:style-name="T203_3">(</text:span><text:span text:style-name="T203_4">lambda</text:span><text:span text:style-name="T203_5"><text:s/></text:span><text:span text:style-name="T203_6">x</text:span><text:span text:style-name="T203_7">,</text:span><text:span text:style-name="T203_8">y</text:span><text:span text:style-name="T203_9">:<text:s/>(</text:span><text:span text:style-name="T203_10">x</text:span><text:span text:style-name="T203_11">[0]<text:s/>+<text:s/></text:span><text:span text:style-name="T203_12">y</text:span><text:span text:style-name="T203_13">[0],<text:s/></text:span><text:span text:style-name="T203_14">x</text:span><text:span text:style-name="T203_15">[1]<text:s/>+<text:s/></text:span><text:span text:style-name="T203_16">y</text:span><text:span text:style-name="T203_17">[1]))\</text:span></text:p>
      <text:p text:style-name="P204"><text:span text:style-name="T204_1"><text:s text:c="4"/>.</text:span><text:span text:style-name="T204_2">map</text:span><text:span text:style-name="T204_3">(</text:span><text:span text:style-name="T204_4">lambda</text:span><text:span text:style-name="T204_5"><text:s/></text:span><text:span text:style-name="T204_6">x</text:span><text:span text:style-name="T204_7">:<text:s/>"</text:span><text:span text:style-name="T204_8">Mean</text:span><text:span text:style-name="T204_9"><text:s/></text:span><text:span text:style-name="T204_10">Squared</text:span><text:span text:style-name="T204_11"><text:s/></text:span><text:span text:style-name="T204_12">Error</text:span><text:span text:style-name="T204_13">:<text:s/>"<text:s/>+<text:s/></text:span><text:span text:style-name="T204_14">str</text:span><text:span text:style-name="T204_15">(</text:span><text:span text:style-name="T204_16">x</text:span><text:span text:style-name="T204_17">[0]/</text:span><text:span text:style-name="T204_18">x</text:span><text:span text:style-name="T204_19">[1]))\</text:span></text:p>
      <text:p text:style-name="P205"><text:span text:style-name="T205_1"><text:s text:c="4"/>.</text:span><text:span text:style-name="T205_2">pprint</text:span><text:span text:style-name="T205_3">()</text:span></text:p>
      <text:p text:style-name="P206"/>
      <text:p text:style-name="P207"><text:span text:style-name="T207_1">These</text:span><text:span text:style-name="T207_2"><text:s/></text:span><text:span text:style-name="T207_3">lines</text:span><text:span text:style-name="T207_4"><text:s/></text:span><text:span text:style-name="T207_5">are</text:span><text:span text:style-name="T207_6"><text:s/></text:span><text:span text:style-name="T207_7">all</text:span><text:span text:style-name="T207_8"><text:s/></text:span><text:span text:style-name="T207_9">about</text:span><text:span text:style-name="T207_10"><text:s/></text:span><text:span text:style-name="T207_11">getting</text:span><text:span text:style-name="T207_12"><text:s/></text:span><text:span text:style-name="T207_13">predictions</text:span><text:span text:style-name="T207_14"><text:s/></text:span><text:span text:style-name="T207_15">and</text:span><text:span text:style-name="T207_16"><text:s/></text:span><text:span text:style-name="T207_17">displaying</text:span><text:span text:style-name="T207_18"><text:s/></text:span><text:span text:style-name="T207_19">them</text:span><text:span text:style-name="T207_20">.<text:s/></text:span><text:span text:style-name="T207_21">At</text:span><text:span text:style-name="T207_22"><text:s/></text:span><text:span text:style-name="T207_23">first</text:span><text:span text:style-name="T207_24"><text:s/></text:span><text:span text:style-name="T207_25">we</text:span><text:span text:style-name="T207_26"><text:s/></text:span><text:span text:style-name="T207_27">tell</text:span><text:span text:style-name="T207_28"><text:s/></text:span><text:span text:style-name="T207_29">the</text:span><text:span text:style-name="T207_30"><text:s/></text:span><text:span text:style-name="T207_31">model</text:span><text:span text:style-name="T207_32"><text:s/></text:span><text:span text:style-name="T207_33">to</text:span><text:span text:style-name="T207_34"><text:s/></text:span><text:span text:style-name="T207_35">predict</text:span><text:span text:style-name="T207_36"><text:s/></text:span><text:span text:style-name="T207_37">on</text:span><text:span text:style-name="T207_38"><text:s/></text:span><text:span text:style-name="T207_39">incoming</text:span><text:span text:style-name="T207_40"><text:s/></text:span><text:span text:style-name="T207_41">values</text:span><text:span text:style-name="T207_42"><text:s/></text:span><text:span text:style-name="T207_43">from</text:span><text:span text:style-name="T207_44"><text:s/></text:span><text:span text:style-name="T207_45">test</text:span><text:span text:style-name="T207_46">_</text:span><text:span text:style-name="T207_47">data</text:span><text:span text:style-name="T207_48">_</text:span><text:span text:style-name="T207_49">stream</text:span><text:span text:style-name="T207_50">.<text:s/></text:span><text:span text:style-name="T207_51">Then</text:span><text:span text:style-name="T207_52"><text:s/></text:span><text:span text:style-name="T207_53">we</text:span><text:span text:style-name="T207_54"><text:s/></text:span><text:span text:style-name="T207_55">both</text:span><text:span text:style-name="T207_56"><text:s/></text:span><text:span text:style-name="T207_57">display</text:span><text:span text:style-name="T207_58"><text:s/></text:span><text:span text:style-name="T207_59">the</text:span><text:span text:style-name="T207_60"><text:s/></text:span><text:span text:style-name="T207_61">predictions</text:span><text:span text:style-name="T207_62">,<text:s/></text:span><text:span text:style-name="T207_63">errors</text:span><text:span text:style-name="T207_64">,<text:s/></text:span><text:span text:style-name="T207_65">and</text:span><text:span text:style-name="T207_66"><text:s/></text:span><text:span text:style-name="T207_67">mean</text:span><text:span text:style-name="T207_68"><text:s/></text:span><text:span text:style-name="T207_69">squared</text:span><text:span text:style-name="T207_70"><text:s/></text:span><text:span text:style-name="T207_71">error</text:span><text:span text:style-name="T207_72"><text:s/></text:span><text:span text:style-name="T207_73">for</text:span><text:span text:style-name="T207_74"><text:s/></text:span><text:span text:style-name="T207_75">the</text:span><text:span text:style-name="T207_76"><text:s/></text:span><text:span text:style-name="T207_77">whole</text:span><text:span text:style-name="T207_78"><text:s/></text:span><text:span text:style-name="T207_79">training</text:span><text:span text:style-name="T207_80"><text:s/></text:span><text:span text:style-name="T207_81">set</text:span><text:span text:style-name="T207_82">.</text:span></text:p>
      <text:p text:style-name="P208"/>
      <text:p text:style-name="P209"><text:span text:style-name="T209_1">ssc</text:span><text:span text:style-name="T209_2">.</text:span><text:span text:style-name="T209_3">start</text:span><text:span text:style-name="T209_4">()</text:span></text:p>
      <text:p text:style-name="P210"><text:span text:style-name="T210_1">for</text:span><text:span text:style-name="T210_2"><text:s/></text:span><text:span text:style-name="T210_3">i</text:span><text:span text:style-name="T210_4"><text:s/></text:span><text:span text:style-name="T210_5">in</text:span><text:span text:style-name="T210_6"><text:s/></text:span><text:span text:style-name="T210_7">range</text:span><text:span text:style-name="T210_8">(10):</text:span></text:p>
      <text:p text:style-name="P211"><text:span text:style-name="T211_1"><text:s text:c="4"/></text:span><text:span text:style-name="T211_2">sleep</text:span><text:span text:style-name="T211_3">(2)</text:span></text:p>
      <text:p text:style-name="P212"><text:span text:style-name="T212_1"><text:s text:c="4"/></text:span><text:span text:style-name="T212_2">print</text:span><text:span text:style-name="T212_3">(</text:span><text:span text:style-name="T212_4">model</text:span><text:span text:style-name="T212_5">.</text:span><text:span text:style-name="T212_6">latestModel</text:span><text:span text:style-name="T212_7">())</text:span></text:p>
      <text:p text:style-name="P213"><text:span text:style-name="T213_1">ssc</text:span><text:span text:style-name="T213_2">.</text:span><text:span text:style-name="T213_3">stop</text:span><text:span text:style-name="T213_4">(</text:span><text:span text:style-name="T213_5">stopSparkContext</text:span><text:span text:style-name="T213_6">=</text:span><text:span text:style-name="T213_7">True</text:span><text:span text:style-name="T213_8">,<text:s/></text:span><text:span text:style-name="T213_9">stopGraceFully</text:span><text:span text:style-name="T213_10">=</text:span><text:span text:style-name="T213_11">True</text:span><text:span text:style-name="T213_12">)</text:span></text:p>
      <text:p text:style-name="P214"/>
      <text:p text:style-name="P215"><text:span text:style-name="T215_1">And</text:span><text:span text:style-name="T215_2"><text:s/></text:span><text:span text:style-name="T215_3">finally</text:span><text:span text:style-name="T215_4">,<text:s/></text:span><text:span text:style-name="T215_5">we</text:span><text:span text:style-name="T215_6"><text:s/></text:span><text:span text:style-name="T215_7">kick</text:span><text:span text:style-name="T215_8"><text:s/></text:span><text:span text:style-name="T215_9">off</text:span><text:span text:style-name="T215_10"><text:s/></text:span><text:span text:style-name="T215_11">the</text:span><text:span text:style-name="T215_12"><text:s/></text:span><text:span text:style-name="T215_13">app</text:span><text:span text:style-name="T215_14"><text:s/></text:span><text:span text:style-name="T215_15">we</text:span><text:span text:style-name="T215_16">’</text:span><text:span text:style-name="T215_17">ve</text:span><text:span text:style-name="T215_18"><text:s/></text:span><text:span text:style-name="T215_19">been</text:span><text:span text:style-name="T215_20"><text:s/></text:span><text:span text:style-name="T215_21">building</text:span><text:span text:style-name="T215_22"><text:s/></text:span><text:span text:style-name="T215_23">for</text:span><text:span text:style-name="T215_24"><text:s/></text:span><text:span text:style-name="T215_25">this</text:span><text:span text:style-name="T215_26"><text:s/></text:span><text:span text:style-name="T215_27">whole</text:span><text:span text:style-name="T215_28"><text:s/></text:span><text:span text:style-name="T215_29">section</text:span><text:span text:style-name="T215_30">.<text:s/></text:span><text:span text:style-name="T215_31">Notice</text:span><text:span text:style-name="T215_32"><text:s/></text:span><text:span text:style-name="T215_33">how</text:span><text:span text:style-name="T215_34"><text:s/></text:span><text:span text:style-name="T215_35">the</text:span><text:span text:style-name="T215_36"><text:s/></text:span><text:span text:style-name="T215_37">error</text:span><text:span text:style-name="T215_38"><text:s/></text:span><text:span text:style-name="T215_39">drops</text:span><text:span text:style-name="T215_40"><text:s/></text:span><text:span text:style-name="T215_41">as</text:span><text:span text:style-name="T215_42"><text:s/></text:span><text:span text:style-name="T215_43">the</text:span><text:span text:style-name="T215_44"><text:s/></text:span><text:span text:style-name="T215_45">model</text:span><text:span text:style-name="T215_46"><text:s/></text:span><text:span text:style-name="T215_47">gets</text:span><text:span text:style-name="T215_48"><text:s/></text:span><text:span text:style-name="T215_49">more</text:span><text:span text:style-name="T215_50"><text:s/></text:span><text:span text:style-name="T215_51">data</text:span><text:span text:style-name="T215_52"><text:s/></text:span><text:span text:style-name="T215_53">and</text:span><text:span text:style-name="T215_54"><text:s/></text:span><text:span text:style-name="T215_55">continues</text:span><text:span text:style-name="T215_56"><text:s/></text:span><text:span text:style-name="T215_57">to</text:span><text:span text:style-name="T215_58"><text:s/></text:span><text:span text:style-name="T215_59">iterate</text:span><text:span text:style-name="T215_60"><text:s/></text:span><text:span text:style-name="T215_61">on</text:span><text:span text:style-name="T215_62"><text:s/></text:span><text:span text:style-name="T215_63">it</text:span><text:span text:style-name="T215_64">.<text:s/></text:span><text:span text:style-name="T215_65">You</text:span><text:span text:style-name="T215_66"><text:s/></text:span><text:span text:style-name="T215_67">are</text:span><text:span text:style-name="T215_68"><text:s/></text:span><text:span text:style-name="T215_69">watching</text:span><text:span text:style-name="T215_70"><text:s/></text:span><text:span text:style-name="T215_71">the</text:span><text:span text:style-name="T215_72"><text:s/></text:span><text:span text:style-name="T215_73">system</text:span><text:span text:style-name="T215_74"><text:s/></text:span><text:span text:style-name="T215_75">learn</text:span><text:span text:style-name="T215_76">!<text:s/></text:span><text:span text:style-name="T215_77">The</text:span><text:span text:style-name="T215_78"><text:s/></text:span><text:span text:style-name="T215_79">output</text:span><text:span text:style-name="T215_80"><text:s/></text:span><text:span text:style-name="T215_81">is</text:span><text:span text:style-name="T215_82"><text:s/></text:span><text:span text:style-name="T215_83">a</text:span><text:span text:style-name="T215_84"><text:s/></text:span><text:span text:style-name="T215_85">little</text:span><text:span text:style-name="T215_86"><text:s/></text:span><text:span text:style-name="T215_87">chaotic</text:span><text:span text:style-name="T215_88"><text:s/></text:span><text:span text:style-name="T215_89">because</text:span><text:span text:style-name="T215_90"><text:s/></text:span><text:span text:style-name="T215_91">we</text:span><text:span text:style-name="T215_92"><text:s/></text:span><text:span text:style-name="T215_93">have</text:span><text:span text:style-name="T215_94"><text:s/></text:span><text:span text:style-name="T215_95">three</text:span><text:span text:style-name="T215_96"><text:s/></text:span><text:span text:style-name="T215_97">different</text:span><text:span text:style-name="T215_98"><text:s/></text:span><text:span text:style-name="T215_99">threads</text:span><text:span text:style-name="T215_100"><text:s/></text:span><text:span text:style-name="T215_101">all</text:span><text:span text:style-name="T215_102"><text:s/></text:span><text:span text:style-name="T215_103">dumping</text:span><text:span text:style-name="T215_104"><text:s/></text:span><text:span text:style-name="T215_105">output</text:span><text:span text:style-name="T215_106"><text:s/></text:span><text:span text:style-name="T215_107">on</text:span><text:span text:style-name="T215_108"><text:s/></text:span><text:span text:style-name="T215_109">their</text:span><text:span text:style-name="T215_110"><text:s/></text:span><text:span text:style-name="T215_111">own</text:span><text:span text:style-name="T215_112"><text:s/></text:span><text:span text:style-name="T215_113">schedules</text:span><text:span text:style-name="T215_114">.<text:s/></text:span><text:span text:style-name="T215_115">First</text:span><text:span text:style-name="T215_116">,<text:s/></text:span><text:span text:style-name="T215_117">we</text:span><text:span text:style-name="T215_118"><text:s/></text:span><text:span text:style-name="T215_119">are</text:span><text:span text:style-name="T215_120"><text:s/></text:span><text:span text:style-name="T215_121">printing</text:span><text:span text:style-name="T215_122"><text:s/></text:span><text:span text:style-name="T215_123">the</text:span><text:span text:style-name="T215_124"><text:s/></text:span><text:span text:style-name="T215_125">model</text:span><text:span text:style-name="T215_126"><text:s/></text:span><text:span text:style-name="T215_127">every</text:span><text:span text:style-name="T215_128"><text:s/></text:span><text:span text:style-name="T215_129">two</text:span><text:span text:style-name="T215_130"><text:s/></text:span><text:span text:style-name="T215_131">seconds</text:span><text:span text:style-name="T215_132">.<text:s/></text:span><text:span text:style-name="T215_133">This</text:span><text:span text:style-name="T215_134"><text:s/></text:span><text:span text:style-name="T215_135">lets</text:span><text:span text:style-name="T215_136"><text:s/></text:span><text:span text:style-name="T215_137">you</text:span><text:span text:style-name="T215_138"><text:s/></text:span><text:span text:style-name="T215_139">see</text:span><text:span text:style-name="T215_140"><text:s/></text:span><text:span text:style-name="T215_141">the</text:span><text:span text:style-name="T215_142"><text:s/></text:span><text:span text:style-name="T215_143">model</text:span><text:span text:style-name="T215_144"><text:s/></text:span><text:span text:style-name="T215_145">parameters</text:span><text:span text:style-name="T215_146"><text:s/></text:span><text:span text:style-name="T215_147">change</text:span><text:span text:style-name="T215_148"><text:s/></text:span><text:span text:style-name="T215_149">over</text:span><text:span text:style-name="T215_150"><text:s/></text:span><text:span text:style-name="T215_151">time</text:span><text:span text:style-name="T215_152">.<text:s/></text:span><text:span text:style-name="T215_153">Then</text:span><text:span text:style-name="T215_154">,<text:s/></text:span><text:span text:style-name="T215_155">we</text:span><text:span text:style-name="T215_156"><text:s/></text:span><text:span text:style-name="T215_157">are</text:span><text:span text:style-name="T215_158"><text:s/></text:span><text:span text:style-name="T215_159">printing</text:span><text:span text:style-name="T215_160"><text:s/></text:span><text:span text:style-name="T215_161">the</text:span><text:span text:style-name="T215_162"><text:s/></text:span><text:span text:style-name="T215_163">actual</text:span><text:span text:style-name="T215_164"><text:s/></text:span><text:span text:style-name="T215_165">versus</text:span><text:span text:style-name="T215_166"><text:s/></text:span><text:span text:style-name="T215_167">predicted</text:span><text:span text:style-name="T215_168"><text:s/></text:span><text:span text:style-name="T215_169">values</text:span><text:span text:style-name="T215_170"><text:s/></text:span><text:span text:style-name="T215_171">from</text:span><text:span text:style-name="T215_172"><text:s/></text:span><text:span text:style-name="T215_173">the</text:span><text:span text:style-name="T215_174"><text:s/></text:span><text:span text:style-name="T215_175">model</text:span><text:span text:style-name="T215_176">.<text:s/></text:span><text:span text:style-name="T215_177">Finally</text:span><text:span text:style-name="T215_178">,<text:s/></text:span><text:span text:style-name="T215_179">we</text:span><text:span text:style-name="T215_180"><text:s/></text:span><text:span text:style-name="T215_181">are</text:span><text:span text:style-name="T215_182"><text:s/></text:span><text:span text:style-name="T215_183">printing</text:span><text:span text:style-name="T215_184"><text:s/></text:span><text:span text:style-name="T215_185">the</text:span><text:span text:style-name="T215_186"><text:s/></text:span><text:span text:style-name="T215_187">mean</text:span><text:span text:style-name="T215_188"><text:s/></text:span><text:span text:style-name="T215_189">squared</text:span><text:span text:style-name="T215_190"><text:s/></text:span><text:span text:style-name="T215_191">error</text:span><text:span text:style-name="T215_192"><text:s/></text:span><text:span text:style-name="T215_193">for</text:span><text:span text:style-name="T215_194"><text:s/></text:span><text:span text:style-name="T215_195">the</text:span><text:span text:style-name="T215_196"><text:s/></text:span><text:span text:style-name="T215_197">entire</text:span><text:span text:style-name="T215_198"><text:s/></text:span><text:span text:style-name="T215_199">test</text:span><text:span text:style-name="T215_200"><text:s/></text:span><text:span text:style-name="T215_201">set</text:span><text:span text:style-name="T215_202">.<text:s/></text:span><text:span text:style-name="T215_203">This</text:span><text:span text:style-name="T215_204"><text:s/></text:span><text:span text:style-name="T215_205">is</text:span><text:span text:style-name="T215_206"><text:s/></text:span><text:span text:style-name="T215_207">a</text:span><text:span text:style-name="T215_208"><text:s/></text:span><text:span text:style-name="T215_209">good</text:span><text:span text:style-name="T215_210"><text:s/></text:span><text:span text:style-name="T215_211">metric</text:span><text:span text:style-name="T215_212"><text:s/></text:span><text:span text:style-name="T215_213">for</text:span><text:span text:style-name="T215_214"><text:s/></text:span><text:span text:style-name="T215_215">how</text:span><text:span text:style-name="T215_216"><text:s/></text:span><text:span text:style-name="T215_217">well</text:span><text:span text:style-name="T215_218"><text:s/></text:span><text:span text:style-name="T215_219">our</text:span><text:span text:style-name="T215_220"><text:s/></text:span><text:span text:style-name="T215_221">model</text:span><text:span text:style-name="T215_222"><text:s/></text:span><text:span text:style-name="T215_223">fits</text:span><text:span text:style-name="T215_224"><text:s/></text:span><text:span text:style-name="T215_225">the</text:span><text:span text:style-name="T215_226"><text:s/></text:span><text:span text:style-name="T215_227">entire</text:span><text:span text:style-name="T215_228"><text:s/></text:span><text:span text:style-name="T215_229">test</text:span><text:span text:style-name="T215_230"><text:s/></text:span><text:span text:style-name="T215_231">set</text:span><text:span text:style-name="T215_232">.</text:span></text:p>
      <text:p text:style-name="P216"/>
      <text:p text:style-name="P217"><text:span text:style-name="T217_1">I</text:span><text:span text:style-name="T217_2"><text:s/></text:span><text:span text:style-name="T217_3">hope</text:span><text:span text:style-name="T217_4"><text:s/></text:span><text:span text:style-name="T217_5">you</text:span><text:span text:style-name="T217_6"><text:s/></text:span><text:span text:style-name="T217_7">are</text:span><text:span text:style-name="T217_8"><text:s/></text:span><text:span text:style-name="T217_9">excited</text:span><text:span text:style-name="T217_10"><text:s/></text:span><text:span text:style-name="T217_11">about</text:span><text:span text:style-name="T217_12"><text:s/></text:span><text:span text:style-name="T217_13">how</text:span><text:span text:style-name="T217_14"><text:s/></text:span><text:span text:style-name="T217_15">easy</text:span><text:span text:style-name="T217_16"><text:s/></text:span><text:span text:style-name="T217_17">Spark</text:span><text:span text:style-name="T217_18"><text:s/></text:span><text:span text:style-name="T217_19">made</text:span><text:span text:style-name="T217_20"><text:s/></text:span><text:span text:style-name="T217_21">that</text:span><text:span text:style-name="T217_22"><text:s/></text:span><text:span text:style-name="T217_23">last</text:span><text:span text:style-name="T217_24"><text:s/></text:span><text:span text:style-name="T217_25">example</text:span><text:span text:style-name="T217_26">.<text:s/></text:span><text:span text:style-name="T217_27">An</text:span><text:span text:style-name="T217_28"><text:s/></text:span><text:span text:style-name="T217_29">online</text:span><text:span text:style-name="T217_30"><text:s/></text:span><text:span text:style-name="T217_31">learning</text:span><text:span text:style-name="T217_32"><text:s/></text:span><text:span text:style-name="T217_33">system</text:span><text:span text:style-name="T217_34"><text:s/></text:span><text:span text:style-name="T217_35">integrated</text:span><text:span text:style-name="T217_36"><text:s/></text:span><text:span text:style-name="T217_37">into</text:span><text:span text:style-name="T217_38"><text:s/></text:span><text:span text:style-name="T217_39">a</text:span><text:span text:style-name="T217_40"><text:s/></text:span><text:span text:style-name="T217_41">streaming</text:span><text:span text:style-name="T217_42"><text:s/></text:span><text:span text:style-name="T217_43">framework</text:span><text:span text:style-name="T217_44"><text:s/></text:span><text:span text:style-name="T217_45">is</text:span><text:span text:style-name="T217_46"><text:s/></text:span><text:span text:style-name="T217_47">a</text:span><text:span text:style-name="T217_48"><text:s/></text:span><text:span text:style-name="T217_49">big</text:span><text:span text:style-name="T217_50"><text:s/></text:span><text:span text:style-name="T217_51">deal</text:span><text:span text:style-name="T217_52">.<text:s/></text:span><text:span text:style-name="T217_53">Spark</text:span><text:span text:style-name="T217_54"><text:s/></text:span><text:span text:style-name="T217_55">Streaming</text:span><text:span text:style-name="T217_56"><text:s/></text:span><text:span text:style-name="T217_57">makes</text:span><text:span text:style-name="T217_58"><text:s/></text:span><text:span text:style-name="T217_59">a</text:span><text:span text:style-name="T217_60"><text:s/></text:span><text:span text:style-name="T217_61">whole</text:span><text:span text:style-name="T217_62"><text:s/></text:span><text:span text:style-name="T217_63">class</text:span><text:span text:style-name="T217_64"><text:s/></text:span><text:span text:style-name="T217_65">of</text:span><text:span text:style-name="T217_66"><text:s/></text:span><text:span text:style-name="T217_67">streaming</text:span><text:span text:style-name="T217_68">,<text:s/></text:span><text:span text:style-name="T217_69">near</text:span><text:span text:style-name="T217_70"><text:s/></text:span><text:span text:style-name="T217_71">real</text:span><text:span text:style-name="T217_72">-</text:span><text:span text:style-name="T217_73">time</text:span><text:span text:style-name="T217_74"><text:s/></text:span><text:span text:style-name="T217_75">problems</text:span><text:span text:style-name="T217_76"><text:s/></text:span><text:span text:style-name="T217_77">significantly</text:span><text:span text:style-name="T217_78"><text:s/></text:span><text:span text:style-name="T217_79">easier</text:span><text:span text:style-name="T217_80"><text:s/></text:span><text:span text:style-name="T217_81">to</text:span><text:span text:style-name="T217_82"><text:s/></text:span><text:span text:style-name="T217_83">solve</text:span><text:span text:style-name="T217_84">.<text:s/></text:span><text:span text:style-name="T217_85">We</text:span><text:span text:style-name="T217_86">’</text:span><text:span text:style-name="T217_87">ve</text:span><text:span text:style-name="T217_88"><text:s/></text:span><text:span text:style-name="T217_89">just</text:span><text:span text:style-name="T217_90"><text:s/></text:span><text:span text:style-name="T217_91">touched</text:span><text:span text:style-name="T217_92"><text:s/></text:span><text:span text:style-name="T217_93">the</text:span><text:span text:style-name="T217_94"><text:s/></text:span><text:span text:style-name="T217_95">surface</text:span><text:span text:style-name="T217_96"><text:s/></text:span><text:span text:style-name="T217_97">of</text:span><text:span text:style-name="T217_98"><text:s/></text:span><text:span text:style-name="T217_99">the</text:span><text:span text:style-name="T217_100"><text:s/></text:span><text:span text:style-name="T217_101">things</text:span><text:span text:style-name="T217_102"><text:s/></text:span><text:span text:style-name="T217_103">you</text:span><text:span text:style-name="T217_104">’</text:span><text:span text:style-name="T217_105">ll</text:span><text:span text:style-name="T217_106"><text:s/></text:span><text:span text:style-name="T217_107">be</text:span><text:span text:style-name="T217_108"><text:s/></text:span><text:span text:style-name="T217_109">able</text:span><text:span text:style-name="T217_110"><text:s/></text:span><text:span text:style-name="T217_111">to</text:span><text:span text:style-name="T217_112"><text:s/></text:span><text:span text:style-name="T217_113">do</text:span><text:span text:style-name="T217_114">,<text:s/></text:span><text:span text:style-name="T217_115">and</text:span><text:span text:style-name="T217_116"><text:s/></text:span><text:span text:style-name="T217_117">Spark</text:span><text:span text:style-name="T217_118"><text:s/></text:span><text:span text:style-name="T217_119">is</text:span><text:span text:style-name="T217_120"><text:s/></text:span><text:span text:style-name="T217_121">improving</text:span><text:span text:style-name="T217_122"><text:s/></text:span><text:span text:style-name="T217_123">all</text:span><text:span text:style-name="T217_124"><text:s/></text:span><text:span text:style-name="T217_125">the</text:span><text:span text:style-name="T217_126"><text:s/></text:span><text:span text:style-name="T217_127">time</text:span><text:span text:style-name="T217_128">.</text:span></text:p>
      <text:p text:style-name="P218"/>
      <text:p text:style-name="P219"/>
      <text:p text:style-name="P220"><text:span text:style-name="T220_1">While</text:span><text:span text:style-name="T220_2"><text:s/></text:span><text:span text:style-name="T220_3">docker</text:span><text:span text:style-name="T220_4"><text:s/></text:span><text:span text:style-name="T220_5">is</text:span><text:span text:style-name="T220_6"><text:s/></text:span><text:span text:style-name="T220_7">beyond</text:span><text:span text:style-name="T220_8"><text:s/></text:span><text:span text:style-name="T220_9">the</text:span><text:span text:style-name="T220_10"><text:s/></text:span><text:span text:style-name="T220_11">scope</text:span><text:span text:style-name="T220_12"><text:s/></text:span><text:span text:style-name="T220_13">of</text:span><text:span text:style-name="T220_14"><text:s/></text:span><text:span text:style-name="T220_15">this</text:span><text:span text:style-name="T220_16"><text:s/></text:span><text:span text:style-name="T220_17">tutorial</text:span><text:span text:style-name="T220_18">,<text:s/></text:span><text:span text:style-name="T220_19">you</text:span><text:span text:style-name="T220_20"><text:s/></text:span><text:span text:style-name="T220_21">can</text:span><text:span text:style-name="T220_22"><text:s/></text:span><text:span text:style-name="T220_23">easily</text:span><text:span text:style-name="T220_24"><text:s/></text:span><text:span text:style-name="T220_25">set</text:span><text:span text:style-name="T220_26"><text:s/></text:span><text:span text:style-name="T220_27">up</text:span><text:span text:style-name="T220_28"><text:s/></text:span><text:span text:style-name="T220_29">your</text:span><text:span text:style-name="T220_30"><text:s/></text:span><text:span text:style-name="T220_31">own</text:span><text:span text:style-name="T220_32"><text:s/></text:span><text:span text:style-name="T220_33">Spark</text:span><text:span text:style-name="T220_34"><text:s/></text:span><text:span text:style-name="T220_35">notebook</text:span><text:span text:style-name="T220_36"><text:s/></text:span><text:span text:style-name="T220_37">and</text:span><text:span text:style-name="T220_38"><text:s/></text:span><text:span text:style-name="T220_39">environment</text:span><text:span text:style-name="T220_40"><text:s/></text:span><text:span text:style-name="T220_41">using</text:span><text:span text:style-name="T220_42"><text:s/></text:span><text:span text:style-name="T220_43">jupyter</text:span><text:span text:style-name="T220_44">’</text:span><text:span text:style-name="T220_45">s</text:span><text:span text:style-name="T220_46"><text:s/></text:span><text:span text:style-name="T220_47">pyspark</text:span><text:span text:style-name="T220_48">-</text:span><text:span text:style-name="T220_49">notebook</text:span><text:span text:style-name="T220_50"><text:s/>[</text:span><text:span text:style-name="T220_51">https</text:span><text:span text:style-name="T220_52">://</text:span><text:span text:style-name="T220_53">github</text:span><text:span text:style-name="T220_54">.</text:span><text:span text:style-name="T220_55">com</text:span><text:span text:style-name="T220_56">/</text:span><text:span text:style-name="T220_57">jupyter</text:span><text:span text:style-name="T220_58">/</text:span><text:span text:style-name="T220_59">docker</text:span><text:span text:style-name="T220_60">-</text:span><text:span text:style-name="T220_61">stacks</text:span><text:span text:style-name="T220_62">/</text:span><text:span text:style-name="T220_63">tree</text:span><text:span text:style-name="T220_64">/</text:span><text:span text:style-name="T220_65">master</text:span><text:span text:style-name="T220_66">/</text:span><text:span text:style-name="T220_67">pyspark</text:span><text:span text:style-name="T220_68">-</text:span><text:span text:style-name="T220_69">notebook</text:span><text:span text:style-name="T220_70">]<text:s/></text:span><text:span text:style-name="T220_71">docker</text:span><text:span text:style-name="T220_72"><text:s/></text:span><text:span text:style-name="T220_73">image</text:span><text:span text:style-name="T220_74">.</text:span></text:p>
      <text:p text:style-name="P221"/>
      <text:p text:style-name="P222"><text:span text:style-name="T222_1">Learn</text:span><text:span text:style-name="T222_2"><text:s/></text:span><text:span text:style-name="T222_3">more</text:span><text:span text:style-name="T222_4"><text:s/></text:span><text:span text:style-name="T222_5">links</text:span><text:span text:style-name="T222_6">:</text:span></text:p>
      <text:p text:style-name="P223"/>
      <text:p text:style-name="P224"><text:span text:style-name="T224_1">XXX</text:span></text:p>
      <text:p text:style-name="P225"><text:span text:style-name="T225_1">XXX</text:span></text:p>
      <text:p text:style-name="P226"><text:span text:style-name="T226_1">XXX</text:span></text:p>
      <text:p text:style-name="P227"/>
      <text:p text:style-name="P228"><text:span text:style-name="T228_1">Citation</text:span><text:span text:style-name="T228_2"><text:s/></text:span><text:span text:style-name="T228_3">for</text:span><text:span text:style-name="T228_4"><text:s/></text:span><text:span text:style-name="T228_5">data</text:span><text:span text:style-name="T228_6"><text:s/></text:span><text:span text:style-name="T228_7">used</text:span><text:span text:style-name="T228_8"><text:s/></text:span><text:span text:style-name="T228_9">in</text:span><text:span text:style-name="T228_10"><text:s/></text:span><text:span text:style-name="T228_11">the</text:span><text:span text:style-name="T228_12"><text:s/></text:span><text:span text:style-name="T228_13">last</text:span><text:span text:style-name="T228_14"><text:s/></text:span><text:span text:style-name="T228_15">example</text:span><text:span text:style-name="T228_16">:</text:span></text:p>
      <text:p text:style-name="P229"><text:span text:style-name="T229_1">F</text:span><text:span text:style-name="T229_2">.<text:s/></text:span><text:span text:style-name="T229_3">Zamora</text:span><text:span text:style-name="T229_4">-</text:span><text:span text:style-name="T229_5">Martínez</text:span><text:span text:style-name="T229_6">,<text:s/></text:span><text:span text:style-name="T229_7">P</text:span><text:span text:style-name="T229_8">.<text:s/></text:span><text:span text:style-name="T229_9">Romeu</text:span><text:span text:style-name="T229_10">,<text:s/></text:span><text:span text:style-name="T229_11">P</text:span><text:span text:style-name="T229_12">.<text:s/></text:span><text:span text:style-name="T229_13">Botella</text:span><text:span text:style-name="T229_14">-</text:span><text:span text:style-name="T229_15">Rocamora</text:span><text:span text:style-name="T229_16">,<text:s/></text:span><text:span text:style-name="T229_17">J</text:span><text:span text:style-name="T229_18">.<text:s/></text:span><text:span text:style-name="T229_19">Pardo</text:span><text:span text:style-name="T229_20">,<text:s/></text:span><text:span text:style-name="T229_21">On</text:span><text:span text:style-name="T229_22">-</text:span><text:span text:style-name="T229_23">line</text:span><text:span text:style-name="T229_24"><text:s/></text:span><text:span text:style-name="T229_25">learning</text:span><text:span text:style-name="T229_26"><text:s/></text:span><text:span text:style-name="T229_27">of</text:span><text:span text:style-name="T229_28"><text:s/></text:span><text:span text:style-name="T229_29">indoor</text:span><text:span text:style-name="T229_30"><text:s/></text:span><text:span text:style-name="T229_31">temperature</text:span><text:span text:style-name="T229_32"><text:s/></text:span><text:span text:style-name="T229_33">forecasting</text:span><text:span text:style-name="T229_34"><text:s/></text:span><text:span text:style-name="T229_35">models</text:span><text:span text:style-name="T229_36"><text:s/></text:span><text:span text:style-name="T229_37">towards</text:span><text:span text:style-name="T229_38"><text:s/></text:span><text:span text:style-name="T229_39">energy</text:span><text:span text:style-name="T229_40"><text:s/></text:span><text:span text:style-name="T229_41">efficiency</text:span><text:span text:style-name="T229_42">,<text:s/></text:span><text:span text:style-name="T229_43">Energy</text:span><text:span text:style-name="T229_44"><text:s/></text:span><text:span text:style-name="T229_45">and</text:span><text:span text:style-name="T229_46"><text:s/></text:span><text:span text:style-name="T229_47">Buildings</text:span><text:span text:style-name="T229_48">,<text:s/></text:span><text:span text:style-name="T229_49">Volume</text:span><text:span text:style-name="T229_50"><text:s/>83,<text:s/></text:span><text:span text:style-name="T229_51">November</text:span><text:span text:style-name="T229_52"><text:s/>2014,<text:s/></text:span><text:span text:style-name="T229_53">Pages</text:span><text:span text:style-name="T229_54"><text:s/>162-172,<text:s/></text:span><text:span text:style-name="T229_55">ISSN</text:span><text:span text:style-name="T229_56"><text:s/>0378-7788,<text:s/></text:span><text:span text:style-name="T229_57">http</text:span><text:span text:style-name="T229_58">://</text:span><text:span text:style-name="T229_59">dx</text:span><text:span text:style-name="T229_60">.</text:span><text:span text:style-name="T229_61">doi</text:span><text:span text:style-name="T229_62">.</text:span><text:span text:style-name="T229_63">org</text:span><text:span text:style-name="T229_64">/10.1016/</text:span><text:span text:style-name="T229_65">j</text:span><text:span text:style-name="T229_66">.</text:span><text:span text:style-name="T229_67">enbuild</text:span><text:span text:style-name="T229_68">.2014.04.034.</text:span></text:p>
      <text:p text:style-name="P230"/>
      <text:p text:style-name="P2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